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01cm"/>
    </style:style>
    <style:style style:name="co4" style:family="table-column">
      <style:table-column-properties fo:break-before="auto" style:column-width="8.5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ipath</text:p>
          </table:table-cell>
          <table:table-cell office:value-type="string" calcext:value-type="string">
            <text:p>price1</text:p>
          </table:table-cell>
          <table:table-cell office:value-type="string" calcext:value-type="string">
            <text:p>price2</text:p>
          </table:table-cell>
          <table:table-cell office:value-type="string" calcext:value-type="string">
            <text:p>price3</text:p>
          </table:table-cell>
        </table:table-row>
        <table:table-row table:style-name="ro1">
          <table:table-cell table:formula="of:=COM.MICROSOFT.CONCAT([.B2];&quot;.md&quot;)" office:value-type="string" office:string-value=" 5-Star-Butterscotch-Cake-8.md" calcext:value-type="string">
            <text:p><text:s/>5-Star-Butterscotch-Cake-8.md</text:p>
          </table:table-cell>
          <table:table-cell office:value-type="string" calcext:value-type="string">
            <text:p><text:s/>5-Star-Butterscotch-Cake-8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5-Star-Butterscotch-Cake-8.jpg</text:p>
          </table:table-cell>
          <table:table-cell table:number-columns-repeated="3"/>
        </table:table-row>
        <table:table-row table:style-name="ro1">
          <table:table-cell table:formula="of:=COM.MICROSOFT.CONCAT([.B3];&quot;.md&quot;)" office:value-type="string" office:string-value=" 5-Star-White-Chocolate-Cake.md" calcext:value-type="string">
            <text:p><text:s/>5-Star-White-Chocolate-Cake.md</text:p>
          </table:table-cell>
          <table:table-cell office:value-type="string" calcext:value-type="string">
            <text:p><text:s/>5-Star-White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5-Star-White-Chocolate-Cake.jpg</text:p>
          </table:table-cell>
          <table:table-cell table:number-columns-repeated="3"/>
        </table:table-row>
        <table:table-row table:style-name="ro1">
          <table:table-cell table:formula="of:=COM.MICROSOFT.CONCAT([.B4];&quot;.md&quot;)" office:value-type="string" office:string-value=" Abundant-Pineapple-Cake.md" calcext:value-type="string">
            <text:p><text:s/>Abundant-Pineapple-Cake.md</text:p>
          </table:table-cell>
          <table:table-cell office:value-type="string" calcext:value-type="string">
            <text:p><text:s/>Abundant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Abundant-Pineapple-Cake.jpg</text:p>
          </table:table-cell>
          <table:table-cell table:number-columns-repeated="3"/>
        </table:table-row>
        <table:table-row table:style-name="ro1">
          <table:table-cell table:formula="of:=COM.MICROSOFT.CONCAT([.B5];&quot;.md&quot;)" office:value-type="string" office:string-value=" A-Crunchy-Chocolate-Cake.md" calcext:value-type="string">
            <text:p><text:s/>A-Crunchy-Chocolate-Cake.md</text:p>
          </table:table-cell>
          <table:table-cell office:value-type="string" calcext:value-type="string">
            <text:p><text:s/>A-Crunchy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A-Crunchy-Chocolate-Cake.jpg</text:p>
          </table:table-cell>
          <table:table-cell table:number-columns-repeated="3"/>
        </table:table-row>
        <table:table-row table:style-name="ro1">
          <table:table-cell table:formula="of:=COM.MICROSOFT.CONCAT([.B6];&quot;.md&quot;)" office:value-type="string" office:string-value=" A-Dark-Chocolate-Cake.md" calcext:value-type="string">
            <text:p><text:s/>A-Dark-Chocolate-Cake.md</text:p>
          </table:table-cell>
          <table:table-cell office:value-type="string" calcext:value-type="string">
            <text:p><text:s/>A-Dark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A-Dark-Chocolate-Cake.jpg</text:p>
          </table:table-cell>
          <table:table-cell table:number-columns-repeated="3"/>
        </table:table-row>
        <table:table-row table:style-name="ro1">
          <table:table-cell table:formula="of:=COM.MICROSOFT.CONCAT([.B7];&quot;.md&quot;)" office:value-type="string" office:string-value=" A-Fabulous-Choco-Vanilla-Cake.md" calcext:value-type="string">
            <text:p><text:s/>A-Fabulous-Choco-Vanilla-Cake.md</text:p>
          </table:table-cell>
          <table:table-cell office:value-type="string" calcext:value-type="string">
            <text:p><text:s/>A-Fabulous-Choco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A-Fabulous-Choco-Vanilla-Cake.jpg</text:p>
          </table:table-cell>
          <table:table-cell table:number-columns-repeated="3"/>
        </table:table-row>
        <table:table-row table:style-name="ro1">
          <table:table-cell table:formula="of:=COM.MICROSOFT.CONCAT([.B8];&quot;.md&quot;)" office:value-type="string" office:string-value=" Affable-Butterscotch-Cake.md" calcext:value-type="string">
            <text:p><text:s/>Affable-Butterscotch-Cake.md</text:p>
          </table:table-cell>
          <table:table-cell office:value-type="string" calcext:value-type="string">
            <text:p><text:s/>Affable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Affable-Butterscotch-Cake.jpg</text:p>
          </table:table-cell>
          <table:table-cell table:number-columns-repeated="3"/>
        </table:table-row>
        <table:table-row table:style-name="ro1">
          <table:table-cell table:formula="of:=COM.MICROSOFT.CONCAT([.B9];&quot;.md&quot;)" office:value-type="string" office:string-value=" Affectionate-Treat-Cake.md" calcext:value-type="string">
            <text:p><text:s/>Affectionate-Treat-Cake.md</text:p>
          </table:table-cell>
          <table:table-cell office:value-type="string" calcext:value-type="string">
            <text:p><text:s/>Affectionate-Trea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Affectionate-Treat-Cake.jpg</text:p>
          </table:table-cell>
          <table:table-cell table:number-columns-repeated="3"/>
        </table:table-row>
        <table:table-row table:style-name="ro1">
          <table:table-cell table:formula="of:=COM.MICROSOFT.CONCAT([.B10];&quot;.md&quot;)" office:value-type="string" office:string-value=" Almond-Truffle-Cake.md" calcext:value-type="string">
            <text:p><text:s/>Almond-Truffle-Cake.md</text:p>
          </table:table-cell>
          <table:table-cell office:value-type="string" calcext:value-type="string">
            <text:p><text:s/>Almond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Almond-Truffle-Cake.jpg</text:p>
          </table:table-cell>
          <table:table-cell table:number-columns-repeated="3"/>
        </table:table-row>
        <table:table-row table:style-name="ro1">
          <table:table-cell table:formula="of:=COM.MICROSOFT.CONCAT([.B11];&quot;.md&quot;)" office:value-type="string" office:string-value=" Alpine-Chocolate-Cake.md" calcext:value-type="string">
            <text:p><text:s/>Alpine-Chocolate-Cake.md</text:p>
          </table:table-cell>
          <table:table-cell office:value-type="string" calcext:value-type="string">
            <text:p><text:s/>Alpine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Alpine-Chocolate-Cake.jpg</text:p>
          </table:table-cell>
          <table:table-cell table:number-columns-repeated="3"/>
        </table:table-row>
        <table:table-row table:style-name="ro1">
          <table:table-cell table:formula="of:=COM.MICROSOFT.CONCAT([.B12];&quot;.md&quot;)" office:value-type="string" office:string-value=" Ambrosial-Chocolate-Cake.md" calcext:value-type="string">
            <text:p><text:s/>Ambrosial-Chocolate-Cake.md</text:p>
          </table:table-cell>
          <table:table-cell office:value-type="string" calcext:value-type="string">
            <text:p><text:s/>Ambrosial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Ambrosial-Chocolate-Cake.jpg</text:p>
          </table:table-cell>
          <table:table-cell table:number-columns-repeated="3"/>
        </table:table-row>
        <table:table-row table:style-name="ro1">
          <table:table-cell table:formula="of:=COM.MICROSOFT.CONCAT([.B13];&quot;.md&quot;)" office:value-type="string" office:string-value=" Ambrosial-Vanilla-Cake.md" calcext:value-type="string">
            <text:p><text:s/>Ambrosial-Vanilla-Cake.md</text:p>
          </table:table-cell>
          <table:table-cell office:value-type="string" calcext:value-type="string">
            <text:p><text:s/>Ambrosial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Ambrosial-Vanilla-Cake.jpg</text:p>
          </table:table-cell>
          <table:table-cell table:number-columns-repeated="3"/>
        </table:table-row>
        <table:table-row table:style-name="ro1">
          <table:table-cell table:formula="of:=COM.MICROSOFT.CONCAT([.B14];&quot;.md&quot;)" office:value-type="string" office:string-value=" Amour-Ambrosia-Pineapple-Cake.md" calcext:value-type="string">
            <text:p><text:s/>Amour-Ambrosia-Pineapple-Cake.md</text:p>
          </table:table-cell>
          <table:table-cell office:value-type="string" calcext:value-type="string">
            <text:p><text:s/>Amour-Ambrosia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Heart","Half Kg","One Tier"</text:p>
          </table:table-cell>
          <table:table-cell office:value-type="string" calcext:value-type="string">
            <text:p>img/portfolio/Amour-Ambrosia-Pineapple-Cake.jpg</text:p>
          </table:table-cell>
          <table:table-cell table:number-columns-repeated="3"/>
        </table:table-row>
        <table:table-row table:style-name="ro1">
          <table:table-cell table:formula="of:=COM.MICROSOFT.CONCAT([.B15];&quot;.md&quot;)" office:value-type="string" office:string-value=" Amusing-Kitkat-Cake.md" calcext:value-type="string">
            <text:p><text:s/>Amusing-Kitkat-Cake.md</text:p>
          </table:table-cell>
          <table:table-cell office:value-type="string" calcext:value-type="string">
            <text:p><text:s/>Amusing-Kitka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Amusing-Kitkat-Cake.jpg</text:p>
          </table:table-cell>
          <table:table-cell table:number-columns-repeated="3"/>
        </table:table-row>
        <table:table-row table:style-name="ro1">
          <table:table-cell table:formula="of:=COM.MICROSOFT.CONCAT([.B16];&quot;.md&quot;)" office:value-type="string" office:string-value=" Andes-Chocolate-Cake.md" calcext:value-type="string">
            <text:p><text:s/>Andes-Chocolate-Cake.md</text:p>
          </table:table-cell>
          <table:table-cell office:value-type="string" calcext:value-type="string">
            <text:p><text:s/>Andes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Andes-Chocolate-Cake.jpg</text:p>
          </table:table-cell>
          <table:table-cell table:number-columns-repeated="3"/>
        </table:table-row>
        <table:table-row table:style-name="ro1">
          <table:table-cell table:formula="of:=COM.MICROSOFT.CONCAT([.B17];&quot;.md&quot;)" office:value-type="string" office:string-value=" An-Irish-Coffee-Cake.md" calcext:value-type="string">
            <text:p><text:s/>An-Irish-Coffee-Cake.md</text:p>
          </table:table-cell>
          <table:table-cell office:value-type="string" calcext:value-type="string">
            <text:p><text:s/>An-Irish-Coffe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offee","Round","Half Kg","One Tier"</text:p>
          </table:table-cell>
          <table:table-cell office:value-type="string" calcext:value-type="string">
            <text:p>img/portfolio/An-Irish-Coffee-Cake.jpg</text:p>
          </table:table-cell>
          <table:table-cell table:number-columns-repeated="3"/>
        </table:table-row>
        <table:table-row table:style-name="ro1">
          <table:table-cell table:formula="of:=COM.MICROSOFT.CONCAT([.B18];&quot;.md&quot;)" office:value-type="string" office:string-value=" Anniversary-Cake.md" calcext:value-type="string">
            <text:p><text:s/>Anniversary-Cake.md</text:p>
          </table:table-cell>
          <table:table-cell office:value-type="string" calcext:value-type="string">
            <text:p><text:s/>Anniversa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Anniversary-Cake.jpg</text:p>
          </table:table-cell>
          <table:table-cell table:number-columns-repeated="3"/>
        </table:table-row>
        <table:table-row table:style-name="ro1">
          <table:table-cell table:formula="of:=COM.MICROSOFT.CONCAT([.B19];&quot;.md&quot;)" office:value-type="string" office:string-value=" A-Pineapple-Cake.md" calcext:value-type="string">
            <text:p><text:s/>A-Pineapple-Cake.md</text:p>
          </table:table-cell>
          <table:table-cell office:value-type="string" calcext:value-type="string">
            <text:p><text:s/>A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A-Pineapple-Cake.jpg</text:p>
          </table:table-cell>
          <table:table-cell table:number-columns-repeated="3"/>
        </table:table-row>
        <table:table-row table:style-name="ro1">
          <table:table-cell table:formula="of:=COM.MICROSOFT.CONCAT([.B20];&quot;.md&quot;)" office:value-type="string" office:string-value=" Appetizing-Butterscotch-Cake-.md" calcext:value-type="string">
            <text:p><text:s/>Appetizing-Butterscotch-Cake-.md</text:p>
          </table:table-cell>
          <table:table-cell office:value-type="string" calcext:value-type="string">
            <text:p><text:s/>Appetizing-Butterscotch-Cake-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Appetizing-Butterscotch-Cake-.jpg</text:p>
          </table:table-cell>
          <table:table-cell table:number-columns-repeated="3"/>
        </table:table-row>
        <table:table-row table:style-name="ro1">
          <table:table-cell table:formula="of:=COM.MICROSOFT.CONCAT([.B21];&quot;.md&quot;)" office:value-type="string" office:string-value=" Appetizing-Butterscotch-Cake.md" calcext:value-type="string">
            <text:p><text:s/>Appetizing-Butterscotch-Cake.md</text:p>
          </table:table-cell>
          <table:table-cell office:value-type="string" calcext:value-type="string">
            <text:p><text:s/>Appetizing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Appetizing-Butterscotch-Cake-Creamdrop.jpg</text:p>
          </table:table-cell>
          <table:table-cell table:number-columns-repeated="3"/>
        </table:table-row>
        <table:table-row table:style-name="ro1">
          <table:table-cell table:formula="of:=COM.MICROSOFT.CONCAT([.B22];&quot;.md&quot;)" office:value-type="string" office:string-value=" Appetizing-Vanilla-Cake.md" calcext:value-type="string">
            <text:p><text:s/>Appetizing-Vanilla-Cake.md</text:p>
          </table:table-cell>
          <table:table-cell office:value-type="string" calcext:value-type="string">
            <text:p><text:s/>Appetizing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Appetizing-Vanilla-Cake.jpg</text:p>
          </table:table-cell>
          <table:table-cell table:number-columns-repeated="3"/>
        </table:table-row>
        <table:table-row table:style-name="ro1">
          <table:table-cell table:formula="of:=COM.MICROSOFT.CONCAT([.B23];&quot;.md&quot;)" office:value-type="string" office:string-value=" Arresting-Chocolate-Mud-Cake.md" calcext:value-type="string">
            <text:p><text:s/>Arresting-Chocolate-Mud-Cake.md</text:p>
          </table:table-cell>
          <table:table-cell office:value-type="string" calcext:value-type="string">
            <text:p><text:s/>Arresting-Chocolate-Mud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Arresting-Chocolate-Mud-Cake.jpg</text:p>
          </table:table-cell>
          <table:table-cell table:number-columns-repeated="3"/>
        </table:table-row>
        <table:table-row table:style-name="ro1">
          <table:table-cell table:formula="of:=COM.MICROSOFT.CONCAT([.B24];&quot;.md&quot;)" office:value-type="string" office:string-value=" Arte-Deco-Choco-Vanilla-Cake-2.md" calcext:value-type="string">
            <text:p><text:s/>Arte-Deco-Choco-Vanilla-Cake-2.md</text:p>
          </table:table-cell>
          <table:table-cell office:value-type="string" calcext:value-type="string">
            <text:p><text:s/>Arte-Deco-Choco-Vanilla-C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Arte-Deco-Choco-Vanilla-Cake-2.jpg</text:p>
          </table:table-cell>
          <table:table-cell table:number-columns-repeated="3"/>
        </table:table-row>
        <table:table-row table:style-name="ro1">
          <table:table-cell table:formula="of:=COM.MICROSOFT.CONCAT([.B25];&quot;.md&quot;)" office:value-type="string" office:string-value=" Arte-Deco-Choco-Vanilla-Cake-3.md" calcext:value-type="string">
            <text:p><text:s/>Arte-Deco-Choco-Vanilla-Cake-3.md</text:p>
          </table:table-cell>
          <table:table-cell office:value-type="string" calcext:value-type="string">
            <text:p><text:s/>Arte-Deco-Choco-Vanilla-Cake-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Arte-Deco-Choco-Vanilla-Cake-3.jpg</text:p>
          </table:table-cell>
          <table:table-cell table:number-columns-repeated="3"/>
        </table:table-row>
        <table:table-row table:style-name="ro1">
          <table:table-cell table:formula="of:=COM.MICROSOFT.CONCAT([.B26];&quot;.md&quot;)" office:value-type="string" office:string-value=" ARTE-DECO-CHOCO-VANILLA-CAKE.md" calcext:value-type="string">
            <text:p><text:s/>ARTE-DECO-CHOCO-VANILLA-CAKE.md</text:p>
          </table:table-cell>
          <table:table-cell office:value-type="string" calcext:value-type="string">
            <text:p><text:s/>ARTE-DECO-CHOCO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ARTE-DECO-CHOCO-VANILLA-CAKE.jpg</text:p>
          </table:table-cell>
          <table:table-cell table:number-columns-repeated="3"/>
        </table:table-row>
        <table:table-row table:style-name="ro1">
          <table:table-cell table:formula="of:=COM.MICROSOFT.CONCAT([.B27];&quot;.md&quot;)" office:value-type="string" office:string-value=" Artistic-Chocolate-Pleasure.md" calcext:value-type="string">
            <text:p><text:s/>Artistic-Chocolate-Pleasure.md</text:p>
          </table:table-cell>
          <table:table-cell office:value-type="string" calcext:value-type="string">
            <text:p><text:s/>Artistic-Chocolate-Pleasur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Artistic-Chocolate-Pleasure.jpg</text:p>
          </table:table-cell>
          <table:table-cell table:number-columns-repeated="3"/>
        </table:table-row>
        <table:table-row table:style-name="ro1">
          <table:table-cell table:formula="of:=COM.MICROSOFT.CONCAT([.B28];&quot;.md&quot;)" office:value-type="string" office:string-value=" Assorted-Choco-Chips-Cake.md" calcext:value-type="string">
            <text:p><text:s/>Assorted-Choco-Chips-Cake.md</text:p>
          </table:table-cell>
          <table:table-cell office:value-type="string" calcext:value-type="string">
            <text:p><text:s/>Assorted-Choco-Chip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Assorted-Choco-Chips-Cake.jpg</text:p>
          </table:table-cell>
          <table:table-cell table:number-columns-repeated="3"/>
        </table:table-row>
        <table:table-row table:style-name="ro1">
          <table:table-cell table:formula="of:=COM.MICROSOFT.CONCAT([.B29];&quot;.md&quot;)" office:value-type="string" office:string-value=" Assorted-Pastries-Cake.md" calcext:value-type="string">
            <text:p><text:s/>Assorted-Pastries-Cake.md</text:p>
          </table:table-cell>
          <table:table-cell office:value-type="string" calcext:value-type="string">
            <text:p><text:s/>Assorted-Pastrie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Assorted-Pastries-Cake.jpg</text:p>
          </table:table-cell>
          <table:table-cell table:number-columns-repeated="3"/>
        </table:table-row>
        <table:table-row table:style-name="ro1">
          <table:table-cell table:formula="of:=COM.MICROSOFT.CONCAT([.B30];&quot;.md&quot;)" office:value-type="string" office:string-value=" Auspicious-Flat-Vanilla-Cake-.md" calcext:value-type="string">
            <text:p><text:s/>Auspicious-Flat-Vanilla-Cake-.md</text:p>
          </table:table-cell>
          <table:table-cell office:value-type="string" calcext:value-type="string">
            <text:p><text:s/>Auspicious-Flat-Vanilla-Cake-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ectangle","One and a half kg","One Tier"</text:p>
          </table:table-cell>
          <table:table-cell office:value-type="string" calcext:value-type="string">
            <text:p>img/portfolio/Auspicious-Flat-Vanilla-Cake-.jpg</text:p>
          </table:table-cell>
          <table:table-cell table:number-columns-repeated="3"/>
        </table:table-row>
        <table:table-row table:style-name="ro1">
          <table:table-cell table:formula="of:=COM.MICROSOFT.CONCAT([.B31];&quot;.md&quot;)" office:value-type="string" office:string-value=" Bareback-Orange-Cake2.md" calcext:value-type="string">
            <text:p><text:s/>Bareback-Orange-Cake2.md</text:p>
          </table:table-cell>
          <table:table-cell office:value-type="string" calcext:value-type="string">
            <text:p><text:s/>Bareback-Orange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Orange","Round","Half Kg","One Tier"</text:p>
          </table:table-cell>
          <table:table-cell office:value-type="string" calcext:value-type="string">
            <text:p>img/portfolio/Bareback-Orange-Cake2.jpg</text:p>
          </table:table-cell>
          <table:table-cell table:number-columns-repeated="3"/>
        </table:table-row>
        <table:table-row table:style-name="ro1">
          <table:table-cell table:formula="of:=COM.MICROSOFT.CONCAT([.B32];&quot;.md&quot;)" office:value-type="string" office:string-value=" Bareback-Orange-Cake-3.md" calcext:value-type="string">
            <text:p><text:s/>Bareback-Orange-Cake-3.md</text:p>
          </table:table-cell>
          <table:table-cell office:value-type="string" calcext:value-type="string">
            <text:p><text:s/>Bareback-Orange-Cake-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Orange","Round","Half Kg","One Tier"</text:p>
          </table:table-cell>
          <table:table-cell office:value-type="string" calcext:value-type="string">
            <text:p>img/portfolio/Bareback-Orange-Cake-3.jpg</text:p>
          </table:table-cell>
          <table:table-cell table:number-columns-repeated="3"/>
        </table:table-row>
        <table:table-row table:style-name="ro1">
          <table:table-cell table:formula="of:=COM.MICROSOFT.CONCAT([.B33];&quot;.md&quot;)" office:value-type="string" office:string-value=" Bareback-Orange-Cake.md" calcext:value-type="string">
            <text:p><text:s/>Bareback-Orange-Cake.md</text:p>
          </table:table-cell>
          <table:table-cell office:value-type="string" calcext:value-type="string">
            <text:p><text:s/>Bareback-Orang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Orange","Round","Half Kg","One Tier"</text:p>
          </table:table-cell>
          <table:table-cell office:value-type="string" calcext:value-type="string">
            <text:p>img/portfolio/Bareback-Orange-Cake.jpg</text:p>
          </table:table-cell>
          <table:table-cell table:number-columns-repeated="3"/>
        </table:table-row>
        <table:table-row table:style-name="ro1">
          <table:table-cell table:formula="of:=COM.MICROSOFT.CONCAT([.B34];&quot;.md&quot;)" office:value-type="string" office:string-value=" Baribe-Gloriosa-Cake.md" calcext:value-type="string">
            <text:p><text:s/>Baribe-Gloriosa-Cake.md</text:p>
          </table:table-cell>
          <table:table-cell office:value-type="string" calcext:value-type="string">
            <text:p><text:s/>Baribe-Glorios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Large","3 or More Tiers"</text:p>
          </table:table-cell>
          <table:table-cell office:value-type="string" calcext:value-type="string">
            <text:p>img/portfolio/Baribe-Gloriosa-Cake.jpg</text:p>
          </table:table-cell>
          <table:table-cell table:number-columns-repeated="3"/>
        </table:table-row>
        <table:table-row table:style-name="ro1">
          <table:table-cell table:formula="of:=COM.MICROSOFT.CONCAT([.B35];&quot;.md&quot;)" office:value-type="string" office:string-value=" batman-cake-design-4.md" calcext:value-type="string">
            <text:p><text:s/>batman-cake-design-4.md</text:p>
          </table:table-cell>
          <table:table-cell office:value-type="string" calcext:value-type="string">
            <text:p><text:s/>batman-cake-design-4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atman-cake-design-4.jpg</text:p>
          </table:table-cell>
          <table:table-cell table:number-columns-repeated="3"/>
        </table:table-row>
        <table:table-row table:style-name="ro1">
          <table:table-cell table:formula="of:=COM.MICROSOFT.CONCAT([.B36];&quot;.md&quot;)" office:value-type="string" office:string-value=" batman-cake.md" calcext:value-type="string">
            <text:p><text:s/>batman-cake.md</text:p>
          </table:table-cell>
          <table:table-cell office:value-type="string" calcext:value-type="string">
            <text:p><text:s/>batman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atman-cake.jpg</text:p>
          </table:table-cell>
          <table:table-cell table:number-columns-repeated="3"/>
        </table:table-row>
        <table:table-row table:style-name="ro1">
          <table:table-cell table:formula="of:=COM.MICROSOFT.CONCAT([.B37];&quot;.md&quot;)" office:value-type="string" office:string-value=" Beaming-Boston-Creme-Cake.md" calcext:value-type="string">
            <text:p><text:s/>Beaming-Boston-Creme-Cake.md</text:p>
          </table:table-cell>
          <table:table-cell office:value-type="string" calcext:value-type="string">
            <text:p><text:s/>Beaming-Boston-Crem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eaming-Boston-Creme-Cake.jpg</text:p>
          </table:table-cell>
          <table:table-cell table:number-columns-repeated="3"/>
        </table:table-row>
        <table:table-row table:style-name="ro1">
          <table:table-cell table:formula="of:=COM.MICROSOFT.CONCAT([.B38];&quot;.md&quot;)" office:value-type="string" office:string-value=" BeeHive-Chocolate-Cake.md" calcext:value-type="string">
            <text:p><text:s/>BeeHive-Chocolate-Cake.md</text:p>
          </table:table-cell>
          <table:table-cell office:value-type="string" calcext:value-type="string">
            <text:p><text:s/>BeeHive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eeHive-Chocolate-Cake.jpg</text:p>
          </table:table-cell>
          <table:table-cell table:number-columns-repeated="3"/>
        </table:table-row>
        <table:table-row table:style-name="ro1">
          <table:table-cell table:formula="of:=COM.MICROSOFT.CONCAT([.B39];&quot;.md&quot;)" office:value-type="string" office:string-value=" Belongs-to-Best-Mom-cake.md" calcext:value-type="string">
            <text:p><text:s/>Belongs-to-Best-Mom-cake.md</text:p>
          </table:table-cell>
          <table:table-cell office:value-type="string" calcext:value-type="string">
            <text:p><text:s/>Belongs-to-Best-Mom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elongs-to-Best-Mom-cake.jpg</text:p>
          </table:table-cell>
          <table:table-cell table:number-columns-repeated="3"/>
        </table:table-row>
        <table:table-row table:style-name="ro1">
          <table:table-cell table:formula="of:=COM.MICROSOFT.CONCAT([.B40];&quot;.md&quot;)" office:value-type="string" office:string-value=" Berry-Delicious-Chocolate-Cake.md" calcext:value-type="string">
            <text:p><text:s/>Berry-Delicious-Chocolate-Cake.md</text:p>
          </table:table-cell>
          <table:table-cell office:value-type="string" calcext:value-type="string">
            <text:p><text:s/>Berry-Delicious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erry-Delicious-Chocolate-Cake.jpg</text:p>
          </table:table-cell>
          <table:table-cell table:number-columns-repeated="3"/>
        </table:table-row>
        <table:table-row table:style-name="ro1">
          <table:table-cell table:formula="of:=COM.MICROSOFT.CONCAT([.B41];&quot;.md&quot;)" office:value-type="string" office:string-value=" Berry-Rush-Strawberry-Cake.md" calcext:value-type="string">
            <text:p><text:s/>Berry-Rush-Strawberry-Cake.md</text:p>
          </table:table-cell>
          <table:table-cell office:value-type="string" calcext:value-type="string">
            <text:p><text:s/>Berry-Rush-Strawb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Berry-Rush-Strawberry-Cake.jpg</text:p>
          </table:table-cell>
          <table:table-cell table:number-columns-repeated="3"/>
        </table:table-row>
        <table:table-row table:style-name="ro1">
          <table:table-cell table:formula="of:=COM.MICROSOFT.CONCAT([.B42];&quot;.md&quot;)" office:value-type="string" office:string-value=" Berry-Scotch-Delight-Cake.md" calcext:value-type="string">
            <text:p><text:s/>Berry-Scotch-Delight-Cake.md</text:p>
          </table:table-cell>
          <table:table-cell office:value-type="string" calcext:value-type="string">
            <text:p><text:s/>Berry-Scotch-Deligh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Berry-Scotch-Delight-Cake.jpg</text:p>
          </table:table-cell>
          <table:table-cell table:number-columns-repeated="3"/>
        </table:table-row>
        <table:table-row table:style-name="ro1">
          <table:table-cell table:formula="of:=COM.MICROSOFT.CONCAT([.B43];&quot;.md&quot;)" office:value-type="string" office:string-value=" Birthday-Butter-Cake.md" calcext:value-type="string">
            <text:p><text:s/>Birthday-Butter-Cake.md</text:p>
          </table:table-cell>
          <table:table-cell office:value-type="string" calcext:value-type="string">
            <text:p><text:s/>Birthday-Butte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Birthday-Butter-Cake.jpg</text:p>
          </table:table-cell>
          <table:table-cell table:number-columns-repeated="3"/>
        </table:table-row>
        <table:table-row table:style-name="ro1">
          <table:table-cell table:formula="of:=COM.MICROSOFT.CONCAT([.B44];&quot;.md&quot;)" office:value-type="string" office:string-value=" Birthday-Chocolate-Mousse-Cake.md" calcext:value-type="string">
            <text:p><text:s/>Birthday-Chocolate-Mousse-Cake.md</text:p>
          </table:table-cell>
          <table:table-cell office:value-type="string" calcext:value-type="string">
            <text:p><text:s/>Birthday-Chocolate-Mouss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irthday-Chocolate-Mousse-Cake.jpg</text:p>
          </table:table-cell>
          <table:table-cell table:number-columns-repeated="3"/>
        </table:table-row>
        <table:table-row table:style-name="ro1">
          <table:table-cell table:formula="of:=COM.MICROSOFT.CONCAT([.B45];&quot;.md&quot;)" office:value-type="string" office:string-value=" Black-and-White-Mousse-Cake.md" calcext:value-type="string">
            <text:p><text:s/>Black-and-White-Mousse-Cake.md</text:p>
          </table:table-cell>
          <table:table-cell office:value-type="string" calcext:value-type="string">
            <text:p><text:s/>Black-and-White-Mouss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lack-and-White-Mousse-Cake.jpg</text:p>
          </table:table-cell>
          <table:table-cell table:number-columns-repeated="3"/>
        </table:table-row>
        <table:table-row table:style-name="ro1">
          <table:table-cell table:formula="of:=COM.MICROSOFT.CONCAT([.B46];&quot;.md&quot;)" office:value-type="string" office:string-value=" Black-Currant-Classique-Cake1.md" calcext:value-type="string">
            <text:p><text:s/>Black-Currant-Classique-Cake1.md</text:p>
          </table:table-cell>
          <table:table-cell office:value-type="string" calcext:value-type="string">
            <text:p><text:s/>Black-Currant-Classique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Black-Currant-Classique-Cake1.jpg</text:p>
          </table:table-cell>
          <table:table-cell table:number-columns-repeated="3"/>
        </table:table-row>
        <table:table-row table:style-name="ro1">
          <table:table-cell table:formula="of:=COM.MICROSOFT.CONCAT([.B47];&quot;.md&quot;)" office:value-type="string" office:string-value=" Black-Currant-Classique-Cake2.md" calcext:value-type="string">
            <text:p><text:s/>Black-Currant-Classique-Cake2.md</text:p>
          </table:table-cell>
          <table:table-cell office:value-type="string" calcext:value-type="string">
            <text:p><text:s/>Black-Currant-Classique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Black-Currant-Classique-Cake2.jpg</text:p>
          </table:table-cell>
          <table:table-cell table:number-columns-repeated="3"/>
        </table:table-row>
        <table:table-row table:style-name="ro1">
          <table:table-cell table:formula="of:=COM.MICROSOFT.CONCAT([.B48];&quot;.md&quot;)" office:value-type="string" office:string-value=" Black-Currant-Classique-Cake3.md" calcext:value-type="string">
            <text:p><text:s/>Black-Currant-Classique-Cake3.md</text:p>
          </table:table-cell>
          <table:table-cell office:value-type="string" calcext:value-type="string">
            <text:p><text:s/>Black-Currant-Classique-Cake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Black-Currant-Classique-Cake3.jpg</text:p>
          </table:table-cell>
          <table:table-cell table:number-columns-repeated="3"/>
        </table:table-row>
        <table:table-row table:style-name="ro1">
          <table:table-cell table:formula="of:=COM.MICROSOFT.CONCAT([.B49];&quot;.md&quot;)" office:value-type="string" office:string-value=" Black-Currant-Classique-Cake4.md" calcext:value-type="string">
            <text:p><text:s/>Black-Currant-Classique-Cake4.md</text:p>
          </table:table-cell>
          <table:table-cell office:value-type="string" calcext:value-type="string">
            <text:p><text:s/>Black-Currant-Classique-Cake4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Black-Currant-Classique-Cake4.jpg</text:p>
          </table:table-cell>
          <table:table-cell table:number-columns-repeated="3"/>
        </table:table-row>
        <table:table-row table:style-name="ro1">
          <table:table-cell table:formula="of:=COM.MICROSOFT.CONCAT([.B50];&quot;.md&quot;)" office:value-type="string" office:string-value=" Black-Currant-Tulip-Bouquet-cake.md" calcext:value-type="string">
            <text:p><text:s/>Black-Currant-Tulip-Bouquet-cake.md</text:p>
          </table:table-cell>
          <table:table-cell office:value-type="string" calcext:value-type="string">
            <text:p><text:s/>Black-Currant-Tulip-Bouque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Black-Currant-Tulip-Bouquet-cake.jpg</text:p>
          </table:table-cell>
          <table:table-cell table:number-columns-repeated="3"/>
        </table:table-row>
        <table:table-row table:style-name="ro1">
          <table:table-cell table:formula="of:=COM.MICROSOFT.CONCAT([.B51];&quot;.md&quot;)" office:value-type="string" office:string-value=" BlackCurrant-Tulip-Bouquetouquet-cake-t2.md" calcext:value-type="string">
            <text:p><text:s/>BlackCurrant-Tulip-Bouquetouquet-cake-t2.md</text:p>
          </table:table-cell>
          <table:table-cell office:value-type="string" calcext:value-type="string">
            <text:p><text:s/>BlackCurrant-Tulip-Bouquetouquet-cake-t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BlackCurrant-Tulip-Bouquetouquet-cake-t2.jpg</text:p>
          </table:table-cell>
          <table:table-cell table:number-columns-repeated="3"/>
        </table:table-row>
        <table:table-row table:style-name="ro1">
          <table:table-cell table:formula="of:=COM.MICROSOFT.CONCAT([.B52];&quot;.md&quot;)" office:value-type="string" office:string-value=" Black-Forest-5-Star-Cake.md" calcext:value-type="string">
            <text:p><text:s/>Black-Forest-5-Star-Cake.md</text:p>
          </table:table-cell>
          <table:table-cell office:value-type="string" calcext:value-type="string">
            <text:p><text:s/>Black-Forest-5-Sta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lack-Forest-5-Star-Cake.jpg</text:p>
          </table:table-cell>
          <table:table-cell table:number-columns-repeated="3"/>
        </table:table-row>
        <table:table-row table:style-name="ro1">
          <table:table-cell table:formula="of:=COM.MICROSOFT.CONCAT([.B53];&quot;.md&quot;)" office:value-type="string" office:string-value=" Blackforest-Cake.md" calcext:value-type="string">
            <text:p><text:s/>Blackforest-Cake.md</text:p>
          </table:table-cell>
          <table:table-cell office:value-type="string" calcext:value-type="string">
            <text:p><text:s/>Blackfores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lack-Forest-1-KG.jpg</text:p>
          </table:table-cell>
          <table:table-cell table:number-columns-repeated="3"/>
        </table:table-row>
        <table:table-row table:style-name="ro1">
          <table:table-cell table:formula="of:=COM.MICROSOFT.CONCAT([.B54];&quot;.md&quot;)" office:value-type="string" office:string-value=" Black-forest-classic-cake-2.md" calcext:value-type="string">
            <text:p><text:s/>Black-forest-classic-cake-2.md</text:p>
          </table:table-cell>
          <table:table-cell office:value-type="string" calcext:value-type="string">
            <text:p><text:s/>Black-forest-classic-c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lack-forest-classic-cake-2.jpg</text:p>
          </table:table-cell>
          <table:table-cell table:number-columns-repeated="3"/>
        </table:table-row>
        <table:table-row table:style-name="ro1">
          <table:table-cell table:formula="of:=COM.MICROSOFT.CONCAT([.B55];&quot;.md&quot;)" office:value-type="string" office:string-value=" Black-forest-Classic-Cake-3.md" calcext:value-type="string">
            <text:p><text:s/>Black-forest-Classic-Cake-3.md</text:p>
          </table:table-cell>
          <table:table-cell office:value-type="string" calcext:value-type="string">
            <text:p><text:s/>Black-forest-Classic-Cake-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lack-forest-Classic-Cake-3.jpg</text:p>
          </table:table-cell>
          <table:table-cell table:number-columns-repeated="3"/>
        </table:table-row>
        <table:table-row table:style-name="ro1">
          <table:table-cell table:formula="of:=COM.MICROSOFT.CONCAT([.B56];&quot;.md&quot;)" office:value-type="string" office:string-value=" Black-Forest-Fantasy-Cake.md" calcext:value-type="string">
            <text:p><text:s/>Black-Forest-Fantasy-Cake.md</text:p>
          </table:table-cell>
          <table:table-cell office:value-type="string" calcext:value-type="string">
            <text:p><text:s/>Black-Forest-Fantas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lack-Forest-Fantasy-Cake.jpg</text:p>
          </table:table-cell>
          <table:table-cell table:number-columns-repeated="3"/>
        </table:table-row>
        <table:table-row table:style-name="ro1">
          <table:table-cell table:formula="of:=COM.MICROSOFT.CONCAT([.B57];&quot;.md&quot;)" office:value-type="string" office:string-value=" Black-Forest-Heart-Shape-Cake.md" calcext:value-type="string">
            <text:p><text:s/>Black-Forest-Heart-Shape-Cake.md</text:p>
          </table:table-cell>
          <table:table-cell office:value-type="string" calcext:value-type="string">
            <text:p><text:s/>Black-Forest-Heart-Shap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Heart","Half Kg","One Tier"</text:p>
          </table:table-cell>
          <table:table-cell office:value-type="string" calcext:value-type="string">
            <text:p>img/portfolio/Black-Forest-Heart-Shape-Cake.jpg</text:p>
          </table:table-cell>
          <table:table-cell table:number-columns-repeated="3"/>
        </table:table-row>
        <table:table-row table:style-name="ro1">
          <table:table-cell table:formula="of:=COM.MICROSOFT.CONCAT([.B58];&quot;.md&quot;)" office:value-type="string" office:string-value=" Blackforest-Love-Cake.md" calcext:value-type="string">
            <text:p><text:s/>Blackforest-Love-Cake.md</text:p>
          </table:table-cell>
          <table:table-cell office:value-type="string" calcext:value-type="string">
            <text:p><text:s/>Blackforest-Lov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Heart","Half Kg","One Tier"</text:p>
          </table:table-cell>
          <table:table-cell office:value-type="string" calcext:value-type="string">
            <text:p>img/portfolio/Blackforest-Love-Cake.jpg</text:p>
          </table:table-cell>
          <table:table-cell table:number-columns-repeated="3"/>
        </table:table-row>
        <table:table-row table:style-name="ro1">
          <table:table-cell table:formula="of:=COM.MICROSOFT.CONCAT([.B59];&quot;.md&quot;)" office:value-type="string" office:string-value=" Black-Forest-Oreo-Cake.md" calcext:value-type="string">
            <text:p><text:s/>Black-Forest-Oreo-Cake.md</text:p>
          </table:table-cell>
          <table:table-cell office:value-type="string" calcext:value-type="string">
            <text:p><text:s/>Black-Forest-Oreo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lack-Forest-Oreo-Cake.jpg</text:p>
          </table:table-cell>
          <table:table-cell table:number-columns-repeated="3"/>
        </table:table-row>
        <table:table-row table:style-name="ro1">
          <table:table-cell table:formula="of:=COM.MICROSOFT.CONCAT([.B60];&quot;.md&quot;)" office:value-type="string" office:string-value=" Black-Forest-Treat.md" calcext:value-type="string">
            <text:p><text:s/>Black-Forest-Treat.md</text:p>
          </table:table-cell>
          <table:table-cell office:value-type="string" calcext:value-type="string">
            <text:p><text:s/>Black-Forest-Treat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lack-Forest-Treat.jpg</text:p>
          </table:table-cell>
          <table:table-cell table:number-columns-repeated="3"/>
        </table:table-row>
        <table:table-row table:style-name="ro1">
          <table:table-cell table:formula="of:=COM.MICROSOFT.CONCAT([.B61];&quot;.md&quot;)" office:value-type="string" office:string-value=" Black-Nouveau-Flora-Cake.md" calcext:value-type="string">
            <text:p><text:s/>Black-Nouveau-Flora-Cake.md</text:p>
          </table:table-cell>
          <table:table-cell office:value-type="string" calcext:value-type="string">
            <text:p><text:s/>Black-Nouveau-Flor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Black-Nouveau-Flora-Cake.jpg</text:p>
          </table:table-cell>
          <table:table-cell table:number-columns-repeated="3"/>
        </table:table-row>
        <table:table-row table:style-name="ro1">
          <table:table-cell table:formula="of:=COM.MICROSOFT.CONCAT([.B62];&quot;.md&quot;)" office:value-type="string" office:string-value=" Blissful-Black-Velvet-Cake.md" calcext:value-type="string">
            <text:p><text:s/>Blissful-Black-Velvet-Cake.md</text:p>
          </table:table-cell>
          <table:table-cell office:value-type="string" calcext:value-type="string">
            <text:p><text:s/>Blissful-Black-Velve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lissful-Black-Velvet-Cake.jpg</text:p>
          </table:table-cell>
          <table:table-cell table:number-columns-repeated="3"/>
        </table:table-row>
        <table:table-row table:style-name="ro1">
          <table:table-cell table:formula="of:=COM.MICROSOFT.CONCAT([.B63];&quot;.md&quot;)" office:value-type="string" office:string-value=" Blueberry-Cheese-Cake.md" calcext:value-type="string">
            <text:p><text:s/>Blueberry-Cheese-Cake.md</text:p>
          </table:table-cell>
          <table:table-cell office:value-type="string" calcext:value-type="string">
            <text:p><text:s/>Blueberry-Chees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Blueberry-Cheese-Cake.jpg</text:p>
          </table:table-cell>
          <table:table-cell table:number-columns-repeated="3"/>
        </table:table-row>
        <table:table-row table:style-name="ro1">
          <table:table-cell table:formula="of:=COM.MICROSOFT.CONCAT([.B64];&quot;.md&quot;)" office:value-type="string" office:string-value=" Blueberry-Cream-Cake.md" calcext:value-type="string">
            <text:p><text:s/>Blueberry-Cream-Cake.md</text:p>
          </table:table-cell>
          <table:table-cell office:value-type="string" calcext:value-type="string">
            <text:p><text:s/>Blueberry-Cream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Blueberry-Cream-Cake.jpg</text:p>
          </table:table-cell>
          <table:table-cell table:number-columns-repeated="3"/>
        </table:table-row>
        <table:table-row table:style-name="ro1">
          <table:table-cell table:formula="of:=COM.MICROSOFT.CONCAT([.B65];&quot;.md&quot;)" office:value-type="string" office:string-value=" Blueberry-Vanilla-Cake.md" calcext:value-type="string">
            <text:p><text:s/>Blueberry-Vanilla-Cake.md</text:p>
          </table:table-cell>
          <table:table-cell office:value-type="string" calcext:value-type="string">
            <text:p><text:s/>Blueberry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Blueberry-Vanilla-Cake.jpg</text:p>
          </table:table-cell>
          <table:table-cell table:number-columns-repeated="3"/>
        </table:table-row>
        <table:table-row table:style-name="ro1">
          <table:table-cell table:formula="of:=COM.MICROSOFT.CONCAT([.B66];&quot;.md&quot;)" office:value-type="string" office:string-value=" Blueberry-Vanilla-Symphony-Cake.md" calcext:value-type="string">
            <text:p><text:s/>Blueberry-Vanilla-Symphony-Cake.md</text:p>
          </table:table-cell>
          <table:table-cell office:value-type="string" calcext:value-type="string">
            <text:p><text:s/>Blueberry-Vanilla-Symphon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Blueberry-Vanilla-Symphony-Cake.jpg</text:p>
          </table:table-cell>
          <table:table-cell table:number-columns-repeated="3"/>
        </table:table-row>
        <table:table-row table:style-name="ro1">
          <table:table-cell table:formula="of:=COM.MICROSOFT.CONCAT([.B67];&quot;.md&quot;)" office:value-type="string" office:string-value=" Bluecake.md" calcext:value-type="string">
            <text:p><text:s/>Bluecake.md</text:p>
          </table:table-cell>
          <table:table-cell office:value-type="string" calcext:value-type="string">
            <text:p><text:s/>Blue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Bluecake.jpg</text:p>
          </table:table-cell>
          <table:table-cell table:number-columns-repeated="3"/>
        </table:table-row>
        <table:table-row table:style-name="ro1">
          <table:table-cell table:formula="of:=COM.MICROSOFT.CONCAT([.B68];&quot;.md&quot;)" office:value-type="string" office:string-value=" Boston-Cream-Cake.md" calcext:value-type="string">
            <text:p><text:s/>Boston-Cream-Cake.md</text:p>
          </table:table-cell>
          <table:table-cell office:value-type="string" calcext:value-type="string">
            <text:p><text:s/>Boston-Cream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oston-Cream-Cake.jpg</text:p>
          </table:table-cell>
          <table:table-cell table:number-columns-repeated="3"/>
        </table:table-row>
        <table:table-row table:style-name="ro1">
          <table:table-cell table:formula="of:=COM.MICROSOFT.CONCAT([.B69];&quot;.md&quot;)" office:value-type="string" office:string-value=" Brownie-Cheesecake.md" calcext:value-type="string">
            <text:p><text:s/>Brownie-Cheesecake.md</text:p>
          </table:table-cell>
          <table:table-cell office:value-type="string" calcext:value-type="string">
            <text:p><text:s/>Brownie-Cheese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Brownie-Cheesecake.jpg</text:p>
          </table:table-cell>
          <table:table-cell table:number-columns-repeated="3"/>
        </table:table-row>
        <table:table-row table:style-name="ro1">
          <table:table-cell table:formula="of:=COM.MICROSOFT.CONCAT([.B70];&quot;.md&quot;)" office:value-type="string" office:string-value=" Brushstroke-Cake.md" calcext:value-type="string">
            <text:p><text:s/>Brushstroke-Cake.md</text:p>
          </table:table-cell>
          <table:table-cell office:value-type="string" calcext:value-type="string">
            <text:p><text:s/>Brushstrok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One Kg","One Tier"</text:p>
          </table:table-cell>
          <table:table-cell office:value-type="string" calcext:value-type="string">
            <text:p>img/portfolio/Brushstroke-Cake.jpg</text:p>
          </table:table-cell>
          <table:table-cell table:number-columns-repeated="3"/>
        </table:table-row>
        <table:table-row table:style-name="ro1">
          <table:table-cell table:formula="of:=COM.MICROSOFT.CONCAT([.B71];&quot;.md&quot;)" office:value-type="string" office:string-value=" Butterscotch-Birthday-Cake.md" calcext:value-type="string">
            <text:p><text:s/>Butterscotch-Birthday-Cake.md</text:p>
          </table:table-cell>
          <table:table-cell office:value-type="string" calcext:value-type="string">
            <text:p><text:s/>Butterscotch-Birthda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Two Tier"</text:p>
          </table:table-cell>
          <table:table-cell office:value-type="string" calcext:value-type="string">
            <text:p>img/portfolio/Butterscotch-Birthday-Cake.jpg</text:p>
          </table:table-cell>
          <table:table-cell table:number-columns-repeated="3"/>
        </table:table-row>
        <table:table-row table:style-name="ro1">
          <table:table-cell table:formula="of:=COM.MICROSOFT.CONCAT([.B72];&quot;.md&quot;)" office:value-type="string" office:string-value=" ButterscotchCake-Classique.md" calcext:value-type="string">
            <text:p><text:s/>ButterscotchCake-Classique.md</text:p>
          </table:table-cell>
          <table:table-cell office:value-type="string" calcext:value-type="string">
            <text:p><text:s/>ButterscotchCake-Classiqu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ButterscotchCake-Classique.jpg</text:p>
          </table:table-cell>
          <table:table-cell table:number-columns-repeated="3"/>
        </table:table-row>
        <table:table-row table:style-name="ro1">
          <table:table-cell table:formula="of:=COM.MICROSOFT.CONCAT([.B73];&quot;.md&quot;)" office:value-type="string" office:string-value=" Butterscotch-Cake-for-Dad.md" calcext:value-type="string">
            <text:p><text:s/>Butterscotch-Cake-for-Dad.md</text:p>
          </table:table-cell>
          <table:table-cell office:value-type="string" calcext:value-type="string">
            <text:p><text:s/>Butterscotch-Cake-for-Dad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Butterscotch-Cake-for-Dad.jpg</text:p>
          </table:table-cell>
          <table:table-cell table:number-columns-repeated="3"/>
        </table:table-row>
        <table:table-row table:style-name="ro1">
          <table:table-cell table:formula="of:=COM.MICROSOFT.CONCAT([.B74];&quot;.md&quot;)" office:value-type="string" office:string-value=" BUTTERSCOTCH-CAKE.md" calcext:value-type="string">
            <text:p><text:s/>BUTTERSCOTCH-CAKE.md</text:p>
          </table:table-cell>
          <table:table-cell office:value-type="string" calcext:value-type="string">
            <text:p><text:s/>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BUTTERSCOTCH-CAKE.jpg</text:p>
          </table:table-cell>
          <table:table-cell table:number-columns-repeated="3"/>
        </table:table-row>
        <table:table-row table:style-name="ro1">
          <table:table-cell table:formula="of:=COM.MICROSOFT.CONCAT([.B75];&quot;.md&quot;)" office:value-type="string" office:string-value=" Butterscotch-Deliciousness.md" calcext:value-type="string">
            <text:p><text:s/>Butterscotch-Deliciousness.md</text:p>
          </table:table-cell>
          <table:table-cell office:value-type="string" calcext:value-type="string">
            <text:p><text:s/>Butterscotch-Deliciousness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Butterscotch-Deliciousness.jpg</text:p>
          </table:table-cell>
          <table:table-cell table:number-columns-repeated="3"/>
        </table:table-row>
        <table:table-row table:style-name="ro1">
          <table:table-cell table:formula="of:=COM.MICROSOFT.CONCAT([.B76];&quot;.md&quot;)" office:value-type="string" office:string-value=" Butterscotch-Delight-Cake.md" calcext:value-type="string">
            <text:p><text:s/>Butterscotch-Delight-Cake.md</text:p>
          </table:table-cell>
          <table:table-cell office:value-type="string" calcext:value-type="string">
            <text:p><text:s/>Butterscotch-Deligh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Butterscotch-Delight-Cake.jpg</text:p>
          </table:table-cell>
          <table:table-cell table:number-columns-repeated="3"/>
        </table:table-row>
        <table:table-row table:style-name="ro1">
          <table:table-cell table:formula="of:=COM.MICROSOFT.CONCAT([.B77];&quot;.md&quot;)" office:value-type="string" office:string-value=" Butterscotch-Fantasy-Cake.md" calcext:value-type="string">
            <text:p><text:s/>Butterscotch-Fantasy-Cake.md</text:p>
          </table:table-cell>
          <table:table-cell office:value-type="string" calcext:value-type="string">
            <text:p><text:s/>Butterscotch-Fantas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Butterscotch-Fantasy-Cake.jpg</text:p>
          </table:table-cell>
          <table:table-cell table:number-columns-repeated="3"/>
        </table:table-row>
        <table:table-row table:style-name="ro1">
          <table:table-cell table:formula="of:=COM.MICROSOFT.CONCAT([.B78];&quot;.md&quot;)" office:value-type="string" office:string-value=" Butterscotch-Fondness-Cake.md" calcext:value-type="string">
            <text:p><text:s/>Butterscotch-Fondness-Cake.md</text:p>
          </table:table-cell>
          <table:table-cell office:value-type="string" calcext:value-type="string">
            <text:p><text:s/>Butterscotch-Fondnes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Heart","Half Kg","One Tier"</text:p>
          </table:table-cell>
          <table:table-cell office:value-type="string" calcext:value-type="string">
            <text:p>img/portfolio/Butterscotch-Fondness-Cake.jpg</text:p>
          </table:table-cell>
          <table:table-cell table:number-columns-repeated="3"/>
        </table:table-row>
        <table:table-row table:style-name="ro1">
          <table:table-cell table:formula="of:=COM.MICROSOFT.CONCAT([.B79];&quot;.md&quot;)" office:value-type="string" office:string-value=" Butterscotch-Indulgence-Cake1.md" calcext:value-type="string">
            <text:p><text:s/>Butterscotch-Indulgence-Cake1.md</text:p>
          </table:table-cell>
          <table:table-cell office:value-type="string" calcext:value-type="string">
            <text:p><text:s/>Butterscotch-Indulgence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Butterscotch-Indulgence-Cake1.jpg</text:p>
          </table:table-cell>
          <table:table-cell table:number-columns-repeated="3"/>
        </table:table-row>
        <table:table-row table:style-name="ro1">
          <table:table-cell table:formula="of:=COM.MICROSOFT.CONCAT([.B80];&quot;.md&quot;)" office:value-type="string" office:string-value=" Butterscotch-Indulgence-Cake2.md" calcext:value-type="string">
            <text:p><text:s/>Butterscotch-Indulgence-Cake2.md</text:p>
          </table:table-cell>
          <table:table-cell office:value-type="string" calcext:value-type="string">
            <text:p><text:s/>Butterscotch-Indulgence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Butterscotch-Indulgence-Cake2.jpg</text:p>
          </table:table-cell>
          <table:table-cell table:number-columns-repeated="3"/>
        </table:table-row>
        <table:table-row table:style-name="ro1">
          <table:table-cell table:formula="of:=COM.MICROSOFT.CONCAT([.B81];&quot;.md&quot;)" office:value-type="string" office:string-value=" Butterscotch-Indulgence-Cake3.md" calcext:value-type="string">
            <text:p><text:s/>Butterscotch-Indulgence-Cake3.md</text:p>
          </table:table-cell>
          <table:table-cell office:value-type="string" calcext:value-type="string">
            <text:p><text:s/>Butterscotch-Indulgence-Cake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Butterscotch-Indulgence-Cake3.jpg</text:p>
          </table:table-cell>
          <table:table-cell table:number-columns-repeated="3"/>
        </table:table-row>
        <table:table-row table:style-name="ro1">
          <table:table-cell table:formula="of:=COM.MICROSOFT.CONCAT([.B82];&quot;.md&quot;)" office:value-type="string" office:string-value=" Butterscotch-luscious-Cake.md" calcext:value-type="string">
            <text:p><text:s/>Butterscotch-luscious-Cake.md</text:p>
          </table:table-cell>
          <table:table-cell office:value-type="string" calcext:value-type="string">
            <text:p><text:s/>Butterscotch-lusciou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Butterscotch-luscious-Cake.jpg</text:p>
          </table:table-cell>
          <table:table-cell table:number-columns-repeated="3"/>
        </table:table-row>
        <table:table-row table:style-name="ro1">
          <table:table-cell table:formula="of:=COM.MICROSOFT.CONCAT([.B83];&quot;.md&quot;)" office:value-type="string" office:string-value=" Butterscotch-Reverie.md" calcext:value-type="string">
            <text:p><text:s/>Butterscotch-Reverie.md</text:p>
          </table:table-cell>
          <table:table-cell office:value-type="string" calcext:value-type="string">
            <text:p><text:s/>Butterscotch-Reveri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Butterscotch-Reverie.jpg</text:p>
          </table:table-cell>
          <table:table-cell table:number-columns-repeated="3"/>
        </table:table-row>
        <table:table-row table:style-name="ro1">
          <table:table-cell table:formula="of:=COM.MICROSOFT.CONCAT([.B84];&quot;.md&quot;)" office:value-type="string" office:string-value=" Butter-Scotch-wonderful-Cake.md" calcext:value-type="string">
            <text:p><text:s/>Butter-Scotch-wonderful-Cake.md</text:p>
          </table:table-cell>
          <table:table-cell office:value-type="string" calcext:value-type="string">
            <text:p><text:s/>Butter-Scotch-wonderful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Butter-Scotch-wonderful-Cake.jpg</text:p>
          </table:table-cell>
          <table:table-cell table:number-columns-repeated="3"/>
        </table:table-row>
        <table:table-row table:style-name="ro1">
          <table:table-cell table:formula="of:=COM.MICROSOFT.CONCAT([.B85];&quot;.md&quot;)" office:value-type="string" office:string-value=" Butterscotch-Yami-Cake.md" calcext:value-type="string">
            <text:p><text:s/>Butterscotch-Yami-Cake.md</text:p>
          </table:table-cell>
          <table:table-cell office:value-type="string" calcext:value-type="string">
            <text:p><text:s/>Butterscotch-Yami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Butterscotch-Yami-Cake.jpg</text:p>
          </table:table-cell>
          <table:table-cell table:number-columns-repeated="3"/>
        </table:table-row>
        <table:table-row table:style-name="ro1">
          <table:table-cell table:formula="of:=COM.MICROSOFT.CONCAT([.B86];&quot;.md&quot;)" office:value-type="string" office:string-value=" Butterscotch-Yellow.md" calcext:value-type="string">
            <text:p><text:s/>Butterscotch-Yellow.md</text:p>
          </table:table-cell>
          <table:table-cell office:value-type="string" calcext:value-type="string">
            <text:p><text:s/>Butterscotch-Yellow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Butterscotch-Yellow.jpg</text:p>
          </table:table-cell>
          <table:table-cell table:number-columns-repeated="3"/>
        </table:table-row>
        <table:table-row table:style-name="ro1">
          <table:table-cell table:formula="of:=COM.MICROSOFT.CONCAT([.B87];&quot;.md&quot;)" office:value-type="string" office:string-value=" Cage-of-Chocolate-cake.md" calcext:value-type="string">
            <text:p><text:s/>Cage-of-Chocolate-cake.md</text:p>
          </table:table-cell>
          <table:table-cell office:value-type="string" calcext:value-type="string">
            <text:p><text:s/>Cage-of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age-of-Chocolate-cake.jpg</text:p>
          </table:table-cell>
          <table:table-cell table:number-columns-repeated="3"/>
        </table:table-row>
        <table:table-row table:style-name="ro1">
          <table:table-cell table:formula="of:=COM.MICROSOFT.CONCAT([.B88];&quot;.md&quot;)" office:value-type="string" office:string-value=" Cake-Brew.md" calcext:value-type="string">
            <text:p><text:s/>Cake-Brew.md</text:p>
          </table:table-cell>
          <table:table-cell office:value-type="string" calcext:value-type="string">
            <text:p><text:s/>Cake-Brew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ake-Brew.jpg</text:p>
          </table:table-cell>
          <table:table-cell table:number-columns-repeated="3"/>
        </table:table-row>
        <table:table-row table:style-name="ro1">
          <table:table-cell table:formula="of:=COM.MICROSOFT.CONCAT([.B89];&quot;.md&quot;)" office:value-type="string" office:string-value=" Calssic-Pineapple-Cake.md" calcext:value-type="string">
            <text:p><text:s/>Calssic-Pineapple-Cake.md</text:p>
          </table:table-cell>
          <table:table-cell office:value-type="string" calcext:value-type="string">
            <text:p><text:s/>Calssic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alssic-Pineapple-Cake.jpg</text:p>
          </table:table-cell>
          <table:table-cell table:number-columns-repeated="3"/>
        </table:table-row>
        <table:table-row table:style-name="ro1">
          <table:table-cell table:formula="of:=COM.MICROSOFT.CONCAT([.B90];&quot;.md&quot;)" office:value-type="string" office:string-value=" Candy-Crazy-Cake.md" calcext:value-type="string">
            <text:p><text:s/>Candy-Crazy-Cake.md</text:p>
          </table:table-cell>
          <table:table-cell office:value-type="string" calcext:value-type="string">
            <text:p><text:s/>Candy-Craz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andy-Crazy-Cake.jpg</text:p>
          </table:table-cell>
          <table:table-cell table:number-columns-repeated="3"/>
        </table:table-row>
        <table:table-row table:style-name="ro1">
          <table:table-cell table:formula="of:=COM.MICROSOFT.CONCAT([.B91];&quot;.md&quot;)" office:value-type="string" office:string-value=" Captivating-Chocolate-Truffle-Cake.md" calcext:value-type="string">
            <text:p><text:s/>Captivating-Chocolate-Truffle-Cake.md</text:p>
          </table:table-cell>
          <table:table-cell office:value-type="string" calcext:value-type="string">
            <text:p><text:s/>Captivating-Chocolate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aptivating-Chocolate-Truffle-Cake.jpg</text:p>
          </table:table-cell>
          <table:table-cell table:number-columns-repeated="3"/>
        </table:table-row>
        <table:table-row table:style-name="ro1">
          <table:table-cell table:formula="of:=COM.MICROSOFT.CONCAT([.B92];&quot;.md&quot;)" office:value-type="string" office:string-value=" Captivating-Choco-Truffle-Cake.md" calcext:value-type="string">
            <text:p><text:s/>Captivating-Choco-Truffle-Cake.md</text:p>
          </table:table-cell>
          <table:table-cell office:value-type="string" calcext:value-type="string">
            <text:p><text:s/>Captivating-Choco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aptivating-Choco-Truffle-Cake.jpg</text:p>
          </table:table-cell>
          <table:table-cell table:number-columns-repeated="3"/>
        </table:table-row>
        <table:table-row table:style-name="ro1">
          <table:table-cell table:formula="of:=COM.MICROSOFT.CONCAT([.B93];&quot;.md&quot;)" office:value-type="string" office:string-value=" Caramel-Sweet.md" calcext:value-type="string">
            <text:p><text:s/>Caramel-Sweet.md</text:p>
          </table:table-cell>
          <table:table-cell office:value-type="string" calcext:value-type="string">
            <text:p><text:s/>Caramel-Sweet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aramel-Sweet.jpg</text:p>
          </table:table-cell>
          <table:table-cell table:number-columns-repeated="3"/>
        </table:table-row>
        <table:table-row table:style-name="ro1">
          <table:table-cell table:formula="of:=COM.MICROSOFT.CONCAT([.B94];&quot;.md&quot;)" office:value-type="string" office:string-value=" Celebration-Cake.md" calcext:value-type="string">
            <text:p><text:s/>Celebration-Cake.md</text:p>
          </table:table-cell>
          <table:table-cell office:value-type="string" calcext:value-type="string">
            <text:p><text:s/>Celebration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elebration-Cake.jpg</text:p>
          </table:table-cell>
          <table:table-cell table:number-columns-repeated="3"/>
        </table:table-row>
        <table:table-row table:style-name="ro1">
          <table:table-cell table:formula="of:=COM.MICROSOFT.CONCAT([.B95];&quot;.md&quot;)" office:value-type="string" office:string-value=" CHCOCOCHIPS-PASTRY-CAKE.md" calcext:value-type="string">
            <text:p><text:s/>CHCOCOCHIPS-PASTRY-CAKE.md</text:p>
          </table:table-cell>
          <table:table-cell office:value-type="string" calcext:value-type="string">
            <text:p><text:s/>CHCOCOCHIPS-PAST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COCOCHIPS-PASTRY-CAKE.jpg</text:p>
          </table:table-cell>
          <table:table-cell table:number-columns-repeated="3"/>
        </table:table-row>
        <table:table-row table:style-name="ro1">
          <table:table-cell table:formula="of:=COM.MICROSOFT.CONCAT([.B96];&quot;.md&quot;)" office:value-type="string" office:string-value=" Cheese-Cake.md" calcext:value-type="string">
            <text:p><text:s/>Cheese-Cake.md</text:p>
          </table:table-cell>
          <table:table-cell office:value-type="string" calcext:value-type="string">
            <text:p><text:s/>Chees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eese-Cake.jpg</text:p>
          </table:table-cell>
          <table:table-cell table:number-columns-repeated="3"/>
        </table:table-row>
        <table:table-row table:style-name="ro1">
          <table:table-cell table:formula="of:=COM.MICROSOFT.CONCAT([.B97];&quot;.md&quot;)" office:value-type="string" office:string-value=" Chequered-Blackcurrant-Cake.md" calcext:value-type="string">
            <text:p><text:s/>Chequered-Blackcurrant-Cake.md</text:p>
          </table:table-cell>
          <table:table-cell office:value-type="string" calcext:value-type="string">
            <text:p><text:s/>Chequered-Blackcurran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equered-Blackcurrant-Cake.jpg</text:p>
          </table:table-cell>
          <table:table-cell table:number-columns-repeated="3"/>
        </table:table-row>
        <table:table-row table:style-name="ro1">
          <table:table-cell table:formula="of:=COM.MICROSOFT.CONCAT([.B98];&quot;.md&quot;)" office:value-type="string" office:string-value=" Cherry-Cream-Gateaux-Cake.md" calcext:value-type="string">
            <text:p><text:s/>Cherry-Cream-Gateaux-Cake.md</text:p>
          </table:table-cell>
          <table:table-cell office:value-type="string" calcext:value-type="string">
            <text:p><text:s/>Cherry-Cream-Gateaux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erry-Cream-Gateaux-Cake.jpg</text:p>
          </table:table-cell>
          <table:table-cell table:number-columns-repeated="3"/>
        </table:table-row>
        <table:table-row table:style-name="ro1">
          <table:table-cell table:formula="of:=COM.MICROSOFT.CONCAT([.B99];&quot;.md&quot;)" office:value-type="string" office:string-value=" Cherrylicious-Chocolate-Cake.md" calcext:value-type="string">
            <text:p><text:s/>Cherrylicious-Chocolate-Cake.md</text:p>
          </table:table-cell>
          <table:table-cell office:value-type="string" calcext:value-type="string">
            <text:p><text:s/>Cherrylicious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errylicious-Chocolate-Cake.jpg</text:p>
          </table:table-cell>
          <table:table-cell table:number-columns-repeated="3"/>
        </table:table-row>
        <table:table-row table:style-name="ro1">
          <table:table-cell table:formula="of:=COM.MICROSOFT.CONCAT([.B100];&quot;.md&quot;)" office:value-type="string" office:string-value=" Cherry-Pineapple-Delight-Cake.md" calcext:value-type="string">
            <text:p><text:s/>Cherry-Pineapple-Delight-Cake.md</text:p>
          </table:table-cell>
          <table:table-cell office:value-type="string" calcext:value-type="string">
            <text:p><text:s/>Cherry-Pineapple-Deligh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erry-Pineapple-Delight-Cake.jpg</text:p>
          </table:table-cell>
          <table:table-cell table:number-columns-repeated="3"/>
        </table:table-row>
        <table:table-row table:style-name="ro1">
          <table:table-cell table:formula="of:=COM.MICROSOFT.CONCAT([.B101];&quot;.md&quot;)" office:value-type="string" office:string-value=" Chic-Chocolate-Cake-.md" calcext:value-type="string">
            <text:p><text:s/>Chic-Chocolate-Cake-.md</text:p>
          </table:table-cell>
          <table:table-cell office:value-type="string" calcext:value-type="string">
            <text:p><text:s/>Chic-Chocolate-Cake-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ic-Chocolate-Cake-.jpg</text:p>
          </table:table-cell>
          <table:table-cell table:number-columns-repeated="3"/>
        </table:table-row>
        <table:table-row table:style-name="ro1">
          <table:table-cell table:formula="of:=COM.MICROSOFT.CONCAT([.B102];&quot;.md&quot;)" office:value-type="string" office:string-value=" Choco-Almond-Cake.md" calcext:value-type="string">
            <text:p><text:s/>Choco-Almond-Cake.md</text:p>
          </table:table-cell>
          <table:table-cell office:value-type="string" calcext:value-type="string">
            <text:p><text:s/>Choco-Almond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Almond-Cake.jpg</text:p>
          </table:table-cell>
          <table:table-cell table:number-columns-repeated="3"/>
        </table:table-row>
        <table:table-row table:style-name="ro1">
          <table:table-cell table:formula="of:=COM.MICROSOFT.CONCAT([.B103];&quot;.md&quot;)" office:value-type="string" office:string-value=" Choco-Amour.md" calcext:value-type="string">
            <text:p><text:s/>Choco-Amour.md</text:p>
          </table:table-cell>
          <table:table-cell office:value-type="string" calcext:value-type="string">
            <text:p><text:s/>Choco-Amour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Amour.jpg</text:p>
          </table:table-cell>
          <table:table-cell table:number-columns-repeated="3"/>
        </table:table-row>
        <table:table-row table:style-name="ro1">
          <table:table-cell table:formula="of:=COM.MICROSOFT.CONCAT([.B104];&quot;.md&quot;)" office:value-type="string" office:string-value=" Choco-Butterscotch-Cake.md" calcext:value-type="string">
            <text:p><text:s/>Choco-Butterscotch-Cake.md</text:p>
          </table:table-cell>
          <table:table-cell office:value-type="string" calcext:value-type="string">
            <text:p><text:s/>Choco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Butterscotch-Cake.jpg</text:p>
          </table:table-cell>
          <table:table-cell table:number-columns-repeated="3"/>
        </table:table-row>
        <table:table-row table:style-name="ro1">
          <table:table-cell table:formula="of:=COM.MICROSOFT.CONCAT([.B105];&quot;.md&quot;)" office:value-type="string" office:string-value=" ChocoCake2.md" calcext:value-type="string">
            <text:p><text:s/>ChocoCake2.md</text:p>
          </table:table-cell>
          <table:table-cell office:value-type="string" calcext:value-type="string">
            <text:p><text:s/>Choco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Cake2.jpg</text:p>
          </table:table-cell>
          <table:table-cell table:number-columns-repeated="3"/>
        </table:table-row>
        <table:table-row table:style-name="ro1">
          <table:table-cell table:formula="of:=COM.MICROSOFT.CONCAT([.B106];&quot;.md&quot;)" office:value-type="string" office:string-value=" Choco-Celebration-Cake.md" calcext:value-type="string">
            <text:p><text:s/>Choco-Celebration-Cake.md</text:p>
          </table:table-cell>
          <table:table-cell office:value-type="string" calcext:value-type="string">
            <text:p><text:s/>Choco-Celebration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Celebration-Cake.jpg</text:p>
          </table:table-cell>
          <table:table-cell table:number-columns-repeated="3"/>
        </table:table-row>
        <table:table-row table:style-name="ro1">
          <table:table-cell table:formula="of:=COM.MICROSOFT.CONCAT([.B107];&quot;.md&quot;)" office:value-type="string" office:string-value=" Chocochip-5-Star-Cake.md" calcext:value-type="string">
            <text:p><text:s/>Chocochip-5-Star-Cake.md</text:p>
          </table:table-cell>
          <table:table-cell office:value-type="string" calcext:value-type="string">
            <text:p><text:s/>Chocochip-5-Sta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chip-5-Star-Cake.jpg</text:p>
          </table:table-cell>
          <table:table-cell table:number-columns-repeated="3"/>
        </table:table-row>
        <table:table-row table:style-name="ro1">
          <table:table-cell table:formula="of:=COM.MICROSOFT.CONCAT([.B108];&quot;.md&quot;)" office:value-type="string" office:string-value=" Choco-Chip-Cake.md" calcext:value-type="string">
            <text:p><text:s/>Choco-Chip-Cake.md</text:p>
          </table:table-cell>
          <table:table-cell office:value-type="string" calcext:value-type="string">
            <text:p><text:s/>Choco-Chip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Chip-Cake.jpg</text:p>
          </table:table-cell>
          <table:table-cell table:number-columns-repeated="3"/>
        </table:table-row>
        <table:table-row table:style-name="ro1">
          <table:table-cell table:formula="of:=COM.MICROSOFT.CONCAT([.B109];&quot;.md&quot;)" office:value-type="string" office:string-value=" Chocochip-Elegance-CAKE-2.md" calcext:value-type="string">
            <text:p><text:s/>Chocochip-Elegance-CAKE-2.md</text:p>
          </table:table-cell>
          <table:table-cell office:value-type="string" calcext:value-type="string">
            <text:p><text:s/>Chocochip-Elegance-C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chip-Elegance-CAKE-2.jpg</text:p>
          </table:table-cell>
          <table:table-cell table:number-columns-repeated="3"/>
        </table:table-row>
        <table:table-row table:style-name="ro1">
          <table:table-cell table:formula="of:=COM.MICROSOFT.CONCAT([.B110];&quot;.md&quot;)" office:value-type="string" office:string-value=" Chocochip-Elegance-CAKE-3.md" calcext:value-type="string">
            <text:p><text:s/>Chocochip-Elegance-CAKE-3.md</text:p>
          </table:table-cell>
          <table:table-cell office:value-type="string" calcext:value-type="string">
            <text:p><text:s/>Chocochip-Elegance-CAKE-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chip-Elegance-CAKE-3.jpg</text:p>
          </table:table-cell>
          <table:table-cell table:number-columns-repeated="3"/>
        </table:table-row>
        <table:table-row table:style-name="ro1">
          <table:table-cell table:formula="of:=COM.MICROSOFT.CONCAT([.B111];&quot;.md&quot;)" office:value-type="string" office:string-value=" chocochip-elegance-cake.md" calcext:value-type="string">
            <text:p><text:s/>chocochip-elegance-cake.md</text:p>
          </table:table-cell>
          <table:table-cell office:value-type="string" calcext:value-type="string">
            <text:p><text:s/>chocochip-eleganc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chip-elegance-cake.jpg</text:p>
          </table:table-cell>
          <table:table-cell table:number-columns-repeated="3"/>
        </table:table-row>
        <table:table-row table:style-name="ro1">
          <table:table-cell table:formula="of:=COM.MICROSOFT.CONCAT([.B112];&quot;.md&quot;)" office:value-type="string" office:string-value=" CHOCO-CREAMY-CHERRY-CAKE.md" calcext:value-type="string">
            <text:p><text:s/>CHOCO-CREAMY-CHERRY-CAKE.md</text:p>
          </table:table-cell>
          <table:table-cell office:value-type="string" calcext:value-type="string">
            <text:p><text:s/>CHOCO-CREAMY-CH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CREAMY-CHERRY-CAKE.jpg</text:p>
          </table:table-cell>
          <table:table-cell table:number-columns-repeated="3"/>
        </table:table-row>
        <table:table-row table:style-name="ro1">
          <table:table-cell table:formula="of:=COM.MICROSOFT.CONCAT([.B113];&quot;.md&quot;)" office:value-type="string" office:string-value=" Choco-Delight-Butterscotch-Treat-Cake.md" calcext:value-type="string">
            <text:p><text:s/>Choco-Delight-Butterscotch-Treat-Cake.md</text:p>
          </table:table-cell>
          <table:table-cell office:value-type="string" calcext:value-type="string">
            <text:p><text:s/>Choco-Delight-Butterscotch-Trea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Delight-Butterscotch-Treat-Cake.jpg</text:p>
          </table:table-cell>
          <table:table-cell table:number-columns-repeated="3"/>
        </table:table-row>
        <table:table-row table:style-name="ro1">
          <table:table-cell table:formula="of:=COM.MICROSOFT.CONCAT([.B114];&quot;.md&quot;)" office:value-type="string" office:string-value=" Choco-Delightful-Walnut-Cake.md" calcext:value-type="string">
            <text:p><text:s/>Choco-Delightful-Walnut-Cake.md</text:p>
          </table:table-cell>
          <table:table-cell office:value-type="string" calcext:value-type="string">
            <text:p><text:s/>Choco-Delightful-Walnu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Delightful-Walnut-Cake.jpg</text:p>
          </table:table-cell>
          <table:table-cell table:number-columns-repeated="3"/>
        </table:table-row>
        <table:table-row table:style-name="ro1">
          <table:table-cell table:formula="of:=COM.MICROSOFT.CONCAT([.B115];&quot;.md&quot;)" office:value-type="string" office:string-value=" Choco-Dollops-and-Chip.md" calcext:value-type="string">
            <text:p><text:s/>Choco-Dollops-and-Chip.md</text:p>
          </table:table-cell>
          <table:table-cell office:value-type="string" calcext:value-type="string">
            <text:p><text:s/>Choco-Dollops-and-Chip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Dollops-and-Chip.jpg</text:p>
          </table:table-cell>
          <table:table-cell table:number-columns-repeated="3"/>
        </table:table-row>
        <table:table-row table:style-name="ro1">
          <table:table-cell table:formula="of:=COM.MICROSOFT.CONCAT([.B116];&quot;.md&quot;)" office:value-type="string" office:string-value=" Choco-Fantasy-Cake.md" calcext:value-type="string">
            <text:p><text:s/>Choco-Fantasy-Cake.md</text:p>
          </table:table-cell>
          <table:table-cell office:value-type="string" calcext:value-type="string">
            <text:p><text:s/>Choco-Fantas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Fantasy-Cake.jpg</text:p>
          </table:table-cell>
          <table:table-cell table:number-columns-repeated="3"/>
        </table:table-row>
        <table:table-row table:style-name="ro1">
          <table:table-cell table:formula="of:=COM.MICROSOFT.CONCAT([.B117];&quot;.md&quot;)" office:value-type="string" office:string-value=" Choco-Ferrero-Classic-Cake.md" calcext:value-type="string">
            <text:p><text:s/>Choco-Ferrero-Classic-Cake.md</text:p>
          </table:table-cell>
          <table:table-cell office:value-type="string" calcext:value-type="string">
            <text:p><text:s/>Choco-Ferrero-Classic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Ferrero-Classic-Cake.jpg</text:p>
          </table:table-cell>
          <table:table-cell table:number-columns-repeated="3"/>
        </table:table-row>
        <table:table-row table:style-name="ro1">
          <table:table-cell table:formula="of:=COM.MICROSOFT.CONCAT([.B118];&quot;.md&quot;)" office:value-type="string" office:string-value=" Choco-Floral-Basket-Cake1.md" calcext:value-type="string">
            <text:p><text:s/>Choco-Floral-Basket-Cake1.md</text:p>
          </table:table-cell>
          <table:table-cell office:value-type="string" calcext:value-type="string">
            <text:p><text:s/>Choco-Floral-Basket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Floral-Basket-Cake1.jpg</text:p>
          </table:table-cell>
          <table:table-cell table:number-columns-repeated="3"/>
        </table:table-row>
        <table:table-row table:style-name="ro1">
          <table:table-cell table:formula="of:=COM.MICROSOFT.CONCAT([.B119];&quot;.md&quot;)" office:value-type="string" office:string-value=" Choco-Floral-Basket-Cake2.md" calcext:value-type="string">
            <text:p><text:s/>Choco-Floral-Basket-Cake2.md</text:p>
          </table:table-cell>
          <table:table-cell office:value-type="string" calcext:value-type="string">
            <text:p><text:s/>Choco-Floral-Basket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Floral-Basket-Cake2.jpg</text:p>
          </table:table-cell>
          <table:table-cell table:number-columns-repeated="3"/>
        </table:table-row>
        <table:table-row table:style-name="ro1">
          <table:table-cell table:formula="of:=COM.MICROSOFT.CONCAT([.B120];&quot;.md&quot;)" office:value-type="string" office:string-value=" Choco-Floral-Basket-Cake.md" calcext:value-type="string">
            <text:p><text:s/>Choco-Floral-Basket-Cake.md</text:p>
          </table:table-cell>
          <table:table-cell office:value-type="string" calcext:value-type="string">
            <text:p><text:s/>Choco-Floral-Baske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Floral-Basket-Cake.jpg</text:p>
          </table:table-cell>
          <table:table-cell table:number-columns-repeated="3"/>
        </table:table-row>
        <table:table-row table:style-name="ro1">
          <table:table-cell table:formula="of:=COM.MICROSOFT.CONCAT([.B121];&quot;.md&quot;)" office:value-type="string" office:string-value=" Choco-Fruity-Delight-Cake.md" calcext:value-type="string">
            <text:p><text:s/>Choco-Fruity-Delight-Cake.md</text:p>
          </table:table-cell>
          <table:table-cell office:value-type="string" calcext:value-type="string">
            <text:p><text:s/>Choco-Fruity-Deligh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Fruity-Delight-Cake.jpg</text:p>
          </table:table-cell>
          <table:table-cell table:number-columns-repeated="3"/>
        </table:table-row>
        <table:table-row table:style-name="ro1">
          <table:table-cell table:formula="of:=COM.MICROSOFT.CONCAT([.B122];&quot;.md&quot;)" office:value-type="string" office:string-value=" Chocoholic-Red-Velvet-Cake.md" calcext:value-type="string">
            <text:p><text:s/>Chocoholic-Red-Velvet-Cake.md</text:p>
          </table:table-cell>
          <table:table-cell office:value-type="string" calcext:value-type="string">
            <text:p><text:s/>Chocoholic-Red-Velve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Heart","Half Kg","One Tier"</text:p>
          </table:table-cell>
          <table:table-cell office:value-type="string" calcext:value-type="string">
            <text:p>img/portfolio/Chocoholic-Red-Velvet-Cake.jpg</text:p>
          </table:table-cell>
          <table:table-cell table:number-columns-repeated="3"/>
        </table:table-row>
        <table:table-row table:style-name="ro1">
          <table:table-cell table:formula="of:=COM.MICROSOFT.CONCAT([.B123];&quot;.md&quot;)" office:value-type="string" office:string-value=" Choco-Icing-and-Chips-Cake.md" calcext:value-type="string">
            <text:p><text:s/>Choco-Icing-and-Chips-Cake.md</text:p>
          </table:table-cell>
          <table:table-cell office:value-type="string" calcext:value-type="string">
            <text:p><text:s/>Choco-Icing-and-Chip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Icing-and-Chips-Cake.jpg</text:p>
          </table:table-cell>
          <table:table-cell table:number-columns-repeated="3"/>
        </table:table-row>
        <table:table-row table:style-name="ro1">
          <table:table-cell table:formula="of:=COM.MICROSOFT.CONCAT([.B124];&quot;.md&quot;)" office:value-type="string" office:string-value=" Chocolate-5-Star-Cake.md" calcext:value-type="string">
            <text:p><text:s/>Chocolate-5-Star-Cake.md</text:p>
          </table:table-cell>
          <table:table-cell office:value-type="string" calcext:value-type="string">
            <text:p><text:s/>Chocolate-5-Sta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5-Star-Cake.jpg</text:p>
          </table:table-cell>
          <table:table-cell table:number-columns-repeated="3"/>
        </table:table-row>
        <table:table-row table:style-name="ro1">
          <table:table-cell table:formula="of:=COM.MICROSOFT.CONCAT([.B125];&quot;.md&quot;)" office:value-type="string" office:string-value=" Chocolate-Butter-Scotc.md" calcext:value-type="string">
            <text:p><text:s/>Chocolate-Butter-Scotc.md</text:p>
          </table:table-cell>
          <table:table-cell office:value-type="string" calcext:value-type="string">
            <text:p><text:s/>Chocolate-Butter-Scotc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Butter-Scotc.jpg</text:p>
          </table:table-cell>
          <table:table-cell table:number-columns-repeated="3"/>
        </table:table-row>
        <table:table-row table:style-name="ro1">
          <table:table-cell table:formula="of:=COM.MICROSOFT.CONCAT([.B126];&quot;.md&quot;)" office:value-type="string" office:string-value=" chocolatecake24.md" calcext:value-type="string">
            <text:p><text:s/>chocolatecake24.md</text:p>
          </table:table-cell>
          <table:table-cell office:value-type="string" calcext:value-type="string">
            <text:p><text:s/>chocolatecake24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cake24.jpg</text:p>
          </table:table-cell>
          <table:table-cell table:number-columns-repeated="3"/>
        </table:table-row>
        <table:table-row table:style-name="ro1">
          <table:table-cell table:formula="of:=COM.MICROSOFT.CONCAT([.B127];&quot;.md&quot;)" office:value-type="string" office:string-value=" chocolatecake31.md" calcext:value-type="string">
            <text:p><text:s/>chocolatecake31.md</text:p>
          </table:table-cell>
          <table:table-cell office:value-type="string" calcext:value-type="string">
            <text:p><text:s/>chocolatecake3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cake31.jpg</text:p>
          </table:table-cell>
          <table:table-cell table:number-columns-repeated="3"/>
        </table:table-row>
        <table:table-row table:style-name="ro1">
          <table:table-cell table:formula="of:=COM.MICROSOFT.CONCAT([.B128];&quot;.md&quot;)" office:value-type="string" office:string-value=" chocolatecake34.md" calcext:value-type="string">
            <text:p><text:s/>chocolatecake34.md</text:p>
          </table:table-cell>
          <table:table-cell office:value-type="string" calcext:value-type="string">
            <text:p><text:s/>chocolatecake34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cake34.jpg</text:p>
          </table:table-cell>
          <table:table-cell table:number-columns-repeated="3"/>
        </table:table-row>
        <table:table-row table:style-name="ro1">
          <table:table-cell table:formula="of:=COM.MICROSOFT.CONCAT([.B129];&quot;.md&quot;)" office:value-type="string" office:string-value=" chocolatecake36.md" calcext:value-type="string">
            <text:p><text:s/>chocolatecake36.md</text:p>
          </table:table-cell>
          <table:table-cell office:value-type="string" calcext:value-type="string">
            <text:p><text:s/>chocolatecake36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cake36.jpg</text:p>
          </table:table-cell>
          <table:table-cell table:number-columns-repeated="3"/>
        </table:table-row>
        <table:table-row table:style-name="ro1">
          <table:table-cell table:formula="of:=COM.MICROSOFT.CONCAT([.B130];&quot;.md&quot;)" office:value-type="string" office:string-value=" Chocolate-Cake-5-Star.md" calcext:value-type="string">
            <text:p><text:s/>Chocolate-Cake-5-Star.md</text:p>
          </table:table-cell>
          <table:table-cell office:value-type="string" calcext:value-type="string">
            <text:p><text:s/>Chocolate-Cake-5-Star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Cake-5-Star.jpg</text:p>
          </table:table-cell>
          <table:table-cell table:number-columns-repeated="3"/>
        </table:table-row>
        <table:table-row table:style-name="ro1">
          <table:table-cell table:formula="of:=COM.MICROSOFT.CONCAT([.B131];&quot;.md&quot;)" office:value-type="string" office:string-value=" Chocolate-Cake.md" calcext:value-type="string">
            <text:p><text:s/>Chocolate-Cake.md</text:p>
          </table:table-cell>
          <table:table-cell office:value-type="string" calcext:value-type="string">
            <text:p><text:s/>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Cake.jpg</text:p>
          </table:table-cell>
          <table:table-cell table:number-columns-repeated="3"/>
        </table:table-row>
        <table:table-row table:style-name="ro1">
          <table:table-cell table:formula="of:=COM.MICROSOFT.CONCAT([.B132];&quot;.md&quot;)" office:value-type="string" office:string-value=" Chocolate-Cake-With-Cherry-Toppings.md" calcext:value-type="string">
            <text:p><text:s/>Chocolate-Cake-With-Cherry-Toppings.md</text:p>
          </table:table-cell>
          <table:table-cell office:value-type="string" calcext:value-type="string">
            <text:p><text:s/>Chocolate-Cake-With-Cherry-Toppings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Cake-With-Cherry-Toppings.jpg</text:p>
          </table:table-cell>
          <table:table-cell table:number-columns-repeated="3"/>
        </table:table-row>
        <table:table-row table:style-name="ro1">
          <table:table-cell table:formula="of:=COM.MICROSOFT.CONCAT([.B133];&quot;.md&quot;)" office:value-type="string" office:string-value=" Chocolate-Croquembouche-Tower-Cake.md" calcext:value-type="string">
            <text:p><text:s/>Chocolate-Croquembouche-Tower-Cake.md</text:p>
          </table:table-cell>
          <table:table-cell office:value-type="string" calcext:value-type="string">
            <text:p><text:s/>Chocolate-Croquembouche-Towe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Croquembouche-Tower-Cake.jpg</text:p>
          </table:table-cell>
          <table:table-cell table:number-columns-repeated="3"/>
        </table:table-row>
        <table:table-row table:style-name="ro1">
          <table:table-cell table:formula="of:=COM.MICROSOFT.CONCAT([.B134];&quot;.md&quot;)" office:value-type="string" office:string-value=" Chocolate-Delight-Cake.md" calcext:value-type="string">
            <text:p><text:s/>Chocolate-Delight-Cake.md</text:p>
          </table:table-cell>
          <table:table-cell office:value-type="string" calcext:value-type="string">
            <text:p><text:s/>Chocolate-Deligh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Delight-Cake.jpg</text:p>
          </table:table-cell>
          <table:table-cell table:number-columns-repeated="3"/>
        </table:table-row>
        <table:table-row table:style-name="ro1">
          <table:table-cell table:formula="of:=COM.MICROSOFT.CONCAT([.B135];&quot;.md&quot;)" office:value-type="string" office:string-value=" Chocolate-Drama-Cake.md" calcext:value-type="string">
            <text:p><text:s/>Chocolate-Drama-Cake.md</text:p>
          </table:table-cell>
          <table:table-cell office:value-type="string" calcext:value-type="string">
            <text:p><text:s/>Chocolate-Dram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Drama-Cake.jpg</text:p>
          </table:table-cell>
          <table:table-cell table:number-columns-repeated="3"/>
        </table:table-row>
        <table:table-row table:style-name="ro1">
          <table:table-cell table:formula="of:=COM.MICROSOFT.CONCAT([.B136];&quot;.md&quot;)" office:value-type="string" office:string-value=" Chocolate-Drips-Cake.md" calcext:value-type="string">
            <text:p><text:s/>Chocolate-Drips-Cake.md</text:p>
          </table:table-cell>
          <table:table-cell office:value-type="string" calcext:value-type="string">
            <text:p><text:s/>Chocolate-Drip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Drips-Cake.jpg</text:p>
          </table:table-cell>
          <table:table-cell table:number-columns-repeated="3"/>
        </table:table-row>
        <table:table-row table:style-name="ro1">
          <table:table-cell table:formula="of:=COM.MICROSOFT.CONCAT([.B137];&quot;.md&quot;)" office:value-type="string" office:string-value=" Chocolate-dutch-truffle-love-cake.md" calcext:value-type="string">
            <text:p><text:s/>Chocolate-dutch-truffle-love-cake.md</text:p>
          </table:table-cell>
          <table:table-cell office:value-type="string" calcext:value-type="string">
            <text:p><text:s/>Chocolate-dutch-truffle-lov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dutch-truffle-love-cake.jpg</text:p>
          </table:table-cell>
          <table:table-cell table:number-columns-repeated="3"/>
        </table:table-row>
        <table:table-row table:style-name="ro1">
          <table:table-cell table:formula="of:=COM.MICROSOFT.CONCAT([.B138];&quot;.md&quot;)" office:value-type="string" office:string-value=" Chocolate-dutch-truffle-with-almonds-Cake.md" calcext:value-type="string">
            <text:p><text:s/>Chocolate-dutch-truffle-with-almonds-Cake.md</text:p>
          </table:table-cell>
          <table:table-cell office:value-type="string" calcext:value-type="string">
            <text:p><text:s/>Chocolate-dutch-truffle-with-almond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dutch-truffle-with-almonds-Cake.jpg</text:p>
          </table:table-cell>
          <table:table-cell table:number-columns-repeated="3"/>
        </table:table-row>
        <table:table-row table:style-name="ro1">
          <table:table-cell table:formula="of:=COM.MICROSOFT.CONCAT([.B139];&quot;.md&quot;)" office:value-type="string" office:string-value=" Chocolate-Eclair-Cake.md" calcext:value-type="string">
            <text:p><text:s/>Chocolate-Eclair-Cake.md</text:p>
          </table:table-cell>
          <table:table-cell office:value-type="string" calcext:value-type="string">
            <text:p><text:s/>Chocolate-Eclai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Eclair-Cake.jpg</text:p>
          </table:table-cell>
          <table:table-cell table:number-columns-repeated="3"/>
        </table:table-row>
        <table:table-row table:style-name="ro1">
          <table:table-cell table:formula="of:=COM.MICROSOFT.CONCAT([.B140];&quot;.md&quot;)" office:value-type="string" office:string-value=" Chocolate-Excess-Cake.md" calcext:value-type="string">
            <text:p><text:s/>Chocolate-Excess-Cake.md</text:p>
          </table:table-cell>
          <table:table-cell office:value-type="string" calcext:value-type="string">
            <text:p><text:s/>Chocolate-Exces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Excess-Cake.jpg</text:p>
          </table:table-cell>
          <table:table-cell table:number-columns-repeated="3"/>
        </table:table-row>
        <table:table-row table:style-name="ro1">
          <table:table-cell table:formula="of:=COM.MICROSOFT.CONCAT([.B141];&quot;.md&quot;)" office:value-type="string" office:string-value=" Chocolate-Excitement-Cake.md" calcext:value-type="string">
            <text:p><text:s/>Chocolate-Excitement-Cake.md</text:p>
          </table:table-cell>
          <table:table-cell office:value-type="string" calcext:value-type="string">
            <text:p><text:s/>Chocolate-Excitemen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Excitement-Cake.jpg</text:p>
          </table:table-cell>
          <table:table-cell table:number-columns-repeated="3"/>
        </table:table-row>
        <table:table-row table:style-name="ro1">
          <table:table-cell table:formula="of:=COM.MICROSOFT.CONCAT([.B142];&quot;.md&quot;)" office:value-type="string" office:string-value=" Chocolate-Flavor-Cake.md" calcext:value-type="string">
            <text:p><text:s/>Chocolate-Flavor-Cake.md</text:p>
          </table:table-cell>
          <table:table-cell office:value-type="string" calcext:value-type="string">
            <text:p><text:s/>Chocolate-Flavo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Flavor-Cake.jpg</text:p>
          </table:table-cell>
          <table:table-cell table:number-columns-repeated="3"/>
        </table:table-row>
        <table:table-row table:style-name="ro1">
          <table:table-cell table:formula="of:=COM.MICROSOFT.CONCAT([.B143];&quot;.md&quot;)" office:value-type="string" office:string-value=" Chocolate-Flower-Cake.md" calcext:value-type="string">
            <text:p><text:s/>Chocolate-Flower-Cake.md</text:p>
          </table:table-cell>
          <table:table-cell office:value-type="string" calcext:value-type="string">
            <text:p><text:s/>Chocolate-Flowe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Flower-Cake.jpg</text:p>
          </table:table-cell>
          <table:table-cell table:number-columns-repeated="3"/>
        </table:table-row>
        <table:table-row table:style-name="ro1">
          <table:table-cell table:formula="of:=COM.MICROSOFT.CONCAT([.B144];&quot;.md&quot;)" office:value-type="string" office:string-value=" Chocolate-Fudge-Cake.md" calcext:value-type="string">
            <text:p><text:s/>Chocolate-Fudge-Cake.md</text:p>
          </table:table-cell>
          <table:table-cell office:value-type="string" calcext:value-type="string">
            <text:p><text:s/>Chocolate-Fudg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Fudge-Cake.jpg</text:p>
          </table:table-cell>
          <table:table-cell table:number-columns-repeated="3"/>
        </table:table-row>
        <table:table-row table:style-name="ro1">
          <table:table-cell table:formula="of:=COM.MICROSOFT.CONCAT([.B145];&quot;.md&quot;)" office:value-type="string" office:string-value=" Chocolate-Fudge-Cheese-Cake.md" calcext:value-type="string">
            <text:p><text:s/>Chocolate-Fudge-Cheese-Cake.md</text:p>
          </table:table-cell>
          <table:table-cell office:value-type="string" calcext:value-type="string">
            <text:p><text:s/>Chocolate-Fudge-Chees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Fudge-Cheese-Cake.jpg</text:p>
          </table:table-cell>
          <table:table-cell table:number-columns-repeated="3"/>
        </table:table-row>
        <table:table-row table:style-name="ro1">
          <table:table-cell table:formula="of:=COM.MICROSOFT.CONCAT([.B146];&quot;.md&quot;)" office:value-type="string" office:string-value=" Chocolate-Gooee-Cake.md" calcext:value-type="string">
            <text:p><text:s/>Chocolate-Gooee-Cake.md</text:p>
          </table:table-cell>
          <table:table-cell office:value-type="string" calcext:value-type="string">
            <text:p><text:s/>Chocolate-Gooe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Gooee-Cake.jpg</text:p>
          </table:table-cell>
          <table:table-cell table:number-columns-repeated="3"/>
        </table:table-row>
        <table:table-row table:style-name="ro1">
          <table:table-cell table:formula="of:=COM.MICROSOFT.CONCAT([.B147];&quot;.md&quot;)" office:value-type="string" office:string-value=" Chocolate-Iced-Cake.md" calcext:value-type="string">
            <text:p><text:s/>Chocolate-Iced-Cake.md</text:p>
          </table:table-cell>
          <table:table-cell office:value-type="string" calcext:value-type="string">
            <text:p><text:s/>Chocolate-Iced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Iced-Cake.jpg</text:p>
          </table:table-cell>
          <table:table-cell table:number-columns-repeated="3"/>
        </table:table-row>
        <table:table-row table:style-name="ro1">
          <table:table-cell table:formula="of:=COM.MICROSOFT.CONCAT([.B148];&quot;.md&quot;)" office:value-type="string" office:string-value=" Chocolate-Indulgence-Cake.md" calcext:value-type="string">
            <text:p><text:s/>Chocolate-Indulgence-Cake.md</text:p>
          </table:table-cell>
          <table:table-cell office:value-type="string" calcext:value-type="string">
            <text:p><text:s/>Chocolate-Indulgenc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Indulgence-Cake.jpg</text:p>
          </table:table-cell>
          <table:table-cell table:number-columns-repeated="3"/>
        </table:table-row>
        <table:table-row table:style-name="ro1">
          <table:table-cell table:formula="of:=COM.MICROSOFT.CONCAT([.B149];&quot;.md&quot;)" office:value-type="string" office:string-value=" Chocolate-Kitkat-Cake-Eggless.md" calcext:value-type="string">
            <text:p><text:s/>Chocolate-Kitkat-Cake-Eggless.md</text:p>
          </table:table-cell>
          <table:table-cell office:value-type="string" calcext:value-type="string">
            <text:p><text:s/>Chocolate-Kitkat-Cake-Eggless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Kitkat-Cake-Eggless.jpg</text:p>
          </table:table-cell>
          <table:table-cell table:number-columns-repeated="3"/>
        </table:table-row>
        <table:table-row table:style-name="ro1">
          <table:table-cell table:formula="of:=COM.MICROSOFT.CONCAT([.B150];&quot;.md&quot;)" office:value-type="string" office:string-value=" Chocolate-Love-Cake.md" calcext:value-type="string">
            <text:p><text:s/>Chocolate-Love-Cake.md</text:p>
          </table:table-cell>
          <table:table-cell office:value-type="string" calcext:value-type="string">
            <text:p><text:s/>Chocolate-Lov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Love-Cake.jpg</text:p>
          </table:table-cell>
          <table:table-cell table:number-columns-repeated="3"/>
        </table:table-row>
        <table:table-row table:style-name="ro1">
          <table:table-cell table:formula="of:=COM.MICROSOFT.CONCAT([.B151];&quot;.md&quot;)" office:value-type="string" office:string-value=" Chocolate-Lovers.md" calcext:value-type="string">
            <text:p><text:s/>Chocolate-Lovers.md</text:p>
          </table:table-cell>
          <table:table-cell office:value-type="string" calcext:value-type="string">
            <text:p><text:s/>Chocolate-Lovers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Lovers.jpg</text:p>
          </table:table-cell>
          <table:table-cell table:number-columns-repeated="3"/>
        </table:table-row>
        <table:table-row table:style-name="ro1">
          <table:table-cell table:formula="of:=COM.MICROSOFT.CONCAT([.B152];&quot;.md&quot;)" office:value-type="string" office:string-value=" Chocolate-Luxury-Cake.md" calcext:value-type="string">
            <text:p><text:s/>Chocolate-Luxury-Cake.md</text:p>
          </table:table-cell>
          <table:table-cell office:value-type="string" calcext:value-type="string">
            <text:p><text:s/>Chocolate-Luxu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Luxury-Cake.jpg</text:p>
          </table:table-cell>
          <table:table-cell table:number-columns-repeated="3"/>
        </table:table-row>
        <table:table-row table:style-name="ro1">
          <table:table-cell table:formula="of:=COM.MICROSOFT.CONCAT([.B153];&quot;.md&quot;)" office:value-type="string" office:string-value=" Chocolate-Magic-Cake.md" calcext:value-type="string">
            <text:p><text:s/>Chocolate-Magic-Cake.md</text:p>
          </table:table-cell>
          <table:table-cell office:value-type="string" calcext:value-type="string">
            <text:p><text:s/>Chocolate-Magic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Magic-Cake.jpg</text:p>
          </table:table-cell>
          <table:table-cell table:number-columns-repeated="3"/>
        </table:table-row>
        <table:table-row table:style-name="ro1">
          <table:table-cell table:formula="of:=COM.MICROSOFT.CONCAT([.B154];&quot;.md&quot;)" office:value-type="string" office:string-value=" Chocolate-Melody-Cake.md" calcext:value-type="string">
            <text:p><text:s/>Chocolate-Melody-Cake.md</text:p>
          </table:table-cell>
          <table:table-cell office:value-type="string" calcext:value-type="string">
            <text:p><text:s/>Chocolate-Melod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Melody-Cake.jpg</text:p>
          </table:table-cell>
          <table:table-cell table:number-columns-repeated="3"/>
        </table:table-row>
        <table:table-row table:style-name="ro1">
          <table:table-cell table:formula="of:=COM.MICROSOFT.CONCAT([.B155];&quot;.md&quot;)" office:value-type="string" office:string-value=" Chocolate-Mousse-Torte-Cake.md" calcext:value-type="string">
            <text:p><text:s/>Chocolate-Mousse-Torte-Cake.md</text:p>
          </table:table-cell>
          <table:table-cell office:value-type="string" calcext:value-type="string">
            <text:p><text:s/>Chocolate-Mousse-Tor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Mousse-Torte-Cake.jpg</text:p>
          </table:table-cell>
          <table:table-cell table:number-columns-repeated="3"/>
        </table:table-row>
        <table:table-row table:style-name="ro1">
          <table:table-cell table:formula="of:=COM.MICROSOFT.CONCAT([.B156];&quot;.md&quot;)" office:value-type="string" office:string-value=" Chocolate-N-Fruit-Duet-Cake.md" calcext:value-type="string">
            <text:p><text:s/>Chocolate-N-Fruit-Duet-Cake.md</text:p>
          </table:table-cell>
          <table:table-cell office:value-type="string" calcext:value-type="string">
            <text:p><text:s/>Chocolate-N-Fruit-Due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N-Fruit-Duet-Cake.jpg</text:p>
          </table:table-cell>
          <table:table-cell table:number-columns-repeated="3"/>
        </table:table-row>
        <table:table-row table:style-name="ro1">
          <table:table-cell table:formula="of:=COM.MICROSOFT.CONCAT([.B157];&quot;.md&quot;)" office:value-type="string" office:string-value=" Chocolate-Paan-Cake.md" calcext:value-type="string">
            <text:p><text:s/>Chocolate-Paan-Cake.md</text:p>
          </table:table-cell>
          <table:table-cell office:value-type="string" calcext:value-type="string">
            <text:p><text:s/>Chocolate-Paan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Paan-Cake.jpg</text:p>
          </table:table-cell>
          <table:table-cell table:number-columns-repeated="3"/>
        </table:table-row>
        <table:table-row table:style-name="ro1">
          <table:table-cell table:formula="of:=COM.MICROSOFT.CONCAT([.B158];&quot;.md&quot;)" office:value-type="string" office:string-value=" CHOCOLATE-PANDA-CAKE2.md" calcext:value-type="string">
            <text:p><text:s/>CHOCOLATE-PANDA-CAKE2.md</text:p>
          </table:table-cell>
          <table:table-cell office:value-type="string" calcext:value-type="string">
            <text:p><text:s/>CHOCOLATE-PANDA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PANDA-CAKE2.jpg</text:p>
          </table:table-cell>
          <table:table-cell table:number-columns-repeated="3"/>
        </table:table-row>
        <table:table-row table:style-name="ro1">
          <table:table-cell table:formula="of:=COM.MICROSOFT.CONCAT([.B159];&quot;.md&quot;)" office:value-type="string" office:string-value=" CHOCOLATE-PANDA-CAKE.md" calcext:value-type="string">
            <text:p><text:s/>CHOCOLATE-PANDA-CAKE.md</text:p>
          </table:table-cell>
          <table:table-cell office:value-type="string" calcext:value-type="string">
            <text:p><text:s/>CHOCOLATE-PAND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PANDA-CAKE.jpg</text:p>
          </table:table-cell>
          <table:table-cell table:number-columns-repeated="3"/>
        </table:table-row>
        <table:table-row table:style-name="ro1">
          <table:table-cell table:formula="of:=COM.MICROSOFT.CONCAT([.B160];&quot;.md&quot;)" office:value-type="string" office:string-value=" Chocolate-Paradise-Cake.md" calcext:value-type="string">
            <text:p><text:s/>Chocolate-Paradise-Cake.md</text:p>
          </table:table-cell>
          <table:table-cell office:value-type="string" calcext:value-type="string">
            <text:p><text:s/>Chocolate-Paradis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Paradise-Cake.jpg</text:p>
          </table:table-cell>
          <table:table-cell table:number-columns-repeated="3"/>
        </table:table-row>
        <table:table-row table:style-name="ro1">
          <table:table-cell table:formula="of:=COM.MICROSOFT.CONCAT([.B161];&quot;.md&quot;)" office:value-type="string" office:string-value=" Chocolate-Paradise-Torte-Cake.md" calcext:value-type="string">
            <text:p><text:s/>Chocolate-Paradise-Torte-Cake.md</text:p>
          </table:table-cell>
          <table:table-cell office:value-type="string" calcext:value-type="string">
            <text:p><text:s/>Chocolate-Paradise-Tor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Paradise-Torte-Cake.jpg</text:p>
          </table:table-cell>
          <table:table-cell table:number-columns-repeated="3"/>
        </table:table-row>
        <table:table-row table:style-name="ro1">
          <table:table-cell table:formula="of:=COM.MICROSOFT.CONCAT([.B162];&quot;.md&quot;)" office:value-type="string" office:string-value=" Chocolate-Rocher-Cake.md" calcext:value-type="string">
            <text:p><text:s/>Chocolate-Rocher-Cake.md</text:p>
          </table:table-cell>
          <table:table-cell office:value-type="string" calcext:value-type="string">
            <text:p><text:s/>Chocolate-Roche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Rocher-Cake.jpg</text:p>
          </table:table-cell>
          <table:table-cell table:number-columns-repeated="3"/>
        </table:table-row>
        <table:table-row table:style-name="ro1">
          <table:table-cell table:formula="of:=COM.MICROSOFT.CONCAT([.B163];&quot;.md&quot;)" office:value-type="string" office:string-value=" Chocolate-Rose-Cake.md" calcext:value-type="string">
            <text:p><text:s/>Chocolate-Rose-Cake.md</text:p>
          </table:table-cell>
          <table:table-cell office:value-type="string" calcext:value-type="string">
            <text:p><text:s/>Chocolate-Ros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Rose-Cake.jpg</text:p>
          </table:table-cell>
          <table:table-cell table:number-columns-repeated="3"/>
        </table:table-row>
        <table:table-row table:style-name="ro1">
          <table:table-cell table:formula="of:=COM.MICROSOFT.CONCAT([.B164];&quot;.md&quot;)" office:value-type="string" office:string-value=" Chocolates-Please-Cake.md" calcext:value-type="string">
            <text:p><text:s/>Chocolates-Please-Cake.md</text:p>
          </table:table-cell>
          <table:table-cell office:value-type="string" calcext:value-type="string">
            <text:p><text:s/>Chocolates-Pleas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s-Please-Cake.jpg</text:p>
          </table:table-cell>
          <table:table-cell table:number-columns-repeated="3"/>
        </table:table-row>
        <table:table-row table:style-name="ro1">
          <table:table-cell table:formula="of:=COM.MICROSOFT.CONCAT([.B165];&quot;.md&quot;)" office:value-type="string" office:string-value=" Chocolate-Sugarfree-Cake.md" calcext:value-type="string">
            <text:p><text:s/>Chocolate-Sugarfree-Cake.md</text:p>
          </table:table-cell>
          <table:table-cell office:value-type="string" calcext:value-type="string">
            <text:p><text:s/>Chocolate-Sugarfre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Sugarfree-Cake.jpg</text:p>
          </table:table-cell>
          <table:table-cell table:number-columns-repeated="3"/>
        </table:table-row>
        <table:table-row table:style-name="ro1">
          <table:table-cell table:formula="of:=COM.MICROSOFT.CONCAT([.B166];&quot;.md&quot;)" office:value-type="string" office:string-value=" Chocolate-Swiss-Roll-Cake.md" calcext:value-type="string">
            <text:p><text:s/>Chocolate-Swiss-Roll-Cake.md</text:p>
          </table:table-cell>
          <table:table-cell office:value-type="string" calcext:value-type="string">
            <text:p><text:s/>Chocolate-Swiss-Roll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Swiss-Roll-Cake.jpg</text:p>
          </table:table-cell>
          <table:table-cell table:number-columns-repeated="3"/>
        </table:table-row>
        <table:table-row table:style-name="ro1">
          <table:table-cell table:formula="of:=COM.MICROSOFT.CONCAT([.B167];&quot;.md&quot;)" office:value-type="string" office:string-value=" Chocolate-tower-cake.md" calcext:value-type="string">
            <text:p><text:s/>Chocolate-tower-cake.md</text:p>
          </table:table-cell>
          <table:table-cell office:value-type="string" calcext:value-type="string">
            <text:p><text:s/>Chocolate-towe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tower-cake.jpg</text:p>
          </table:table-cell>
          <table:table-cell table:number-columns-repeated="3"/>
        </table:table-row>
        <table:table-row table:style-name="ro1">
          <table:table-cell table:formula="of:=COM.MICROSOFT.CONCAT([.B168];&quot;.md&quot;)" office:value-type="string" office:string-value=" Chocolate-Treat-Cake.md" calcext:value-type="string">
            <text:p><text:s/>Chocolate-Treat-Cake.md</text:p>
          </table:table-cell>
          <table:table-cell office:value-type="string" calcext:value-type="string">
            <text:p><text:s/>Chocolate-Trea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Treat-Cake.jpg</text:p>
          </table:table-cell>
          <table:table-cell table:number-columns-repeated="3"/>
        </table:table-row>
        <table:table-row table:style-name="ro1">
          <table:table-cell table:formula="of:=COM.MICROSOFT.CONCAT([.B169];&quot;.md&quot;)" office:value-type="string" office:string-value=" Chocolate-Truffle-Cake.md" calcext:value-type="string">
            <text:p><text:s/>Chocolate-Truffle-Cake.md</text:p>
          </table:table-cell>
          <table:table-cell office:value-type="string" calcext:value-type="string">
            <text:p><text:s/>Chocolate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Truffle-Cake.jpg</text:p>
          </table:table-cell>
          <table:table-cell table:number-columns-repeated="3"/>
        </table:table-row>
        <table:table-row table:style-name="ro1">
          <table:table-cell table:formula="of:=COM.MICROSOFT.CONCAT([.B170];&quot;.md&quot;)" office:value-type="string" office:string-value=" Chocolate-Valentine-Heart-Shape-Cake.md" calcext:value-type="string">
            <text:p><text:s/>Chocolate-Valentine-Heart-Shape-Cake.md</text:p>
          </table:table-cell>
          <table:table-cell office:value-type="string" calcext:value-type="string">
            <text:p><text:s/>Chocolate-Valentine-Heart-Shap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Heart","Half Kg","One Tier"</text:p>
          </table:table-cell>
          <table:table-cell office:value-type="string" calcext:value-type="string">
            <text:p>img/portfolio/Chocolate-Valentine-Heart-Shape-Cake.jpg</text:p>
          </table:table-cell>
          <table:table-cell table:number-columns-repeated="3"/>
        </table:table-row>
        <table:table-row table:style-name="ro1">
          <table:table-cell table:formula="of:=COM.MICROSOFT.CONCAT([.B171];&quot;.md&quot;)" office:value-type="string" office:string-value=" Chocolate-Vase-Cake.md" calcext:value-type="string">
            <text:p><text:s/>Chocolate-Vase-Cake.md</text:p>
          </table:table-cell>
          <table:table-cell office:value-type="string" calcext:value-type="string">
            <text:p><text:s/>Chocolate-Vas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Vase-Cake.jpg</text:p>
          </table:table-cell>
          <table:table-cell table:number-columns-repeated="3"/>
        </table:table-row>
        <table:table-row table:style-name="ro1">
          <table:table-cell table:formula="of:=COM.MICROSOFT.CONCAT([.B172];&quot;.md&quot;)" office:value-type="string" office:string-value=" Chocolate-walnut-dutch-truffle-cake.md" calcext:value-type="string">
            <text:p><text:s/>Chocolate-walnut-dutch-truffle-cake.md</text:p>
          </table:table-cell>
          <table:table-cell office:value-type="string" calcext:value-type="string">
            <text:p><text:s/>Chocolate-walnut-dutch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-walnut-dutch-truffle-cake.jpg</text:p>
          </table:table-cell>
          <table:table-cell table:number-columns-repeated="3"/>
        </table:table-row>
        <table:table-row table:style-name="ro1">
          <table:table-cell table:formula="of:=COM.MICROSOFT.CONCAT([.B173];&quot;.md&quot;)" office:value-type="string" office:string-value=" Chocolatey-Red-Velvet-Twist.md" calcext:value-type="string">
            <text:p><text:s/>Chocolatey-Red-Velvet-Twist.md</text:p>
          </table:table-cell>
          <table:table-cell office:value-type="string" calcext:value-type="string">
            <text:p><text:s/>Chocolatey-Red-Velvet-Twist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ey-Red-Velvet-Twist.jpg</text:p>
          </table:table-cell>
          <table:table-cell table:number-columns-repeated="3"/>
        </table:table-row>
        <table:table-row table:style-name="ro1">
          <table:table-cell table:formula="of:=COM.MICROSOFT.CONCAT([.B174];&quot;.md&quot;)" office:value-type="string" office:string-value=" Chocolaty-Almond-Cake.md" calcext:value-type="string">
            <text:p><text:s/>Chocolaty-Almond-Cake.md</text:p>
          </table:table-cell>
          <table:table-cell office:value-type="string" calcext:value-type="string">
            <text:p><text:s/>Chocolaty-Almond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y-Almond-Cake.jpg</text:p>
          </table:table-cell>
          <table:table-cell table:number-columns-repeated="3"/>
        </table:table-row>
        <table:table-row table:style-name="ro1">
          <table:table-cell table:formula="of:=COM.MICROSOFT.CONCAT([.B175];&quot;.md&quot;)" office:value-type="string" office:string-value=" Chocolaty-Orange-Cake.md" calcext:value-type="string">
            <text:p><text:s/>Chocolaty-Orange-Cake.md</text:p>
          </table:table-cell>
          <table:table-cell office:value-type="string" calcext:value-type="string">
            <text:p><text:s/>Chocolaty-Orang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y-Orange-Cake.jpg</text:p>
          </table:table-cell>
          <table:table-cell table:number-columns-repeated="3"/>
        </table:table-row>
        <table:table-row table:style-name="ro1">
          <table:table-cell table:formula="of:=COM.MICROSOFT.CONCAT([.B176];&quot;.md&quot;)" office:value-type="string" office:string-value=" Chocolaty-Thrill-Cake.md" calcext:value-type="string">
            <text:p><text:s/>Chocolaty-Thrill-Cake.md</text:p>
          </table:table-cell>
          <table:table-cell office:value-type="string" calcext:value-type="string">
            <text:p><text:s/>Chocolaty-Thrill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aty-Thrill-Cake.jpg</text:p>
          </table:table-cell>
          <table:table-cell table:number-columns-repeated="3"/>
        </table:table-row>
        <table:table-row table:style-name="ro1">
          <table:table-cell table:formula="of:=COM.MICROSOFT.CONCAT([.B177];&quot;.md&quot;)" office:value-type="string" office:string-value=" Chocolicious-Chocolate-Cake1.md" calcext:value-type="string">
            <text:p><text:s/>Chocolicious-Chocolate-Cake1.md</text:p>
          </table:table-cell>
          <table:table-cell office:value-type="string" calcext:value-type="string">
            <text:p><text:s/>Chocolicious-Chocolate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icious-Chocolate-Cake1.jpg</text:p>
          </table:table-cell>
          <table:table-cell table:number-columns-repeated="3"/>
        </table:table-row>
        <table:table-row table:style-name="ro1">
          <table:table-cell table:formula="of:=COM.MICROSOFT.CONCAT([.B178];&quot;.md&quot;)" office:value-type="string" office:string-value=" Chocolicious-Chocolate-Cake2.md" calcext:value-type="string">
            <text:p><text:s/>Chocolicious-Chocolate-Cake2.md</text:p>
          </table:table-cell>
          <table:table-cell office:value-type="string" calcext:value-type="string">
            <text:p><text:s/>Chocolicious-Chocolate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icious-Chocolate-Cake2.jpg</text:p>
          </table:table-cell>
          <table:table-cell table:number-columns-repeated="3"/>
        </table:table-row>
        <table:table-row table:style-name="ro1">
          <table:table-cell table:formula="of:=COM.MICROSOFT.CONCAT([.B179];&quot;.md&quot;)" office:value-type="string" office:string-value=" Chocolicious-Chocolate-Cake3.md" calcext:value-type="string">
            <text:p><text:s/>Chocolicious-Chocolate-Cake3.md</text:p>
          </table:table-cell>
          <table:table-cell office:value-type="string" calcext:value-type="string">
            <text:p><text:s/>Chocolicious-Chocolate-Cake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icious-Chocolate-Cake3.jpg</text:p>
          </table:table-cell>
          <table:table-cell table:number-columns-repeated="3"/>
        </table:table-row>
        <table:table-row table:style-name="ro1">
          <table:table-cell table:formula="of:=COM.MICROSOFT.CONCAT([.B180];&quot;.md&quot;)" office:value-type="string" office:string-value=" Chocolicious-Chocolate-Cake4.md" calcext:value-type="string">
            <text:p><text:s/>Chocolicious-Chocolate-Cake4.md</text:p>
          </table:table-cell>
          <table:table-cell office:value-type="string" calcext:value-type="string">
            <text:p><text:s/>Chocolicious-Chocolate-Cake4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icious-Chocolate-Cake4.jpg</text:p>
          </table:table-cell>
          <table:table-cell table:number-columns-repeated="3"/>
        </table:table-row>
        <table:table-row table:style-name="ro1">
          <table:table-cell table:formula="of:=COM.MICROSOFT.CONCAT([.B181];&quot;.md&quot;)" office:value-type="string" office:string-value=" Chocolicious-Coffee-Cake.md" calcext:value-type="string">
            <text:p><text:s/>Chocolicious-Coffee-Cake.md</text:p>
          </table:table-cell>
          <table:table-cell office:value-type="string" calcext:value-type="string">
            <text:p><text:s/>Chocolicious-Coffe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icious-Coffee-Cake.jpg</text:p>
          </table:table-cell>
          <table:table-cell table:number-columns-repeated="3"/>
        </table:table-row>
        <table:table-row table:style-name="ro1">
          <table:table-cell table:formula="of:=COM.MICROSOFT.CONCAT([.B182];&quot;.md&quot;)" office:value-type="string" office:string-value=" Chocolicious-Italian-Cassata-Cake.md" calcext:value-type="string">
            <text:p><text:s/>Chocolicious-Italian-Cassata-Cake.md</text:p>
          </table:table-cell>
          <table:table-cell office:value-type="string" calcext:value-type="string">
            <text:p><text:s/>Chocolicious-Italian-Cassat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licious-Italian-Cassata-Cake.jpg</text:p>
          </table:table-cell>
          <table:table-cell table:number-columns-repeated="3"/>
        </table:table-row>
        <table:table-row table:style-name="ro1">
          <table:table-cell table:formula="of:=COM.MICROSOFT.CONCAT([.B183];&quot;.md&quot;)" office:value-type="string" office:string-value=" Choco-Mocha-Cake.md" calcext:value-type="string">
            <text:p><text:s/>Choco-Mocha-Cake.md</text:p>
          </table:table-cell>
          <table:table-cell office:value-type="string" calcext:value-type="string">
            <text:p><text:s/>Choco-Moch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Mocha-Cake.jpg</text:p>
          </table:table-cell>
          <table:table-cell table:number-columns-repeated="3"/>
        </table:table-row>
        <table:table-row table:style-name="ro1">
          <table:table-cell table:formula="of:=COM.MICROSOFT.CONCAT([.B184];&quot;.md&quot;)" office:value-type="string" office:string-value=" Choco-Pastry-Cake.md" calcext:value-type="string">
            <text:p><text:s/>Choco-Pastry-Cake.md</text:p>
          </table:table-cell>
          <table:table-cell office:value-type="string" calcext:value-type="string">
            <text:p><text:s/>Choco-Past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Pastry-Cake.jpg</text:p>
          </table:table-cell>
          <table:table-cell table:number-columns-repeated="3"/>
        </table:table-row>
        <table:table-row table:style-name="ro1">
          <table:table-cell table:formula="of:=COM.MICROSOFT.CONCAT([.B185];&quot;.md&quot;)" office:value-type="string" office:string-value=" Choco-Rice-Fudge-Cake.md" calcext:value-type="string">
            <text:p><text:s/>Choco-Rice-Fudge-Cake.md</text:p>
          </table:table-cell>
          <table:table-cell office:value-type="string" calcext:value-type="string">
            <text:p><text:s/>Choco-Rice-Fudg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Rice-Fudge-Cake.jpg</text:p>
          </table:table-cell>
          <table:table-cell table:number-columns-repeated="3"/>
        </table:table-row>
        <table:table-row table:style-name="ro1">
          <table:table-cell table:formula="of:=COM.MICROSOFT.CONCAT([.B186];&quot;.md&quot;)" office:value-type="string" office:string-value=" Choco-Rock-Cake.md" calcext:value-type="string">
            <text:p><text:s/>Choco-Rock-Cake.md</text:p>
          </table:table-cell>
          <table:table-cell office:value-type="string" calcext:value-type="string">
            <text:p><text:s/>Choco-Rock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Rock-Cake.jpg</text:p>
          </table:table-cell>
          <table:table-cell table:number-columns-repeated="3"/>
        </table:table-row>
        <table:table-row table:style-name="ro1">
          <table:table-cell table:formula="of:=COM.MICROSOFT.CONCAT([.B187];&quot;.md&quot;)" office:value-type="string" office:string-value=" Choco-Truffle-Cake.md" calcext:value-type="string">
            <text:p><text:s/>Choco-Truffle-Cake.md</text:p>
          </table:table-cell>
          <table:table-cell office:value-type="string" calcext:value-type="string">
            <text:p><text:s/>Choco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Truffle-Cake.jpg</text:p>
          </table:table-cell>
          <table:table-cell table:number-columns-repeated="3"/>
        </table:table-row>
        <table:table-row table:style-name="ro1">
          <table:table-cell table:formula="of:=COM.MICROSOFT.CONCAT([.B188];&quot;.md&quot;)" office:value-type="string" office:string-value=" Choco-Valvette-Cake.md" calcext:value-type="string">
            <text:p><text:s/>Choco-Valvette-Cake.md</text:p>
          </table:table-cell>
          <table:table-cell office:value-type="string" calcext:value-type="string">
            <text:p><text:s/>Choco-Valvet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Valvette-Cake.jpg</text:p>
          </table:table-cell>
          <table:table-cell table:number-columns-repeated="3"/>
        </table:table-row>
        <table:table-row table:style-name="ro1">
          <table:table-cell table:formula="of:=COM.MICROSOFT.CONCAT([.B189];&quot;.md&quot;)" office:value-type="string" office:string-value=" Choco-Vanilla-Cake.md" calcext:value-type="string">
            <text:p><text:s/>Choco-Vanilla-Cake.md</text:p>
          </table:table-cell>
          <table:table-cell office:value-type="string" calcext:value-type="string">
            <text:p><text:s/>Choco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Vanilla-Cake.jpg</text:p>
          </table:table-cell>
          <table:table-cell table:number-columns-repeated="3"/>
        </table:table-row>
        <table:table-row table:style-name="ro1">
          <table:table-cell table:formula="of:=COM.MICROSOFT.CONCAT([.B190];&quot;.md&quot;)" office:value-type="string" office:string-value=" Choco-Vanilla-Classic-Cake.md" calcext:value-type="string">
            <text:p><text:s/>Choco-Vanilla-Classic-Cake.md</text:p>
          </table:table-cell>
          <table:table-cell office:value-type="string" calcext:value-type="string">
            <text:p><text:s/>Choco-Vanilla-Classic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Vanilla-Classic-Cake.jpg</text:p>
          </table:table-cell>
          <table:table-cell table:number-columns-repeated="3"/>
        </table:table-row>
        <table:table-row table:style-name="ro1">
          <table:table-cell table:formula="of:=COM.MICROSOFT.CONCAT([.B191];&quot;.md&quot;)" office:value-type="string" office:string-value=" Choco-Walnut-Cake.md" calcext:value-type="string">
            <text:p><text:s/>Choco-Walnut-Cake.md</text:p>
          </table:table-cell>
          <table:table-cell office:value-type="string" calcext:value-type="string">
            <text:p><text:s/>Choco-Walnu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oco-Walnut-Cake.jpg</text:p>
          </table:table-cell>
          <table:table-cell table:number-columns-repeated="3"/>
        </table:table-row>
        <table:table-row table:style-name="ro1">
          <table:table-cell table:formula="of:=COM.MICROSOFT.CONCAT([.B192];&quot;.md&quot;)" office:value-type="string" office:string-value=" Christmas-tree-cake.md" calcext:value-type="string">
            <text:p><text:s/>Christmas-tree-cake.md</text:p>
          </table:table-cell>
          <table:table-cell office:value-type="string" calcext:value-type="string">
            <text:p><text:s/>Christmas-tre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One Kg","One Tier"</text:p>
          </table:table-cell>
          <table:table-cell office:value-type="string" calcext:value-type="string">
            <text:p>img/portfolio/Christmas-tree-cake.jpg</text:p>
          </table:table-cell>
          <table:table-cell table:number-columns-repeated="3"/>
        </table:table-row>
        <table:table-row table:style-name="ro1">
          <table:table-cell table:formula="of:=COM.MICROSOFT.CONCAT([.B193];&quot;.md&quot;)" office:value-type="string" office:string-value=" CHUNKY-CHOCOLATE-CAKE.md" calcext:value-type="string">
            <text:p><text:s/>CHUNKY-CHOCOLATE-CAKE.md</text:p>
          </table:table-cell>
          <table:table-cell office:value-type="string" calcext:value-type="string">
            <text:p><text:s/>CHUNKY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HUNKY-CHOCOLATE-CAKE.jpg</text:p>
          </table:table-cell>
          <table:table-cell table:number-columns-repeated="3"/>
        </table:table-row>
        <table:table-row table:style-name="ro1">
          <table:table-cell table:formula="of:=COM.MICROSOFT.CONCAT([.B194];&quot;.md&quot;)" office:value-type="string" office:string-value=" Cinnamon-and-Walnuts-Cakes.md" calcext:value-type="string">
            <text:p><text:s/>Cinnamon-and-Walnuts-Cakes.md</text:p>
          </table:table-cell>
          <table:table-cell office:value-type="string" calcext:value-type="string">
            <text:p><text:s/>Cinnamon-and-Walnuts-Cakes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Cinnamon-and-Walnuts-Cakes.jpg</text:p>
          </table:table-cell>
          <table:table-cell table:number-columns-repeated="3"/>
        </table:table-row>
        <table:table-row table:style-name="ro1">
          <table:table-cell table:formula="of:=COM.MICROSOFT.CONCAT([.B195];&quot;.md&quot;)" office:value-type="string" office:string-value=" Cinnamon-Bundt-Gourmet-Dessert-Cake.md" calcext:value-type="string">
            <text:p><text:s/>Cinnamon-Bundt-Gourmet-Dessert-Cake.md</text:p>
          </table:table-cell>
          <table:table-cell office:value-type="string" calcext:value-type="string">
            <text:p><text:s/>Cinnamon-Bundt-Gourmet-Desser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Cinnamon-Bundt-Gourmet-Dessert-Cake.jpg</text:p>
          </table:table-cell>
          <table:table-cell table:number-columns-repeated="3"/>
        </table:table-row>
        <table:table-row table:style-name="ro1">
          <table:table-cell table:formula="of:=COM.MICROSOFT.CONCAT([.B196];&quot;.md&quot;)" office:value-type="string" office:string-value=" Classic-Black-Forest....md" calcext:value-type="string">
            <text:p><text:s/>Classic-Black-Forest....md</text:p>
          </table:table-cell>
          <table:table-cell office:value-type="string" calcext:value-type="string">
            <text:p><text:s/>Classic-Black-Forest...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lassic-Black-Forest....jpg</text:p>
          </table:table-cell>
          <table:table-cell table:number-columns-repeated="3"/>
        </table:table-row>
        <table:table-row table:style-name="ro1">
          <table:table-cell table:formula="of:=COM.MICROSOFT.CONCAT([.B197];&quot;.md&quot;)" office:value-type="string" office:string-value=" Classique-Choco-Truffle-Cake2.md" calcext:value-type="string">
            <text:p><text:s/>Classique-Choco-Truffle-Cake2.md</text:p>
          </table:table-cell>
          <table:table-cell office:value-type="string" calcext:value-type="string">
            <text:p><text:s/>Classique-Choco-Truffle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lassique-Choco-Truffle-Cake2.jpg</text:p>
          </table:table-cell>
          <table:table-cell table:number-columns-repeated="3"/>
        </table:table-row>
        <table:table-row table:style-name="ro1">
          <table:table-cell table:formula="of:=COM.MICROSOFT.CONCAT([.B198];&quot;.md&quot;)" office:value-type="string" office:string-value=" Classique-Choco-Truffle-Cake.md" calcext:value-type="string">
            <text:p><text:s/>Classique-Choco-Truffle-Cake.md</text:p>
          </table:table-cell>
          <table:table-cell office:value-type="string" calcext:value-type="string">
            <text:p><text:s/>Classique-Choco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lassique-Choco-Truffle-Cake.jpg</text:p>
          </table:table-cell>
          <table:table-cell table:number-columns-repeated="3"/>
        </table:table-row>
        <table:table-row table:style-name="ro1">
          <table:table-cell table:formula="of:=COM.MICROSOFT.CONCAT([.B199];&quot;.md&quot;)" office:value-type="string" office:string-value=" Classy-Vanilla-Fun-Cake.md" calcext:value-type="string">
            <text:p><text:s/>Classy-Vanilla-Fun-Cake.md</text:p>
          </table:table-cell>
          <table:table-cell office:value-type="string" calcext:value-type="string">
            <text:p><text:s/>Classy-Vanilla-Fun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Classy-Vanilla-Fun-Cake.jpg</text:p>
          </table:table-cell>
          <table:table-cell table:number-columns-repeated="3"/>
        </table:table-row>
        <table:table-row table:style-name="ro1">
          <table:table-cell table:formula="of:=COM.MICROSOFT.CONCAT([.B200];&quot;.md&quot;)" office:value-type="string" office:string-value=" Coffee-Cake-Eggless.md" calcext:value-type="string">
            <text:p><text:s/>Coffee-Cake-Eggless.md</text:p>
          </table:table-cell>
          <table:table-cell office:value-type="string" calcext:value-type="string">
            <text:p><text:s/>Coffee-Cake-Eggless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offee","Round","Half Kg","One Tier"</text:p>
          </table:table-cell>
          <table:table-cell office:value-type="string" calcext:value-type="string">
            <text:p>img/portfolio/Coffee-Cake-Eggless.jpg</text:p>
          </table:table-cell>
          <table:table-cell table:number-columns-repeated="3"/>
        </table:table-row>
        <table:table-row table:style-name="ro1">
          <table:table-cell table:formula="of:=COM.MICROSOFT.CONCAT([.B201];&quot;.md&quot;)" office:value-type="string" office:string-value=" Coffee-Caramel-Cake.md" calcext:value-type="string">
            <text:p><text:s/>Coffee-Caramel-Cake.md</text:p>
          </table:table-cell>
          <table:table-cell office:value-type="string" calcext:value-type="string">
            <text:p><text:s/>Coffee-Caramel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offee","Round","Half Kg","One Tier"</text:p>
          </table:table-cell>
          <table:table-cell office:value-type="string" calcext:value-type="string">
            <text:p>img/portfolio/Coffee-Caramel-Cake.jpg</text:p>
          </table:table-cell>
          <table:table-cell table:number-columns-repeated="3"/>
        </table:table-row>
        <table:table-row table:style-name="ro1">
          <table:table-cell table:formula="of:=COM.MICROSOFT.CONCAT([.B202];&quot;.md&quot;)" office:value-type="string" office:string-value=" Coffee-Mania.md" calcext:value-type="string">
            <text:p><text:s/>Coffee-Mania.md</text:p>
          </table:table-cell>
          <table:table-cell office:value-type="string" calcext:value-type="string">
            <text:p><text:s/>Coffee-Mania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offee","Round","Half Kg","One Tier"</text:p>
          </table:table-cell>
          <table:table-cell office:value-type="string" calcext:value-type="string">
            <text:p>img/portfolio/Coffee-Mania.jpg</text:p>
          </table:table-cell>
          <table:table-cell table:number-columns-repeated="3"/>
        </table:table-row>
        <table:table-row table:style-name="ro1">
          <table:table-cell table:formula="of:=COM.MICROSOFT.CONCAT([.B203];&quot;.md&quot;)" office:value-type="string" office:string-value=" Colorful-Birthday-cake.md" calcext:value-type="string">
            <text:p><text:s/>Colorful-Birthday-cake.md</text:p>
          </table:table-cell>
          <table:table-cell office:value-type="string" calcext:value-type="string">
            <text:p><text:s/>Colorful-Birthda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Colorful-Birthday-cake.jpg</text:p>
          </table:table-cell>
          <table:table-cell table:number-columns-repeated="3"/>
        </table:table-row>
        <table:table-row table:style-name="ro1">
          <table:table-cell table:formula="of:=COM.MICROSOFT.CONCAT([.B204];&quot;.md&quot;)" office:value-type="string" office:string-value=" Colorful-Sprinkled-Cake.md" calcext:value-type="string">
            <text:p><text:s/>Colorful-Sprinkled-Cake.md</text:p>
          </table:table-cell>
          <table:table-cell office:value-type="string" calcext:value-type="string">
            <text:p><text:s/>Colorful-Sprinkled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Colorful-Sprinkled-Cake.jpg</text:p>
          </table:table-cell>
          <table:table-cell table:number-columns-repeated="3"/>
        </table:table-row>
        <table:table-row table:style-name="ro1">
          <table:table-cell table:formula="of:=COM.MICROSOFT.CONCAT([.B205];&quot;.md&quot;)" office:value-type="string" office:string-value=" Cookie-Butter-Cheese-Cake.md" calcext:value-type="string">
            <text:p><text:s/>Cookie-Butter-Cheese-Cake.md</text:p>
          </table:table-cell>
          <table:table-cell office:value-type="string" calcext:value-type="string">
            <text:p><text:s/>Cookie-Butter-Chees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Cookie-Butter-Cheese-Cake.jpg</text:p>
          </table:table-cell>
          <table:table-cell table:number-columns-repeated="3"/>
        </table:table-row>
        <table:table-row table:style-name="ro1">
          <table:table-cell table:formula="of:=COM.MICROSOFT.CONCAT([.B206];&quot;.md&quot;)" office:value-type="string" office:string-value=" Cookie-Cream-Cake.md" calcext:value-type="string">
            <text:p><text:s/>Cookie-Cream-Cake.md</text:p>
          </table:table-cell>
          <table:table-cell office:value-type="string" calcext:value-type="string">
            <text:p><text:s/>Cookie-Cream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Cookie-Cream-Cake.jpg</text:p>
          </table:table-cell>
          <table:table-cell table:number-columns-repeated="3"/>
        </table:table-row>
        <table:table-row table:style-name="ro1">
          <table:table-cell table:formula="of:=COM.MICROSOFT.CONCAT([.B207];&quot;.md&quot;)" office:value-type="string" office:string-value=" Cookies-and-Cream-Brownie-Cake.md" calcext:value-type="string">
            <text:p><text:s/>Cookies-and-Cream-Brownie-Cake.md</text:p>
          </table:table-cell>
          <table:table-cell office:value-type="string" calcext:value-type="string">
            <text:p><text:s/>Cookies-and-Cream-Browni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Cookies-and-Cream-Brownie-Cake.jpg</text:p>
          </table:table-cell>
          <table:table-cell table:number-columns-repeated="3"/>
        </table:table-row>
        <table:table-row table:style-name="ro1">
          <table:table-cell table:formula="of:=COM.MICROSOFT.CONCAT([.B208];&quot;.md&quot;)" office:value-type="string" office:string-value=" Cookies-and-Cream-Cheesecake.md" calcext:value-type="string">
            <text:p><text:s/>Cookies-and-Cream-Cheesecake.md</text:p>
          </table:table-cell>
          <table:table-cell office:value-type="string" calcext:value-type="string">
            <text:p><text:s/>Cookies-and-Cream-Cheese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Cookies-and-Cream-Cheesecake.jpg</text:p>
          </table:table-cell>
          <table:table-cell table:number-columns-repeated="3"/>
        </table:table-row>
        <table:table-row table:style-name="ro1">
          <table:table-cell table:formula="of:=COM.MICROSOFT.CONCAT([.B209];&quot;.md&quot;)" office:value-type="string" office:string-value=" Cool-Star-Choclate-Cake.md" calcext:value-type="string">
            <text:p><text:s/>Cool-Star-Choclate-Cake.md</text:p>
          </table:table-cell>
          <table:table-cell office:value-type="string" calcext:value-type="string">
            <text:p><text:s/>Cool-Star-Choc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ool-Star-Choclate-Cake.jpg</text:p>
          </table:table-cell>
          <table:table-cell table:number-columns-repeated="3"/>
        </table:table-row>
        <table:table-row table:style-name="ro1">
          <table:table-cell table:formula="of:=COM.MICROSOFT.CONCAT([.B210];&quot;.md&quot;)" office:value-type="string" office:string-value=" Creamy-Chocolate-Chip-Cake.md" calcext:value-type="string">
            <text:p><text:s/>Creamy-Chocolate-Chip-Cake.md</text:p>
          </table:table-cell>
          <table:table-cell office:value-type="string" calcext:value-type="string">
            <text:p><text:s/>Creamy-Chocolate-Chip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reamy-Chocolate-Chip-Cake.jpg</text:p>
          </table:table-cell>
          <table:table-cell table:number-columns-repeated="3"/>
        </table:table-row>
        <table:table-row table:style-name="ro1">
          <table:table-cell table:formula="of:=COM.MICROSOFT.CONCAT([.B211];&quot;.md&quot;)" office:value-type="string" office:string-value=" Creamy-Strawberry-Cake.md" calcext:value-type="string">
            <text:p><text:s/>Creamy-Strawberry-Cake.md</text:p>
          </table:table-cell>
          <table:table-cell office:value-type="string" calcext:value-type="string">
            <text:p><text:s/>Creamy-Strawb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Creamy-Strawberry-Cake.jpg</text:p>
          </table:table-cell>
          <table:table-cell table:number-columns-repeated="3"/>
        </table:table-row>
        <table:table-row table:style-name="ro1">
          <table:table-cell table:formula="of:=COM.MICROSOFT.CONCAT([.B212];&quot;.md&quot;)" office:value-type="string" office:string-value=" Crown-Choco-Truffle-Cake1.md" calcext:value-type="string">
            <text:p><text:s/>Crown-Choco-Truffle-Cake1.md</text:p>
          </table:table-cell>
          <table:table-cell office:value-type="string" calcext:value-type="string">
            <text:p><text:s/>Crown-Choco-Truffle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rown-Choco-Truffle-Cake1.jpg</text:p>
          </table:table-cell>
          <table:table-cell table:number-columns-repeated="3"/>
        </table:table-row>
        <table:table-row table:style-name="ro1">
          <table:table-cell table:formula="of:=COM.MICROSOFT.CONCAT([.B213];&quot;.md&quot;)" office:value-type="string" office:string-value=" Crown-Choco-Truffle-Cake2.md" calcext:value-type="string">
            <text:p><text:s/>Crown-Choco-Truffle-Cake2.md</text:p>
          </table:table-cell>
          <table:table-cell office:value-type="string" calcext:value-type="string">
            <text:p><text:s/>Crown-Choco-Truffle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rown-Choco-Truffle-Cake2.jpg</text:p>
          </table:table-cell>
          <table:table-cell table:number-columns-repeated="3"/>
        </table:table-row>
        <table:table-row table:style-name="ro1">
          <table:table-cell table:formula="of:=COM.MICROSOFT.CONCAT([.B214];&quot;.md&quot;)" office:value-type="string" office:string-value=" Crunchy-Butterscotch.md" calcext:value-type="string">
            <text:p><text:s/>Crunchy-Butterscotch.md</text:p>
          </table:table-cell>
          <table:table-cell office:value-type="string" calcext:value-type="string">
            <text:p><text:s/>Crunchy-Butterscotch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Crunchy-Butterscotch.jpg</text:p>
          </table:table-cell>
          <table:table-cell table:number-columns-repeated="3"/>
        </table:table-row>
        <table:table-row table:style-name="ro1">
          <table:table-cell table:formula="of:=COM.MICROSOFT.CONCAT([.B215];&quot;.md&quot;)" office:value-type="string" office:string-value=" Crunchy-Ferrero-Choco-Vanilla-Cake.md" calcext:value-type="string">
            <text:p><text:s/>Crunchy-Ferrero-Choco-Vanilla-Cake.md</text:p>
          </table:table-cell>
          <table:table-cell office:value-type="string" calcext:value-type="string">
            <text:p><text:s/>Crunchy-Ferrero-Choco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runchy-Ferrero-Choco-Vanilla-Cake.jpg</text:p>
          </table:table-cell>
          <table:table-cell table:number-columns-repeated="3"/>
        </table:table-row>
        <table:table-row table:style-name="ro1">
          <table:table-cell table:formula="of:=COM.MICROSOFT.CONCAT([.B216];&quot;.md&quot;)" office:value-type="string" office:string-value=" Cuban-Crunchy-Cake.md" calcext:value-type="string">
            <text:p><text:s/>Cuban-Crunchy-Cake.md</text:p>
          </table:table-cell>
          <table:table-cell office:value-type="string" calcext:value-type="string">
            <text:p><text:s/>Cuban-Crunch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Cuban-Crunchy-Cake.jpg</text:p>
          </table:table-cell>
          <table:table-cell table:number-columns-repeated="3"/>
        </table:table-row>
        <table:table-row table:style-name="ro1">
          <table:table-cell table:formula="of:=COM.MICROSOFT.CONCAT([.B217];&quot;.md&quot;)" office:value-type="string" office:string-value=" Dark-Chocochips-Cake.md" calcext:value-type="string">
            <text:p><text:s/>Dark-Chocochips-Cake.md</text:p>
          </table:table-cell>
          <table:table-cell office:value-type="string" calcext:value-type="string">
            <text:p><text:s/>Dark-Chocochip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ark-Chocochips-Cake.jpg</text:p>
          </table:table-cell>
          <table:table-cell table:number-columns-repeated="3"/>
        </table:table-row>
        <table:table-row table:style-name="ro1">
          <table:table-cell table:formula="of:=COM.MICROSOFT.CONCAT([.B218];&quot;.md&quot;)" office:value-type="string" office:string-value=" Dark-Chocolate-Cake.md" calcext:value-type="string">
            <text:p><text:s/>Dark-Chocolate-Cake.md</text:p>
          </table:table-cell>
          <table:table-cell office:value-type="string" calcext:value-type="string">
            <text:p><text:s/>Dark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ark-Chocolate-Cake.jpg</text:p>
          </table:table-cell>
          <table:table-cell table:number-columns-repeated="3"/>
        </table:table-row>
        <table:table-row table:style-name="ro1">
          <table:table-cell table:formula="of:=COM.MICROSOFT.CONCAT([.B219];&quot;.md&quot;)" office:value-type="string" office:string-value=" Dark-Chocolate-Torte-Cake.md" calcext:value-type="string">
            <text:p><text:s/>Dark-Chocolate-Torte-Cake.md</text:p>
          </table:table-cell>
          <table:table-cell office:value-type="string" calcext:value-type="string">
            <text:p><text:s/>Dark-Chocolate-Tor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ark-Chocolate-Torte-Cake.jpg</text:p>
          </table:table-cell>
          <table:table-cell table:number-columns-repeated="3"/>
        </table:table-row>
        <table:table-row table:style-name="ro1">
          <table:table-cell table:formula="of:=COM.MICROSOFT.CONCAT([.B220];&quot;.md&quot;)" office:value-type="string" office:string-value=" Dark-Royal-Cake.md" calcext:value-type="string">
            <text:p><text:s/>Dark-Royal-Cake.md</text:p>
          </table:table-cell>
          <table:table-cell office:value-type="string" calcext:value-type="string">
            <text:p><text:s/>Dark-Royal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ark-Royal-Cake.jpg</text:p>
          </table:table-cell>
          <table:table-cell table:number-columns-repeated="3"/>
        </table:table-row>
        <table:table-row table:style-name="ro1">
          <table:table-cell table:formula="of:=COM.MICROSOFT.CONCAT([.B221];&quot;.md&quot;)" office:value-type="string" office:string-value=" Death-By-Dark-Chocolate-Cake.md" calcext:value-type="string">
            <text:p><text:s/>Death-By-Dark-Chocolate-Cake.md</text:p>
          </table:table-cell>
          <table:table-cell office:value-type="string" calcext:value-type="string">
            <text:p><text:s/>Death-By-Dark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eath-By-Dark-Chocolate-Cake.jpg</text:p>
          </table:table-cell>
          <table:table-cell table:number-columns-repeated="3"/>
        </table:table-row>
        <table:table-row table:style-name="ro1">
          <table:table-cell table:formula="of:=COM.MICROSOFT.CONCAT([.B222];&quot;.md&quot;)" office:value-type="string" office:string-value=" Decadent-Carrot-Dessert-Cake.md" calcext:value-type="string">
            <text:p><text:s/>Decadent-Carrot-Dessert-Cake.md</text:p>
          </table:table-cell>
          <table:table-cell office:value-type="string" calcext:value-type="string">
            <text:p><text:s/>Decadent-Carrot-Desser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Decadent-Carrot-Dessert-Cake.jpg</text:p>
          </table:table-cell>
          <table:table-cell table:number-columns-repeated="3"/>
        </table:table-row>
        <table:table-row table:style-name="ro1">
          <table:table-cell table:formula="of:=COM.MICROSOFT.CONCAT([.B223];&quot;.md&quot;)" office:value-type="string" office:string-value=" Decadent-Soft-Truffle-Cake.md" calcext:value-type="string">
            <text:p><text:s/>Decadent-Soft-Truffle-Cake.md</text:p>
          </table:table-cell>
          <table:table-cell office:value-type="string" calcext:value-type="string">
            <text:p><text:s/>Decadent-Soft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ecadent-Soft-Truffle-Cake.jpg</text:p>
          </table:table-cell>
          <table:table-cell table:number-columns-repeated="3"/>
        </table:table-row>
        <table:table-row table:style-name="ro1">
          <table:table-cell table:formula="of:=COM.MICROSOFT.CONCAT([.B224];&quot;.md&quot;)" office:value-type="string" office:string-value=" Deco-Black-Forest-Cake.md" calcext:value-type="string">
            <text:p><text:s/>Deco-Black-Forest-Cake.md</text:p>
          </table:table-cell>
          <table:table-cell office:value-type="string" calcext:value-type="string">
            <text:p><text:s/>Deco-Black-Fores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eco-Black-Forest-Cake.jpg</text:p>
          </table:table-cell>
          <table:table-cell table:number-columns-repeated="3"/>
        </table:table-row>
        <table:table-row table:style-name="ro1">
          <table:table-cell table:formula="of:=COM.MICROSOFT.CONCAT([.B225];&quot;.md&quot;)" office:value-type="string" office:string-value=" Delectable-Black-Forest.md" calcext:value-type="string">
            <text:p><text:s/>Delectable-Black-Forest.md</text:p>
          </table:table-cell>
          <table:table-cell office:value-type="string" calcext:value-type="string">
            <text:p><text:s/>Delectable-Black-Forest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electable-Black-Forest.jpg</text:p>
          </table:table-cell>
          <table:table-cell table:number-columns-repeated="3"/>
        </table:table-row>
        <table:table-row table:style-name="ro1">
          <table:table-cell table:formula="of:=COM.MICROSOFT.CONCAT([.B226];&quot;.md&quot;)" office:value-type="string" office:string-value=" Delectable-Butterscotch-Cake.md" calcext:value-type="string">
            <text:p><text:s/>Delectable-Butterscotch-Cake.md</text:p>
          </table:table-cell>
          <table:table-cell office:value-type="string" calcext:value-type="string">
            <text:p><text:s/>Delectable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Delectable-Butterscotch-Cake.jpg</text:p>
          </table:table-cell>
          <table:table-cell table:number-columns-repeated="3"/>
        </table:table-row>
        <table:table-row table:style-name="ro1">
          <table:table-cell table:formula="of:=COM.MICROSOFT.CONCAT([.B227];&quot;.md&quot;)" office:value-type="string" office:string-value=" Delectable-Caramel-Cake.md" calcext:value-type="string">
            <text:p><text:s/>Delectable-Caramel-Cake.md</text:p>
          </table:table-cell>
          <table:table-cell office:value-type="string" calcext:value-type="string">
            <text:p><text:s/>Delectable-Caramel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Delectable-Caramel-Cake.jpg</text:p>
          </table:table-cell>
          <table:table-cell table:number-columns-repeated="3"/>
        </table:table-row>
        <table:table-row table:style-name="ro1">
          <table:table-cell table:formula="of:=COM.MICROSOFT.CONCAT([.B228];&quot;.md&quot;)" office:value-type="string" office:string-value=" Delectable-Fruit-Heart-Cake.md" calcext:value-type="string">
            <text:p><text:s/>Delectable-Fruit-Heart-Cake.md</text:p>
          </table:table-cell>
          <table:table-cell office:value-type="string" calcext:value-type="string">
            <text:p><text:s/>Delectable-Fruit-Hear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Heart","Half Kg","One Tier"</text:p>
          </table:table-cell>
          <table:table-cell office:value-type="string" calcext:value-type="string">
            <text:p>img/portfolio/Delectable-Fruit-Heart-Cake.jpg</text:p>
          </table:table-cell>
          <table:table-cell table:number-columns-repeated="3"/>
        </table:table-row>
        <table:table-row table:style-name="ro1">
          <table:table-cell table:formula="of:=COM.MICROSOFT.CONCAT([.B229];&quot;.md&quot;)" office:value-type="string" office:string-value=" Delicious-Chocolate-Cake.md" calcext:value-type="string">
            <text:p><text:s/>Delicious-Chocolate-Cake.md</text:p>
          </table:table-cell>
          <table:table-cell office:value-type="string" calcext:value-type="string">
            <text:p><text:s/>Delicious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elicious-Chocolate-Cake.jpg</text:p>
          </table:table-cell>
          <table:table-cell table:number-columns-repeated="3"/>
        </table:table-row>
        <table:table-row table:style-name="ro1">
          <table:table-cell table:formula="of:=COM.MICROSOFT.CONCAT([.B230];&quot;.md&quot;)" office:value-type="string" office:string-value=" Delicious-Chocolate-Vanilla-Cake.md" calcext:value-type="string">
            <text:p><text:s/>Delicious-Chocolate-Vanilla-Cake.md</text:p>
          </table:table-cell>
          <table:table-cell office:value-type="string" calcext:value-type="string">
            <text:p><text:s/>Delicious-Chocolate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Delicious-Chocolate-Vanilla-Cake.jpg</text:p>
          </table:table-cell>
          <table:table-cell table:number-columns-repeated="3"/>
        </table:table-row>
        <table:table-row table:style-name="ro1">
          <table:table-cell table:formula="of:=COM.MICROSOFT.CONCAT([.B231];&quot;.md&quot;)" office:value-type="string" office:string-value=" Delicious-Fruity-Affair-Cake.md" calcext:value-type="string">
            <text:p><text:s/>Delicious-Fruity-Affair-Cake.md</text:p>
          </table:table-cell>
          <table:table-cell office:value-type="string" calcext:value-type="string">
            <text:p><text:s/>Delicious-Fruity-Affai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Delicious-Fruity-Affair-Cake.jpg</text:p>
          </table:table-cell>
          <table:table-cell table:number-columns-repeated="3"/>
        </table:table-row>
        <table:table-row table:style-name="ro1">
          <table:table-cell table:formula="of:=COM.MICROSOFT.CONCAT([.B232];&quot;.md&quot;)" office:value-type="string" office:string-value=" Delicious-Heart-Shape-Truffle-Cake.md" calcext:value-type="string">
            <text:p><text:s/>Delicious-Heart-Shape-Truffle-Cake.md</text:p>
          </table:table-cell>
          <table:table-cell office:value-type="string" calcext:value-type="string">
            <text:p><text:s/>Delicious-Heart-Shape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Heart","Half Kg","One Tier"</text:p>
          </table:table-cell>
          <table:table-cell office:value-type="string" calcext:value-type="string">
            <text:p>img/portfolio/Delicious-Heart-Shape-Truffle-Cake.jpg</text:p>
          </table:table-cell>
          <table:table-cell table:number-columns-repeated="3"/>
        </table:table-row>
        <table:table-row table:style-name="ro1">
          <table:table-cell table:formula="of:=COM.MICROSOFT.CONCAT([.B233];&quot;.md&quot;)" office:value-type="string" office:string-value=" Deliciously-Light-Vanilla-Cake.md" calcext:value-type="string">
            <text:p><text:s/>Deliciously-Light-Vanilla-Cake.md</text:p>
          </table:table-cell>
          <table:table-cell office:value-type="string" calcext:value-type="string">
            <text:p><text:s/>Deliciously-Light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Deliciously-Light-Vanilla-Cake.jpg</text:p>
          </table:table-cell>
          <table:table-cell table:number-columns-repeated="3"/>
        </table:table-row>
        <table:table-row table:style-name="ro1">
          <table:table-cell table:formula="of:=COM.MICROSOFT.CONCAT([.B234];&quot;.md&quot;)" office:value-type="string" office:string-value=" Delicious-Swirls.md" calcext:value-type="string">
            <text:p><text:s/>Delicious-Swirls.md</text:p>
          </table:table-cell>
          <table:table-cell office:value-type="string" calcext:value-type="string">
            <text:p><text:s/>Delicious-Swirls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Delicious-Swirls.jpg</text:p>
          </table:table-cell>
          <table:table-cell table:number-columns-repeated="3"/>
        </table:table-row>
        <table:table-row table:style-name="ro1">
          <table:table-cell table:formula="of:=COM.MICROSOFT.CONCAT([.B235];&quot;.md&quot;)" office:value-type="string" office:string-value=" Delicious-Vanilla-Cake.md" calcext:value-type="string">
            <text:p><text:s/>Delicious-Vanilla-Cake.md</text:p>
          </table:table-cell>
          <table:table-cell office:value-type="string" calcext:value-type="string">
            <text:p><text:s/>Delicious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Delicious-Vanilla-Cake.jpg</text:p>
          </table:table-cell>
          <table:table-cell table:number-columns-repeated="3"/>
        </table:table-row>
        <table:table-row table:style-name="ro1">
          <table:table-cell table:formula="of:=COM.MICROSOFT.CONCAT([.B236];&quot;.md&quot;)" office:value-type="string" office:string-value=" Delicious-White-Almond-cake.md" calcext:value-type="string">
            <text:p><text:s/>Delicious-White-Almond-cake.md</text:p>
          </table:table-cell>
          <table:table-cell office:value-type="string" calcext:value-type="string">
            <text:p><text:s/>Delicious-White-Almond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Delicious-White-Almond-cake.jpg</text:p>
          </table:table-cell>
          <table:table-cell table:number-columns-repeated="3"/>
        </table:table-row>
        <table:table-row table:style-name="ro1">
          <table:table-cell table:formula="of:=COM.MICROSOFT.CONCAT([.B237];&quot;.md&quot;)" office:value-type="string" office:string-value=" Delight-Butterscotch-Cake.md" calcext:value-type="string">
            <text:p><text:s/>Delight-Butterscotch-Cake.md</text:p>
          </table:table-cell>
          <table:table-cell office:value-type="string" calcext:value-type="string">
            <text:p><text:s/>Delight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Delight-Butterscotch-Cake.jpg</text:p>
          </table:table-cell>
          <table:table-cell table:number-columns-repeated="3"/>
        </table:table-row>
        <table:table-row table:style-name="ro1">
          <table:table-cell table:formula="of:=COM.MICROSOFT.CONCAT([.B238];&quot;.md&quot;)" office:value-type="string" office:string-value=" Delight-Chocolate-Truffle.md" calcext:value-type="string">
            <text:p><text:s/>Delight-Chocolate-Truffle.md</text:p>
          </table:table-cell>
          <table:table-cell office:value-type="string" calcext:value-type="string">
            <text:p><text:s/>Delight-Chocolate-Truffl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elight-Chocolate-Truffle.jpg</text:p>
          </table:table-cell>
          <table:table-cell table:number-columns-repeated="3"/>
        </table:table-row>
        <table:table-row table:style-name="ro1">
          <table:table-cell table:formula="of:=COM.MICROSOFT.CONCAT([.B239];&quot;.md&quot;)" office:value-type="string" office:string-value=" Delightful-Caramel-Chocolate-Cake.md" calcext:value-type="string">
            <text:p><text:s/>Delightful-Caramel-Chocolate-Cake.md</text:p>
          </table:table-cell>
          <table:table-cell office:value-type="string" calcext:value-type="string">
            <text:p><text:s/>Delightful-Caramel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elightful-Caramel-Chocolate-Cake.jpg</text:p>
          </table:table-cell>
          <table:table-cell table:number-columns-repeated="3"/>
        </table:table-row>
        <table:table-row table:style-name="ro1">
          <table:table-cell table:formula="of:=COM.MICROSOFT.CONCAT([.B240];&quot;.md&quot;)" office:value-type="string" office:string-value=" Delightful-Choco-Cake.md" calcext:value-type="string">
            <text:p><text:s/>Delightful-Choco-Cake.md</text:p>
          </table:table-cell>
          <table:table-cell office:value-type="string" calcext:value-type="string">
            <text:p><text:s/>Delightful-Choco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elightful-Choco-Cake.jpg</text:p>
          </table:table-cell>
          <table:table-cell table:number-columns-repeated="3"/>
        </table:table-row>
        <table:table-row table:style-name="ro1">
          <table:table-cell table:formula="of:=COM.MICROSOFT.CONCAT([.B241];&quot;.md&quot;)" office:value-type="string" office:string-value=" Delightful-Chocolate-Cake.md" calcext:value-type="string">
            <text:p><text:s/>Delightful-Chocolate-Cake.md</text:p>
          </table:table-cell>
          <table:table-cell office:value-type="string" calcext:value-type="string">
            <text:p><text:s/>Delightful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elightful-Chocolate-Cake.jpg</text:p>
          </table:table-cell>
          <table:table-cell table:number-columns-repeated="3"/>
        </table:table-row>
        <table:table-row table:style-name="ro1">
          <table:table-cell table:formula="of:=COM.MICROSOFT.CONCAT([.B242];&quot;.md&quot;)" office:value-type="string" office:string-value=" Delightful-Tempting-Butterscotch-Cake.md" calcext:value-type="string">
            <text:p><text:s/>Delightful-Tempting-Butterscotch-Cake.md</text:p>
          </table:table-cell>
          <table:table-cell office:value-type="string" calcext:value-type="string">
            <text:p><text:s/>Delightful-Tempting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Delightful-Tempting-Butterscotch-Cake.jpg</text:p>
          </table:table-cell>
          <table:table-cell table:number-columns-repeated="3"/>
        </table:table-row>
        <table:table-row table:style-name="ro1">
          <table:table-cell table:formula="of:=COM.MICROSOFT.CONCAT([.B243];&quot;.md&quot;)" office:value-type="string" office:string-value=" Delightful-Vanilla-Cake.md" calcext:value-type="string">
            <text:p><text:s/>Delightful-Vanilla-Cake.md</text:p>
          </table:table-cell>
          <table:table-cell office:value-type="string" calcext:value-type="string">
            <text:p><text:s/>Delightful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Delightful-Vanilla-Cake.jpg</text:p>
          </table:table-cell>
          <table:table-cell table:number-columns-repeated="3"/>
        </table:table-row>
        <table:table-row table:style-name="ro1">
          <table:table-cell table:formula="of:=COM.MICROSOFT.CONCAT([.B244];&quot;.md&quot;)" office:value-type="string" office:string-value=" Delighting-Chocolate-Cake.md" calcext:value-type="string">
            <text:p><text:s/>Delighting-Chocolate-Cake.md</text:p>
          </table:table-cell>
          <table:table-cell office:value-type="string" calcext:value-type="string">
            <text:p><text:s/>Delighting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elighting-Chocolate-Cake.jpg</text:p>
          </table:table-cell>
          <table:table-cell table:number-columns-repeated="3"/>
        </table:table-row>
        <table:table-row table:style-name="ro1">
          <table:table-cell table:formula="of:=COM.MICROSOFT.CONCAT([.B245];&quot;.md&quot;)" office:value-type="string" office:string-value=" Delight-Vanilla-Cake.md" calcext:value-type="string">
            <text:p><text:s/>Delight-Vanilla-Cake.md</text:p>
          </table:table-cell>
          <table:table-cell office:value-type="string" calcext:value-type="string">
            <text:p><text:s/>Delight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Delight-Vanilla-Cake.jpg</text:p>
          </table:table-cell>
          <table:table-cell table:number-columns-repeated="3"/>
        </table:table-row>
        <table:table-row table:style-name="ro1">
          <table:table-cell table:formula="of:=COM.MICROSOFT.CONCAT([.B246];&quot;.md&quot;)" office:value-type="string" office:string-value=" Designer-Belgium-Cake.md" calcext:value-type="string">
            <text:p><text:s/>Designer-Belgium-Cake.md</text:p>
          </table:table-cell>
          <table:table-cell office:value-type="string" calcext:value-type="string">
            <text:p><text:s/>Designer-Belgium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esigner-Belgium-Cake.jpg</text:p>
          </table:table-cell>
          <table:table-cell table:number-columns-repeated="3"/>
        </table:table-row>
        <table:table-row table:style-name="ro1">
          <table:table-cell table:formula="of:=COM.MICROSOFT.CONCAT([.B247];&quot;.md&quot;)" office:value-type="string" office:string-value=" Designer-Butterscotch-Cake.md" calcext:value-type="string">
            <text:p><text:s/>Designer-Butterscotch-Cake.md</text:p>
          </table:table-cell>
          <table:table-cell office:value-type="string" calcext:value-type="string">
            <text:p><text:s/>Designer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Designer-Butterscotch-Cake.jpg</text:p>
          </table:table-cell>
          <table:table-cell table:number-columns-repeated="3"/>
        </table:table-row>
        <table:table-row table:style-name="ro1">
          <table:table-cell table:formula="of:=COM.MICROSOFT.CONCAT([.B248];&quot;.md&quot;)" office:value-type="string" office:string-value=" Designer-Red-Rose-Cake.md" calcext:value-type="string">
            <text:p><text:s/>Designer-Red-Rose-Cake.md</text:p>
          </table:table-cell>
          <table:table-cell office:value-type="string" calcext:value-type="string">
            <text:p><text:s/>Designer-Red-Ros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Designer-Red-Rose-Cake.jpg</text:p>
          </table:table-cell>
          <table:table-cell table:number-columns-repeated="3"/>
        </table:table-row>
        <table:table-row table:style-name="ro1">
          <table:table-cell table:formula="of:=COM.MICROSOFT.CONCAT([.B249];&quot;.md&quot;)" office:value-type="string" office:string-value=" Designer-Vanilla-Cake.md" calcext:value-type="string">
            <text:p><text:s/>Designer-Vanilla-Cake.md</text:p>
          </table:table-cell>
          <table:table-cell office:value-type="string" calcext:value-type="string">
            <text:p><text:s/>Designer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Designer-Vanilla-Cake.jpg</text:p>
          </table:table-cell>
          <table:table-cell table:number-columns-repeated="3"/>
        </table:table-row>
        <table:table-row table:style-name="ro1">
          <table:table-cell table:formula="of:=COM.MICROSOFT.CONCAT([.B250];&quot;.md&quot;)" office:value-type="string" office:string-value=" Dessert-Cake.md" calcext:value-type="string">
            <text:p><text:s/>Dessert-Cake.md</text:p>
          </table:table-cell>
          <table:table-cell office:value-type="string" calcext:value-type="string">
            <text:p><text:s/>Desser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essert-Cake.jpg</text:p>
          </table:table-cell>
          <table:table-cell table:number-columns-repeated="3"/>
        </table:table-row>
        <table:table-row table:style-name="ro1">
          <table:table-cell table:formula="of:=COM.MICROSOFT.CONCAT([.B251];&quot;.md&quot;)" office:value-type="string" office:string-value=" Dessert-Chocolate-Cherry-Cake.md" calcext:value-type="string">
            <text:p><text:s/>Dessert-Chocolate-Cherry-Cake.md</text:p>
          </table:table-cell>
          <table:table-cell office:value-type="string" calcext:value-type="string">
            <text:p><text:s/>Dessert-Chocolate-Ch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essert-Chocolate-Cherry-Cake.jpg</text:p>
          </table:table-cell>
          <table:table-cell table:number-columns-repeated="3"/>
        </table:table-row>
        <table:table-row table:style-name="ro1">
          <table:table-cell table:formula="of:=COM.MICROSOFT.CONCAT([.B252];&quot;.md&quot;)" office:value-type="string" office:string-value=" Dessert-Hazelnut-Brittle-Cake.md" calcext:value-type="string">
            <text:p><text:s/>Dessert-Hazelnut-Brittle-Cake.md</text:p>
          </table:table-cell>
          <table:table-cell office:value-type="string" calcext:value-type="string">
            <text:p><text:s/>Dessert-Hazelnut-Britt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Dessert-Hazelnut-Brittle-Cake.jpg</text:p>
          </table:table-cell>
          <table:table-cell table:number-columns-repeated="3"/>
        </table:table-row>
        <table:table-row table:style-name="ro1">
          <table:table-cell table:formula="of:=COM.MICROSOFT.CONCAT([.B253];&quot;.md&quot;)" office:value-type="string" office:string-value=" Dessert-Passion-Fruit-Cake.md" calcext:value-type="string">
            <text:p><text:s/>Dessert-Passion-Fruit-Cake.md</text:p>
          </table:table-cell>
          <table:table-cell office:value-type="string" calcext:value-type="string">
            <text:p><text:s/>Dessert-Passion-Frui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Dessert-Passion-Fruit-Cake.jpg</text:p>
          </table:table-cell>
          <table:table-cell table:number-columns-repeated="3"/>
        </table:table-row>
        <table:table-row table:style-name="ro1">
          <table:table-cell table:formula="of:=COM.MICROSOFT.CONCAT([.B254];&quot;.md&quot;)" office:value-type="string" office:string-value=" Dessert-Truffle-Cake.md" calcext:value-type="string">
            <text:p><text:s/>Dessert-Truffle-Cake.md</text:p>
          </table:table-cell>
          <table:table-cell office:value-type="string" calcext:value-type="string">
            <text:p><text:s/>Dessert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essert-Truffle-Cake.jpg</text:p>
          </table:table-cell>
          <table:table-cell table:number-columns-repeated="3"/>
        </table:table-row>
        <table:table-row table:style-name="ro1">
          <table:table-cell table:formula="of:=COM.MICROSOFT.CONCAT([.B255];&quot;.md&quot;)" office:value-type="string" office:string-value=" Divine-Butterscotch-Cake.md" calcext:value-type="string">
            <text:p><text:s/>Divine-Butterscotch-Cake.md</text:p>
          </table:table-cell>
          <table:table-cell office:value-type="string" calcext:value-type="string">
            <text:p><text:s/>Divine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Divine-Butterscotch-Cake.jpg</text:p>
          </table:table-cell>
          <table:table-cell table:number-columns-repeated="3"/>
        </table:table-row>
        <table:table-row table:style-name="ro1">
          <table:table-cell table:formula="of:=COM.MICROSOFT.CONCAT([.B256];&quot;.md&quot;)" office:value-type="string" office:string-value=" dome-pineapple-cake.md" calcext:value-type="string">
            <text:p><text:s/>dome-pineapple-cake.md</text:p>
          </table:table-cell>
          <table:table-cell office:value-type="string" calcext:value-type="string">
            <text:p><text:s/>dome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dome-pineapple-cake.jpg</text:p>
          </table:table-cell>
          <table:table-cell table:number-columns-repeated="3"/>
        </table:table-row>
        <table:table-row table:style-name="ro1">
          <table:table-cell table:formula="of:=COM.MICROSOFT.CONCAT([.B257];&quot;.md&quot;)" office:value-type="string" office:string-value=" Double-Chocolate-Dessert-Bundt.md" calcext:value-type="string">
            <text:p><text:s/>Double-Chocolate-Dessert-Bundt.md</text:p>
          </table:table-cell>
          <table:table-cell office:value-type="string" calcext:value-type="string">
            <text:p><text:s/>Double-Chocolate-Dessert-Bundt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ouble-Chocolate-Dessert-Bundt.jpg</text:p>
          </table:table-cell>
          <table:table-cell table:number-columns-repeated="3"/>
        </table:table-row>
        <table:table-row table:style-name="ro1">
          <table:table-cell table:formula="of:=COM.MICROSOFT.CONCAT([.B258];&quot;.md&quot;)" office:value-type="string" office:string-value=" Dripping-in-Raspberry-Cake.md" calcext:value-type="string">
            <text:p><text:s/>Dripping-in-Raspberry-Cake.md</text:p>
          </table:table-cell>
          <table:table-cell office:value-type="string" calcext:value-type="string">
            <text:p><text:s/>Dripping-in-Raspb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Dripping-in-Raspberry-Cake.jpg</text:p>
          </table:table-cell>
          <table:table-cell table:number-columns-repeated="3"/>
        </table:table-row>
        <table:table-row table:style-name="ro1">
          <table:table-cell table:formula="of:=COM.MICROSOFT.CONCAT([.B259];&quot;.md&quot;)" office:value-type="string" office:string-value=" Duet-Swirl-Chocolate-&amp;-Fruit-Cake.md" calcext:value-type="string">
            <text:p><text:s/>Duet-Swirl-Chocolate-&amp;-Fruit-Cake.md</text:p>
          </table:table-cell>
          <table:table-cell office:value-type="string" calcext:value-type="string">
            <text:p><text:s/>Duet-Swirl-Chocolate-&amp;-Frui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Duet-Swirl-Chocolate-&amp;-Fruit-Cake.jpg</text:p>
          </table:table-cell>
          <table:table-cell table:number-columns-repeated="3"/>
        </table:table-row>
        <table:table-row table:style-name="ro1">
          <table:table-cell table:formula="of:=COM.MICROSOFT.CONCAT([.B260];&quot;.md&quot;)" office:value-type="string" office:string-value=" Dutch-Truffle-Cake.md" calcext:value-type="string">
            <text:p><text:s/>Dutch-Truffle-Cake.md</text:p>
          </table:table-cell>
          <table:table-cell office:value-type="string" calcext:value-type="string">
            <text:p><text:s/>Dutch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ectangle","One Kg","One Tier"</text:p>
          </table:table-cell>
          <table:table-cell office:value-type="string" calcext:value-type="string">
            <text:p>img/portfolio/Dutch-Truffle-Cake.jpg</text:p>
          </table:table-cell>
          <table:table-cell table:number-columns-repeated="3"/>
        </table:table-row>
        <table:table-row table:style-name="ro1">
          <table:table-cell table:formula="of:=COM.MICROSOFT.CONCAT([.B261];&quot;.md&quot;)" office:value-type="string" office:string-value=" Edible-Buttercream-Cake.md" calcext:value-type="string">
            <text:p><text:s/>Edible-Buttercream-Cake.md</text:p>
          </table:table-cell>
          <table:table-cell office:value-type="string" calcext:value-type="string">
            <text:p><text:s/>Edible-Buttercream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Edible-Buttercream-Cake.jpg</text:p>
          </table:table-cell>
          <table:table-cell table:number-columns-repeated="3"/>
        </table:table-row>
        <table:table-row table:style-name="ro1">
          <table:table-cell table:formula="of:=COM.MICROSOFT.CONCAT([.B262];&quot;.md&quot;)" office:value-type="string" office:string-value=" Eggless-ButterScotch-Cake.md" calcext:value-type="string">
            <text:p><text:s/>Eggless-ButterScotch-Cake.md</text:p>
          </table:table-cell>
          <table:table-cell office:value-type="string" calcext:value-type="string">
            <text:p><text:s/>Eggless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Eggless-ButterScotch-Cake.jpg</text:p>
          </table:table-cell>
          <table:table-cell table:number-columns-repeated="3"/>
        </table:table-row>
        <table:table-row table:style-name="ro1">
          <table:table-cell table:formula="of:=COM.MICROSOFT.CONCAT([.B263];&quot;.md&quot;)" office:value-type="string" office:string-value=" Eggless-Pineapple-Cake.md" calcext:value-type="string">
            <text:p><text:s/>Eggless-Pineapple-Cake.md</text:p>
          </table:table-cell>
          <table:table-cell office:value-type="string" calcext:value-type="string">
            <text:p><text:s/>Eggless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Eggless-Pineapple-Cake.jpg</text:p>
          </table:table-cell>
          <table:table-cell table:number-columns-repeated="3"/>
        </table:table-row>
        <table:table-row table:style-name="ro1">
          <table:table-cell table:formula="of:=COM.MICROSOFT.CONCAT([.B264];&quot;.md&quot;)" office:value-type="string" office:string-value=" Elegance-Choco-Truffle.md" calcext:value-type="string">
            <text:p><text:s/>Elegance-Choco-Truffle.md</text:p>
          </table:table-cell>
          <table:table-cell office:value-type="string" calcext:value-type="string">
            <text:p><text:s/>Elegance-Choco-Truffl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Elegance-Choco-Truffle.jpg</text:p>
          </table:table-cell>
          <table:table-cell table:number-columns-repeated="3"/>
        </table:table-row>
        <table:table-row table:style-name="ro1">
          <table:table-cell table:formula="of:=COM.MICROSOFT.CONCAT([.B265];&quot;.md&quot;)" office:value-type="string" office:string-value=" Enchanting-Delight-Buttersctoch-Cake.md" calcext:value-type="string">
            <text:p><text:s/>Enchanting-Delight-Buttersctoch-Cake.md</text:p>
          </table:table-cell>
          <table:table-cell office:value-type="string" calcext:value-type="string">
            <text:p><text:s/>Enchanting-Delight-Butterscto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Enchanting-Delight-Buttersctoch-Cake.jpg</text:p>
          </table:table-cell>
          <table:table-cell table:number-columns-repeated="3"/>
        </table:table-row>
        <table:table-row table:style-name="ro1">
          <table:table-cell table:formula="of:=COM.MICROSOFT.CONCAT([.B266];&quot;.md&quot;)" office:value-type="string" office:string-value=" Enchanting-Oreo-Cake.md" calcext:value-type="string">
            <text:p><text:s/>Enchanting-Oreo-Cake.md</text:p>
          </table:table-cell>
          <table:table-cell office:value-type="string" calcext:value-type="string">
            <text:p><text:s/>Enchanting-Oreo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Enchanting-Oreo-Cake.jpg</text:p>
          </table:table-cell>
          <table:table-cell table:number-columns-repeated="3"/>
        </table:table-row>
        <table:table-row table:style-name="ro1">
          <table:table-cell table:formula="of:=COM.MICROSOFT.CONCAT([.B267];&quot;.md&quot;)" office:value-type="string" office:string-value=" Enticing-Butterscotch-Cake.md" calcext:value-type="string">
            <text:p><text:s/>Enticing-Butterscotch-Cake.md</text:p>
          </table:table-cell>
          <table:table-cell office:value-type="string" calcext:value-type="string">
            <text:p><text:s/>Enticing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Enticing-Butterscotch-Cake.jpg</text:p>
          </table:table-cell>
          <table:table-cell table:number-columns-repeated="3"/>
        </table:table-row>
        <table:table-row table:style-name="ro1">
          <table:table-cell table:formula="of:=COM.MICROSOFT.CONCAT([.B268];&quot;.md&quot;)" office:value-type="string" office:string-value=" Ethereal-Chocolate-Cake.md" calcext:value-type="string">
            <text:p><text:s/>Ethereal-Chocolate-Cake.md</text:p>
          </table:table-cell>
          <table:table-cell office:value-type="string" calcext:value-type="string">
            <text:p><text:s/>Ethereal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Ethereal-Chocolate-Cake.jpg</text:p>
          </table:table-cell>
          <table:table-cell table:number-columns-repeated="3"/>
        </table:table-row>
        <table:table-row table:style-name="ro1">
          <table:table-cell table:formula="of:=COM.MICROSOFT.CONCAT([.B269];&quot;.md&quot;)" office:value-type="string" office:string-value=" Exclusive-Vanilla-Cake.md" calcext:value-type="string">
            <text:p><text:s/>Exclusive-Vanilla-Cake.md</text:p>
          </table:table-cell>
          <table:table-cell office:value-type="string" calcext:value-type="string">
            <text:p><text:s/>Exclusive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Exclusive-Vanilla-Cake.jpg</text:p>
          </table:table-cell>
          <table:table-cell table:number-columns-repeated="3"/>
        </table:table-row>
        <table:table-row table:style-name="ro1">
          <table:table-cell table:formula="of:=COM.MICROSOFT.CONCAT([.B270];&quot;.md&quot;)" office:value-type="string" office:string-value=" Exotic-Butterscotch-Cake.md" calcext:value-type="string">
            <text:p><text:s/>Exotic-Butterscotch-Cake.md</text:p>
          </table:table-cell>
          <table:table-cell office:value-type="string" calcext:value-type="string">
            <text:p><text:s/>Exotic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Exotic-Butterscotch-Cake.jpg</text:p>
          </table:table-cell>
          <table:table-cell table:number-columns-repeated="3"/>
        </table:table-row>
        <table:table-row table:style-name="ro1">
          <table:table-cell table:formula="of:=COM.MICROSOFT.CONCAT([.B271];&quot;.md&quot;)" office:value-type="string" office:string-value=" Exotic-Pineapple-Cake.md" calcext:value-type="string">
            <text:p><text:s/>Exotic-Pineapple-Cake.md</text:p>
          </table:table-cell>
          <table:table-cell office:value-type="string" calcext:value-type="string">
            <text:p><text:s/>Exotic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Exotic-Pineapple-Cake.jpg</text:p>
          </table:table-cell>
          <table:table-cell table:number-columns-repeated="3"/>
        </table:table-row>
        <table:table-row table:style-name="ro1">
          <table:table-cell table:formula="of:=COM.MICROSOFT.CONCAT([.B272];&quot;.md&quot;)" office:value-type="string" office:string-value=" expressionist-chocolate-cake.md" calcext:value-type="string">
            <text:p><text:s/>expressionist-chocolate-cake.md</text:p>
          </table:table-cell>
          <table:table-cell office:value-type="string" calcext:value-type="string">
            <text:p><text:s/>expressionist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expressionist-chocolate-cake.jpg</text:p>
          </table:table-cell>
          <table:table-cell table:number-columns-repeated="3"/>
        </table:table-row>
        <table:table-row table:style-name="ro1">
          <table:table-cell table:formula="of:=COM.MICROSOFT.CONCAT([.B273];&quot;.md&quot;)" office:value-type="string" office:string-value=" Exquisite-Chocolate-cake.md" calcext:value-type="string">
            <text:p><text:s/>Exquisite-Chocolate-cake.md</text:p>
          </table:table-cell>
          <table:table-cell office:value-type="string" calcext:value-type="string">
            <text:p><text:s/>Exquisite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Exquisite-Chocolate-cake.jpg</text:p>
          </table:table-cell>
          <table:table-cell table:number-columns-repeated="3"/>
        </table:table-row>
        <table:table-row table:style-name="ro1">
          <table:table-cell table:formula="of:=COM.MICROSOFT.CONCAT([.B274];&quot;.md&quot;)" office:value-type="string" office:string-value=" Fabulous-Choco-Chip-Cake-1.md" calcext:value-type="string">
            <text:p><text:s/>Fabulous-Choco-Chip-Cake-1.md</text:p>
          </table:table-cell>
          <table:table-cell office:value-type="string" calcext:value-type="string">
            <text:p><text:s/>Fabulous-Choco-Chip-Cake-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Fabulous-Choco-Chip-Cake-1.jpg</text:p>
          </table:table-cell>
          <table:table-cell table:number-columns-repeated="3"/>
        </table:table-row>
        <table:table-row table:style-name="ro1">
          <table:table-cell table:formula="of:=COM.MICROSOFT.CONCAT([.B275];&quot;.md&quot;)" office:value-type="string" office:string-value=" Fabulous-Choco-Chip-Cake-2.md" calcext:value-type="string">
            <text:p><text:s/>Fabulous-Choco-Chip-Cake-2.md</text:p>
          </table:table-cell>
          <table:table-cell office:value-type="string" calcext:value-type="string">
            <text:p><text:s/>Fabulous-Choco-Chip-C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Fabulous-Choco-Chip-Cake-2.jpg</text:p>
          </table:table-cell>
          <table:table-cell table:number-columns-repeated="3"/>
        </table:table-row>
        <table:table-row table:style-name="ro1">
          <table:table-cell table:formula="of:=COM.MICROSOFT.CONCAT([.B276];&quot;.md&quot;)" office:value-type="string" office:string-value=" Fantastic-Round-Butter-Cake.md" calcext:value-type="string">
            <text:p><text:s/>Fantastic-Round-Butter-Cake.md</text:p>
          </table:table-cell>
          <table:table-cell office:value-type="string" calcext:value-type="string">
            <text:p><text:s/>Fantastic-Round-Butte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Fantastic-Round-Butter-Cake.jpg</text:p>
          </table:table-cell>
          <table:table-cell table:number-columns-repeated="3"/>
        </table:table-row>
        <table:table-row table:style-name="ro1">
          <table:table-cell table:formula="of:=COM.MICROSOFT.CONCAT([.B277];&quot;.md&quot;)" office:value-type="string" office:string-value=" Ferrero-Rocher-Chocolate-Cake.md" calcext:value-type="string">
            <text:p><text:s/>Ferrero-Rocher-Chocolate-Cake.md</text:p>
          </table:table-cell>
          <table:table-cell office:value-type="string" calcext:value-type="string">
            <text:p><text:s/>Ferrero-Rocher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Ferrero-Rocher-Chocolate-Cake.jpg</text:p>
          </table:table-cell>
          <table:table-cell table:number-columns-repeated="3"/>
        </table:table-row>
        <table:table-row table:style-name="ro1">
          <table:table-cell table:formula="of:=COM.MICROSOFT.CONCAT([.B278];&quot;.md&quot;)" office:value-type="string" office:string-value=" Ferrero-Rocher-Mud-Cake.md" calcext:value-type="string">
            <text:p><text:s/>Ferrero-Rocher-Mud-Cake.md</text:p>
          </table:table-cell>
          <table:table-cell office:value-type="string" calcext:value-type="string">
            <text:p><text:s/>Ferrero-Rocher-Mud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Ferrero-Rocher-Mud-Cake.jpg</text:p>
          </table:table-cell>
          <table:table-cell table:number-columns-repeated="3"/>
        </table:table-row>
        <table:table-row table:style-name="ro1">
          <table:table-cell table:formula="of:=COM.MICROSOFT.CONCAT([.B279];&quot;.md&quot;)" office:value-type="string" office:string-value=" Finest-Birthday-delight-Cake.md" calcext:value-type="string">
            <text:p><text:s/>Finest-Birthday-delight-Cake.md</text:p>
          </table:table-cell>
          <table:table-cell office:value-type="string" calcext:value-type="string">
            <text:p><text:s/>Finest-Birthday-deligh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Finest-Birthday-delight-Cake.jpg</text:p>
          </table:table-cell>
          <table:table-cell table:number-columns-repeated="3"/>
        </table:table-row>
        <table:table-row table:style-name="ro1">
          <table:table-cell table:formula="of:=COM.MICROSOFT.CONCAT([.B280];&quot;.md&quot;)" office:value-type="string" office:string-value=" Flat-Batman-Theme-Cake.md" calcext:value-type="string">
            <text:p><text:s/>Flat-Batman-Theme-Cake.md</text:p>
          </table:table-cell>
          <table:table-cell office:value-type="string" calcext:value-type="string">
            <text:p><text:s/>Flat-Batman-Them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ectangle","One and a half kg","One Tier"</text:p>
          </table:table-cell>
          <table:table-cell office:value-type="string" calcext:value-type="string">
            <text:p>img/portfolio/Flat-Batman-Theme-Cake.jpg</text:p>
          </table:table-cell>
          <table:table-cell table:number-columns-repeated="3"/>
        </table:table-row>
        <table:table-row table:style-name="ro1">
          <table:table-cell table:formula="of:=COM.MICROSOFT.CONCAT([.B281];&quot;.md&quot;)" office:value-type="string" office:string-value=" Flat-Classic-Square-Vanilla-Cake-1.md" calcext:value-type="string">
            <text:p><text:s/>Flat-Classic-Square-Vanilla-Cake-1.md</text:p>
          </table:table-cell>
          <table:table-cell office:value-type="string" calcext:value-type="string">
            <text:p><text:s/>Flat-Classic-Square-Vanilla-Cake-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ectangle","One and a half kg","One Tier"</text:p>
          </table:table-cell>
          <table:table-cell office:value-type="string" calcext:value-type="string">
            <text:p>img/portfolio/Flat-Classic-Square-Vanilla-Cake-1.jpg</text:p>
          </table:table-cell>
          <table:table-cell table:number-columns-repeated="3"/>
        </table:table-row>
        <table:table-row table:style-name="ro1">
          <table:table-cell table:formula="of:=COM.MICROSOFT.CONCAT([.B282];&quot;.md&quot;)" office:value-type="string" office:string-value=" Flat-Classic-Square-Vanilla-cake-2.md" calcext:value-type="string">
            <text:p><text:s/>Flat-Classic-Square-Vanilla-cake-2.md</text:p>
          </table:table-cell>
          <table:table-cell office:value-type="string" calcext:value-type="string">
            <text:p><text:s/>Flat-Classic-Square-Vanilla-c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ectangle","One and a half kg","One Tier"</text:p>
          </table:table-cell>
          <table:table-cell office:value-type="string" calcext:value-type="string">
            <text:p>img/portfolio/Flat-Classic-Square-Vanilla-cake-2.jpg</text:p>
          </table:table-cell>
          <table:table-cell table:number-columns-repeated="3"/>
        </table:table-row>
        <table:table-row table:style-name="ro1">
          <table:table-cell table:formula="of:=COM.MICROSOFT.CONCAT([.B283];&quot;.md&quot;)" office:value-type="string" office:string-value=" Flat-Classic-Square-Vanilla-Cake-2.md" calcext:value-type="string">
            <text:p><text:s/>Flat-Classic-Square-Vanilla-Cake-2.md</text:p>
          </table:table-cell>
          <table:table-cell office:value-type="string" calcext:value-type="string">
            <text:p><text:s/>Flat-Classic-Square-Vanilla-C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ectangle","One and a half kg","One Tier"</text:p>
          </table:table-cell>
          <table:table-cell office:value-type="string" calcext:value-type="string">
            <text:p>img/portfolio/Flat-Classic-Square-Vanilla-Cake-2.jpg</text:p>
          </table:table-cell>
          <table:table-cell table:number-columns-repeated="3"/>
        </table:table-row>
        <table:table-row table:style-name="ro1">
          <table:table-cell table:formula="of:=COM.MICROSOFT.CONCAT([.B284];&quot;.md&quot;)" office:value-type="string" office:string-value=" Flat-Classic-Square-Vanilla-Cake-3.md" calcext:value-type="string">
            <text:p><text:s/>Flat-Classic-Square-Vanilla-Cake-3.md</text:p>
          </table:table-cell>
          <table:table-cell office:value-type="string" calcext:value-type="string">
            <text:p><text:s/>Flat-Classic-Square-Vanilla-Cake-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ectangle","One and a half kg","One Tier"</text:p>
          </table:table-cell>
          <table:table-cell office:value-type="string" calcext:value-type="string">
            <text:p>img/portfolio/Flat-Classic-Square-Vanilla-Cake-3.jpg</text:p>
          </table:table-cell>
          <table:table-cell table:number-columns-repeated="3"/>
        </table:table-row>
        <table:table-row table:style-name="ro1">
          <table:table-cell table:formula="of:=COM.MICROSOFT.CONCAT([.B285];&quot;.md&quot;)" office:value-type="string" office:string-value=" Flat-Classic-Square-Vanilla-Cake-.md" calcext:value-type="string">
            <text:p><text:s/>Flat-Classic-Square-Vanilla-Cake-.md</text:p>
          </table:table-cell>
          <table:table-cell office:value-type="string" calcext:value-type="string">
            <text:p><text:s/>Flat-Classic-Square-Vanilla-Cake-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ectangle","One and a half kg","One Tier"</text:p>
          </table:table-cell>
          <table:table-cell office:value-type="string" calcext:value-type="string">
            <text:p>img/portfolio/Flat-Classic-Square-Vanilla-Cake-.jpg</text:p>
          </table:table-cell>
          <table:table-cell table:number-columns-repeated="3"/>
        </table:table-row>
        <table:table-row table:style-name="ro1">
          <table:table-cell table:formula="of:=COM.MICROSOFT.CONCAT([.B286];&quot;.md&quot;)" office:value-type="string" office:string-value=" Flat-Floral-Vanilla-Cake.md" calcext:value-type="string">
            <text:p><text:s/>Flat-Floral-Vanilla-Cake.md</text:p>
          </table:table-cell>
          <table:table-cell office:value-type="string" calcext:value-type="string">
            <text:p><text:s/>Flat-Floral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ectangle","One and a half kg","One Tier"</text:p>
          </table:table-cell>
          <table:table-cell office:value-type="string" calcext:value-type="string">
            <text:p>img/portfolio/Flat-Floral-Vanilla-Cake.jpg</text:p>
          </table:table-cell>
          <table:table-cell table:number-columns-repeated="3"/>
        </table:table-row>
        <table:table-row table:style-name="ro1">
          <table:table-cell table:formula="of:=COM.MICROSOFT.CONCAT([.B287];&quot;.md&quot;)" office:value-type="string" office:string-value=" Flavoursome-Chocolate-Truffle-Cake.md" calcext:value-type="string">
            <text:p><text:s/>Flavoursome-Chocolate-Truffle-Cake.md</text:p>
          </table:table-cell>
          <table:table-cell office:value-type="string" calcext:value-type="string">
            <text:p><text:s/>Flavoursome-Chocolate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Flavoursome-Chocolate-Truffle-Cake.jpg</text:p>
          </table:table-cell>
          <table:table-cell table:number-columns-repeated="3"/>
        </table:table-row>
        <table:table-row table:style-name="ro1">
          <table:table-cell table:formula="of:=COM.MICROSOFT.CONCAT([.B288];&quot;.md&quot;)" office:value-type="string" office:string-value=" Floral-Delicacy-Cake.md" calcext:value-type="string">
            <text:p><text:s/>Floral-Delicacy-Cake.md</text:p>
          </table:table-cell>
          <table:table-cell office:value-type="string" calcext:value-type="string">
            <text:p><text:s/>Floral-Delicac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Floral-Delicacy-Cake.jpg</text:p>
          </table:table-cell>
          <table:table-cell table:number-columns-repeated="3"/>
        </table:table-row>
        <table:table-row table:style-name="ro1">
          <table:table-cell table:formula="of:=COM.MICROSOFT.CONCAT([.B289];&quot;.md&quot;)" office:value-type="string" office:string-value=" Floral-Medley-Hamper-Cakle.md" calcext:value-type="string">
            <text:p><text:s/>Floral-Medley-Hamper-Cakle.md</text:p>
          </table:table-cell>
          <table:table-cell office:value-type="string" calcext:value-type="string">
            <text:p><text:s/>Floral-Medley-Hamper-Cakl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Floral-Medley-Hamper-Cakle.jpg</text:p>
          </table:table-cell>
          <table:table-cell table:number-columns-repeated="3"/>
        </table:table-row>
        <table:table-row table:style-name="ro1">
          <table:table-cell table:formula="of:=COM.MICROSOFT.CONCAT([.B290];&quot;.md&quot;)" office:value-type="string" office:string-value=" Flourless-Chocolate-Cake.md" calcext:value-type="string">
            <text:p><text:s/>Flourless-Chocolate-Cake.md</text:p>
          </table:table-cell>
          <table:table-cell office:value-type="string" calcext:value-type="string">
            <text:p><text:s/>Flourless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Flourless-Chocolate-Cake.jpg</text:p>
          </table:table-cell>
          <table:table-cell table:number-columns-repeated="3"/>
        </table:table-row>
        <table:table-row table:style-name="ro1">
          <table:table-cell table:formula="of:=COM.MICROSOFT.CONCAT([.B291];&quot;.md&quot;)" office:value-type="string" office:string-value=" Flowery-butterscotch-cake1.md" calcext:value-type="string">
            <text:p><text:s/>Flowery-butterscotch-cake1.md</text:p>
          </table:table-cell>
          <table:table-cell office:value-type="string" calcext:value-type="string">
            <text:p><text:s/>Flowery-butterscotch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Flowery-butterscotch-cake1.jpg</text:p>
          </table:table-cell>
          <table:table-cell table:number-columns-repeated="3"/>
        </table:table-row>
        <table:table-row table:style-name="ro1">
          <table:table-cell table:formula="of:=COM.MICROSOFT.CONCAT([.B292];&quot;.md&quot;)" office:value-type="string" office:string-value=" flowery-butterscotch-cake-2.md" calcext:value-type="string">
            <text:p><text:s/>flowery-butterscotch-cake-2.md</text:p>
          </table:table-cell>
          <table:table-cell office:value-type="string" calcext:value-type="string">
            <text:p><text:s/>flowery-butterscotch-c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flowery-butterscotch-cake-2.jpg</text:p>
          </table:table-cell>
          <table:table-cell table:number-columns-repeated="3"/>
        </table:table-row>
        <table:table-row table:style-name="ro1">
          <table:table-cell table:formula="of:=COM.MICROSOFT.CONCAT([.B293];&quot;.md&quot;)" office:value-type="string" office:string-value=" flowery-butterscotch-cake-3.md" calcext:value-type="string">
            <text:p><text:s/>flowery-butterscotch-cake-3.md</text:p>
          </table:table-cell>
          <table:table-cell office:value-type="string" calcext:value-type="string">
            <text:p><text:s/>flowery-butterscotch-cake-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flowery-butterscotch-cake-3.jpg</text:p>
          </table:table-cell>
          <table:table-cell table:number-columns-repeated="3"/>
        </table:table-row>
        <table:table-row table:style-name="ro1">
          <table:table-cell table:formula="of:=COM.MICROSOFT.CONCAT([.B294];&quot;.md&quot;)" office:value-type="string" office:string-value=" Flowery-Strawberry-Cake.md" calcext:value-type="string">
            <text:p><text:s/>Flowery-Strawberry-Cake.md</text:p>
          </table:table-cell>
          <table:table-cell office:value-type="string" calcext:value-type="string">
            <text:p><text:s/>Flowery-Strawb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Flowery-Strawberry-Cake.jpg</text:p>
          </table:table-cell>
          <table:table-cell table:number-columns-repeated="3"/>
        </table:table-row>
        <table:table-row table:style-name="ro1">
          <table:table-cell table:formula="of:=COM.MICROSOFT.CONCAT([.B295];&quot;.md&quot;)" office:value-type="string" office:string-value=" Fondant-Car-Cake.md" calcext:value-type="string">
            <text:p><text:s/>Fondant-Car-Cake.md</text:p>
          </table:table-cell>
          <table:table-cell office:value-type="string" calcext:value-type="string">
            <text:p><text:s/>Fondant-Ca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Fondant-Car-Cake.jpg</text:p>
          </table:table-cell>
          <table:table-cell table:number-columns-repeated="3"/>
        </table:table-row>
        <table:table-row table:style-name="ro1">
          <table:table-cell table:formula="of:=COM.MICROSOFT.CONCAT([.B296];&quot;.md&quot;)" office:value-type="string" office:string-value=" Fondant-Happy-Valentine-Cake.md" calcext:value-type="string">
            <text:p><text:s/>Fondant-Happy-Valentine-Cake.md</text:p>
          </table:table-cell>
          <table:table-cell office:value-type="string" calcext:value-type="string">
            <text:p><text:s/>Fondant-Happy-Valentin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ectangle","Half Kg","One Tier"</text:p>
          </table:table-cell>
          <table:table-cell office:value-type="string" calcext:value-type="string">
            <text:p>img/portfolio/Fondant-Happy-Valentine-Cake.jpg</text:p>
          </table:table-cell>
          <table:table-cell table:number-columns-repeated="3"/>
        </table:table-row>
        <table:table-row table:style-name="ro1">
          <table:table-cell table:formula="of:=COM.MICROSOFT.CONCAT([.B297];&quot;.md&quot;)" office:value-type="string" office:string-value=" Fondant-Pink-Star-Vanilla-Cake.md" calcext:value-type="string">
            <text:p><text:s/>Fondant-Pink-Star-Vanilla-Cake.md</text:p>
          </table:table-cell>
          <table:table-cell office:value-type="string" calcext:value-type="string">
            <text:p><text:s/>Fondant-Pink-Star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Fondant-Pink-Star-Vanilla-Cake.jpg</text:p>
          </table:table-cell>
          <table:table-cell table:number-columns-repeated="3"/>
        </table:table-row>
        <table:table-row table:style-name="ro1">
          <table:table-cell table:formula="of:=COM.MICROSOFT.CONCAT([.B298];&quot;.md&quot;)" office:value-type="string" office:string-value=" Fondant-Vanilla-Cake.md" calcext:value-type="string">
            <text:p><text:s/>Fondant-Vanilla-Cake.md</text:p>
          </table:table-cell>
          <table:table-cell office:value-type="string" calcext:value-type="string">
            <text:p><text:s/>Fondant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Fondant-Vanilla-Cake.jpg</text:p>
          </table:table-cell>
          <table:table-cell table:number-columns-repeated="3"/>
        </table:table-row>
        <table:table-row table:style-name="ro1">
          <table:table-cell table:formula="of:=COM.MICROSOFT.CONCAT([.B299];&quot;.md&quot;)" office:value-type="string" office:string-value=" Fresh-Baked-Strawberry.md" calcext:value-type="string">
            <text:p><text:s/>Fresh-Baked-Strawberry.md</text:p>
          </table:table-cell>
          <table:table-cell office:value-type="string" calcext:value-type="string">
            <text:p><text:s/>Fresh-Baked-Strawberry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Fresh-Baked-Strawberry.jpg</text:p>
          </table:table-cell>
          <table:table-cell table:number-columns-repeated="3"/>
        </table:table-row>
        <table:table-row table:style-name="ro1">
          <table:table-cell table:formula="of:=COM.MICROSOFT.CONCAT([.B300];&quot;.md&quot;)" office:value-type="string" office:string-value=" Fresh-Fruit-Mocktail-cake.md" calcext:value-type="string">
            <text:p><text:s/>Fresh-Fruit-Mocktail-cake.md</text:p>
          </table:table-cell>
          <table:table-cell office:value-type="string" calcext:value-type="string">
            <text:p><text:s/>Fresh-Fruit-Mocktail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Fresh-Fruit-Mocktail-cake.jpg</text:p>
          </table:table-cell>
          <table:table-cell table:number-columns-repeated="3"/>
        </table:table-row>
        <table:table-row table:style-name="ro1">
          <table:table-cell table:formula="of:=COM.MICROSOFT.CONCAT([.B301];&quot;.md&quot;)" office:value-type="string" office:string-value=" Fresh-Pineapple-Cake.md" calcext:value-type="string">
            <text:p><text:s/>Fresh-Pineapple-Cake.md</text:p>
          </table:table-cell>
          <table:table-cell office:value-type="string" calcext:value-type="string">
            <text:p><text:s/>Fresh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Fresh-Pineapple-Cake.jpg</text:p>
          </table:table-cell>
          <table:table-cell table:number-columns-repeated="3"/>
        </table:table-row>
        <table:table-row table:style-name="ro1">
          <table:table-cell table:formula="of:=COM.MICROSOFT.CONCAT([.B302];&quot;.md&quot;)" office:value-type="string" office:string-value=" FRESH-STRAWBERRY-EXOTICCA-CAKE.md" calcext:value-type="string">
            <text:p><text:s/>FRESH-STRAWBERRY-EXOTICCA-CAKE.md</text:p>
          </table:table-cell>
          <table:table-cell office:value-type="string" calcext:value-type="string">
            <text:p><text:s/>FRESH-STRAWBERRY-EXOTICC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FRESH-STRAWBERRY-EXOTICCA-CAKE.jpg</text:p>
          </table:table-cell>
          <table:table-cell table:number-columns-repeated="3"/>
        </table:table-row>
        <table:table-row table:style-name="ro1">
          <table:table-cell table:formula="of:=COM.MICROSOFT.CONCAT([.B303];&quot;.md&quot;)" office:value-type="string" office:string-value=" Frosting-Choco-Cake.md" calcext:value-type="string">
            <text:p><text:s/>Frosting-Choco-Cake.md</text:p>
          </table:table-cell>
          <table:table-cell office:value-type="string" calcext:value-type="string">
            <text:p><text:s/>Frosting-Choco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Frosting-Choco-Cake.jpg</text:p>
          </table:table-cell>
          <table:table-cell table:number-columns-repeated="3"/>
        </table:table-row>
        <table:table-row table:style-name="ro1">
          <table:table-cell table:formula="of:=COM.MICROSOFT.CONCAT([.B304];&quot;.md&quot;)" office:value-type="string" office:string-value=" Fruitalicious-Bonanza-Cake.md" calcext:value-type="string">
            <text:p><text:s/>Fruitalicious-Bonanza-Cake.md</text:p>
          </table:table-cell>
          <table:table-cell office:value-type="string" calcext:value-type="string">
            <text:p><text:s/>Fruitalicious-Bonanz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Fruitalicious-Bonanza-Cake.jpg</text:p>
          </table:table-cell>
          <table:table-cell table:number-columns-repeated="3"/>
        </table:table-row>
        <table:table-row table:style-name="ro1">
          <table:table-cell table:formula="of:=COM.MICROSOFT.CONCAT([.B305];&quot;.md&quot;)" office:value-type="string" office:string-value=" Fruitalicious-Pineapple-Cake.md" calcext:value-type="string">
            <text:p><text:s/>Fruitalicious-Pineapple-Cake.md</text:p>
          </table:table-cell>
          <table:table-cell office:value-type="string" calcext:value-type="string">
            <text:p><text:s/>Fruitalicious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Fruitalicious-Pineapple-Cake.jpg</text:p>
          </table:table-cell>
          <table:table-cell table:number-columns-repeated="3"/>
        </table:table-row>
        <table:table-row table:style-name="ro1">
          <table:table-cell table:formula="of:=COM.MICROSOFT.CONCAT([.B306];&quot;.md&quot;)" office:value-type="string" office:string-value=" Fruit-Cake.md" calcext:value-type="string">
            <text:p><text:s/>Fruit-Cake.md</text:p>
          </table:table-cell>
          <table:table-cell office:value-type="string" calcext:value-type="string">
            <text:p><text:s/>Frui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Fruit-Cake.jpg</text:p>
          </table:table-cell>
          <table:table-cell table:number-columns-repeated="3"/>
        </table:table-row>
        <table:table-row table:style-name="ro1">
          <table:table-cell table:formula="of:=COM.MICROSOFT.CONCAT([.B307];&quot;.md&quot;)" office:value-type="string" office:string-value=" Fruit-Chocolate-Cake.md" calcext:value-type="string">
            <text:p><text:s/>Fruit-Chocolate-Cake.md</text:p>
          </table:table-cell>
          <table:table-cell office:value-type="string" calcext:value-type="string">
            <text:p><text:s/>Fruit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Fruit-Chocolate-Cake.jpg</text:p>
          </table:table-cell>
          <table:table-cell table:number-columns-repeated="3"/>
        </table:table-row>
        <table:table-row table:style-name="ro1">
          <table:table-cell table:formula="of:=COM.MICROSOFT.CONCAT([.B308];&quot;.md&quot;)" office:value-type="string" office:string-value=" Fruit-Delight-Cake.md" calcext:value-type="string">
            <text:p><text:s/>Fruit-Delight-Cake.md</text:p>
          </table:table-cell>
          <table:table-cell office:value-type="string" calcext:value-type="string">
            <text:p><text:s/>Fruit-Deligh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Fruit-Delight-Cake.jpg</text:p>
          </table:table-cell>
          <table:table-cell table:number-columns-repeated="3"/>
        </table:table-row>
        <table:table-row table:style-name="ro1">
          <table:table-cell table:formula="of:=COM.MICROSOFT.CONCAT([.B309];&quot;.md&quot;)" office:value-type="string" office:string-value=" Fruit-Florida-Cake.md" calcext:value-type="string">
            <text:p><text:s/>Fruit-Florida-Cake.md</text:p>
          </table:table-cell>
          <table:table-cell office:value-type="string" calcext:value-type="string">
            <text:p><text:s/>Fruit-Florid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Fruit-Florida-Cake.jpg</text:p>
          </table:table-cell>
          <table:table-cell table:number-columns-repeated="3"/>
        </table:table-row>
        <table:table-row table:style-name="ro1">
          <table:table-cell table:formula="of:=COM.MICROSOFT.CONCAT([.B310];&quot;.md&quot;)" office:value-type="string" office:string-value=" Fruit-Forest-Cake.md" calcext:value-type="string">
            <text:p><text:s/>Fruit-Forest-Cake.md</text:p>
          </table:table-cell>
          <table:table-cell office:value-type="string" calcext:value-type="string">
            <text:p><text:s/>Fruit-Fores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Fruit-Forest-Cake.jpg</text:p>
          </table:table-cell>
          <table:table-cell table:number-columns-repeated="3"/>
        </table:table-row>
        <table:table-row table:style-name="ro1">
          <table:table-cell table:formula="of:=COM.MICROSOFT.CONCAT([.B311];&quot;.md&quot;)" office:value-type="string" office:string-value=" FRUIT-OF-FOREST-CAKE.md" calcext:value-type="string">
            <text:p><text:s/>FRUIT-OF-FOREST-CAKE.md</text:p>
          </table:table-cell>
          <table:table-cell office:value-type="string" calcext:value-type="string">
            <text:p><text:s/>FRUIT-OF-FORES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FRUIT-OF-FOREST-CAKE.jpg</text:p>
          </table:table-cell>
          <table:table-cell table:number-columns-repeated="3"/>
        </table:table-row>
        <table:table-row table:style-name="ro1">
          <table:table-cell table:formula="of:=COM.MICROSOFT.CONCAT([.B312];&quot;.md&quot;)" office:value-type="string" office:string-value=" Fruity-Oreo-Cake.md" calcext:value-type="string">
            <text:p><text:s/>Fruity-Oreo-Cake.md</text:p>
          </table:table-cell>
          <table:table-cell office:value-type="string" calcext:value-type="string">
            <text:p><text:s/>Fruity-Oreo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Fruity-Oreo-Cake.jpg</text:p>
          </table:table-cell>
          <table:table-cell table:number-columns-repeated="3"/>
        </table:table-row>
        <table:table-row table:style-name="ro1">
          <table:table-cell table:formula="of:=COM.MICROSOFT.CONCAT([.B313];&quot;.md&quot;)" office:value-type="string" office:string-value=" Fruity-Yogurt-Delight-Pineapple-Cake.md" calcext:value-type="string">
            <text:p><text:s/>Fruity-Yogurt-Delight-Pineapple-Cake.md</text:p>
          </table:table-cell>
          <table:table-cell office:value-type="string" calcext:value-type="string">
            <text:p><text:s/>Fruity-Yogurt-Delight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Fruity-Yogurt-Delight-Pineapple-Cake.jpg</text:p>
          </table:table-cell>
          <table:table-cell table:number-columns-repeated="3"/>
        </table:table-row>
        <table:table-row table:style-name="ro1">
          <table:table-cell table:formula="of:=COM.MICROSOFT.CONCAT([.B314];&quot;.md&quot;)" office:value-type="string" office:string-value=" Garden-of-chocolate-Cake.md" calcext:value-type="string">
            <text:p><text:s/>Garden-of-chocolate-Cake.md</text:p>
          </table:table-cell>
          <table:table-cell office:value-type="string" calcext:value-type="string">
            <text:p><text:s/>Garden-of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Garden-of-chocolate-Cake.jpg</text:p>
          </table:table-cell>
          <table:table-cell table:number-columns-repeated="3"/>
        </table:table-row>
        <table:table-row table:style-name="ro1">
          <table:table-cell table:formula="of:=COM.MICROSOFT.CONCAT([.B315];&quot;.md&quot;)" office:value-type="string" office:string-value=" Gateway-Vanilla-Cake.md" calcext:value-type="string">
            <text:p><text:s/>Gateway-Vanilla-Cake.md</text:p>
          </table:table-cell>
          <table:table-cell office:value-type="string" calcext:value-type="string">
            <text:p><text:s/>Gateway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Gateway-Vanilla-Cake.jpg</text:p>
          </table:table-cell>
          <table:table-cell table:number-columns-repeated="3"/>
        </table:table-row>
        <table:table-row table:style-name="ro1">
          <table:table-cell table:formula="of:=COM.MICROSOFT.CONCAT([.B316];&quot;.md&quot;)" office:value-type="string" office:string-value=" Gel-Barbie-Strawberry-Cake.md" calcext:value-type="string">
            <text:p><text:s/>Gel-Barbie-Strawberry-Cake.md</text:p>
          </table:table-cell>
          <table:table-cell office:value-type="string" calcext:value-type="string">
            <text:p><text:s/>Gel-Barbie-Strawb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Gel-Barbie-Strawberry-Cake.jpg</text:p>
          </table:table-cell>
          <table:table-cell table:number-columns-repeated="3"/>
        </table:table-row>
        <table:table-row table:style-name="ro1">
          <table:table-cell table:formula="of:=COM.MICROSOFT.CONCAT([.B317];&quot;.md&quot;)" office:value-type="string" office:string-value=" Gender-Reveal-Cake.md" calcext:value-type="string">
            <text:p><text:s/>Gender-Reveal-Cake.md</text:p>
          </table:table-cell>
          <table:table-cell office:value-type="string" calcext:value-type="string">
            <text:p><text:s/>Gender-Reveal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One Kg","One Tier"</text:p>
          </table:table-cell>
          <table:table-cell office:value-type="string" calcext:value-type="string">
            <text:p>img/portfolio/Gender-Reveal-Cake.jpg</text:p>
          </table:table-cell>
          <table:table-cell table:number-columns-repeated="3"/>
        </table:table-row>
        <table:table-row table:style-name="ro1">
          <table:table-cell table:formula="of:=COM.MICROSOFT.CONCAT([.B318];&quot;.md&quot;)" office:value-type="string" office:string-value=" German-Black-Forest-Cake.md" calcext:value-type="string">
            <text:p><text:s/>German-Black-Forest-Cake.md</text:p>
          </table:table-cell>
          <table:table-cell office:value-type="string" calcext:value-type="string">
            <text:p><text:s/>German-Black-Fores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German-Black-Forest-Cake.jpg</text:p>
          </table:table-cell>
          <table:table-cell table:number-columns-repeated="3"/>
        </table:table-row>
        <table:table-row table:style-name="ro1">
          <table:table-cell table:formula="of:=COM.MICROSOFT.CONCAT([.B319];&quot;.md&quot;)" office:value-type="string" office:string-value=" German-Cherry-Torte-Cake.md" calcext:value-type="string">
            <text:p><text:s/>German-Cherry-Torte-Cake.md</text:p>
          </table:table-cell>
          <table:table-cell office:value-type="string" calcext:value-type="string">
            <text:p><text:s/>German-Cherry-Tor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German-Cherry-Torte-Cake.jpg</text:p>
          </table:table-cell>
          <table:table-cell table:number-columns-repeated="3"/>
        </table:table-row>
        <table:table-row table:style-name="ro1">
          <table:table-cell table:formula="of:=COM.MICROSOFT.CONCAT([.B320];&quot;.md&quot;)" office:value-type="string" office:string-value=" German-Chocolate-Cake.md" calcext:value-type="string">
            <text:p><text:s/>German-Chocolate-Cake.md</text:p>
          </table:table-cell>
          <table:table-cell office:value-type="string" calcext:value-type="string">
            <text:p><text:s/>German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German-Chocolate-Cake.jpg</text:p>
          </table:table-cell>
          <table:table-cell table:number-columns-repeated="3"/>
        </table:table-row>
        <table:table-row table:style-name="ro1">
          <table:table-cell table:formula="of:=COM.MICROSOFT.CONCAT([.B321];&quot;.md&quot;)" office:value-type="string" office:string-value=" German-Wild-Forest-Cake.md" calcext:value-type="string">
            <text:p><text:s/>German-Wild-Forest-Cake.md</text:p>
          </table:table-cell>
          <table:table-cell office:value-type="string" calcext:value-type="string">
            <text:p><text:s/>German-Wild-Fores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German-Wild-Forest-Cake.jpg</text:p>
          </table:table-cell>
          <table:table-cell table:number-columns-repeated="3"/>
        </table:table-row>
        <table:table-row table:style-name="ro1">
          <table:table-cell table:formula="of:=COM.MICROSOFT.CONCAT([.B322];&quot;.md&quot;)" office:value-type="string" office:string-value=" Germany-Forest-Cake.md" calcext:value-type="string">
            <text:p><text:s/>Germany-Forest-Cake.md</text:p>
          </table:table-cell>
          <table:table-cell office:value-type="string" calcext:value-type="string">
            <text:p><text:s/>Germany-Fores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Germany-Forest-Cake.jpg</text:p>
          </table:table-cell>
          <table:table-cell table:number-columns-repeated="3"/>
        </table:table-row>
        <table:table-row table:style-name="ro1">
          <table:table-cell table:formula="of:=COM.MICROSOFT.CONCAT([.B323];&quot;.md&quot;)" office:value-type="string" office:string-value=" Gift-Wrap-Heart-Polka.md" calcext:value-type="string">
            <text:p><text:s/>Gift-Wrap-Heart-Polka.md</text:p>
          </table:table-cell>
          <table:table-cell office:value-type="string" calcext:value-type="string">
            <text:p><text:s/>Gift-Wrap-Heart-Polka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Gift-Wrap-Heart-Polka.jpg</text:p>
          </table:table-cell>
          <table:table-cell table:number-columns-repeated="3"/>
        </table:table-row>
        <table:table-row table:style-name="ro1">
          <table:table-cell table:formula="of:=COM.MICROSOFT.CONCAT([.B324];&quot;.md&quot;)" office:value-type="string" office:string-value=" Glazing-Chocolate-Beauty.md" calcext:value-type="string">
            <text:p><text:s/>Glazing-Chocolate-Beauty.md</text:p>
          </table:table-cell>
          <table:table-cell office:value-type="string" calcext:value-type="string">
            <text:p><text:s/>Glazing-Chocolate-Beauty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Glazing-Chocolate-Beauty.jpg</text:p>
          </table:table-cell>
          <table:table-cell table:number-columns-repeated="3"/>
        </table:table-row>
        <table:table-row table:style-name="ro1">
          <table:table-cell table:formula="of:=COM.MICROSOFT.CONCAT([.B325];&quot;.md&quot;)" office:value-type="string" office:string-value=" Gleeful-Oreo-Cake.md" calcext:value-type="string">
            <text:p><text:s/>Gleeful-Oreo-Cake.md</text:p>
          </table:table-cell>
          <table:table-cell office:value-type="string" calcext:value-type="string">
            <text:p><text:s/>Gleeful-Oreo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Gleeful-Oreo-Cake.jpg</text:p>
          </table:table-cell>
          <table:table-cell table:number-columns-repeated="3"/>
        </table:table-row>
        <table:table-row table:style-name="ro1">
          <table:table-cell table:formula="of:=COM.MICROSOFT.CONCAT([.B326];&quot;.md&quot;)" office:value-type="string" office:string-value=" Golden-Fudge-Cake.md" calcext:value-type="string">
            <text:p><text:s/>Golden-Fudge-Cake.md</text:p>
          </table:table-cell>
          <table:table-cell office:value-type="string" calcext:value-type="string">
            <text:p><text:s/>Golden-Fudg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Golden-Fudge-Cake.jpg</text:p>
          </table:table-cell>
          <table:table-cell table:number-columns-repeated="3"/>
        </table:table-row>
        <table:table-row table:style-name="ro1">
          <table:table-cell table:formula="of:=COM.MICROSOFT.CONCAT([.B327];&quot;.md&quot;)" office:value-type="string" office:string-value=" Golden-Fudge-Celebration-Cake.md" calcext:value-type="string">
            <text:p><text:s/>Golden-Fudge-Celebration-Cake.md</text:p>
          </table:table-cell>
          <table:table-cell office:value-type="string" calcext:value-type="string">
            <text:p><text:s/>Golden-Fudge-Celebration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Golden-Fudge-Celebration-Cake.jpg</text:p>
          </table:table-cell>
          <table:table-cell table:number-columns-repeated="3"/>
        </table:table-row>
        <table:table-row table:style-name="ro1">
          <table:table-cell table:formula="of:=COM.MICROSOFT.CONCAT([.B328];&quot;.md&quot;)" office:value-type="string" office:string-value=" Golden-Red-Rose-Cake1.md" calcext:value-type="string">
            <text:p><text:s/>Golden-Red-Rose-Cake1.md</text:p>
          </table:table-cell>
          <table:table-cell office:value-type="string" calcext:value-type="string">
            <text:p><text:s/>Golden-Red-Rose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Golden-Red-Rose-Cake1.jpg</text:p>
          </table:table-cell>
          <table:table-cell table:number-columns-repeated="3"/>
        </table:table-row>
        <table:table-row table:style-name="ro1">
          <table:table-cell table:formula="of:=COM.MICROSOFT.CONCAT([.B329];&quot;.md&quot;)" office:value-type="string" office:string-value=" Golden-Red-Rose-Cake2.md" calcext:value-type="string">
            <text:p><text:s/>Golden-Red-Rose-Cake2.md</text:p>
          </table:table-cell>
          <table:table-cell office:value-type="string" calcext:value-type="string">
            <text:p><text:s/>Golden-Red-Rose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Golden-Red-Rose-Cake2.jpg</text:p>
          </table:table-cell>
          <table:table-cell table:number-columns-repeated="3"/>
        </table:table-row>
        <table:table-row table:style-name="ro1">
          <table:table-cell table:formula="of:=COM.MICROSOFT.CONCAT([.B330];&quot;.md&quot;)" office:value-type="string" office:string-value=" Golden-Red-Rose-Cake3.md" calcext:value-type="string">
            <text:p><text:s/>Golden-Red-Rose-Cake3.md</text:p>
          </table:table-cell>
          <table:table-cell office:value-type="string" calcext:value-type="string">
            <text:p><text:s/>Golden-Red-Rose-Cake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Golden-Red-Rose-Cake3.jpg</text:p>
          </table:table-cell>
          <table:table-cell table:number-columns-repeated="3"/>
        </table:table-row>
        <table:table-row table:style-name="ro1">
          <table:table-cell table:formula="of:=COM.MICROSOFT.CONCAT([.B331];&quot;.md&quot;)" office:value-type="string" office:string-value=" Golden-Red-Rose-Cake4.md" calcext:value-type="string">
            <text:p><text:s/>Golden-Red-Rose-Cake4.md</text:p>
          </table:table-cell>
          <table:table-cell office:value-type="string" calcext:value-type="string">
            <text:p><text:s/>Golden-Red-Rose-Cake4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Golden-Red-Rose-Cake4.jpg</text:p>
          </table:table-cell>
          <table:table-cell table:number-columns-repeated="3"/>
        </table:table-row>
        <table:table-row table:style-name="ro1">
          <table:table-cell table:formula="of:=COM.MICROSOFT.CONCAT([.B332];&quot;.md&quot;)" office:value-type="string" office:string-value=" Golden-Red-Rose-Cake.md" calcext:value-type="string">
            <text:p><text:s/>Golden-Red-Rose-Cake.md</text:p>
          </table:table-cell>
          <table:table-cell office:value-type="string" calcext:value-type="string">
            <text:p><text:s/>Golden-Red-Ros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Golden-Red-Rose-Cake.jpg</text:p>
          </table:table-cell>
          <table:table-cell table:number-columns-repeated="3"/>
        </table:table-row>
        <table:table-row table:style-name="ro1">
          <table:table-cell table:formula="of:=COM.MICROSOFT.CONCAT([.B333];&quot;.md&quot;)" office:value-type="string" office:string-value=" Gorgeous-Butterscotch-Cake.md" calcext:value-type="string">
            <text:p><text:s/>Gorgeous-Butterscotch-Cake.md</text:p>
          </table:table-cell>
          <table:table-cell office:value-type="string" calcext:value-type="string">
            <text:p><text:s/>Gorgeous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Gorgeous-Butterscotch-Cake.jpg</text:p>
          </table:table-cell>
          <table:table-cell table:number-columns-repeated="3"/>
        </table:table-row>
        <table:table-row table:style-name="ro1">
          <table:table-cell table:formula="of:=COM.MICROSOFT.CONCAT([.B334];&quot;.md&quot;)" office:value-type="string" office:string-value=" Gorgeous-Pink-Wedding-Cake1.md" calcext:value-type="string">
            <text:p><text:s/>Gorgeous-Pink-Wedding-Cake1.md</text:p>
          </table:table-cell>
          <table:table-cell office:value-type="string" calcext:value-type="string">
            <text:p><text:s/>Gorgeous-Pink-Wedding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Large","3 or More Tiers"</text:p>
          </table:table-cell>
          <table:table-cell office:value-type="string" calcext:value-type="string">
            <text:p>img/portfolio/Gorgeous-Pink-Wedding-Cake1.jpg</text:p>
          </table:table-cell>
          <table:table-cell table:number-columns-repeated="3"/>
        </table:table-row>
        <table:table-row table:style-name="ro1">
          <table:table-cell table:formula="of:=COM.MICROSOFT.CONCAT([.B335];&quot;.md&quot;)" office:value-type="string" office:string-value=" Gorgeous-Pink-Wedding-Cake2.md" calcext:value-type="string">
            <text:p><text:s/>Gorgeous-Pink-Wedding-Cake2.md</text:p>
          </table:table-cell>
          <table:table-cell office:value-type="string" calcext:value-type="string">
            <text:p><text:s/>Gorgeous-Pink-Wedding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Large","3 or More Tiers"</text:p>
          </table:table-cell>
          <table:table-cell office:value-type="string" calcext:value-type="string">
            <text:p>img/portfolio/Gorgeous-Pink-Wedding-Cake2.jpg</text:p>
          </table:table-cell>
          <table:table-cell table:number-columns-repeated="3"/>
        </table:table-row>
        <table:table-row table:style-name="ro1">
          <table:table-cell table:formula="of:=COM.MICROSOFT.CONCAT([.B336];&quot;.md&quot;)" office:value-type="string" office:string-value=" Gorgeous-Pink-Wedding-Cake3.md" calcext:value-type="string">
            <text:p><text:s/>Gorgeous-Pink-Wedding-Cake3.md</text:p>
          </table:table-cell>
          <table:table-cell office:value-type="string" calcext:value-type="string">
            <text:p><text:s/>Gorgeous-Pink-Wedding-Cake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Large","3 or More Tiers"</text:p>
          </table:table-cell>
          <table:table-cell office:value-type="string" calcext:value-type="string">
            <text:p>img/portfolio/Gorgeous-Pink-Wedding-Cake3.jpg</text:p>
          </table:table-cell>
          <table:table-cell table:number-columns-repeated="3"/>
        </table:table-row>
        <table:table-row table:style-name="ro1">
          <table:table-cell table:formula="of:=COM.MICROSOFT.CONCAT([.B337];&quot;.md&quot;)" office:value-type="string" office:string-value=" Gorgeous-Tulip-Bouquet-1.md" calcext:value-type="string">
            <text:p><text:s/>Gorgeous-Tulip-Bouquet-1.md</text:p>
          </table:table-cell>
          <table:table-cell office:value-type="string" calcext:value-type="string">
            <text:p><text:s/>Gorgeous-Tulip-Bouquet-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Gorgeous-Tulip-Bouquet-1.jpg</text:p>
          </table:table-cell>
          <table:table-cell table:number-columns-repeated="3"/>
        </table:table-row>
        <table:table-row table:style-name="ro1">
          <table:table-cell table:formula="of:=COM.MICROSOFT.CONCAT([.B338];&quot;.md&quot;)" office:value-type="string" office:string-value=" Gorgeous-Tulip-Bouquet-2.md" calcext:value-type="string">
            <text:p><text:s/>Gorgeous-Tulip-Bouquet-2.md</text:p>
          </table:table-cell>
          <table:table-cell office:value-type="string" calcext:value-type="string">
            <text:p><text:s/>Gorgeous-Tulip-Bouquet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Gorgeous-Tulip-Bouquet-2.jpg</text:p>
          </table:table-cell>
          <table:table-cell table:number-columns-repeated="3"/>
        </table:table-row>
        <table:table-row table:style-name="ro1">
          <table:table-cell table:formula="of:=COM.MICROSOFT.CONCAT([.B339];&quot;.md&quot;)" office:value-type="string" office:string-value=" Gorgeous-Tulip-Bouquet-3.md" calcext:value-type="string">
            <text:p><text:s/>Gorgeous-Tulip-Bouquet-3.md</text:p>
          </table:table-cell>
          <table:table-cell office:value-type="string" calcext:value-type="string">
            <text:p><text:s/>Gorgeous-Tulip-Bouquet-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Gorgeous-Tulip-Bouquet-3.jpg</text:p>
          </table:table-cell>
          <table:table-cell table:number-columns-repeated="3"/>
        </table:table-row>
        <table:table-row table:style-name="ro1">
          <table:table-cell table:formula="of:=COM.MICROSOFT.CONCAT([.B340];&quot;.md&quot;)" office:value-type="string" office:string-value=" Gorgeous-Tulip-Bouquet-Closeup1.md" calcext:value-type="string">
            <text:p><text:s/>Gorgeous-Tulip-Bouquet-Closeup1.md</text:p>
          </table:table-cell>
          <table:table-cell office:value-type="string" calcext:value-type="string">
            <text:p><text:s/>Gorgeous-Tulip-Bouquet-Closeup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Gorgeous-Tulip-Bouquet-Closeup1.jpg</text:p>
          </table:table-cell>
          <table:table-cell table:number-columns-repeated="3"/>
        </table:table-row>
        <table:table-row table:style-name="ro1">
          <table:table-cell table:formula="of:=COM.MICROSOFT.CONCAT([.B341];&quot;.md&quot;)" office:value-type="string" office:string-value=" Gorgeous-Tulip-Bouquet-Closeup2.md" calcext:value-type="string">
            <text:p><text:s/>Gorgeous-Tulip-Bouquet-Closeup2.md</text:p>
          </table:table-cell>
          <table:table-cell office:value-type="string" calcext:value-type="string">
            <text:p><text:s/>Gorgeous-Tulip-Bouquet-Closeup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Gorgeous-Tulip-Bouquet-Closeup2.jpg</text:p>
          </table:table-cell>
          <table:table-cell table:number-columns-repeated="3"/>
        </table:table-row>
        <table:table-row table:style-name="ro1">
          <table:table-cell table:formula="of:=COM.MICROSOFT.CONCAT([.B342];&quot;.md&quot;)" office:value-type="string" office:string-value=" Gorgeous-Tulip-Bouquet-Closeup3.md" calcext:value-type="string">
            <text:p><text:s/>Gorgeous-Tulip-Bouquet-Closeup3.md</text:p>
          </table:table-cell>
          <table:table-cell office:value-type="string" calcext:value-type="string">
            <text:p><text:s/>Gorgeous-Tulip-Bouquet-Closeup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Gorgeous-Tulip-Bouquet-Closeup3.jpg</text:p>
          </table:table-cell>
          <table:table-cell table:number-columns-repeated="3"/>
        </table:table-row>
        <table:table-row table:style-name="ro1">
          <table:table-cell table:formula="of:=COM.MICROSOFT.CONCAT([.B343];&quot;.md&quot;)" office:value-type="string" office:string-value=" Gourmet-Apple-Bundt-Cake.md" calcext:value-type="string">
            <text:p><text:s/>Gourmet-Apple-Bundt-Cake.md</text:p>
          </table:table-cell>
          <table:table-cell office:value-type="string" calcext:value-type="string">
            <text:p><text:s/>Gourmet-Apple-Bund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Gourmet-Apple-Bundt-Cake.jpg</text:p>
          </table:table-cell>
          <table:table-cell table:number-columns-repeated="3"/>
        </table:table-row>
        <table:table-row table:style-name="ro1">
          <table:table-cell table:formula="of:=COM.MICROSOFT.CONCAT([.B344];&quot;.md&quot;)" office:value-type="string" office:string-value=" Gourmet-Cheesecake-Sampler.md" calcext:value-type="string">
            <text:p><text:s/>Gourmet-Cheesecake-Sampler.md</text:p>
          </table:table-cell>
          <table:table-cell office:value-type="string" calcext:value-type="string">
            <text:p><text:s/>Gourmet-Cheesecake-Sampler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Gourmet-Cheesecake-Sampler.jpg</text:p>
          </table:table-cell>
          <table:table-cell table:number-columns-repeated="3"/>
        </table:table-row>
        <table:table-row table:style-name="ro1">
          <table:table-cell table:formula="of:=COM.MICROSOFT.CONCAT([.B345];&quot;.md&quot;)" office:value-type="string" office:string-value=" Graduation-Red-Velvet-Cake.md" calcext:value-type="string">
            <text:p><text:s/>Graduation-Red-Velvet-Cake.md</text:p>
          </table:table-cell>
          <table:table-cell office:value-type="string" calcext:value-type="string">
            <text:p><text:s/>Graduation-Red-Velve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Red Velvet","Round","Half Kg","One Tier"</text:p>
          </table:table-cell>
          <table:table-cell office:value-type="string" calcext:value-type="string">
            <text:p>img/portfolio/Graduation-Red-Velvet-Cake.jpg</text:p>
          </table:table-cell>
          <table:table-cell table:number-columns-repeated="3"/>
        </table:table-row>
        <table:table-row table:style-name="ro1">
          <table:table-cell table:formula="of:=COM.MICROSOFT.CONCAT([.B346];&quot;.md&quot;)" office:value-type="string" office:string-value=" Grannys-Strawberry-Cake.md" calcext:value-type="string">
            <text:p><text:s/>Grannys-Strawberry-Cake.md</text:p>
          </table:table-cell>
          <table:table-cell office:value-type="string" calcext:value-type="string">
            <text:p><text:s/>Grannys-Strawb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Grannys-Strawberry-Cake.jpg</text:p>
          </table:table-cell>
          <table:table-cell table:number-columns-repeated="3"/>
        </table:table-row>
        <table:table-row table:style-name="ro1">
          <table:table-cell table:formula="of:=COM.MICROSOFT.CONCAT([.B347];&quot;.md&quot;)" office:value-type="string" office:string-value=" GRANNYS-STRAWBERRY-CAKE.md" calcext:value-type="string">
            <text:p><text:s/>GRANNYS-STRAWBERRY-CAKE.md</text:p>
          </table:table-cell>
          <table:table-cell office:value-type="string" calcext:value-type="string">
            <text:p><text:s/>GRANNYS-STRAWB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Grannys-Strawberry-Cake.jpg</text:p>
          </table:table-cell>
          <table:table-cell table:number-columns-repeated="3"/>
        </table:table-row>
        <table:table-row table:style-name="ro1">
          <table:table-cell table:formula="of:=COM.MICROSOFT.CONCAT([.B348];&quot;.md&quot;)" office:value-type="string" office:string-value=" Hazelnut-Chocolate-Cake.md" calcext:value-type="string">
            <text:p><text:s/>Hazelnut-Chocolate-Cake.md</text:p>
          </table:table-cell>
          <table:table-cell office:value-type="string" calcext:value-type="string">
            <text:p><text:s/>Hazelnut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Hazelnut-Chocolate-Cake.jpg</text:p>
          </table:table-cell>
          <table:table-cell table:number-columns-repeated="3"/>
        </table:table-row>
        <table:table-row table:style-name="ro1">
          <table:table-cell table:formula="of:=COM.MICROSOFT.CONCAT([.B349];&quot;.md&quot;)" office:value-type="string" office:string-value=" Heartfelt-Desires-Cake.md" calcext:value-type="string">
            <text:p><text:s/>Heartfelt-Desires-Cake.md</text:p>
          </table:table-cell>
          <table:table-cell office:value-type="string" calcext:value-type="string">
            <text:p><text:s/>Heartfelt-Desire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Heartfelt-Desires-Cake.jpg</text:p>
          </table:table-cell>
          <table:table-cell table:number-columns-repeated="3"/>
        </table:table-row>
        <table:table-row table:style-name="ro1">
          <table:table-cell table:formula="of:=COM.MICROSOFT.CONCAT([.B350];&quot;.md&quot;)" office:value-type="string" office:string-value=" Heart-of-Love-Vanilla-Cake.md" calcext:value-type="string">
            <text:p><text:s/>Heart-of-Love-Vanilla-Cake.md</text:p>
          </table:table-cell>
          <table:table-cell office:value-type="string" calcext:value-type="string">
            <text:p><text:s/>Heart-of-Love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Heart","Half Kg","One Tier"</text:p>
          </table:table-cell>
          <table:table-cell office:value-type="string" calcext:value-type="string">
            <text:p>img/portfolio/Heart-of-Love-Vanilla-Cake.jpg</text:p>
          </table:table-cell>
          <table:table-cell table:number-columns-repeated="3"/>
        </table:table-row>
        <table:table-row table:style-name="ro1">
          <table:table-cell table:formula="of:=COM.MICROSOFT.CONCAT([.B351];&quot;.md&quot;)" office:value-type="string" office:string-value=" Heart-of-RED-Cake.md" calcext:value-type="string">
            <text:p><text:s/>Heart-of-RED-Cake.md</text:p>
          </table:table-cell>
          <table:table-cell office:value-type="string" calcext:value-type="string">
            <text:p><text:s/>Heart-of-RED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Heart","Half Kg","One Tier"</text:p>
          </table:table-cell>
          <table:table-cell office:value-type="string" calcext:value-type="string">
            <text:p>img/portfolio/Heart-of-RED-Cake.jpg</text:p>
          </table:table-cell>
          <table:table-cell table:number-columns-repeated="3"/>
        </table:table-row>
        <table:table-row table:style-name="ro1">
          <table:table-cell table:formula="of:=COM.MICROSOFT.CONCAT([.B352];&quot;.md&quot;)" office:value-type="string" office:string-value=" Heart-of-Truffle-Cake.md" calcext:value-type="string">
            <text:p><text:s/>Heart-of-Truffle-Cake.md</text:p>
          </table:table-cell>
          <table:table-cell office:value-type="string" calcext:value-type="string">
            <text:p><text:s/>Heart-of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Heart","Half Kg","One Tier"</text:p>
          </table:table-cell>
          <table:table-cell office:value-type="string" calcext:value-type="string">
            <text:p>img/portfolio/Heart-of-Truffle-Cake.jpg</text:p>
          </table:table-cell>
          <table:table-cell table:number-columns-repeated="3"/>
        </table:table-row>
        <table:table-row table:style-name="ro1">
          <table:table-cell table:formula="of:=COM.MICROSOFT.CONCAT([.B353];&quot;.md&quot;)" office:value-type="string" office:string-value=" Heart-Pink-Swirl-Cake-2.md" calcext:value-type="string">
            <text:p><text:s/>Heart-Pink-Swirl-Cake-2.md</text:p>
          </table:table-cell>
          <table:table-cell office:value-type="string" calcext:value-type="string">
            <text:p><text:s/>Heart-Pink-Swirl-C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Heart","Half Kg","One Tier"</text:p>
          </table:table-cell>
          <table:table-cell office:value-type="string" calcext:value-type="string">
            <text:p>img/portfolio/Heart-Pink-Swirl-Cake-2.jpg</text:p>
          </table:table-cell>
          <table:table-cell table:number-columns-repeated="3"/>
        </table:table-row>
        <table:table-row table:style-name="ro1">
          <table:table-cell table:formula="of:=COM.MICROSOFT.CONCAT([.B354];&quot;.md&quot;)" office:value-type="string" office:string-value=" Heart-Pink-Swirl-Cake.md" calcext:value-type="string">
            <text:p><text:s/>Heart-Pink-Swirl-Cake.md</text:p>
          </table:table-cell>
          <table:table-cell office:value-type="string" calcext:value-type="string">
            <text:p><text:s/>Heart-Pink-Swirl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Heart","Half Kg","One Tier"</text:p>
          </table:table-cell>
          <table:table-cell office:value-type="string" calcext:value-type="string">
            <text:p>img/portfolio/Heart-Pink-Swirl-Cake.jpg</text:p>
          </table:table-cell>
          <table:table-cell table:number-columns-repeated="3"/>
        </table:table-row>
        <table:table-row table:style-name="ro1">
          <table:table-cell table:formula="of:=COM.MICROSOFT.CONCAT([.B355];&quot;.md&quot;)" office:value-type="string" office:string-value=" Heart-Shape-Black-Forest.md" calcext:value-type="string">
            <text:p><text:s/>Heart-Shape-Black-Forest.md</text:p>
          </table:table-cell>
          <table:table-cell office:value-type="string" calcext:value-type="string">
            <text:p><text:s/>Heart-Shape-Black-Forest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Heart","Half Kg","One Tier"</text:p>
          </table:table-cell>
          <table:table-cell office:value-type="string" calcext:value-type="string">
            <text:p>img/portfolio/Heart-Shape-Black-Forest.jpg</text:p>
          </table:table-cell>
          <table:table-cell table:number-columns-repeated="3"/>
        </table:table-row>
        <table:table-row table:style-name="ro1">
          <table:table-cell table:formula="of:=COM.MICROSOFT.CONCAT([.B356];&quot;.md&quot;)" office:value-type="string" office:string-value=" Heart-Shape-Chocolate-Cake.md" calcext:value-type="string">
            <text:p><text:s/>Heart-Shape-Chocolate-Cake.md</text:p>
          </table:table-cell>
          <table:table-cell office:value-type="string" calcext:value-type="string">
            <text:p><text:s/>Heart-Shape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Heart","Half Kg","One Tier"</text:p>
          </table:table-cell>
          <table:table-cell office:value-type="string" calcext:value-type="string">
            <text:p>img/portfolio/Heart-Shape-Chocolate-Cake.jpg</text:p>
          </table:table-cell>
          <table:table-cell table:number-columns-repeated="3"/>
        </table:table-row>
        <table:table-row table:style-name="ro1">
          <table:table-cell table:formula="of:=COM.MICROSOFT.CONCAT([.B357];&quot;.md&quot;)" office:value-type="string" office:string-value=" Heart-Shaped-Coffee-Cake.md" calcext:value-type="string">
            <text:p><text:s/>Heart-Shaped-Coffee-Cake.md</text:p>
          </table:table-cell>
          <table:table-cell office:value-type="string" calcext:value-type="string">
            <text:p><text:s/>Heart-Shaped-Coffe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offee","Heart","Half Kg","One Tier"</text:p>
          </table:table-cell>
          <table:table-cell office:value-type="string" calcext:value-type="string">
            <text:p>img/portfolio/Heart-Shaped-Coffee-Cake.jpg</text:p>
          </table:table-cell>
          <table:table-cell table:number-columns-repeated="3"/>
        </table:table-row>
        <table:table-row table:style-name="ro1">
          <table:table-cell table:formula="of:=COM.MICROSOFT.CONCAT([.B358];&quot;.md&quot;)" office:value-type="string" office:string-value=" Heart-Shaped-Fruit-Cake.md" calcext:value-type="string">
            <text:p><text:s/>Heart-Shaped-Fruit-Cake.md</text:p>
          </table:table-cell>
          <table:table-cell office:value-type="string" calcext:value-type="string">
            <text:p><text:s/>Heart-Shaped-Frui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Heart","Half Kg","One Tier"</text:p>
          </table:table-cell>
          <table:table-cell office:value-type="string" calcext:value-type="string">
            <text:p>img/portfolio/Heart-Shaped-Fruit-Cake.jpg</text:p>
          </table:table-cell>
          <table:table-cell table:number-columns-repeated="3"/>
        </table:table-row>
        <table:table-row table:style-name="ro1">
          <table:table-cell table:formula="of:=COM.MICROSOFT.CONCAT([.B359];&quot;.md&quot;)" office:value-type="string" office:string-value=" Heart-Shaped-Pineapple-Cake.md" calcext:value-type="string">
            <text:p><text:s/>Heart-Shaped-Pineapple-Cake.md</text:p>
          </table:table-cell>
          <table:table-cell office:value-type="string" calcext:value-type="string">
            <text:p><text:s/>Heart-Shaped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Heart","Half Kg","One Tier"</text:p>
          </table:table-cell>
          <table:table-cell office:value-type="string" calcext:value-type="string">
            <text:p>img/portfolio/Heart-Shaped-Pineapple-Cake.jpg</text:p>
          </table:table-cell>
          <table:table-cell table:number-columns-repeated="3"/>
        </table:table-row>
        <table:table-row table:style-name="ro1">
          <table:table-cell table:formula="of:=COM.MICROSOFT.CONCAT([.B360];&quot;.md&quot;)" office:value-type="string" office:string-value=" Heart-Shaped-Red-Velvet-Cake.md" calcext:value-type="string">
            <text:p><text:s/>Heart-Shaped-Red-Velvet-Cake.md</text:p>
          </table:table-cell>
          <table:table-cell office:value-type="string" calcext:value-type="string">
            <text:p><text:s/>Heart-Shaped-Red-Velve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Red Velvet","Heart","Half Kg","One Tier"</text:p>
          </table:table-cell>
          <table:table-cell office:value-type="string" calcext:value-type="string">
            <text:p>img/portfolio/Heart-Shaped-Red-Velvet-Cake.jpg</text:p>
          </table:table-cell>
          <table:table-cell table:number-columns-repeated="3"/>
        </table:table-row>
        <table:table-row table:style-name="ro1">
          <table:table-cell table:formula="of:=COM.MICROSOFT.CONCAT([.B361];&quot;.md&quot;)" office:value-type="string" office:string-value=" Heart-Shaped-Truffle-Cake.md" calcext:value-type="string">
            <text:p><text:s/>Heart-Shaped-Truffle-Cake.md</text:p>
          </table:table-cell>
          <table:table-cell office:value-type="string" calcext:value-type="string">
            <text:p><text:s/>Heart-Shaped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Heart","Half Kg","One Tier"</text:p>
          </table:table-cell>
          <table:table-cell office:value-type="string" calcext:value-type="string">
            <text:p>img/portfolio/Heart-Shaped-Truffle-Cake.jpg</text:p>
          </table:table-cell>
          <table:table-cell table:number-columns-repeated="3"/>
        </table:table-row>
        <table:table-row table:style-name="ro1">
          <table:table-cell table:formula="of:=COM.MICROSOFT.CONCAT([.B362];&quot;.md&quot;)" office:value-type="string" office:string-value=" Heart-Shape-Vanilla-Cake.md" calcext:value-type="string">
            <text:p><text:s/>Heart-Shape-Vanilla-Cake.md</text:p>
          </table:table-cell>
          <table:table-cell office:value-type="string" calcext:value-type="string">
            <text:p><text:s/>Heart-Shape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Heart","Half Kg","One Tier"</text:p>
          </table:table-cell>
          <table:table-cell office:value-type="string" calcext:value-type="string">
            <text:p>img/portfolio/Heart-Shape-Vanilla-Cake.jpg</text:p>
          </table:table-cell>
          <table:table-cell table:number-columns-repeated="3"/>
        </table:table-row>
        <table:table-row table:style-name="ro1">
          <table:table-cell table:formula="of:=COM.MICROSOFT.CONCAT([.B363];&quot;.md&quot;)" office:value-type="string" office:string-value=" Hearty-Affair.md" calcext:value-type="string">
            <text:p><text:s/>Hearty-Affair.md</text:p>
          </table:table-cell>
          <table:table-cell office:value-type="string" calcext:value-type="string">
            <text:p><text:s/>Hearty-Affair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Heart","Half Kg","One Tier"</text:p>
          </table:table-cell>
          <table:table-cell office:value-type="string" calcext:value-type="string">
            <text:p>img/portfolio/Hearty-Affair.jpg</text:p>
          </table:table-cell>
          <table:table-cell table:number-columns-repeated="3"/>
        </table:table-row>
        <table:table-row table:style-name="ro1">
          <table:table-cell table:formula="of:=COM.MICROSOFT.CONCAT([.B364];&quot;.md&quot;)" office:value-type="string" office:string-value=" Hearty-Chocolaty-Cake.md" calcext:value-type="string">
            <text:p><text:s/>Hearty-Chocolaty-Cake.md</text:p>
          </table:table-cell>
          <table:table-cell office:value-type="string" calcext:value-type="string">
            <text:p><text:s/>Hearty-Chocolat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Heart","Half Kg","One Tier"</text:p>
          </table:table-cell>
          <table:table-cell office:value-type="string" calcext:value-type="string">
            <text:p>img/portfolio/Hearty-Chocolaty-Cake.jpg</text:p>
          </table:table-cell>
          <table:table-cell table:number-columns-repeated="3"/>
        </table:table-row>
        <table:table-row table:style-name="ro1">
          <table:table-cell table:formula="of:=COM.MICROSOFT.CONCAT([.B365];&quot;.md&quot;)" office:value-type="string" office:string-value=" Hearty-Mesmerizer-Cake.md" calcext:value-type="string">
            <text:p><text:s/>Hearty-Mesmerizer-Cake.md</text:p>
          </table:table-cell>
          <table:table-cell office:value-type="string" calcext:value-type="string">
            <text:p><text:s/>Hearty-Mesmerize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Heart","Half Kg","One Tier"</text:p>
          </table:table-cell>
          <table:table-cell office:value-type="string" calcext:value-type="string">
            <text:p>img/portfolio/Hearty-Mesmerizer-Cake.jpg</text:p>
          </table:table-cell>
          <table:table-cell table:number-columns-repeated="3"/>
        </table:table-row>
        <table:table-row table:style-name="ro1">
          <table:table-cell table:formula="of:=COM.MICROSOFT.CONCAT([.B366];&quot;.md&quot;)" office:value-type="string" office:string-value=" Hearty-Pineapple-Cake.md" calcext:value-type="string">
            <text:p><text:s/>Hearty-Pineapple-Cake.md</text:p>
          </table:table-cell>
          <table:table-cell office:value-type="string" calcext:value-type="string">
            <text:p><text:s/>Hearty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Heart","Half Kg","One Tier"</text:p>
          </table:table-cell>
          <table:table-cell office:value-type="string" calcext:value-type="string">
            <text:p>img/portfolio/Hearty-Pineapple-Cake.jpg</text:p>
          </table:table-cell>
          <table:table-cell table:number-columns-repeated="3"/>
        </table:table-row>
        <table:table-row table:style-name="ro1">
          <table:table-cell table:formula="of:=COM.MICROSOFT.CONCAT([.B367];&quot;.md&quot;)" office:value-type="string" office:string-value=" Heavenly-Butterscotch-Cake.md" calcext:value-type="string">
            <text:p><text:s/>Heavenly-Butterscotch-Cake.md</text:p>
          </table:table-cell>
          <table:table-cell office:value-type="string" calcext:value-type="string">
            <text:p><text:s/>Heavenly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Heavenly-Butterscotch-Cake.jpg</text:p>
          </table:table-cell>
          <table:table-cell table:number-columns-repeated="3"/>
        </table:table-row>
        <table:table-row table:style-name="ro1">
          <table:table-cell table:formula="of:=COM.MICROSOFT.CONCAT([.B368];&quot;.md&quot;)" office:value-type="string" office:string-value=" Heavenly-Coffee-Cake.md" calcext:value-type="string">
            <text:p><text:s/>Heavenly-Coffee-Cake.md</text:p>
          </table:table-cell>
          <table:table-cell office:value-type="string" calcext:value-type="string">
            <text:p><text:s/>Heavenly-Coffe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offee","Round","Half Kg","One Tier"</text:p>
          </table:table-cell>
          <table:table-cell office:value-type="string" calcext:value-type="string">
            <text:p>img/portfolio/Heavenly-Coffee-Cake.jpg</text:p>
          </table:table-cell>
          <table:table-cell table:number-columns-repeated="3"/>
        </table:table-row>
        <table:table-row table:style-name="ro1">
          <table:table-cell table:formula="of:=COM.MICROSOFT.CONCAT([.B369];&quot;.md&quot;)" office:value-type="string" office:string-value=" Heavenly-flat-Vanilla-Cake.md" calcext:value-type="string">
            <text:p><text:s/>Heavenly-flat-Vanilla-Cake.md</text:p>
          </table:table-cell>
          <table:table-cell office:value-type="string" calcext:value-type="string">
            <text:p><text:s/>Heavenly-flat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Heavenly-flat-Vanilla-Cake.jpg</text:p>
          </table:table-cell>
          <table:table-cell table:number-columns-repeated="3"/>
        </table:table-row>
        <table:table-row table:style-name="ro1">
          <table:table-cell table:formula="of:=COM.MICROSOFT.CONCAT([.B370];&quot;.md&quot;)" office:value-type="string" office:string-value=" Heavenly-Pineapple-cake-.md" calcext:value-type="string">
            <text:p><text:s/>Heavenly-Pineapple-cake-.md</text:p>
          </table:table-cell>
          <table:table-cell office:value-type="string" calcext:value-type="string">
            <text:p><text:s/>Heavenly-Pineapple-cake-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Heavenly-Pineapple-Cake.jpg</text:p>
          </table:table-cell>
          <table:table-cell table:number-columns-repeated="3"/>
        </table:table-row>
        <table:table-row table:style-name="ro1">
          <table:table-cell table:formula="of:=COM.MICROSOFT.CONCAT([.B371];&quot;.md&quot;)" office:value-type="string" office:string-value=" Heavenly-Vanilla-Fruit-Cake.md" calcext:value-type="string">
            <text:p><text:s/>Heavenly-Vanilla-Fruit-Cake.md</text:p>
          </table:table-cell>
          <table:table-cell office:value-type="string" calcext:value-type="string">
            <text:p><text:s/>Heavenly-Vanilla-Frui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Heavenly-Vanilla-Fruit-Cake.jpg</text:p>
          </table:table-cell>
          <table:table-cell table:number-columns-repeated="3"/>
        </table:table-row>
        <table:table-row table:style-name="ro1">
          <table:table-cell table:formula="of:=COM.MICROSOFT.CONCAT([.B372];&quot;.md&quot;)" office:value-type="string" office:string-value=" Hello-Kitty-Pink-Swirl-Cake1.md" calcext:value-type="string">
            <text:p><text:s/>Hello-Kitty-Pink-Swirl-Cake1.md</text:p>
          </table:table-cell>
          <table:table-cell office:value-type="string" calcext:value-type="string">
            <text:p><text:s/>Hello-Kitty-Pink-Swirl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One Kg","One Tier"</text:p>
          </table:table-cell>
          <table:table-cell office:value-type="string" calcext:value-type="string">
            <text:p>img/portfolio/Hello-Kitty-Pink-Swirl-Cake1.jpg</text:p>
          </table:table-cell>
          <table:table-cell table:number-columns-repeated="3"/>
        </table:table-row>
        <table:table-row table:style-name="ro1">
          <table:table-cell table:formula="of:=COM.MICROSOFT.CONCAT([.B373];&quot;.md&quot;)" office:value-type="string" office:string-value=" Hello-Kitty-Pink-Swirl-Cake-2.md" calcext:value-type="string">
            <text:p><text:s/>Hello-Kitty-Pink-Swirl-Cake-2.md</text:p>
          </table:table-cell>
          <table:table-cell office:value-type="string" calcext:value-type="string">
            <text:p><text:s/>Hello-Kitty-Pink-Swirl-C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One Kg","One Tier"</text:p>
          </table:table-cell>
          <table:table-cell office:value-type="string" calcext:value-type="string">
            <text:p>img/portfolio/Hello-Kitty-Pink-Swirl-Cake-2.jpg</text:p>
          </table:table-cell>
          <table:table-cell table:number-columns-repeated="3"/>
        </table:table-row>
        <table:table-row table:style-name="ro1">
          <table:table-cell table:formula="of:=COM.MICROSOFT.CONCAT([.B374];&quot;.md&quot;)" office:value-type="string" office:string-value=" Hello-Kitty-Pink-Swirl-Cake.md" calcext:value-type="string">
            <text:p><text:s/>Hello-Kitty-Pink-Swirl-Cake.md</text:p>
          </table:table-cell>
          <table:table-cell office:value-type="string" calcext:value-type="string">
            <text:p><text:s/>Hello-Kitty-Pink-Swirl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One Kg","One Tier"</text:p>
          </table:table-cell>
          <table:table-cell office:value-type="string" calcext:value-type="string">
            <text:p>img/portfolio/Hello-Kitty-Pink-Swirl-Cake.jpg</text:p>
          </table:table-cell>
          <table:table-cell table:number-columns-repeated="3"/>
        </table:table-row>
        <table:table-row table:style-name="ro1">
          <table:table-cell table:formula="of:=COM.MICROSOFT.CONCAT([.B375];&quot;.md&quot;)" office:value-type="string" office:string-value=" Ice-Cream-Cake.md" calcext:value-type="string">
            <text:p><text:s/>Ice-Cream-Cake.md</text:p>
          </table:table-cell>
          <table:table-cell office:value-type="string" calcext:value-type="string">
            <text:p><text:s/>Ice-Cream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Ice-Cream-Cake.jpg</text:p>
          </table:table-cell>
          <table:table-cell table:number-columns-repeated="3"/>
        </table:table-row>
        <table:table-row table:style-name="ro1">
          <table:table-cell table:formula="of:=COM.MICROSOFT.CONCAT([.B376];&quot;.md&quot;)" office:value-type="string" office:string-value=" Immaculate-White-Wedding-Cake-2.md" calcext:value-type="string">
            <text:p><text:s/>Immaculate-White-Wedding-Cake-2.md</text:p>
          </table:table-cell>
          <table:table-cell office:value-type="string" calcext:value-type="string">
            <text:p><text:s/>Immaculate-White-Wedding-C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Large","3 or More Tiers"</text:p>
          </table:table-cell>
          <table:table-cell office:value-type="string" calcext:value-type="string">
            <text:p>img/portfolio/Immaculate-White-Wedding-Cake-2.jpg</text:p>
          </table:table-cell>
          <table:table-cell table:number-columns-repeated="3"/>
        </table:table-row>
        <table:table-row table:style-name="ro1">
          <table:table-cell table:formula="of:=COM.MICROSOFT.CONCAT([.B377];&quot;.md&quot;)" office:value-type="string" office:string-value=" Immaculate-White-wedding-Cake-3.md" calcext:value-type="string">
            <text:p><text:s/>Immaculate-White-wedding-Cake-3.md</text:p>
          </table:table-cell>
          <table:table-cell office:value-type="string" calcext:value-type="string">
            <text:p><text:s/>Immaculate-White-wedding-Cake-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Large","3 or More Tiers"</text:p>
          </table:table-cell>
          <table:table-cell office:value-type="string" calcext:value-type="string">
            <text:p>img/portfolio/Immaculate-White-wedding-Cake-3.jpg</text:p>
          </table:table-cell>
          <table:table-cell table:number-columns-repeated="3"/>
        </table:table-row>
        <table:table-row table:style-name="ro1">
          <table:table-cell table:formula="of:=COM.MICROSOFT.CONCAT([.B378];&quot;.md&quot;)" office:value-type="string" office:string-value=" Immaculate-White-Wedding-cake.md" calcext:value-type="string">
            <text:p><text:s/>Immaculate-White-Wedding-cake.md</text:p>
          </table:table-cell>
          <table:table-cell office:value-type="string" calcext:value-type="string">
            <text:p><text:s/>Immaculate-White-Wedding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Large","3 or More Tiers"</text:p>
          </table:table-cell>
          <table:table-cell office:value-type="string" calcext:value-type="string">
            <text:p>img/portfolio/Immaculate-White-Wedding-cake.jpg</text:p>
          </table:table-cell>
          <table:table-cell table:number-columns-repeated="3"/>
        </table:table-row>
        <table:table-row table:style-name="ro1">
          <table:table-cell table:formula="of:=COM.MICROSOFT.CONCAT([.B379];&quot;.md&quot;)" office:value-type="string" office:string-value=" Indulging-Pineapple-Cake.md" calcext:value-type="string">
            <text:p><text:s/>Indulging-Pineapple-Cake.md</text:p>
          </table:table-cell>
          <table:table-cell office:value-type="string" calcext:value-type="string">
            <text:p><text:s/>Indulging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Indulging-Pineapple-Cake.jpg</text:p>
          </table:table-cell>
          <table:table-cell table:number-columns-repeated="3"/>
        </table:table-row>
        <table:table-row table:style-name="ro1">
          <table:table-cell table:formula="of:=COM.MICROSOFT.CONCAT([.B380];&quot;.md&quot;)" office:value-type="string" office:string-value=" Italian-Rum-Cake.md" calcext:value-type="string">
            <text:p><text:s/>Italian-Rum-Cake.md</text:p>
          </table:table-cell>
          <table:table-cell office:value-type="string" calcext:value-type="string">
            <text:p><text:s/>Italian-Rum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Italian-Rum-Cake.jpg</text:p>
          </table:table-cell>
          <table:table-cell table:number-columns-repeated="3"/>
        </table:table-row>
        <table:table-row table:style-name="ro1">
          <table:table-cell table:formula="of:=COM.MICROSOFT.CONCAT([.B381];&quot;.md&quot;)" office:value-type="string" office:string-value=" Italian-Style-Chocolate-Coffee-Cake.md" calcext:value-type="string">
            <text:p><text:s/>Italian-Style-Chocolate-Coffee-Cake.md</text:p>
          </table:table-cell>
          <table:table-cell office:value-type="string" calcext:value-type="string">
            <text:p><text:s/>Italian-Style-Chocolate-Coffe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offee","Round","Half Kg","One Tier"</text:p>
          </table:table-cell>
          <table:table-cell office:value-type="string" calcext:value-type="string">
            <text:p>img/portfolio/Italian-Style-Chocolate-Coffee-Cake.jpg</text:p>
          </table:table-cell>
          <table:table-cell table:number-columns-repeated="3"/>
        </table:table-row>
        <table:table-row table:style-name="ro1">
          <table:table-cell table:formula="of:=COM.MICROSOFT.CONCAT([.B382];&quot;.md&quot;)" office:value-type="string" office:string-value=" Kinder-Bueno-Chocolate-Drip-Cake.md" calcext:value-type="string">
            <text:p><text:s/>Kinder-Bueno-Chocolate-Drip-Cake.md</text:p>
          </table:table-cell>
          <table:table-cell office:value-type="string" calcext:value-type="string">
            <text:p><text:s/>Kinder-Bueno-Chocolate-Drip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Kinder-Bueno-Chocolate-Drip-Cake.jpg</text:p>
          </table:table-cell>
          <table:table-cell table:number-columns-repeated="3"/>
        </table:table-row>
        <table:table-row table:style-name="ro1">
          <table:table-cell table:formula="of:=COM.MICROSOFT.CONCAT([.B383];&quot;.md&quot;)" office:value-type="string" office:string-value=" Kisses-Chocolate-Cake.md" calcext:value-type="string">
            <text:p><text:s/>Kisses-Chocolate-Cake.md</text:p>
          </table:table-cell>
          <table:table-cell office:value-type="string" calcext:value-type="string">
            <text:p><text:s/>Kisses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Kisses-Chocolate-Cake.jpg</text:p>
          </table:table-cell>
          <table:table-cell table:number-columns-repeated="3"/>
        </table:table-row>
        <table:table-row table:style-name="ro1">
          <table:table-cell table:formula="of:=COM.MICROSOFT.CONCAT([.B384];&quot;.md&quot;)" office:value-type="string" office:string-value=" Kitkat-Beauty-Cake.md" calcext:value-type="string">
            <text:p><text:s/>Kitkat-Beauty-Cake.md</text:p>
          </table:table-cell>
          <table:table-cell office:value-type="string" calcext:value-type="string">
            <text:p><text:s/>Kitkat-Beaut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Kitkat-Beauty-Cake.jpg</text:p>
          </table:table-cell>
          <table:table-cell table:number-columns-repeated="3"/>
        </table:table-row>
        <table:table-row table:style-name="ro1">
          <table:table-cell table:formula="of:=COM.MICROSOFT.CONCAT([.B385];&quot;.md&quot;)" office:value-type="string" office:string-value=" Kitkat-Break-Cake.md" calcext:value-type="string">
            <text:p><text:s/>Kitkat-Break-Cake.md</text:p>
          </table:table-cell>
          <table:table-cell office:value-type="string" calcext:value-type="string">
            <text:p><text:s/>Kitkat-Break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Kitkat-Break-Cake.jpg</text:p>
          </table:table-cell>
          <table:table-cell table:number-columns-repeated="3"/>
        </table:table-row>
        <table:table-row table:style-name="ro1">
          <table:table-cell table:formula="of:=COM.MICROSOFT.CONCAT([.B386];&quot;.md&quot;)" office:value-type="string" office:string-value=" KitKat-Cream-drop-pCake.md" calcext:value-type="string">
            <text:p><text:s/>KitKat-Cream-drop-pCake.md</text:p>
          </table:table-cell>
          <table:table-cell office:value-type="string" calcext:value-type="string">
            <text:p><text:s/>KitKat-Cream-drop-p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KitKat-Cream-drop-pCake.jpg</text:p>
          </table:table-cell>
          <table:table-cell table:number-columns-repeated="3"/>
        </table:table-row>
        <table:table-row table:style-name="ro1">
          <table:table-cell table:formula="of:=COM.MICROSOFT.CONCAT([.B387];&quot;.md&quot;)" office:value-type="string" office:string-value=" Kiwi-Cake.md" calcext:value-type="string">
            <text:p><text:s/>Kiwi-Cake.md</text:p>
          </table:table-cell>
          <table:table-cell office:value-type="string" calcext:value-type="string">
            <text:p><text:s/>Kiwi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Kiwi","Round","Half Kg","One Tier"</text:p>
          </table:table-cell>
          <table:table-cell office:value-type="string" calcext:value-type="string">
            <text:p>img/portfolio/Kiwi-Cake.jpg</text:p>
          </table:table-cell>
          <table:table-cell table:number-columns-repeated="3"/>
        </table:table-row>
        <table:table-row table:style-name="ro1">
          <table:table-cell table:formula="of:=COM.MICROSOFT.CONCAT([.B388];&quot;.md&quot;)" office:value-type="string" office:string-value=" Kiwi-Heart-Shape-Cake.md" calcext:value-type="string">
            <text:p><text:s/>Kiwi-Heart-Shape-Cake.md</text:p>
          </table:table-cell>
          <table:table-cell office:value-type="string" calcext:value-type="string">
            <text:p><text:s/>Kiwi-Heart-Shap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Kiwi","Heart","Half Kg","One Tier"</text:p>
          </table:table-cell>
          <table:table-cell office:value-type="string" calcext:value-type="string">
            <text:p>img/portfolio/Kiwi-Heart-Shape-Cake.jpg</text:p>
          </table:table-cell>
          <table:table-cell table:number-columns-repeated="3"/>
        </table:table-row>
        <table:table-row table:style-name="ro1">
          <table:table-cell table:formula="of:=COM.MICROSOFT.CONCAT([.B389];&quot;.md&quot;)" office:value-type="string" office:string-value=" Kiwi-Punch-Cake.md" calcext:value-type="string">
            <text:p><text:s/>Kiwi-Punch-Cake.md</text:p>
          </table:table-cell>
          <table:table-cell office:value-type="string" calcext:value-type="string">
            <text:p><text:s/>Kiwi-Pun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Kiwi","Round","Half Kg","One Tier"</text:p>
          </table:table-cell>
          <table:table-cell office:value-type="string" calcext:value-type="string">
            <text:p>img/portfolio/Kiwi-Punch-Cake.jpg</text:p>
          </table:table-cell>
          <table:table-cell table:number-columns-repeated="3"/>
        </table:table-row>
        <table:table-row table:style-name="ro1">
          <table:table-cell table:formula="of:=COM.MICROSOFT.CONCAT([.B390];&quot;.md&quot;)" office:value-type="string" office:string-value=" Layered-Chocolate-Truffle-Cake.md" calcext:value-type="string">
            <text:p><text:s/>Layered-Chocolate-Truffle-Cake.md</text:p>
          </table:table-cell>
          <table:table-cell office:value-type="string" calcext:value-type="string">
            <text:p><text:s/>Layered-Chocolate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ayered-Chocolate-Truffle-Cake.jpg</text:p>
          </table:table-cell>
          <table:table-cell table:number-columns-repeated="3"/>
        </table:table-row>
        <table:table-row table:style-name="ro1">
          <table:table-cell table:formula="of:=COM.MICROSOFT.CONCAT([.B391];&quot;.md&quot;)" office:value-type="string" office:string-value=" Lemon-Coconut-Cake.md" calcext:value-type="string">
            <text:p><text:s/>Lemon-Coconut-Cake.md</text:p>
          </table:table-cell>
          <table:table-cell office:value-type="string" calcext:value-type="string">
            <text:p><text:s/>Lemon-Coconu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Lemon-Coconut-Cake.jpg</text:p>
          </table:table-cell>
          <table:table-cell table:number-columns-repeated="3"/>
        </table:table-row>
        <table:table-row table:style-name="ro1">
          <table:table-cell table:formula="of:=COM.MICROSOFT.CONCAT([.B392];&quot;.md&quot;)" office:value-type="string" office:string-value=" Lemon-Raspberry-Cake.md" calcext:value-type="string">
            <text:p><text:s/>Lemon-Raspberry-Cake.md</text:p>
          </table:table-cell>
          <table:table-cell office:value-type="string" calcext:value-type="string">
            <text:p><text:s/>Lemon-Raspb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Lemon-Raspberry-Cake.jpg</text:p>
          </table:table-cell>
          <table:table-cell table:number-columns-repeated="3"/>
        </table:table-row>
        <table:table-row table:style-name="ro1">
          <table:table-cell table:formula="of:=COM.MICROSOFT.CONCAT([.B393];&quot;.md&quot;)" office:value-type="string" office:string-value=" Lemons-Cake.md" calcext:value-type="string">
            <text:p><text:s/>Lemons-Cake.md</text:p>
          </table:table-cell>
          <table:table-cell office:value-type="string" calcext:value-type="string">
            <text:p><text:s/>Lemon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Lemons-Cake.jpg</text:p>
          </table:table-cell>
          <table:table-cell table:number-columns-repeated="3"/>
        </table:table-row>
        <table:table-row table:style-name="ro1">
          <table:table-cell table:formula="of:=COM.MICROSOFT.CONCAT([.B394];&quot;.md&quot;)" office:value-type="string" office:string-value=" Lemon-Zest-Dessert-Bundt-Cake.md" calcext:value-type="string">
            <text:p><text:s/>Lemon-Zest-Dessert-Bundt-Cake.md</text:p>
          </table:table-cell>
          <table:table-cell office:value-type="string" calcext:value-type="string">
            <text:p><text:s/>Lemon-Zest-Dessert-Bund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Lemon-Zest-Dessert-Bundt-Cake.jpg</text:p>
          </table:table-cell>
          <table:table-cell table:number-columns-repeated="3"/>
        </table:table-row>
        <table:table-row table:style-name="ro1">
          <table:table-cell table:formula="of:=COM.MICROSOFT.CONCAT([.B395];&quot;.md&quot;)" office:value-type="string" office:string-value=" Limoncello-Cake.md" calcext:value-type="string">
            <text:p><text:s/>Limoncello-Cake.md</text:p>
          </table:table-cell>
          <table:table-cell office:value-type="string" calcext:value-type="string">
            <text:p><text:s/>Limoncello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Limoncello-Cake.jpg</text:p>
          </table:table-cell>
          <table:table-cell table:number-columns-repeated="3"/>
        </table:table-row>
        <table:table-row table:style-name="ro1">
          <table:table-cell table:formula="of:=COM.MICROSOFT.CONCAT([.B396];&quot;.md&quot;)" office:value-type="string" office:string-value=" Line-Design-Butterscotch-Cake.md" calcext:value-type="string">
            <text:p><text:s/>Line-Design-Butterscotch-Cake.md</text:p>
          </table:table-cell>
          <table:table-cell office:value-type="string" calcext:value-type="string">
            <text:p><text:s/>Line-Design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Line-Design-Butterscotch-Cake.jpg</text:p>
          </table:table-cell>
          <table:table-cell table:number-columns-repeated="3"/>
        </table:table-row>
        <table:table-row table:style-name="ro1">
          <table:table-cell table:formula="of:=COM.MICROSOFT.CONCAT([.B397];&quot;.md&quot;)" office:value-type="string" office:string-value=" Lip-Smacking-Butterscotch-Cake.md" calcext:value-type="string">
            <text:p><text:s/>Lip-Smacking-Butterscotch-Cake.md</text:p>
          </table:table-cell>
          <table:table-cell office:value-type="string" calcext:value-type="string">
            <text:p><text:s/>Lip-Smacking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Lip-Smacking-Butterscotch-Cake.jpg</text:p>
          </table:table-cell>
          <table:table-cell table:number-columns-repeated="3"/>
        </table:table-row>
        <table:table-row table:style-name="ro1">
          <table:table-cell table:formula="of:=COM.MICROSOFT.CONCAT([.B398];&quot;.md&quot;)" office:value-type="string" office:string-value=" Lip-Smacking-Fresh-Fruit-Cake.md" calcext:value-type="string">
            <text:p><text:s/>Lip-Smacking-Fresh-Fruit-Cake.md</text:p>
          </table:table-cell>
          <table:table-cell office:value-type="string" calcext:value-type="string">
            <text:p><text:s/>Lip-Smacking-Fresh-Frui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Lip-Smacking-Fresh-Fruit-Cake.jpg</text:p>
          </table:table-cell>
          <table:table-cell table:number-columns-repeated="3"/>
        </table:table-row>
        <table:table-row table:style-name="ro1">
          <table:table-cell table:formula="of:=COM.MICROSOFT.CONCAT([.B399];&quot;.md&quot;)" office:value-type="string" office:string-value=" Littele-Red-Car-Cake-1.md" calcext:value-type="string">
            <text:p><text:s/>Littele-Red-Car-Cake-1.md</text:p>
          </table:table-cell>
          <table:table-cell office:value-type="string" calcext:value-type="string">
            <text:p><text:s/>Littele-Red-Car-Cake-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ittele-Red-Car-Cake-1.jpg</text:p>
          </table:table-cell>
          <table:table-cell table:number-columns-repeated="3"/>
        </table:table-row>
        <table:table-row table:style-name="ro1">
          <table:table-cell table:formula="of:=COM.MICROSOFT.CONCAT([.B400];&quot;.md&quot;)" office:value-type="string" office:string-value=" Little-red-car-cake-2.md" calcext:value-type="string">
            <text:p><text:s/>Little-red-car-cake-2.md</text:p>
          </table:table-cell>
          <table:table-cell office:value-type="string" calcext:value-type="string">
            <text:p><text:s/>Little-red-car-c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ittle-red-car-cake-2.jpg</text:p>
          </table:table-cell>
          <table:table-cell table:number-columns-repeated="3"/>
        </table:table-row>
        <table:table-row table:style-name="ro1">
          <table:table-cell table:formula="of:=COM.MICROSOFT.CONCAT([.B401];&quot;.md&quot;)" office:value-type="string" office:string-value=" Little-red-car-cake-3.md" calcext:value-type="string">
            <text:p><text:s/>Little-red-car-cake-3.md</text:p>
          </table:table-cell>
          <table:table-cell office:value-type="string" calcext:value-type="string">
            <text:p><text:s/>Little-red-car-cake-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ittle-red-car-cake-3.jpg</text:p>
          </table:table-cell>
          <table:table-cell table:number-columns-repeated="3"/>
        </table:table-row>
        <table:table-row table:style-name="ro1">
          <table:table-cell table:formula="of:=COM.MICROSOFT.CONCAT([.B402];&quot;.md&quot;)" office:value-type="string" office:string-value=" Little-red-car-Cake.md" calcext:value-type="string">
            <text:p><text:s/>Little-red-car-Cake.md</text:p>
          </table:table-cell>
          <table:table-cell office:value-type="string" calcext:value-type="string">
            <text:p><text:s/>Little-red-ca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ittle-red-car-Cake.jpg</text:p>
          </table:table-cell>
          <table:table-cell table:number-columns-repeated="3"/>
        </table:table-row>
        <table:table-row table:style-name="ro1">
          <table:table-cell table:formula="of:=COM.MICROSOFT.CONCAT([.B403];&quot;.md&quot;)" office:value-type="string" office:string-value=" Lotus-Chocolate-Cake1.md" calcext:value-type="string">
            <text:p><text:s/>Lotus-Chocolate-Cake1.md</text:p>
          </table:table-cell>
          <table:table-cell office:value-type="string" calcext:value-type="string">
            <text:p><text:s/>Lotus-Chocolate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otus-Chocolate-Cake1.jpg</text:p>
          </table:table-cell>
          <table:table-cell table:number-columns-repeated="3"/>
        </table:table-row>
        <table:table-row table:style-name="ro1">
          <table:table-cell table:formula="of:=COM.MICROSOFT.CONCAT([.B404];&quot;.md&quot;)" office:value-type="string" office:string-value=" Lotus-Chocolate-Cake2.md" calcext:value-type="string">
            <text:p><text:s/>Lotus-Chocolate-Cake2.md</text:p>
          </table:table-cell>
          <table:table-cell office:value-type="string" calcext:value-type="string">
            <text:p><text:s/>Lotus-Chocolate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otus-Chocolate-Cake2.jpg</text:p>
          </table:table-cell>
          <table:table-cell table:number-columns-repeated="3"/>
        </table:table-row>
        <table:table-row table:style-name="ro1">
          <table:table-cell table:formula="of:=COM.MICROSOFT.CONCAT([.B405];&quot;.md&quot;)" office:value-type="string" office:string-value=" Lotus-Chocolate-Cake3.md" calcext:value-type="string">
            <text:p><text:s/>Lotus-Chocolate-Cake3.md</text:p>
          </table:table-cell>
          <table:table-cell office:value-type="string" calcext:value-type="string">
            <text:p><text:s/>Lotus-Chocolate-Cake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otus-Chocolate-Cake3.jpg</text:p>
          </table:table-cell>
          <table:table-cell table:number-columns-repeated="3"/>
        </table:table-row>
        <table:table-row table:style-name="ro1">
          <table:table-cell table:formula="of:=COM.MICROSOFT.CONCAT([.B406];&quot;.md&quot;)" office:value-type="string" office:string-value=" Lotus-Chocolate-cake-4.md" calcext:value-type="string">
            <text:p><text:s/>Lotus-Chocolate-cake-4.md</text:p>
          </table:table-cell>
          <table:table-cell office:value-type="string" calcext:value-type="string">
            <text:p><text:s/>Lotus-Chocolate-cake-4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otus-Chocolate-cake-4.jpg</text:p>
          </table:table-cell>
          <table:table-cell table:number-columns-repeated="3"/>
        </table:table-row>
        <table:table-row table:style-name="ro1">
          <table:table-cell table:formula="of:=COM.MICROSOFT.CONCAT([.B407];&quot;.md&quot;)" office:value-type="string" office:string-value=" Lotus-Chocolate-cake-5.md" calcext:value-type="string">
            <text:p><text:s/>Lotus-Chocolate-cake-5.md</text:p>
          </table:table-cell>
          <table:table-cell office:value-type="string" calcext:value-type="string">
            <text:p><text:s/>Lotus-Chocolate-cake-5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otus-Chocolate-cake-5.jpg</text:p>
          </table:table-cell>
          <table:table-cell table:number-columns-repeated="3"/>
        </table:table-row>
        <table:table-row table:style-name="ro1">
          <table:table-cell table:formula="of:=COM.MICROSOFT.CONCAT([.B408];&quot;.md&quot;)" office:value-type="string" office:string-value=" Lotus-chocolate-Cake.md" calcext:value-type="string">
            <text:p><text:s/>Lotus-chocolate-Cake.md</text:p>
          </table:table-cell>
          <table:table-cell office:value-type="string" calcext:value-type="string">
            <text:p><text:s/>Lotus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otus-chocolate-Cake.jpg</text:p>
          </table:table-cell>
          <table:table-cell table:number-columns-repeated="3"/>
        </table:table-row>
        <table:table-row table:style-name="ro1">
          <table:table-cell table:formula="of:=COM.MICROSOFT.CONCAT([.B409];&quot;.md&quot;)" office:value-type="string" office:string-value=" Lotus-Vanilla-Cake.md" calcext:value-type="string">
            <text:p><text:s/>Lotus-Vanilla-Cake.md</text:p>
          </table:table-cell>
          <table:table-cell office:value-type="string" calcext:value-type="string">
            <text:p><text:s/>Lotus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Lotus-Vanilla-Cake.jpg</text:p>
          </table:table-cell>
          <table:table-cell table:number-columns-repeated="3"/>
        </table:table-row>
        <table:table-row table:style-name="ro1">
          <table:table-cell table:formula="of:=COM.MICROSOFT.CONCAT([.B410];&quot;.md&quot;)" office:value-type="string" office:string-value=" Love-Confessing-Choco-Strawberry-Heart-Shape-Cake.md" calcext:value-type="string">
            <text:p><text:s/>Love-Confessing-Choco-Strawberry-Heart-Shape-Cake.md</text:p>
          </table:table-cell>
          <table:table-cell office:value-type="string" calcext:value-type="string">
            <text:p><text:s/>Love-Confessing-Choco-Strawberry-Heart-Shap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Heart","Half Kg","One Tier"</text:p>
          </table:table-cell>
          <table:table-cell office:value-type="string" calcext:value-type="string">
            <text:p>img/portfolio/Love-Confessing-Choco-Strawberry-Heart-Shape-Cake.jpg</text:p>
          </table:table-cell>
          <table:table-cell table:number-columns-repeated="3"/>
        </table:table-row>
        <table:table-row table:style-name="ro1">
          <table:table-cell table:formula="of:=COM.MICROSOFT.CONCAT([.B411];&quot;.md&quot;)" office:value-type="string" office:string-value=" Love-Heart-Cake.md" calcext:value-type="string">
            <text:p><text:s/>Love-Heart-Cake.md</text:p>
          </table:table-cell>
          <table:table-cell office:value-type="string" calcext:value-type="string">
            <text:p><text:s/>Love-Hear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Heart","Half Kg","One Tier"</text:p>
          </table:table-cell>
          <table:table-cell office:value-type="string" calcext:value-type="string">
            <text:p>img/portfolio/Love-Heart-Cake.jpg</text:p>
          </table:table-cell>
          <table:table-cell table:number-columns-repeated="3"/>
        </table:table-row>
        <table:table-row table:style-name="ro1">
          <table:table-cell table:formula="of:=COM.MICROSOFT.CONCAT([.B412];&quot;.md&quot;)" office:value-type="string" office:string-value=" Lovely-Kiwi-Cake.md" calcext:value-type="string">
            <text:p><text:s/>Lovely-Kiwi-Cake.md</text:p>
          </table:table-cell>
          <table:table-cell office:value-type="string" calcext:value-type="string">
            <text:p><text:s/>Lovely-Kiwi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Kiwi","Round","Half Kg","One Tier"</text:p>
          </table:table-cell>
          <table:table-cell office:value-type="string" calcext:value-type="string">
            <text:p>img/portfolio/Lovely-Kiwi-Cake.jpg</text:p>
          </table:table-cell>
          <table:table-cell table:number-columns-repeated="3"/>
        </table:table-row>
        <table:table-row table:style-name="ro1">
          <table:table-cell table:formula="of:=COM.MICROSOFT.CONCAT([.B413];&quot;.md&quot;)" office:value-type="string" office:string-value=" LOVELY-PINEAPPLE-CAKE.md" calcext:value-type="string">
            <text:p><text:s/>LOVELY-PINEAPPLE-CAKE.md</text:p>
          </table:table-cell>
          <table:table-cell office:value-type="string" calcext:value-type="string">
            <text:p><text:s/>LOVELY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LOVELY-PINEAPPLE-CAKE.jpg</text:p>
          </table:table-cell>
          <table:table-cell table:number-columns-repeated="3"/>
        </table:table-row>
        <table:table-row table:style-name="ro1">
          <table:table-cell table:formula="of:=COM.MICROSOFT.CONCAT([.B414];&quot;.md&quot;)" office:value-type="string" office:string-value=" Lovey-Dovey-Cake.md" calcext:value-type="string">
            <text:p><text:s/>Lovey-Dovey-Cake.md</text:p>
          </table:table-cell>
          <table:table-cell office:value-type="string" calcext:value-type="string">
            <text:p><text:s/>Lovey-Dove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Red Velvet","Round","Half Kg","One Tier"</text:p>
          </table:table-cell>
          <table:table-cell office:value-type="string" calcext:value-type="string">
            <text:p>img/portfolio/Lovey-Dovey-Cake.jpg</text:p>
          </table:table-cell>
          <table:table-cell table:number-columns-repeated="3"/>
        </table:table-row>
        <table:table-row table:style-name="ro1">
          <table:table-cell table:formula="of:=COM.MICROSOFT.CONCAT([.B415];&quot;.md&quot;)" office:value-type="string" office:string-value=" Luscious-Choco-Truffle-Cake-1.md" calcext:value-type="string">
            <text:p><text:s/>Luscious-Choco-Truffle-Cake-1.md</text:p>
          </table:table-cell>
          <table:table-cell office:value-type="string" calcext:value-type="string">
            <text:p><text:s/>Luscious-Choco-Truffle-Cake-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uscious-Choco-Truffle-Cake-1.jpg</text:p>
          </table:table-cell>
          <table:table-cell table:number-columns-repeated="3"/>
        </table:table-row>
        <table:table-row table:style-name="ro1">
          <table:table-cell table:formula="of:=COM.MICROSOFT.CONCAT([.B416];&quot;.md&quot;)" office:value-type="string" office:string-value=" Luscious-Choco-Truffle-Cake1-.md" calcext:value-type="string">
            <text:p><text:s/>Luscious-Choco-Truffle-Cake1-.md</text:p>
          </table:table-cell>
          <table:table-cell office:value-type="string" calcext:value-type="string">
            <text:p><text:s/>Luscious-Choco-Truffle-Cake1-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uscious-Choco-Truffle-Cake1-.jpg</text:p>
          </table:table-cell>
          <table:table-cell table:number-columns-repeated="3"/>
        </table:table-row>
        <table:table-row table:style-name="ro1">
          <table:table-cell table:formula="of:=COM.MICROSOFT.CONCAT([.B417];&quot;.md&quot;)" office:value-type="string" office:string-value=" Luscious-Choco-Truffle-Cake2-.md" calcext:value-type="string">
            <text:p><text:s/>Luscious-Choco-Truffle-Cake2-.md</text:p>
          </table:table-cell>
          <table:table-cell office:value-type="string" calcext:value-type="string">
            <text:p><text:s/>Luscious-Choco-Truffle-Cake2-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uscious-Choco-Truffle-Cake2-.jpg</text:p>
          </table:table-cell>
          <table:table-cell table:number-columns-repeated="3"/>
        </table:table-row>
        <table:table-row table:style-name="ro1">
          <table:table-cell table:formula="of:=COM.MICROSOFT.CONCAT([.B418];&quot;.md&quot;)" office:value-type="string" office:string-value=" Luscious-Choco-Truffle-Cake3-.md" calcext:value-type="string">
            <text:p><text:s/>Luscious-Choco-Truffle-Cake3-.md</text:p>
          </table:table-cell>
          <table:table-cell office:value-type="string" calcext:value-type="string">
            <text:p><text:s/>Luscious-Choco-Truffle-Cake3-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uscious-Choco-Truffle-Cake3-.jpg</text:p>
          </table:table-cell>
          <table:table-cell table:number-columns-repeated="3"/>
        </table:table-row>
        <table:table-row table:style-name="ro1">
          <table:table-cell table:formula="of:=COM.MICROSOFT.CONCAT([.B419];&quot;.md&quot;)" office:value-type="string" office:string-value=" Luscious-Choco-Vanilla-Cake.md" calcext:value-type="string">
            <text:p><text:s/>Luscious-Choco-Vanilla-Cake.md</text:p>
          </table:table-cell>
          <table:table-cell office:value-type="string" calcext:value-type="string">
            <text:p><text:s/>Luscious-Choco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uscious-Choco-Vanilla-Cake.jpg</text:p>
          </table:table-cell>
          <table:table-cell table:number-columns-repeated="3"/>
        </table:table-row>
        <table:table-row table:style-name="ro1">
          <table:table-cell table:formula="of:=COM.MICROSOFT.CONCAT([.B420];&quot;.md&quot;)" office:value-type="string" office:string-value=" Luscious-Vanilla-Cake.md" calcext:value-type="string">
            <text:p><text:s/>Luscious-Vanilla-Cake.md</text:p>
          </table:table-cell>
          <table:table-cell office:value-type="string" calcext:value-type="string">
            <text:p><text:s/>Luscious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Luscious-Vanilla-Cake.jpg</text:p>
          </table:table-cell>
          <table:table-cell table:number-columns-repeated="3"/>
        </table:table-row>
        <table:table-row table:style-name="ro1">
          <table:table-cell table:formula="of:=COM.MICROSOFT.CONCAT([.B421];&quot;.md&quot;)" office:value-type="string" office:string-value=" Lusty-Truffle-Cake.md" calcext:value-type="string">
            <text:p><text:s/>Lusty-Truffle-Cake.md</text:p>
          </table:table-cell>
          <table:table-cell office:value-type="string" calcext:value-type="string">
            <text:p><text:s/>Lusty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Lusty-Truffle-Cake.jpg</text:p>
          </table:table-cell>
          <table:table-cell table:number-columns-repeated="3"/>
        </table:table-row>
        <table:table-row table:style-name="ro1">
          <table:table-cell table:formula="of:=COM.MICROSOFT.CONCAT([.B422];&quot;.md&quot;)" office:value-type="string" office:string-value=" Luxurious-Red-Velvet-Cake.md" calcext:value-type="string">
            <text:p><text:s/>Luxurious-Red-Velvet-Cake.md</text:p>
          </table:table-cell>
          <table:table-cell office:value-type="string" calcext:value-type="string">
            <text:p><text:s/>Luxurious-Red-Velve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Red Velvet","Round","Half Kg","One Tier"</text:p>
          </table:table-cell>
          <table:table-cell office:value-type="string" calcext:value-type="string">
            <text:p>img/portfolio/Luxurious-Red-Velvet-Cake.jpg</text:p>
          </table:table-cell>
          <table:table-cell table:number-columns-repeated="3"/>
        </table:table-row>
        <table:table-row table:style-name="ro1">
          <table:table-cell table:formula="of:=COM.MICROSOFT.CONCAT([.B423];&quot;.md&quot;)" office:value-type="string" office:string-value=" Magical-Unicorn-Cake.md" calcext:value-type="string">
            <text:p><text:s/>Magical-Unicorn-Cake.md</text:p>
          </table:table-cell>
          <table:table-cell office:value-type="string" calcext:value-type="string">
            <text:p><text:s/>Magical-Unicorn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Magical-Unicorn-Cake.jpg</text:p>
          </table:table-cell>
          <table:table-cell table:number-columns-repeated="3"/>
        </table:table-row>
        <table:table-row table:style-name="ro1">
          <table:table-cell table:formula="of:=COM.MICROSOFT.CONCAT([.B424];&quot;.md&quot;)" office:value-type="string" office:string-value=" Magnum-Black-Forest-Cake.md" calcext:value-type="string">
            <text:p><text:s/>Magnum-Black-Forest-Cake.md</text:p>
          </table:table-cell>
          <table:table-cell office:value-type="string" calcext:value-type="string">
            <text:p><text:s/>Magnum-Black-Fores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Magnum-Black-Forest-Cake.jpg</text:p>
          </table:table-cell>
          <table:table-cell table:number-columns-repeated="3"/>
        </table:table-row>
        <table:table-row table:style-name="ro1">
          <table:table-cell table:formula="of:=COM.MICROSOFT.CONCAT([.B425];&quot;.md&quot;)" office:value-type="string" office:string-value=" Makeup-Cake.md" calcext:value-type="string">
            <text:p><text:s/>Makeup-Cake.md</text:p>
          </table:table-cell>
          <table:table-cell office:value-type="string" calcext:value-type="string">
            <text:p><text:s/>Makeup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Makeup-Cake.jpg</text:p>
          </table:table-cell>
          <table:table-cell table:number-columns-repeated="3"/>
        </table:table-row>
        <table:table-row table:style-name="ro1">
          <table:table-cell table:formula="of:=COM.MICROSOFT.CONCAT([.B426];&quot;.md&quot;)" office:value-type="string" office:string-value=" Malleable-Delight-Cake.md" calcext:value-type="string">
            <text:p><text:s/>Malleable-Delight-Cake.md</text:p>
          </table:table-cell>
          <table:table-cell office:value-type="string" calcext:value-type="string">
            <text:p><text:s/>Malleable-Deligh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Malleable-Delight-Cake.jpg</text:p>
          </table:table-cell>
          <table:table-cell table:number-columns-repeated="3"/>
        </table:table-row>
        <table:table-row table:style-name="ro1">
          <table:table-cell table:formula="of:=COM.MICROSOFT.CONCAT([.B427];&quot;.md&quot;)" office:value-type="string" office:string-value=" Mango-and-Strawberry.md" calcext:value-type="string">
            <text:p><text:s/>Mango-and-Strawberry.md</text:p>
          </table:table-cell>
          <table:table-cell office:value-type="string" calcext:value-type="string">
            <text:p><text:s/>Mango-and-Strawberry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Mango","Round","Half Kg","One Tier"</text:p>
          </table:table-cell>
          <table:table-cell office:value-type="string" calcext:value-type="string">
            <text:p>img/portfolio/Mango-and-Strawberry.jpg</text:p>
          </table:table-cell>
          <table:table-cell table:number-columns-repeated="3"/>
        </table:table-row>
        <table:table-row table:style-name="ro1">
          <table:table-cell table:formula="of:=COM.MICROSOFT.CONCAT([.B428];&quot;.md&quot;)" office:value-type="string" office:string-value=" Mango-Cake.md" calcext:value-type="string">
            <text:p><text:s/>Mango-Cake.md</text:p>
          </table:table-cell>
          <table:table-cell office:value-type="string" calcext:value-type="string">
            <text:p><text:s/>Mango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Mango","Round","Half Kg","One Tier"</text:p>
          </table:table-cell>
          <table:table-cell office:value-type="string" calcext:value-type="string">
            <text:p>img/portfolio/Mango-Cake.jpg</text:p>
          </table:table-cell>
          <table:table-cell table:number-columns-repeated="3"/>
        </table:table-row>
        <table:table-row table:style-name="ro1">
          <table:table-cell table:formula="of:=COM.MICROSOFT.CONCAT([.B429];&quot;.md&quot;)" office:value-type="string" office:string-value=" Mango-Delight-Cake.md" calcext:value-type="string">
            <text:p><text:s/>Mango-Delight-Cake.md</text:p>
          </table:table-cell>
          <table:table-cell office:value-type="string" calcext:value-type="string">
            <text:p><text:s/>Mango-Deligh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Mango","Round","Half Kg","One Tier"</text:p>
          </table:table-cell>
          <table:table-cell office:value-type="string" calcext:value-type="string">
            <text:p>img/portfolio/Mango-Delight-Cake.jpg</text:p>
          </table:table-cell>
          <table:table-cell table:number-columns-repeated="3"/>
        </table:table-row>
        <table:table-row table:style-name="ro1">
          <table:table-cell table:formula="of:=COM.MICROSOFT.CONCAT([.B430];&quot;.md&quot;)" office:value-type="string" office:string-value=" Mango-Jelly-Maharaja.md" calcext:value-type="string">
            <text:p><text:s/>Mango-Jelly-Maharaja.md</text:p>
          </table:table-cell>
          <table:table-cell office:value-type="string" calcext:value-type="string">
            <text:p><text:s/>Mango-Jelly-Maharaja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Mango","Round","Half Kg","One Tier"</text:p>
          </table:table-cell>
          <table:table-cell office:value-type="string" calcext:value-type="string">
            <text:p>img/portfolio/Mango-Jelly-Maharaja.jpg</text:p>
          </table:table-cell>
          <table:table-cell table:number-columns-repeated="3"/>
        </table:table-row>
        <table:table-row table:style-name="ro1">
          <table:table-cell table:formula="of:=COM.MICROSOFT.CONCAT([.B431];&quot;.md&quot;)" office:value-type="string" office:string-value=" Marble-Brownie-Cake.md" calcext:value-type="string">
            <text:p><text:s/>Marble-Brownie-Cake.md</text:p>
          </table:table-cell>
          <table:table-cell office:value-type="string" calcext:value-type="string">
            <text:p><text:s/>Marble-Browni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Marble-Brownie-Cake.jpg</text:p>
          </table:table-cell>
          <table:table-cell table:number-columns-repeated="3"/>
        </table:table-row>
        <table:table-row table:style-name="ro1">
          <table:table-cell table:formula="of:=COM.MICROSOFT.CONCAT([.B432];&quot;.md&quot;)" office:value-type="string" office:string-value=" Mermaid-Vanilla-Cake.md" calcext:value-type="string">
            <text:p><text:s/>Mermaid-Vanilla-Cake.md</text:p>
          </table:table-cell>
          <table:table-cell office:value-type="string" calcext:value-type="string">
            <text:p><text:s/>Mermaid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Mermaid-Vanilla-Cake.jpg</text:p>
          </table:table-cell>
          <table:table-cell table:number-columns-repeated="3"/>
        </table:table-row>
        <table:table-row table:style-name="ro1">
          <table:table-cell table:formula="of:=COM.MICROSOFT.CONCAT([.B433];&quot;.md&quot;)" office:value-type="string" office:string-value=" Mile-High-Chocolate-Salted-Caramel-Cake.md" calcext:value-type="string">
            <text:p><text:s/>Mile-High-Chocolate-Salted-Caramel-Cake.md</text:p>
          </table:table-cell>
          <table:table-cell office:value-type="string" calcext:value-type="string">
            <text:p><text:s/>Mile-High-Chocolate-Salted-Caramel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Mile-High-Chocolate-Salted-Caramel-Cake.jpg</text:p>
          </table:table-cell>
          <table:table-cell table:number-columns-repeated="3"/>
        </table:table-row>
        <table:table-row table:style-name="ro1">
          <table:table-cell table:formula="of:=COM.MICROSOFT.CONCAT([.B434];&quot;.md&quot;)" office:value-type="string" office:string-value=" Miner-Theme-Fondant-Cake1.md" calcext:value-type="string">
            <text:p><text:s/>Miner-Theme-Fondant-Cake1.md</text:p>
          </table:table-cell>
          <table:table-cell office:value-type="string" calcext:value-type="string">
            <text:p><text:s/>Miner-Theme-Fondant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Miner-Theme-Fondant-Cake1.jpg</text:p>
          </table:table-cell>
          <table:table-cell table:number-columns-repeated="3"/>
        </table:table-row>
        <table:table-row table:style-name="ro1">
          <table:table-cell table:formula="of:=COM.MICROSOFT.CONCAT([.B435];&quot;.md&quot;)" office:value-type="string" office:string-value=" Miner-Theme-Fondant-Cake2.md" calcext:value-type="string">
            <text:p><text:s/>Miner-Theme-Fondant-Cake2.md</text:p>
          </table:table-cell>
          <table:table-cell office:value-type="string" calcext:value-type="string">
            <text:p><text:s/>Miner-Theme-Fondant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Miner-Theme-Fondant-Cake2.jpg</text:p>
          </table:table-cell>
          <table:table-cell table:number-columns-repeated="3"/>
        </table:table-row>
        <table:table-row table:style-name="ro1">
          <table:table-cell table:formula="of:=COM.MICROSOFT.CONCAT([.B436];&quot;.md&quot;)" office:value-type="string" office:string-value=" Miner-Theme-Fondant-Cake3.md" calcext:value-type="string">
            <text:p><text:s/>Miner-Theme-Fondant-Cake3.md</text:p>
          </table:table-cell>
          <table:table-cell office:value-type="string" calcext:value-type="string">
            <text:p><text:s/>Miner-Theme-Fondant-Cake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Miner-Theme-Fondant-Cake3.jpg</text:p>
          </table:table-cell>
          <table:table-cell table:number-columns-repeated="3"/>
        </table:table-row>
        <table:table-row table:style-name="ro1">
          <table:table-cell table:formula="of:=COM.MICROSOFT.CONCAT([.B437];&quot;.md&quot;)" office:value-type="string" office:string-value=" Mixed-Fruit-Cake.md" calcext:value-type="string">
            <text:p><text:s/>Mixed-Fruit-Cake.md</text:p>
          </table:table-cell>
          <table:table-cell office:value-type="string" calcext:value-type="string">
            <text:p><text:s/>Mixed-Frui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Mixed-Fruit-Cake.jpg</text:p>
          </table:table-cell>
          <table:table-cell table:number-columns-repeated="3"/>
        </table:table-row>
        <table:table-row table:style-name="ro1">
          <table:table-cell table:formula="of:=COM.MICROSOFT.CONCAT([.B438];&quot;.md&quot;)" office:value-type="string" office:string-value=" Mixed-StrawBerry-Cake.md" calcext:value-type="string">
            <text:p><text:s/>Mixed-StrawBerry-Cake.md</text:p>
          </table:table-cell>
          <table:table-cell office:value-type="string" calcext:value-type="string">
            <text:p><text:s/>Mixed-StrawB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Mixed-StrawBerry-Cake.jpg</text:p>
          </table:table-cell>
          <table:table-cell table:number-columns-repeated="3"/>
        </table:table-row>
        <table:table-row table:style-name="ro1">
          <table:table-cell table:formula="of:=COM.MICROSOFT.CONCAT([.B439];&quot;.md&quot;)" office:value-type="string" office:string-value=" Moms-Yummy-Delight-Cake.md" calcext:value-type="string">
            <text:p><text:s/>Moms-Yummy-Delight-Cake.md</text:p>
          </table:table-cell>
          <table:table-cell office:value-type="string" calcext:value-type="string">
            <text:p><text:s/>Moms-Yummy-Deligh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Moms-Yummy-Delight-Cake.jpg</text:p>
          </table:table-cell>
          <table:table-cell table:number-columns-repeated="3"/>
        </table:table-row>
        <table:table-row table:style-name="ro1">
          <table:table-cell table:formula="of:=COM.MICROSOFT.CONCAT([.B440];&quot;.md&quot;)" office:value-type="string" office:string-value=" Multicolor-Ribbon-Fondant-cake-36.md" calcext:value-type="string">
            <text:p><text:s/>Multicolor-Ribbon-Fondant-cake-36.md</text:p>
          </table:table-cell>
          <table:table-cell office:value-type="string" calcext:value-type="string">
            <text:p><text:s/>Multicolor-Ribbon-Fondant-cake-36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Multicolor-Ribbon-Fondant-cake-36.jpg</text:p>
          </table:table-cell>
          <table:table-cell table:number-columns-repeated="3"/>
        </table:table-row>
        <table:table-row table:style-name="ro1">
          <table:table-cell table:formula="of:=COM.MICROSOFT.CONCAT([.B441];&quot;.md&quot;)" office:value-type="string" office:string-value=" Naked-Carrot-Flaspo-Cake.md" calcext:value-type="string">
            <text:p><text:s/>Naked-Carrot-Flaspo-Cake.md</text:p>
          </table:table-cell>
          <table:table-cell office:value-type="string" calcext:value-type="string">
            <text:p><text:s/>Naked-Carrot-Flaspo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Naked-Carrot-Flaspo-Cake.jpg</text:p>
          </table:table-cell>
          <table:table-cell table:number-columns-repeated="3"/>
        </table:table-row>
        <table:table-row table:style-name="ro1">
          <table:table-cell table:formula="of:=COM.MICROSOFT.CONCAT([.B442];&quot;.md&quot;)" office:value-type="string" office:string-value=" Nectarous-Butterscotch-Cake.md" calcext:value-type="string">
            <text:p><text:s/>Nectarous-Butterscotch-Cake.md</text:p>
          </table:table-cell>
          <table:table-cell office:value-type="string" calcext:value-type="string">
            <text:p><text:s/>Nectarous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Nectarous-Butterscotch-Cake.jpg</text:p>
          </table:table-cell>
          <table:table-cell table:number-columns-repeated="3"/>
        </table:table-row>
        <table:table-row table:style-name="ro1">
          <table:table-cell table:formula="of:=COM.MICROSOFT.CONCAT([.B443];&quot;.md&quot;)" office:value-type="string" office:string-value=" Nogut-Cake.md" calcext:value-type="string">
            <text:p><text:s/>Nogut-Cake.md</text:p>
          </table:table-cell>
          <table:table-cell office:value-type="string" calcext:value-type="string">
            <text:p><text:s/>Nogu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Nogut-Cake.jpg</text:p>
          </table:table-cell>
          <table:table-cell table:number-columns-repeated="3"/>
        </table:table-row>
        <table:table-row table:style-name="ro1">
          <table:table-cell table:formula="of:=COM.MICROSOFT.CONCAT([.B444];&quot;.md&quot;)" office:value-type="string" office:string-value=" Nuevo-Black-Currant-cake1.md" calcext:value-type="string">
            <text:p><text:s/>Nuevo-Black-Currant-cake1.md</text:p>
          </table:table-cell>
          <table:table-cell office:value-type="string" calcext:value-type="string">
            <text:p><text:s/>Nuevo-Black-Currant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Nuevo-Black-Currant-cake1.jpg</text:p>
          </table:table-cell>
          <table:table-cell table:number-columns-repeated="3"/>
        </table:table-row>
        <table:table-row table:style-name="ro1">
          <table:table-cell table:formula="of:=COM.MICROSOFT.CONCAT([.B445];&quot;.md&quot;)" office:value-type="string" office:string-value=" Nuevo-Black-Currant-cake2.md" calcext:value-type="string">
            <text:p><text:s/>Nuevo-Black-Currant-cake2.md</text:p>
          </table:table-cell>
          <table:table-cell office:value-type="string" calcext:value-type="string">
            <text:p><text:s/>Nuevo-Black-Currant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Nuevo-Black-Currant-cake2.jpg</text:p>
          </table:table-cell>
          <table:table-cell table:number-columns-repeated="3"/>
        </table:table-row>
        <table:table-row table:style-name="ro1">
          <table:table-cell table:formula="of:=COM.MICROSOFT.CONCAT([.B446];&quot;.md&quot;)" office:value-type="string" office:string-value=" Nutty-Fruit-Cake.md" calcext:value-type="string">
            <text:p><text:s/>Nutty-Fruit-Cake.md</text:p>
          </table:table-cell>
          <table:table-cell office:value-type="string" calcext:value-type="string">
            <text:p><text:s/>Nutty-Frui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Nutty-Fruit-Cake.jpg</text:p>
          </table:table-cell>
          <table:table-cell table:number-columns-repeated="3"/>
        </table:table-row>
        <table:table-row table:style-name="ro1">
          <table:table-cell table:formula="of:=COM.MICROSOFT.CONCAT([.B447];&quot;.md&quot;)" office:value-type="string" office:string-value=" Orange-Forest-Cake.md" calcext:value-type="string">
            <text:p><text:s/>Orange-Forest-Cake.md</text:p>
          </table:table-cell>
          <table:table-cell office:value-type="string" calcext:value-type="string">
            <text:p><text:s/>Orange-Fores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Orange","Round","Half Kg","One Tier"</text:p>
          </table:table-cell>
          <table:table-cell office:value-type="string" calcext:value-type="string">
            <text:p>img/portfolio/Orange-Forest-Cake.jpg</text:p>
          </table:table-cell>
          <table:table-cell table:number-columns-repeated="3"/>
        </table:table-row>
        <table:table-row table:style-name="ro1">
          <table:table-cell table:formula="of:=COM.MICROSOFT.CONCAT([.B448];&quot;.md&quot;)" office:value-type="string" office:string-value=" Orange-Sweet-Cake.md" calcext:value-type="string">
            <text:p><text:s/>Orange-Sweet-Cake.md</text:p>
          </table:table-cell>
          <table:table-cell office:value-type="string" calcext:value-type="string">
            <text:p><text:s/>Orange-Swee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Orange","Round","Half Kg","One Tier"</text:p>
          </table:table-cell>
          <table:table-cell office:value-type="string" calcext:value-type="string">
            <text:p>img/portfolio/Orange-Sweet-Cake.jpg</text:p>
          </table:table-cell>
          <table:table-cell table:number-columns-repeated="3"/>
        </table:table-row>
        <table:table-row table:style-name="ro1">
          <table:table-cell table:formula="of:=COM.MICROSOFT.CONCAT([.B449];&quot;.md&quot;)" office:value-type="string" office:string-value=" Oreo-Chocolate-Cheesecake.md" calcext:value-type="string">
            <text:p><text:s/>Oreo-Chocolate-Cheesecake.md</text:p>
          </table:table-cell>
          <table:table-cell office:value-type="string" calcext:value-type="string">
            <text:p><text:s/>Oreo-Chocolate-Cheese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Oreo-Chocolate-Cheesecake.jpg</text:p>
          </table:table-cell>
          <table:table-cell table:number-columns-repeated="3"/>
        </table:table-row>
        <table:table-row table:style-name="ro1">
          <table:table-cell table:formula="of:=COM.MICROSOFT.CONCAT([.B450];&quot;.md&quot;)" office:value-type="string" office:string-value=" Oreo-Crunch-Cake.md" calcext:value-type="string">
            <text:p><text:s/>Oreo-Crunch-Cake.md</text:p>
          </table:table-cell>
          <table:table-cell office:value-type="string" calcext:value-type="string">
            <text:p><text:s/>Oreo-Crun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Oreo-Crunch-Cake.jpg</text:p>
          </table:table-cell>
          <table:table-cell table:number-columns-repeated="3"/>
        </table:table-row>
        <table:table-row table:style-name="ro1">
          <table:table-cell table:formula="of:=COM.MICROSOFT.CONCAT([.B451];&quot;.md&quot;)" office:value-type="string" office:string-value=" Oreo-Vanilla-Cake.md" calcext:value-type="string">
            <text:p><text:s/>Oreo-Vanilla-Cake.md</text:p>
          </table:table-cell>
          <table:table-cell office:value-type="string" calcext:value-type="string">
            <text:p><text:s/>Oreo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Oreo-Vanilla-Cake.jpg</text:p>
          </table:table-cell>
          <table:table-cell table:number-columns-repeated="3"/>
        </table:table-row>
        <table:table-row table:style-name="ro1">
          <table:table-cell table:formula="of:=COM.MICROSOFT.CONCAT([.B452];&quot;.md&quot;)" office:value-type="string" office:string-value=" Ornate-blackforest1.md" calcext:value-type="string">
            <text:p><text:s/>Ornate-blackforest1.md</text:p>
          </table:table-cell>
          <table:table-cell office:value-type="string" calcext:value-type="string">
            <text:p><text:s/>Ornate-blackforest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Ornate-blackforest1.jpg</text:p>
          </table:table-cell>
          <table:table-cell table:number-columns-repeated="3"/>
        </table:table-row>
        <table:table-row table:style-name="ro1">
          <table:table-cell table:formula="of:=COM.MICROSOFT.CONCAT([.B453];&quot;.md&quot;)" office:value-type="string" office:string-value=" Ornate-blackforest2.md" calcext:value-type="string">
            <text:p><text:s/>Ornate-blackforest2.md</text:p>
          </table:table-cell>
          <table:table-cell office:value-type="string" calcext:value-type="string">
            <text:p><text:s/>Ornate-blackforest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Ornate-blackforest2.jpg</text:p>
          </table:table-cell>
          <table:table-cell table:number-columns-repeated="3"/>
        </table:table-row>
        <table:table-row table:style-name="ro1">
          <table:table-cell table:formula="of:=COM.MICROSOFT.CONCAT([.B454];&quot;.md&quot;)" office:value-type="string" office:string-value=" Ornate-blackforest3.md" calcext:value-type="string">
            <text:p><text:s/>Ornate-blackforest3.md</text:p>
          </table:table-cell>
          <table:table-cell office:value-type="string" calcext:value-type="string">
            <text:p><text:s/>Ornate-blackforest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Ornate-blackforest3.jpg</text:p>
          </table:table-cell>
          <table:table-cell table:number-columns-repeated="3"/>
        </table:table-row>
        <table:table-row table:style-name="ro1">
          <table:table-cell table:formula="of:=COM.MICROSOFT.CONCAT([.B455];&quot;.md&quot;)" office:value-type="string" office:string-value=" Ornate-blackforest4.md" calcext:value-type="string">
            <text:p><text:s/>Ornate-blackforest4.md</text:p>
          </table:table-cell>
          <table:table-cell office:value-type="string" calcext:value-type="string">
            <text:p><text:s/>Ornate-blackforest4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Ornate-blackforest4.jpg</text:p>
          </table:table-cell>
          <table:table-cell table:number-columns-repeated="3"/>
        </table:table-row>
        <table:table-row table:style-name="ro1">
          <table:table-cell table:formula="of:=COM.MICROSOFT.CONCAT([.B456];&quot;.md&quot;)" office:value-type="string" office:string-value=" Ornate-blackforest5.md" calcext:value-type="string">
            <text:p><text:s/>Ornate-blackforest5.md</text:p>
          </table:table-cell>
          <table:table-cell office:value-type="string" calcext:value-type="string">
            <text:p><text:s/>Ornate-blackforest5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Ornate-blackforest5.jpg</text:p>
          </table:table-cell>
          <table:table-cell table:number-columns-repeated="3"/>
        </table:table-row>
        <table:table-row table:style-name="ro1">
          <table:table-cell table:formula="of:=COM.MICROSOFT.CONCAT([.B457];&quot;.md&quot;)" office:value-type="string" office:string-value=" Ornate-Choco-Truffle-Cake1.md" calcext:value-type="string">
            <text:p><text:s/>Ornate-Choco-Truffle-Cake1.md</text:p>
          </table:table-cell>
          <table:table-cell office:value-type="string" calcext:value-type="string">
            <text:p><text:s/>Ornate-Choco-Truffle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Ornate-Choco-Truffle-Cake1.jpg</text:p>
          </table:table-cell>
          <table:table-cell table:number-columns-repeated="3"/>
        </table:table-row>
        <table:table-row table:style-name="ro1">
          <table:table-cell table:formula="of:=COM.MICROSOFT.CONCAT([.B458];&quot;.md&quot;)" office:value-type="string" office:string-value=" Ornate-Choco-Truffle-Cake2.md" calcext:value-type="string">
            <text:p><text:s/>Ornate-Choco-Truffle-Cake2.md</text:p>
          </table:table-cell>
          <table:table-cell office:value-type="string" calcext:value-type="string">
            <text:p><text:s/>Ornate-Choco-Truffle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Ornate-Choco-Truffle-Cake2.jpg</text:p>
          </table:table-cell>
          <table:table-cell table:number-columns-repeated="3"/>
        </table:table-row>
        <table:table-row table:style-name="ro1">
          <table:table-cell table:formula="of:=COM.MICROSOFT.CONCAT([.B459];&quot;.md&quot;)" office:value-type="string" office:string-value=" Ornate-Choco-Truffle-Cake3.md" calcext:value-type="string">
            <text:p><text:s/>Ornate-Choco-Truffle-Cake3.md</text:p>
          </table:table-cell>
          <table:table-cell office:value-type="string" calcext:value-type="string">
            <text:p><text:s/>Ornate-Choco-Truffle-Cake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Ornate-Choco-Truffle-Cake3.jpg</text:p>
          </table:table-cell>
          <table:table-cell table:number-columns-repeated="3"/>
        </table:table-row>
        <table:table-row table:style-name="ro1">
          <table:table-cell table:formula="of:=COM.MICROSOFT.CONCAT([.B460];&quot;.md&quot;)" office:value-type="string" office:string-value=" Ornate-Choco-Truffle-Cake.md" calcext:value-type="string">
            <text:p><text:s/>Ornate-Choco-Truffle-Cake.md</text:p>
          </table:table-cell>
          <table:table-cell office:value-type="string" calcext:value-type="string">
            <text:p><text:s/>Ornate-Choco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Ornate-Choco-Truffle-Cake.jpg</text:p>
          </table:table-cell>
          <table:table-cell table:number-columns-repeated="3"/>
        </table:table-row>
        <table:table-row table:style-name="ro1">
          <table:table-cell table:formula="of:=COM.MICROSOFT.CONCAT([.B461];&quot;.md&quot;)" office:value-type="string" office:string-value=" Palatable-Pineapple-Pleasure-Cake.md" calcext:value-type="string">
            <text:p><text:s/>Palatable-Pineapple-Pleasure-Cake.md</text:p>
          </table:table-cell>
          <table:table-cell office:value-type="string" calcext:value-type="string">
            <text:p><text:s/>Palatable-Pineapple-Pleasur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Palatable-Pineapple-Pleasure-Cake.jpg</text:p>
          </table:table-cell>
          <table:table-cell table:number-columns-repeated="3"/>
        </table:table-row>
        <table:table-row table:style-name="ro1">
          <table:table-cell table:formula="of:=COM.MICROSOFT.CONCAT([.B462];&quot;.md&quot;)" office:value-type="string" office:string-value=" Parisienne-Chocolate-Cake.md" calcext:value-type="string">
            <text:p><text:s/>Parisienne-Chocolate-Cake.md</text:p>
          </table:table-cell>
          <table:table-cell office:value-type="string" calcext:value-type="string">
            <text:p><text:s/>Parisienne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Parisienne-Chocolate-Cake.jpg</text:p>
          </table:table-cell>
          <table:table-cell table:number-columns-repeated="3"/>
        </table:table-row>
        <table:table-row table:style-name="ro1">
          <table:table-cell table:formula="of:=COM.MICROSOFT.CONCAT([.B463];&quot;.md&quot;)" office:value-type="string" office:string-value=" Patriotic-Grandeur-Cake.md" calcext:value-type="string">
            <text:p><text:s/>Patriotic-Grandeur-Cake.md</text:p>
          </table:table-cell>
          <table:table-cell office:value-type="string" calcext:value-type="string">
            <text:p><text:s/>Patriotic-Grandeu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Patriotic-Grandeur-Cake.jpg</text:p>
          </table:table-cell>
          <table:table-cell table:number-columns-repeated="3"/>
        </table:table-row>
        <table:table-row table:style-name="ro1">
          <table:table-cell table:formula="of:=COM.MICROSOFT.CONCAT([.B464];&quot;.md&quot;)" office:value-type="string" office:string-value=" Peanut-Butter-Cup-Cheesecake.md" calcext:value-type="string">
            <text:p><text:s/>Peanut-Butter-Cup-Cheesecake.md</text:p>
          </table:table-cell>
          <table:table-cell office:value-type="string" calcext:value-type="string">
            <text:p><text:s/>Peanut-Butter-Cup-Cheese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Peanut-Butter-Cup-Cheesecake.jpg</text:p>
          </table:table-cell>
          <table:table-cell table:number-columns-repeated="3"/>
        </table:table-row>
        <table:table-row table:style-name="ro1">
          <table:table-cell table:formula="of:=COM.MICROSOFT.CONCAT([.B465];&quot;.md&quot;)" office:value-type="string" office:string-value=" Peoples-Pineapple-Cake.md" calcext:value-type="string">
            <text:p><text:s/>Peoples-Pineapple-Cake.md</text:p>
          </table:table-cell>
          <table:table-cell office:value-type="string" calcext:value-type="string">
            <text:p><text:s/>Peoples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Peoples-Pineapple-Cake.jpg</text:p>
          </table:table-cell>
          <table:table-cell table:number-columns-repeated="3"/>
        </table:table-row>
        <table:table-row table:style-name="ro1">
          <table:table-cell table:formula="of:=COM.MICROSOFT.CONCAT([.B466];&quot;.md&quot;)" office:value-type="string" office:string-value=" Pineapple-Cake2.md" calcext:value-type="string">
            <text:p><text:s/>Pineapple-Cake2.md</text:p>
          </table:table-cell>
          <table:table-cell office:value-type="string" calcext:value-type="string">
            <text:p><text:s/>Pineapple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Pineapple-Cake2.jpg</text:p>
          </table:table-cell>
          <table:table-cell table:number-columns-repeated="3"/>
        </table:table-row>
        <table:table-row table:style-name="ro1">
          <table:table-cell table:formula="of:=COM.MICROSOFT.CONCAT([.B467];&quot;.md&quot;)" office:value-type="string" office:string-value=" Pineapple-Cake.md" calcext:value-type="string">
            <text:p><text:s/>Pineapple-Cake.md</text:p>
          </table:table-cell>
          <table:table-cell office:value-type="string" calcext:value-type="string">
            <text:p><text:s/>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ectangle","Half Kg","One Tier"</text:p>
          </table:table-cell>
          <table:table-cell office:value-type="string" calcext:value-type="string">
            <text:p>img/portfolio/Pineapple-Cake.jpg</text:p>
          </table:table-cell>
          <table:table-cell table:number-columns-repeated="3"/>
        </table:table-row>
        <table:table-row table:style-name="ro1">
          <table:table-cell table:formula="of:=COM.MICROSOFT.CONCAT([.B468];&quot;.md&quot;)" office:value-type="string" office:string-value=" Pineapple-Cheesecake.md" calcext:value-type="string">
            <text:p><text:s/>Pineapple-Cheesecake.md</text:p>
          </table:table-cell>
          <table:table-cell office:value-type="string" calcext:value-type="string">
            <text:p><text:s/>Pineapple-Cheese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Pineapple-Cheesecake.jpg</text:p>
          </table:table-cell>
          <table:table-cell table:number-columns-repeated="3"/>
        </table:table-row>
        <table:table-row table:style-name="ro1">
          <table:table-cell table:formula="of:=COM.MICROSOFT.CONCAT([.B469];&quot;.md&quot;)" office:value-type="string" office:string-value=" Pineapple-Cherry-Cake.md" calcext:value-type="string">
            <text:p><text:s/>Pineapple-Cherry-Cake.md</text:p>
          </table:table-cell>
          <table:table-cell office:value-type="string" calcext:value-type="string">
            <text:p><text:s/>Pineapple-Ch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Pineapple-Cherry-Cake.jpg</text:p>
          </table:table-cell>
          <table:table-cell table:number-columns-repeated="3"/>
        </table:table-row>
        <table:table-row table:style-name="ro1">
          <table:table-cell table:formula="of:=COM.MICROSOFT.CONCAT([.B470];&quot;.md&quot;)" office:value-type="string" office:string-value=" Pineapple-Double-Heart-Shape-Cake.md" calcext:value-type="string">
            <text:p><text:s/>Pineapple-Double-Heart-Shape-Cake.md</text:p>
          </table:table-cell>
          <table:table-cell office:value-type="string" calcext:value-type="string">
            <text:p><text:s/>Pineapple-Double-Heart-Shap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Heart","Half Kg","One Tier"</text:p>
          </table:table-cell>
          <table:table-cell office:value-type="string" calcext:value-type="string">
            <text:p>img/portfolio/Pineapple-Double-Heart-Shape-Cake.jpg</text:p>
          </table:table-cell>
          <table:table-cell table:number-columns-repeated="3"/>
        </table:table-row>
        <table:table-row table:style-name="ro1">
          <table:table-cell table:formula="of:=COM.MICROSOFT.CONCAT([.B471];&quot;.md&quot;)" office:value-type="string" office:string-value=" Pineapple-Gateau-Cake.md" calcext:value-type="string">
            <text:p><text:s/>Pineapple-Gateau-Cake.md</text:p>
          </table:table-cell>
          <table:table-cell office:value-type="string" calcext:value-type="string">
            <text:p><text:s/>Pineapple-Gateau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Pineapple-Gateau-Cake.jpg</text:p>
          </table:table-cell>
          <table:table-cell table:number-columns-repeated="3"/>
        </table:table-row>
        <table:table-row table:style-name="ro1">
          <table:table-cell table:formula="of:=COM.MICROSOFT.CONCAT([.B472];&quot;.md&quot;)" office:value-type="string" office:string-value=" Pineapple-Heart-Cake.md" calcext:value-type="string">
            <text:p><text:s/>Pineapple-Heart-Cake.md</text:p>
          </table:table-cell>
          <table:table-cell office:value-type="string" calcext:value-type="string">
            <text:p><text:s/>Pineapple-Hear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Heart","Half Kg","One Tier"</text:p>
          </table:table-cell>
          <table:table-cell office:value-type="string" calcext:value-type="string">
            <text:p>img/portfolio/Pineapple-Heart-Cake.jpg</text:p>
          </table:table-cell>
          <table:table-cell table:number-columns-repeated="3"/>
        </table:table-row>
        <table:table-row table:style-name="ro1">
          <table:table-cell table:formula="of:=COM.MICROSOFT.CONCAT([.B473];&quot;.md&quot;)" office:value-type="string" office:string-value=" Pineapple-Mania-Cake.md" calcext:value-type="string">
            <text:p><text:s/>Pineapple-Mania-Cake.md</text:p>
          </table:table-cell>
          <table:table-cell office:value-type="string" calcext:value-type="string">
            <text:p><text:s/>Pineapple-Mani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Pineapple-Mania-Cake.jpg</text:p>
          </table:table-cell>
          <table:table-cell table:number-columns-repeated="3"/>
        </table:table-row>
        <table:table-row table:style-name="ro1">
          <table:table-cell table:formula="of:=COM.MICROSOFT.CONCAT([.B474];&quot;.md&quot;)" office:value-type="string" office:string-value=" Pineapple-Rasmalai-Cake.md" calcext:value-type="string">
            <text:p><text:s/>Pineapple-Rasmalai-Cake.md</text:p>
          </table:table-cell>
          <table:table-cell office:value-type="string" calcext:value-type="string">
            <text:p><text:s/>Pineapple-Rasmalai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Pineapple-Rasmalai-Cake.jpg</text:p>
          </table:table-cell>
          <table:table-cell table:number-columns-repeated="3"/>
        </table:table-row>
        <table:table-row table:style-name="ro1">
          <table:table-cell table:formula="of:=COM.MICROSOFT.CONCAT([.B475];&quot;.md&quot;)" office:value-type="string" office:string-value=" Pineapple-Spread.md" calcext:value-type="string">
            <text:p><text:s/>Pineapple-Spread.md</text:p>
          </table:table-cell>
          <table:table-cell office:value-type="string" calcext:value-type="string">
            <text:p><text:s/>Pineapple-Spread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Pineapple-Spread.jpg</text:p>
          </table:table-cell>
          <table:table-cell table:number-columns-repeated="3"/>
        </table:table-row>
        <table:table-row table:style-name="ro1">
          <table:table-cell table:formula="of:=COM.MICROSOFT.CONCAT([.B476];&quot;.md&quot;)" office:value-type="string" office:string-value=" Pineapple-Treat-Cake.md" calcext:value-type="string">
            <text:p><text:s/>Pineapple-Treat-Cake.md</text:p>
          </table:table-cell>
          <table:table-cell office:value-type="string" calcext:value-type="string">
            <text:p><text:s/>Pineapple-Trea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Pineapple-Treat-Cake.jpg</text:p>
          </table:table-cell>
          <table:table-cell table:number-columns-repeated="3"/>
        </table:table-row>
        <table:table-row table:style-name="ro1">
          <table:table-cell table:formula="of:=COM.MICROSOFT.CONCAT([.B477];&quot;.md&quot;)" office:value-type="string" office:string-value=" Pineapple-Valentines-Heart-Cake.md" calcext:value-type="string">
            <text:p><text:s/>Pineapple-Valentines-Heart-Cake.md</text:p>
          </table:table-cell>
          <table:table-cell office:value-type="string" calcext:value-type="string">
            <text:p><text:s/>Pineapple-Valentines-Hear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Pineapple-Valentines-Heart-Cake.jpg</text:p>
          </table:table-cell>
          <table:table-cell table:number-columns-repeated="3"/>
        </table:table-row>
        <table:table-row table:style-name="ro1">
          <table:table-cell table:formula="of:=COM.MICROSOFT.CONCAT([.B478];&quot;.md&quot;)" office:value-type="string" office:string-value=" Pinkswirl-Heart-Cake1.md" calcext:value-type="string">
            <text:p><text:s/>Pinkswirl-Heart-Cake1.md</text:p>
          </table:table-cell>
          <table:table-cell office:value-type="string" calcext:value-type="string">
            <text:p><text:s/>Pinkswirl-Heart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Heart","Half Kg","One Tier"</text:p>
          </table:table-cell>
          <table:table-cell office:value-type="string" calcext:value-type="string">
            <text:p>img/portfolio/Pinkswirl-Heart-Cake1.jpg</text:p>
          </table:table-cell>
          <table:table-cell table:number-columns-repeated="3"/>
        </table:table-row>
        <table:table-row table:style-name="ro1">
          <table:table-cell table:formula="of:=COM.MICROSOFT.CONCAT([.B479];&quot;.md&quot;)" office:value-type="string" office:string-value=" Pinkswirl-Heart-Cake2.md" calcext:value-type="string">
            <text:p><text:s/>Pinkswirl-Heart-Cake2.md</text:p>
          </table:table-cell>
          <table:table-cell office:value-type="string" calcext:value-type="string">
            <text:p><text:s/>Pinkswirl-Heart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Heart","Half Kg","One Tier"</text:p>
          </table:table-cell>
          <table:table-cell office:value-type="string" calcext:value-type="string">
            <text:p>img/portfolio/Pinkswirl-Heart-Cake2.jpg</text:p>
          </table:table-cell>
          <table:table-cell table:number-columns-repeated="3"/>
        </table:table-row>
        <table:table-row table:style-name="ro1">
          <table:table-cell table:formula="of:=COM.MICROSOFT.CONCAT([.B480];&quot;.md&quot;)" office:value-type="string" office:string-value=" Plain-Chocolate-Cake.md" calcext:value-type="string">
            <text:p><text:s/>Plain-Chocolate-Cake.md</text:p>
          </table:table-cell>
          <table:table-cell office:value-type="string" calcext:value-type="string">
            <text:p><text:s/>Plain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Plain-Chocolate-Cake.jpg</text:p>
          </table:table-cell>
          <table:table-cell table:number-columns-repeated="3"/>
        </table:table-row>
        <table:table-row table:style-name="ro1">
          <table:table-cell table:formula="of:=COM.MICROSOFT.CONCAT([.B481];&quot;.md&quot;)" office:value-type="string" office:string-value=" Popped-Creamy-Cake.md" calcext:value-type="string">
            <text:p><text:s/>Popped-Creamy-Cake.md</text:p>
          </table:table-cell>
          <table:table-cell office:value-type="string" calcext:value-type="string">
            <text:p><text:s/>Popped-Cream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Popped-Creamy-Cake.jpg</text:p>
          </table:table-cell>
          <table:table-cell table:number-columns-repeated="3"/>
        </table:table-row>
        <table:table-row table:style-name="ro1">
          <table:table-cell table:formula="of:=COM.MICROSOFT.CONCAT([.B482];&quot;.md&quot;)" office:value-type="string" office:string-value=" Premium-Blueberry-Cake.md" calcext:value-type="string">
            <text:p><text:s/>Premium-Blueberry-Cake.md</text:p>
          </table:table-cell>
          <table:table-cell office:value-type="string" calcext:value-type="string">
            <text:p><text:s/>Premium-Blueb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Premium-Blueberry-Cake.jpg</text:p>
          </table:table-cell>
          <table:table-cell table:number-columns-repeated="3"/>
        </table:table-row>
        <table:table-row table:style-name="ro1">
          <table:table-cell table:formula="of:=COM.MICROSOFT.CONCAT([.B483];&quot;.md&quot;)" office:value-type="string" office:string-value=" Premium-Chocolate-Truffle-Cake.md" calcext:value-type="string">
            <text:p><text:s/>Premium-Chocolate-Truffle-Cake.md</text:p>
          </table:table-cell>
          <table:table-cell office:value-type="string" calcext:value-type="string">
            <text:p><text:s/>Premium-Chocolate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Premium-Chocolate-Truffle-Cake.jpg</text:p>
          </table:table-cell>
          <table:table-cell table:number-columns-repeated="3"/>
        </table:table-row>
        <table:table-row table:style-name="ro1">
          <table:table-cell table:formula="of:=COM.MICROSOFT.CONCAT([.B484];&quot;.md&quot;)" office:value-type="string" office:string-value=" Pretty-Little-Thing-Baby-Shower-Cake.md" calcext:value-type="string">
            <text:p><text:s/>Pretty-Little-Thing-Baby-Shower-Cake.md</text:p>
          </table:table-cell>
          <table:table-cell office:value-type="string" calcext:value-type="string">
            <text:p><text:s/>Pretty-Little-Thing-Baby-Showe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Pretty-Little-Thing-Baby-Shower-Cake.jpg</text:p>
          </table:table-cell>
          <table:table-cell table:number-columns-repeated="3"/>
        </table:table-row>
        <table:table-row table:style-name="ro1">
          <table:table-cell table:formula="of:=COM.MICROSOFT.CONCAT([.B485];&quot;.md&quot;)" office:value-type="string" office:string-value=" Princess-of-Vanilla-Cake.md" calcext:value-type="string">
            <text:p><text:s/>Princess-of-Vanilla-Cake.md</text:p>
          </table:table-cell>
          <table:table-cell office:value-type="string" calcext:value-type="string">
            <text:p><text:s/>Princess-of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Princess-of-Vanilla-Cake.jpg</text:p>
          </table:table-cell>
          <table:table-cell table:number-columns-repeated="3"/>
        </table:table-row>
        <table:table-row table:style-name="ro1">
          <table:table-cell table:formula="of:=COM.MICROSOFT.CONCAT([.B486];&quot;.md&quot;)" office:value-type="string" office:string-value=" Printed-Top-Cake.md" calcext:value-type="string">
            <text:p><text:s/>Printed-Top-Cake.md</text:p>
          </table:table-cell>
          <table:table-cell office:value-type="string" calcext:value-type="string">
            <text:p><text:s/>Printed-Top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Printed-Top-Cake.jpg</text:p>
          </table:table-cell>
          <table:table-cell table:number-columns-repeated="3"/>
        </table:table-row>
        <table:table-row table:style-name="ro1">
          <table:table-cell table:formula="of:=COM.MICROSOFT.CONCAT([.B487];&quot;.md&quot;)" office:value-type="string" office:string-value=" Pulpy-Fruits-Cake.md" calcext:value-type="string">
            <text:p><text:s/>Pulpy-Fruits-Cake.md</text:p>
          </table:table-cell>
          <table:table-cell office:value-type="string" calcext:value-type="string">
            <text:p><text:s/>Pulpy-Fruit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Pulpy-Fruits-Cake.jpg</text:p>
          </table:table-cell>
          <table:table-cell table:number-columns-repeated="3"/>
        </table:table-row>
        <table:table-row table:style-name="ro1">
          <table:table-cell table:formula="of:=COM.MICROSOFT.CONCAT([.B488];&quot;.md&quot;)" office:value-type="string" office:string-value=" Pumpkin-Cheese-Cake.md" calcext:value-type="string">
            <text:p><text:s/>Pumpkin-Cheese-Cake.md</text:p>
          </table:table-cell>
          <table:table-cell office:value-type="string" calcext:value-type="string">
            <text:p><text:s/>Pumpkin-Chees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Pumpkin-Cheese-Cake.jpg</text:p>
          </table:table-cell>
          <table:table-cell table:number-columns-repeated="3"/>
        </table:table-row>
        <table:table-row table:style-name="ro1">
          <table:table-cell table:formula="of:=COM.MICROSOFT.CONCAT([.B489];&quot;.md&quot;)" office:value-type="string" office:string-value=" Purple-Tulip-Bouquet-Cake.md" calcext:value-type="string">
            <text:p><text:s/>Purple-Tulip-Bouquet-Cake.md</text:p>
          </table:table-cell>
          <table:table-cell office:value-type="string" calcext:value-type="string">
            <text:p><text:s/>Purple-Tulip-Bouque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Purple-Tulip-Bouquet-Cake.jpg</text:p>
          </table:table-cell>
          <table:table-cell table:number-columns-repeated="3"/>
        </table:table-row>
        <table:table-row table:style-name="ro1">
          <table:table-cell table:formula="of:=COM.MICROSOFT.CONCAT([.B490];&quot;.md&quot;)" office:value-type="string" office:string-value=" Radiant-Bliss-Cake.md" calcext:value-type="string">
            <text:p><text:s/>Radiant-Bliss-Cake.md</text:p>
          </table:table-cell>
          <table:table-cell office:value-type="string" calcext:value-type="string">
            <text:p><text:s/>Radiant-Blis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Red Velvet","Round","Half Kg","One Tier"</text:p>
          </table:table-cell>
          <table:table-cell office:value-type="string" calcext:value-type="string">
            <text:p>img/portfolio/Radiant-Bliss-Cake.jpg</text:p>
          </table:table-cell>
          <table:table-cell table:number-columns-repeated="3"/>
        </table:table-row>
        <table:table-row table:style-name="ro1">
          <table:table-cell table:formula="of:=COM.MICROSOFT.CONCAT([.B491];&quot;.md&quot;)" office:value-type="string" office:string-value=" Radiant-Rainbow-Cake.md" calcext:value-type="string">
            <text:p><text:s/>Radiant-Rainbow-Cake.md</text:p>
          </table:table-cell>
          <table:table-cell office:value-type="string" calcext:value-type="string">
            <text:p><text:s/>Radiant-Rainbow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Radiant-Rainbow-Cake.jpg</text:p>
          </table:table-cell>
          <table:table-cell table:number-columns-repeated="3"/>
        </table:table-row>
        <table:table-row table:style-name="ro1">
          <table:table-cell table:formula="of:=COM.MICROSOFT.CONCAT([.B492];&quot;.md&quot;)" office:value-type="string" office:string-value=" Rainbow-Frosting-Cake.md" calcext:value-type="string">
            <text:p><text:s/>Rainbow-Frosting-Cake.md</text:p>
          </table:table-cell>
          <table:table-cell office:value-type="string" calcext:value-type="string">
            <text:p><text:s/>Rainbow-Frosting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Rainbow-Frosting-Cake.jpg</text:p>
          </table:table-cell>
          <table:table-cell table:number-columns-repeated="3"/>
        </table:table-row>
        <table:table-row table:style-name="ro1">
          <table:table-cell table:formula="of:=COM.MICROSOFT.CONCAT([.B493];&quot;.md&quot;)" office:value-type="string" office:string-value=" Rainbow-Gems-Cake.md" calcext:value-type="string">
            <text:p><text:s/>Rainbow-Gems-Cake.md</text:p>
          </table:table-cell>
          <table:table-cell office:value-type="string" calcext:value-type="string">
            <text:p><text:s/>Rainbow-Gem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Rainbow-Gems-Cake.jpg</text:p>
          </table:table-cell>
          <table:table-cell table:number-columns-repeated="3"/>
        </table:table-row>
        <table:table-row table:style-name="ro1">
          <table:table-cell table:formula="of:=COM.MICROSOFT.CONCAT([.B494];&quot;.md&quot;)" office:value-type="string" office:string-value=" Rainbow-Troll.md" calcext:value-type="string">
            <text:p><text:s/>Rainbow-Troll.md</text:p>
          </table:table-cell>
          <table:table-cell office:value-type="string" calcext:value-type="string">
            <text:p><text:s/>Rainbow-Troll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Rainbow-Troll.jpg</text:p>
          </table:table-cell>
          <table:table-cell table:number-columns-repeated="3"/>
        </table:table-row>
        <table:table-row table:style-name="ro1">
          <table:table-cell table:formula="of:=COM.MICROSOFT.CONCAT([.B495];&quot;.md&quot;)" office:value-type="string" office:string-value=" Rainbow-Vanilla-Cake.md" calcext:value-type="string">
            <text:p><text:s/>Rainbow-Vanilla-Cake.md</text:p>
          </table:table-cell>
          <table:table-cell office:value-type="string" calcext:value-type="string">
            <text:p><text:s/>Rainbow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Rainbow-Vanilla-Cake.jpg</text:p>
          </table:table-cell>
          <table:table-cell table:number-columns-repeated="3"/>
        </table:table-row>
        <table:table-row table:style-name="ro1">
          <table:table-cell table:formula="of:=COM.MICROSOFT.CONCAT([.B496];&quot;.md&quot;)" office:value-type="string" office:string-value=" Rasgulla-Vanilla-Fusion-Cake.md" calcext:value-type="string">
            <text:p><text:s/>Rasgulla-Vanilla-Fusion-Cake.md</text:p>
          </table:table-cell>
          <table:table-cell office:value-type="string" calcext:value-type="string">
            <text:p><text:s/>Rasgulla-Vanilla-Fusion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Rasgulla-Vanilla-Fusion-Cake.jpg</text:p>
          </table:table-cell>
          <table:table-cell table:number-columns-repeated="3"/>
        </table:table-row>
        <table:table-row table:style-name="ro1">
          <table:table-cell table:formula="of:=COM.MICROSOFT.CONCAT([.B497];&quot;.md&quot;)" office:value-type="string" office:string-value=" Rasmalai-Cake.md" calcext:value-type="string">
            <text:p><text:s/>Rasmalai-Cake.md</text:p>
          </table:table-cell>
          <table:table-cell office:value-type="string" calcext:value-type="string">
            <text:p><text:s/>Rasmalai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Rasmalai-Cake.jpg</text:p>
          </table:table-cell>
          <table:table-cell table:number-columns-repeated="3"/>
        </table:table-row>
        <table:table-row table:style-name="ro1">
          <table:table-cell table:formula="of:=COM.MICROSOFT.CONCAT([.B498];&quot;.md&quot;)" office:value-type="string" office:string-value=" Red-Barbie-Doll-Cake1.md" calcext:value-type="string">
            <text:p><text:s/>Red-Barbie-Doll-Cake1.md</text:p>
          </table:table-cell>
          <table:table-cell office:value-type="string" calcext:value-type="string">
            <text:p><text:s/>Red-Barbie-Doll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Red-Barbie-Doll-Cake1.jpg</text:p>
          </table:table-cell>
          <table:table-cell table:number-columns-repeated="3"/>
        </table:table-row>
        <table:table-row table:style-name="ro1">
          <table:table-cell table:formula="of:=COM.MICROSOFT.CONCAT([.B499];&quot;.md&quot;)" office:value-type="string" office:string-value=" Red-Barbie-Doll-Cake2.md" calcext:value-type="string">
            <text:p><text:s/>Red-Barbie-Doll-Cake2.md</text:p>
          </table:table-cell>
          <table:table-cell office:value-type="string" calcext:value-type="string">
            <text:p><text:s/>Red-Barbie-Doll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Red-Barbie-Doll-Cake2.jpg</text:p>
          </table:table-cell>
          <table:table-cell table:number-columns-repeated="3"/>
        </table:table-row>
        <table:table-row table:style-name="ro1">
          <table:table-cell table:formula="of:=COM.MICROSOFT.CONCAT([.B500];&quot;.md&quot;)" office:value-type="string" office:string-value=" Red-Barbie-Doll-Cake3.md" calcext:value-type="string">
            <text:p><text:s/>Red-Barbie-Doll-Cake3.md</text:p>
          </table:table-cell>
          <table:table-cell office:value-type="string" calcext:value-type="string">
            <text:p><text:s/>Red-Barbie-Doll-Cake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Red-Barbie-Doll-Cake3.jpg</text:p>
          </table:table-cell>
          <table:table-cell table:number-columns-repeated="3"/>
        </table:table-row>
        <table:table-row table:style-name="ro1">
          <table:table-cell table:formula="of:=COM.MICROSOFT.CONCAT([.B501];&quot;.md&quot;)" office:value-type="string" office:string-value=" Red-Barbie-Doll-Cake.md" calcext:value-type="string">
            <text:p><text:s/>Red-Barbie-Doll-Cake.md</text:p>
          </table:table-cell>
          <table:table-cell office:value-type="string" calcext:value-type="string">
            <text:p><text:s/>Red-Barbie-Doll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Red-Barbie-Doll-Cake.jpg</text:p>
          </table:table-cell>
          <table:table-cell table:number-columns-repeated="3"/>
        </table:table-row>
        <table:table-row table:style-name="ro1">
          <table:table-cell table:formula="of:=COM.MICROSOFT.CONCAT([.B502];&quot;.md&quot;)" office:value-type="string" office:string-value=" Red-Dome-Strawberry-Cake-.md" calcext:value-type="string">
            <text:p><text:s/>Red-Dome-Strawberry-Cake-.md</text:p>
          </table:table-cell>
          <table:table-cell office:value-type="string" calcext:value-type="string">
            <text:p><text:s/>Red-Dome-Strawberry-Cake-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Red-Dome-Strawberry-Cake-.jpg</text:p>
          </table:table-cell>
          <table:table-cell table:number-columns-repeated="3"/>
        </table:table-row>
        <table:table-row table:style-name="ro1">
          <table:table-cell table:formula="of:=COM.MICROSOFT.CONCAT([.B503];&quot;.md&quot;)" office:value-type="string" office:string-value=" Red-Passion-Cake.md" calcext:value-type="string">
            <text:p><text:s/>Red-Passion-Cake.md</text:p>
          </table:table-cell>
          <table:table-cell office:value-type="string" calcext:value-type="string">
            <text:p><text:s/>Red-Passion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Red-Passion-Cake.jpg</text:p>
          </table:table-cell>
          <table:table-cell table:number-columns-repeated="3"/>
        </table:table-row>
        <table:table-row table:style-name="ro1">
          <table:table-cell table:formula="of:=COM.MICROSOFT.CONCAT([.B504];&quot;.md&quot;)" office:value-type="string" office:string-value=" Red-Polka-Fondant-Cake.md" calcext:value-type="string">
            <text:p><text:s/>Red-Polka-Fondant-Cake.md</text:p>
          </table:table-cell>
          <table:table-cell office:value-type="string" calcext:value-type="string">
            <text:p><text:s/>Red-Polka-Fondan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Red-Polka-Fondant-Cake.jpg</text:p>
          </table:table-cell>
          <table:table-cell table:number-columns-repeated="3"/>
        </table:table-row>
        <table:table-row table:style-name="ro1">
          <table:table-cell table:formula="of:=COM.MICROSOFT.CONCAT([.B505];&quot;.md&quot;)" office:value-type="string" office:string-value=" Red-Rose-Heart-Cake.md" calcext:value-type="string">
            <text:p><text:s/>Red-Rose-Heart-Cake.md</text:p>
          </table:table-cell>
          <table:table-cell office:value-type="string" calcext:value-type="string">
            <text:p><text:s/>Red-Rose-Hear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Red-Rose-Heart-Cake.jpg</text:p>
          </table:table-cell>
          <table:table-cell table:number-columns-repeated="3"/>
        </table:table-row>
        <table:table-row table:style-name="ro1">
          <table:table-cell table:formula="of:=COM.MICROSOFT.CONCAT([.B506];&quot;.md&quot;)" office:value-type="string" office:string-value=" redrosy-cake2.md" calcext:value-type="string">
            <text:p><text:s/>redrosy-cake2.md</text:p>
          </table:table-cell>
          <table:table-cell office:value-type="string" calcext:value-type="string">
            <text:p><text:s/>redrosy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redrosy-cake2.jpg</text:p>
          </table:table-cell>
          <table:table-cell table:number-columns-repeated="3"/>
        </table:table-row>
        <table:table-row table:style-name="ro1">
          <table:table-cell table:formula="of:=COM.MICROSOFT.CONCAT([.B507];&quot;.md&quot;)" office:value-type="string" office:string-value=" redrosy-cake-3.md" calcext:value-type="string">
            <text:p><text:s/>redrosy-cake-3.md</text:p>
          </table:table-cell>
          <table:table-cell office:value-type="string" calcext:value-type="string">
            <text:p><text:s/>redrosy-cake-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redrosy-cake-3.jpg</text:p>
          </table:table-cell>
          <table:table-cell table:number-columns-repeated="3"/>
        </table:table-row>
        <table:table-row table:style-name="ro1">
          <table:table-cell table:formula="of:=COM.MICROSOFT.CONCAT([.B508];&quot;.md&quot;)" office:value-type="string" office:string-value=" red-rosy-cake.md" calcext:value-type="string">
            <text:p><text:s/>red-rosy-cake.md</text:p>
          </table:table-cell>
          <table:table-cell office:value-type="string" calcext:value-type="string">
            <text:p><text:s/>red-ros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red-rosy-cake.jpg</text:p>
          </table:table-cell>
          <table:table-cell table:number-columns-repeated="3"/>
        </table:table-row>
        <table:table-row table:style-name="ro1">
          <table:table-cell table:formula="of:=COM.MICROSOFT.CONCAT([.B509];&quot;.md&quot;)" office:value-type="string" office:string-value=" Red-Velvet-Chocolate-Cake.md" calcext:value-type="string">
            <text:p><text:s/>Red-Velvet-Chocolate-Cake.md</text:p>
          </table:table-cell>
          <table:table-cell office:value-type="string" calcext:value-type="string">
            <text:p><text:s/>Red-Velvet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Red Velvet","Round","Half Kg","One Tier"</text:p>
          </table:table-cell>
          <table:table-cell office:value-type="string" calcext:value-type="string">
            <text:p>img/portfolio/Red-Velvet-Chocolate-Cake.jpg</text:p>
          </table:table-cell>
          <table:table-cell table:number-columns-repeated="3"/>
        </table:table-row>
        <table:table-row table:style-name="ro1">
          <table:table-cell table:formula="of:=COM.MICROSOFT.CONCAT([.B510];&quot;.md&quot;)" office:value-type="string" office:string-value=" Red-Velvet-Crunchy.md" calcext:value-type="string">
            <text:p><text:s/>Red-Velvet-Crunchy.md</text:p>
          </table:table-cell>
          <table:table-cell office:value-type="string" calcext:value-type="string">
            <text:p><text:s/>Red-Velvet-Crunchy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Red Velvet","Round","Half Kg","One Tier"</text:p>
          </table:table-cell>
          <table:table-cell office:value-type="string" calcext:value-type="string">
            <text:p>img/portfolio/Red-Velvet-Crunchy.jpg</text:p>
          </table:table-cell>
          <table:table-cell table:number-columns-repeated="3"/>
        </table:table-row>
        <table:table-row table:style-name="ro1">
          <table:table-cell table:formula="of:=COM.MICROSOFT.CONCAT([.B511];&quot;.md&quot;)" office:value-type="string" office:string-value=" Red-Velvet-Fruit-Punch-Cake.md" calcext:value-type="string">
            <text:p><text:s/>Red-Velvet-Fruit-Punch-Cake.md</text:p>
          </table:table-cell>
          <table:table-cell office:value-type="string" calcext:value-type="string">
            <text:p><text:s/>Red-Velvet-Fruit-Pun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Red Velvet","Round","Half Kg","One Tier"</text:p>
          </table:table-cell>
          <table:table-cell office:value-type="string" calcext:value-type="string">
            <text:p>img/portfolio/Red-Velvet-Fruit-Punch-Cake.jpg</text:p>
          </table:table-cell>
          <table:table-cell table:number-columns-repeated="3"/>
        </table:table-row>
        <table:table-row table:style-name="ro1">
          <table:table-cell table:formula="of:=COM.MICROSOFT.CONCAT([.B512];&quot;.md&quot;)" office:value-type="string" office:string-value=" Red-Velvet-Little-Heart-Cake.md" calcext:value-type="string">
            <text:p><text:s/>Red-Velvet-Little-Heart-Cake.md</text:p>
          </table:table-cell>
          <table:table-cell office:value-type="string" calcext:value-type="string">
            <text:p><text:s/>Red-Velvet-Little-Hear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Red Velvet","Round","Half Kg","One Tier"</text:p>
          </table:table-cell>
          <table:table-cell office:value-type="string" calcext:value-type="string">
            <text:p>img/portfolio/Red-Velvet-Little-Heart-Cake.jpg</text:p>
          </table:table-cell>
          <table:table-cell table:number-columns-repeated="3"/>
        </table:table-row>
        <table:table-row table:style-name="ro1">
          <table:table-cell table:formula="of:=COM.MICROSOFT.CONCAT([.B513];&quot;.md&quot;)" office:value-type="string" office:string-value=" Red-Velvety-And-Fruity.md" calcext:value-type="string">
            <text:p><text:s/>Red-Velvety-And-Fruity.md</text:p>
          </table:table-cell>
          <table:table-cell office:value-type="string" calcext:value-type="string">
            <text:p><text:s/>Red-Velvety-And-Fruity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Red Velvet","Round","Half Kg","One Tier"</text:p>
          </table:table-cell>
          <table:table-cell office:value-type="string" calcext:value-type="string">
            <text:p>img/portfolio/Red-Velvety-And-Fruity.jpg</text:p>
          </table:table-cell>
          <table:table-cell table:number-columns-repeated="3"/>
        </table:table-row>
        <table:table-row table:style-name="ro1">
          <table:table-cell table:formula="of:=COM.MICROSOFT.CONCAT([.B514];&quot;.md&quot;)" office:value-type="string" office:string-value=" Rich-Chocolate-Cake.md" calcext:value-type="string">
            <text:p><text:s/>Rich-Chocolate-Cake.md</text:p>
          </table:table-cell>
          <table:table-cell office:value-type="string" calcext:value-type="string">
            <text:p><text:s/>Rich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Rich-Chocolate-Cake.jpg</text:p>
          </table:table-cell>
          <table:table-cell table:number-columns-repeated="3"/>
        </table:table-row>
        <table:table-row table:style-name="ro1">
          <table:table-cell table:formula="of:=COM.MICROSOFT.CONCAT([.B515];&quot;.md&quot;)" office:value-type="string" office:string-value=" Rich-Chocolate-Truffle-Cake.md" calcext:value-type="string">
            <text:p><text:s/>Rich-Chocolate-Truffle-Cake.md</text:p>
          </table:table-cell>
          <table:table-cell office:value-type="string" calcext:value-type="string">
            <text:p><text:s/>Rich-Chocolate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Rich-Chocolate-Truffle-Cake.jpg</text:p>
          </table:table-cell>
          <table:table-cell table:number-columns-repeated="3"/>
        </table:table-row>
        <table:table-row table:style-name="ro1">
          <table:table-cell table:formula="of:=COM.MICROSOFT.CONCAT([.B516];&quot;.md&quot;)" office:value-type="string" office:string-value=" Rich-Mango-Wonder.md" calcext:value-type="string">
            <text:p><text:s/>Rich-Mango-Wonder.md</text:p>
          </table:table-cell>
          <table:table-cell office:value-type="string" calcext:value-type="string">
            <text:p><text:s/>Rich-Mango-Wonder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Mango","Round","Half Kg","One Tier"</text:p>
          </table:table-cell>
          <table:table-cell office:value-type="string" calcext:value-type="string">
            <text:p>img/portfolio/Rich-Mango-Wonder.jpg</text:p>
          </table:table-cell>
          <table:table-cell table:number-columns-repeated="3"/>
        </table:table-row>
        <table:table-row table:style-name="ro1">
          <table:table-cell table:formula="of:=COM.MICROSOFT.CONCAT([.B517];&quot;.md&quot;)" office:value-type="string" office:string-value=" Rich-&amp;-Sweet-Creammy-Chocolate-Cake.md" calcext:value-type="string">
            <text:p><text:s/>Rich-&amp;-Sweet-Creammy-Chocolate-Cake.md</text:p>
          </table:table-cell>
          <table:table-cell office:value-type="string" calcext:value-type="string">
            <text:p><text:s/>Rich-&amp;-Sweet-Creammy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Rich-&amp;-Sweet-Creammy-Chocolate-Cake.jpg</text:p>
          </table:table-cell>
          <table:table-cell table:number-columns-repeated="3"/>
        </table:table-row>
        <table:table-row table:style-name="ro1">
          <table:table-cell table:formula="of:=COM.MICROSOFT.CONCAT([.B518];&quot;.md&quot;)" office:value-type="string" office:string-value=" Rose-Choco-Truffle-Cake.md" calcext:value-type="string">
            <text:p><text:s/>Rose-Choco-Truffle-Cake.md</text:p>
          </table:table-cell>
          <table:table-cell office:value-type="string" calcext:value-type="string">
            <text:p><text:s/>Rose-Choco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Rose-Choco-Truffle-Cake.jpg</text:p>
          </table:table-cell>
          <table:table-cell table:number-columns-repeated="3"/>
        </table:table-row>
        <table:table-row table:style-name="ro1">
          <table:table-cell table:formula="of:=COM.MICROSOFT.CONCAT([.B519];&quot;.md&quot;)" office:value-type="string" office:string-value=" Rose-Glory-Cake.md" calcext:value-type="string">
            <text:p><text:s/>Rose-Glory-Cake.md</text:p>
          </table:table-cell>
          <table:table-cell office:value-type="string" calcext:value-type="string">
            <text:p><text:s/>Rose-Glo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Rose-Glory-Cake.jpg</text:p>
          </table:table-cell>
          <table:table-cell table:number-columns-repeated="3"/>
        </table:table-row>
        <table:table-row table:style-name="ro1">
          <table:table-cell table:formula="of:=COM.MICROSOFT.CONCAT([.B520];&quot;.md&quot;)" office:value-type="string" office:string-value=" Rose-Swirls-Cake.md" calcext:value-type="string">
            <text:p><text:s/>Rose-Swirls-Cake.md</text:p>
          </table:table-cell>
          <table:table-cell office:value-type="string" calcext:value-type="string">
            <text:p><text:s/>Rose-Swirl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Rose-Swirls-Cake.jpg</text:p>
          </table:table-cell>
          <table:table-cell table:number-columns-repeated="3"/>
        </table:table-row>
        <table:table-row table:style-name="ro1">
          <table:table-cell table:formula="of:=COM.MICROSOFT.CONCAT([.B521];&quot;.md&quot;)" office:value-type="string" office:string-value=" Rosy-Delight.md" calcext:value-type="string">
            <text:p><text:s/>Rosy-Delight.md</text:p>
          </table:table-cell>
          <table:table-cell office:value-type="string" calcext:value-type="string">
            <text:p><text:s/>Rosy-Delight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Heart","Half Kg","One Tier"</text:p>
          </table:table-cell>
          <table:table-cell office:value-type="string" calcext:value-type="string">
            <text:p>img/portfolio/Rosy-Delight.jpg</text:p>
          </table:table-cell>
          <table:table-cell table:number-columns-repeated="3"/>
        </table:table-row>
        <table:table-row table:style-name="ro1">
          <table:table-cell table:formula="of:=COM.MICROSOFT.CONCAT([.B522];&quot;.md&quot;)" office:value-type="string" office:string-value=" Round-Chocolate-Gems-Cake.md" calcext:value-type="string">
            <text:p><text:s/>Round-Chocolate-Gems-Cake.md</text:p>
          </table:table-cell>
          <table:table-cell office:value-type="string" calcext:value-type="string">
            <text:p><text:s/>Round-Chocolate-Gem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Round-Chocolate-Gems-Cake.jpg</text:p>
          </table:table-cell>
          <table:table-cell table:number-columns-repeated="3"/>
        </table:table-row>
        <table:table-row table:style-name="ro1">
          <table:table-cell table:formula="of:=COM.MICROSOFT.CONCAT([.B523];&quot;.md&quot;)" office:value-type="string" office:string-value=" Salted-Caramel-Chocolate-Cake.md" calcext:value-type="string">
            <text:p><text:s/>Salted-Caramel-Chocolate-Cake.md</text:p>
          </table:table-cell>
          <table:table-cell office:value-type="string" calcext:value-type="string">
            <text:p><text:s/>Salted-Caramel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alted-Caramel-Chocolate-Cake.jpg</text:p>
          </table:table-cell>
          <table:table-cell table:number-columns-repeated="3"/>
        </table:table-row>
        <table:table-row table:style-name="ro1">
          <table:table-cell table:formula="of:=COM.MICROSOFT.CONCAT([.B524];&quot;.md&quot;)" office:value-type="string" office:string-value=" Salted-Caramel-Drip-Cake.md" calcext:value-type="string">
            <text:p><text:s/>Salted-Caramel-Drip-Cake.md</text:p>
          </table:table-cell>
          <table:table-cell office:value-type="string" calcext:value-type="string">
            <text:p><text:s/>Salted-Caramel-Drip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Salted-Caramel-Drip-Cake.jpg</text:p>
          </table:table-cell>
          <table:table-cell table:number-columns-repeated="3"/>
        </table:table-row>
        <table:table-row table:style-name="ro1">
          <table:table-cell table:formula="of:=COM.MICROSOFT.CONCAT([.B525];&quot;.md&quot;)" office:value-type="string" office:string-value=" Satiating-Butterscotch-Cake.md" calcext:value-type="string">
            <text:p><text:s/>Satiating-Butterscotch-Cake.md</text:p>
          </table:table-cell>
          <table:table-cell office:value-type="string" calcext:value-type="string">
            <text:p><text:s/>Satiating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Satiating-Butterscotch-Cake.jpg</text:p>
          </table:table-cell>
          <table:table-cell table:number-columns-repeated="3"/>
        </table:table-row>
        <table:table-row table:style-name="ro1">
          <table:table-cell table:formula="of:=COM.MICROSOFT.CONCAT([.B526];&quot;.md&quot;)" office:value-type="string" office:string-value=" Savory-Butterscotch-Cake.md" calcext:value-type="string">
            <text:p><text:s/>Savory-Butterscotch-Cake.md</text:p>
          </table:table-cell>
          <table:table-cell office:value-type="string" calcext:value-type="string">
            <text:p><text:s/>Savory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Savory-Butterscotch-Cake.jpg</text:p>
          </table:table-cell>
          <table:table-cell table:number-columns-repeated="3"/>
        </table:table-row>
        <table:table-row table:style-name="ro1">
          <table:table-cell table:formula="of:=COM.MICROSOFT.CONCAT([.B527];&quot;.md&quot;)" office:value-type="string" office:string-value=" Savory-Treat-Chololate-Cake.md" calcext:value-type="string">
            <text:p><text:s/>Savory-Treat-Chololate-Cake.md</text:p>
          </table:table-cell>
          <table:table-cell office:value-type="string" calcext:value-type="string">
            <text:p><text:s/>Savory-Treat-Chol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avory-Treat-Chololate-Cake.jpg</text:p>
          </table:table-cell>
          <table:table-cell table:number-columns-repeated="3"/>
        </table:table-row>
        <table:table-row table:style-name="ro1">
          <table:table-cell table:formula="of:=COM.MICROSOFT.CONCAT([.B528];&quot;.md&quot;)" office:value-type="string" office:string-value=" Scromptious-Choco-Almond-Cake.md" calcext:value-type="string">
            <text:p><text:s/>Scromptious-Choco-Almond-Cake.md</text:p>
          </table:table-cell>
          <table:table-cell office:value-type="string" calcext:value-type="string">
            <text:p><text:s/>Scromptious-Choco-Almond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Scromptious-Choco-Almond-Cake.jpg</text:p>
          </table:table-cell>
          <table:table-cell table:number-columns-repeated="3"/>
        </table:table-row>
        <table:table-row table:style-name="ro1">
          <table:table-cell table:formula="of:=COM.MICROSOFT.CONCAT([.B529];&quot;.md&quot;)" office:value-type="string" office:string-value=" Scrumptious-Almond-Mocha.md" calcext:value-type="string">
            <text:p><text:s/>Scrumptious-Almond-Mocha.md</text:p>
          </table:table-cell>
          <table:table-cell office:value-type="string" calcext:value-type="string">
            <text:p><text:s/>Scrumptious-Almond-Mocha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Scrumptious-Almond-Mocha.jpg</text:p>
          </table:table-cell>
          <table:table-cell table:number-columns-repeated="3"/>
        </table:table-row>
        <table:table-row table:style-name="ro1">
          <table:table-cell table:formula="of:=COM.MICROSOFT.CONCAT([.B530];&quot;.md&quot;)" office:value-type="string" office:string-value=" Scrumptious-Butterscotch-Cake.md" calcext:value-type="string">
            <text:p><text:s/>Scrumptious-Butterscotch-Cake.md</text:p>
          </table:table-cell>
          <table:table-cell office:value-type="string" calcext:value-type="string">
            <text:p><text:s/>Scrumptious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Scrumptious-Butterscotch-Cake.jpg</text:p>
          </table:table-cell>
          <table:table-cell table:number-columns-repeated="3"/>
        </table:table-row>
        <table:table-row table:style-name="ro1">
          <table:table-cell table:formula="of:=COM.MICROSOFT.CONCAT([.B531];&quot;.md&quot;)" office:value-type="string" office:string-value=" Scrumptious-Choclate-1Cream-Drop-Cake.md" calcext:value-type="string">
            <text:p><text:s/>Scrumptious-Choclate-1Cream-Drop-Cake.md</text:p>
          </table:table-cell>
          <table:table-cell office:value-type="string" calcext:value-type="string">
            <text:p><text:s/>Scrumptious-Choclate-1Cream-Drop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crumptious-Choclate-1Cream-Drop-Cake.jpg</text:p>
          </table:table-cell>
          <table:table-cell table:number-columns-repeated="3"/>
        </table:table-row>
        <table:table-row table:style-name="ro1">
          <table:table-cell table:formula="of:=COM.MICROSOFT.CONCAT([.B532];&quot;.md&quot;)" office:value-type="string" office:string-value=" Scrumptious-Choclate-2Cream-Drop-Cake.md" calcext:value-type="string">
            <text:p><text:s/>Scrumptious-Choclate-2Cream-Drop-Cake.md</text:p>
          </table:table-cell>
          <table:table-cell office:value-type="string" calcext:value-type="string">
            <text:p><text:s/>Scrumptious-Choclate-2Cream-Drop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crumptious-Choclate-2Cream-Drop-Cake.jpg</text:p>
          </table:table-cell>
          <table:table-cell table:number-columns-repeated="3"/>
        </table:table-row>
        <table:table-row table:style-name="ro1">
          <table:table-cell table:formula="of:=COM.MICROSOFT.CONCAT([.B533];&quot;.md&quot;)" office:value-type="string" office:string-value=" Scrumptious-Choclate-3Cream-Drop-Cake.md" calcext:value-type="string">
            <text:p><text:s/>Scrumptious-Choclate-3Cream-Drop-Cake.md</text:p>
          </table:table-cell>
          <table:table-cell office:value-type="string" calcext:value-type="string">
            <text:p><text:s/>Scrumptious-Choclate-3Cream-Drop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crumptious-Choclate-3Cream-Drop-Cake.jpg</text:p>
          </table:table-cell>
          <table:table-cell table:number-columns-repeated="3"/>
        </table:table-row>
        <table:table-row table:style-name="ro1">
          <table:table-cell table:formula="of:=COM.MICROSOFT.CONCAT([.B534];&quot;.md&quot;)" office:value-type="string" office:string-value=" Scrumptious-Choclate-4Cream-Drop-Cake.md" calcext:value-type="string">
            <text:p><text:s/>Scrumptious-Choclate-4Cream-Drop-Cake.md</text:p>
          </table:table-cell>
          <table:table-cell office:value-type="string" calcext:value-type="string">
            <text:p><text:s/>Scrumptious-Choclate-4Cream-Drop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crumptious-Choclate-4Cream-Drop-Cake.jpg</text:p>
          </table:table-cell>
          <table:table-cell table:number-columns-repeated="3"/>
        </table:table-row>
        <table:table-row table:style-name="ro1">
          <table:table-cell table:formula="of:=COM.MICROSOFT.CONCAT([.B535];&quot;.md&quot;)" office:value-type="string" office:string-value=" Scrumptious-Choclate-5Cream-Drop-Cake.md" calcext:value-type="string">
            <text:p><text:s/>Scrumptious-Choclate-5Cream-Drop-Cake.md</text:p>
          </table:table-cell>
          <table:table-cell office:value-type="string" calcext:value-type="string">
            <text:p><text:s/>Scrumptious-Choclate-5Cream-Drop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crumptious-Choclate-5Cream-Drop-Cake.jpg</text:p>
          </table:table-cell>
          <table:table-cell table:number-columns-repeated="3"/>
        </table:table-row>
        <table:table-row table:style-name="ro1">
          <table:table-cell table:formula="of:=COM.MICROSOFT.CONCAT([.B536];&quot;.md&quot;)" office:value-type="string" office:string-value=" Scrumptious-Choclate-6Cream-Drop-Cake.md" calcext:value-type="string">
            <text:p><text:s/>Scrumptious-Choclate-6Cream-Drop-Cake.md</text:p>
          </table:table-cell>
          <table:table-cell office:value-type="string" calcext:value-type="string">
            <text:p><text:s/>Scrumptious-Choclate-6Cream-Drop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crumptious-Choclate-6Cream-Drop-Cake.jpg</text:p>
          </table:table-cell>
          <table:table-cell table:number-columns-repeated="3"/>
        </table:table-row>
        <table:table-row table:style-name="ro1">
          <table:table-cell table:formula="of:=COM.MICROSOFT.CONCAT([.B537];&quot;.md&quot;)" office:value-type="string" office:string-value=" Scrumptious-Chocolate-Cake.md" calcext:value-type="string">
            <text:p><text:s/>Scrumptious-Chocolate-Cake.md</text:p>
          </table:table-cell>
          <table:table-cell office:value-type="string" calcext:value-type="string">
            <text:p><text:s/>Scrumptious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crumptious-Chocolate-Cake.jpg</text:p>
          </table:table-cell>
          <table:table-cell table:number-columns-repeated="3"/>
        </table:table-row>
        <table:table-row table:style-name="ro1">
          <table:table-cell table:formula="of:=COM.MICROSOFT.CONCAT([.B538];&quot;.md&quot;)" office:value-type="string" office:string-value=" Scumptious-Strawberry-Cake.md" calcext:value-type="string">
            <text:p><text:s/>Scumptious-Strawberry-Cake.md</text:p>
          </table:table-cell>
          <table:table-cell office:value-type="string" calcext:value-type="string">
            <text:p><text:s/>Scumptious-Strawb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cumptious-Strawberry-Cake.jpg</text:p>
          </table:table-cell>
          <table:table-cell table:number-columns-repeated="3"/>
        </table:table-row>
        <table:table-row table:style-name="ro2">
          <table:table-cell table:formula="of:=COM.MICROSOFT.CONCAT([.B539];&quot;.md&quot;)" office:value-type="string" office:string-value=" Sea.md" calcext:value-type="string">
            <text:p><text:s/>Sea.md</text:p>
          </table:table-cell>
          <table:table-cell office:value-type="string" calcext:value-type="string">
            <text:p><text:s/>Sea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Round","Half Kg","One Tier",""</text:p>
          </table:table-cell>
          <table:table-cell office:value-type="string" calcext:value-type="string">
            <text:p>img/portfolio/Sea.jpg</text:p>
          </table:table-cell>
          <table:table-cell table:number-columns-repeated="3"/>
        </table:table-row>
        <table:table-row table:style-name="ro1">
          <table:table-cell table:formula="of:=COM.MICROSOFT.CONCAT([.B540];&quot;.md&quot;)" office:value-type="string" office:string-value=" SeaShell-Vanilla-Pink-Cake.md" calcext:value-type="string">
            <text:p><text:s/>SeaShell-Vanilla-Pink-Cake.md</text:p>
          </table:table-cell>
          <table:table-cell office:value-type="string" calcext:value-type="string">
            <text:p><text:s/>SeaShell-Vanilla-Pink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SeaShell-Vanilla-Pink-Cake.jpg</text:p>
          </table:table-cell>
          <table:table-cell table:number-columns-repeated="3"/>
        </table:table-row>
        <table:table-row table:style-name="ro1">
          <table:table-cell table:formula="of:=COM.MICROSOFT.CONCAT([.B541];&quot;.md&quot;)" office:value-type="string" office:string-value=" Sequinned-Vanilla-beauty-cake-2.md" calcext:value-type="string">
            <text:p><text:s/>Sequinned-Vanilla-beauty-cake-2.md</text:p>
          </table:table-cell>
          <table:table-cell office:value-type="string" calcext:value-type="string">
            <text:p><text:s/>Sequinned-Vanilla-beauty-c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Sequinned-Vanilla-beauty-cake-2.jpg</text:p>
          </table:table-cell>
          <table:table-cell table:number-columns-repeated="3"/>
        </table:table-row>
        <table:table-row table:style-name="ro1">
          <table:table-cell table:formula="of:=COM.MICROSOFT.CONCAT([.B542];&quot;.md&quot;)" office:value-type="string" office:string-value=" Serrated-Edge-Pineapple-cake.md" calcext:value-type="string">
            <text:p><text:s/>Serrated-Edge-Pineapple-cake.md</text:p>
          </table:table-cell>
          <table:table-cell office:value-type="string" calcext:value-type="string">
            <text:p><text:s/>Serrated-Edge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Serrated-Edge-Pineapple-Cake1.jpg</text:p>
          </table:table-cell>
          <table:table-cell table:number-columns-repeated="3"/>
        </table:table-row>
        <table:table-row table:style-name="ro1">
          <table:table-cell table:formula="of:=COM.MICROSOFT.CONCAT([.B543];&quot;.md&quot;)" office:value-type="string" office:string-value=" Shubho-Bijoya-Chocolate-Cake.md" calcext:value-type="string">
            <text:p><text:s/>Shubho-Bijoya-Chocolate-Cake.md</text:p>
          </table:table-cell>
          <table:table-cell office:value-type="string" calcext:value-type="string">
            <text:p><text:s/>Shubho-Bijoya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hubho-Bijoya-Chocolate-Cake.jpg</text:p>
          </table:table-cell>
          <table:table-cell table:number-columns-repeated="3"/>
        </table:table-row>
        <table:table-row table:style-name="ro1">
          <table:table-cell table:formula="of:=COM.MICROSOFT.CONCAT([.B544];&quot;.md&quot;)" office:value-type="string" office:string-value=" Simply-Pineapple-Cake.md" calcext:value-type="string">
            <text:p><text:s/>Simply-Pineapple-Cake.md</text:p>
          </table:table-cell>
          <table:table-cell office:value-type="string" calcext:value-type="string">
            <text:p><text:s/>Simply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imply-Pineapple-Cake.jpg</text:p>
          </table:table-cell>
          <table:table-cell table:number-columns-repeated="3"/>
        </table:table-row>
        <table:table-row table:style-name="ro1">
          <table:table-cell table:formula="of:=COM.MICROSOFT.CONCAT([.B545];&quot;.md&quot;)" office:value-type="string" office:string-value=" Sinful-Chocolate-Cake.md" calcext:value-type="string">
            <text:p><text:s/>Sinful-Chocolate-Cake.md</text:p>
          </table:table-cell>
          <table:table-cell office:value-type="string" calcext:value-type="string">
            <text:p><text:s/>Sinful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inful-Chocolate-Cake.jpg</text:p>
          </table:table-cell>
          <table:table-cell table:number-columns-repeated="3"/>
        </table:table-row>
        <table:table-row table:style-name="ro1">
          <table:table-cell table:formula="of:=COM.MICROSOFT.CONCAT([.B546];&quot;.md&quot;)" office:value-type="string" office:string-value=" Sinful-Chocolate-Truffle-Cake.md" calcext:value-type="string">
            <text:p><text:s/>Sinful-Chocolate-Truffle-Cake.md</text:p>
          </table:table-cell>
          <table:table-cell office:value-type="string" calcext:value-type="string">
            <text:p><text:s/>Sinful-Chocolate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inful-Chocolate-Truffle-Cake.jpg</text:p>
          </table:table-cell>
          <table:table-cell table:number-columns-repeated="3"/>
        </table:table-row>
        <table:table-row table:style-name="ro1">
          <table:table-cell table:formula="of:=COM.MICROSOFT.CONCAT([.B547];&quot;.md&quot;)" office:value-type="string" office:string-value=" Smile-Please-Cake.md" calcext:value-type="string">
            <text:p><text:s/>Smile-Please-Cake.md</text:p>
          </table:table-cell>
          <table:table-cell office:value-type="string" calcext:value-type="string">
            <text:p><text:s/>Smile-Pleas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Smile-Please-Cake.jpg</text:p>
          </table:table-cell>
          <table:table-cell table:number-columns-repeated="3"/>
        </table:table-row>
        <table:table-row table:style-name="ro1">
          <table:table-cell table:formula="of:=COM.MICROSOFT.CONCAT([.B548];&quot;.md&quot;)" office:value-type="string" office:string-value=" Snickers-Cake.md" calcext:value-type="string">
            <text:p><text:s/>Snickers-Cake.md</text:p>
          </table:table-cell>
          <table:table-cell office:value-type="string" calcext:value-type="string">
            <text:p><text:s/>Snicker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nickers-Cake.jpg</text:p>
          </table:table-cell>
          <table:table-cell table:number-columns-repeated="3"/>
        </table:table-row>
        <table:table-row table:style-name="ro1">
          <table:table-cell table:formula="of:=COM.MICROSOFT.CONCAT([.B549];&quot;.md&quot;)" office:value-type="string" office:string-value=" Snickers-Mud-Cake.md" calcext:value-type="string">
            <text:p><text:s/>Snickers-Mud-Cake.md</text:p>
          </table:table-cell>
          <table:table-cell office:value-type="string" calcext:value-type="string">
            <text:p><text:s/>Snickers-Mud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nickers-Mud-Cake.jpg</text:p>
          </table:table-cell>
          <table:table-cell table:number-columns-repeated="3"/>
        </table:table-row>
        <table:table-row table:style-name="ro1">
          <table:table-cell table:formula="of:=COM.MICROSOFT.CONCAT([.B550];&quot;.md&quot;)" office:value-type="string" office:string-value=" Snowy-Black-Forest-Cake.md" calcext:value-type="string">
            <text:p><text:s/>Snowy-Black-Forest-Cake.md</text:p>
          </table:table-cell>
          <table:table-cell office:value-type="string" calcext:value-type="string">
            <text:p><text:s/>Snowy-Black-Fores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nowy-Black-Forest-Cake.jpg</text:p>
          </table:table-cell>
          <table:table-cell table:number-columns-repeated="3"/>
        </table:table-row>
        <table:table-row table:style-name="ro1">
          <table:table-cell table:formula="of:=COM.MICROSOFT.CONCAT([.B551];&quot;.md&quot;)" office:value-type="string" office:string-value=" Soft-Black-Chocolate-Cake.md" calcext:value-type="string">
            <text:p><text:s/>Soft-Black-Chocolate-Cake.md</text:p>
          </table:table-cell>
          <table:table-cell office:value-type="string" calcext:value-type="string">
            <text:p><text:s/>Soft-Black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oft-Black-Chocolate-Cake.jpg</text:p>
          </table:table-cell>
          <table:table-cell table:number-columns-repeated="3"/>
        </table:table-row>
        <table:table-row table:style-name="ro1">
          <table:table-cell table:formula="of:=COM.MICROSOFT.CONCAT([.B552];&quot;.md&quot;)" office:value-type="string" office:string-value=" Soothing-Kiwi-Cake.md" calcext:value-type="string">
            <text:p><text:s/>Soothing-Kiwi-Cake.md</text:p>
          </table:table-cell>
          <table:table-cell office:value-type="string" calcext:value-type="string">
            <text:p><text:s/>Soothing-Kiwi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Kiwi","Round","Half Kg","One Tier"</text:p>
          </table:table-cell>
          <table:table-cell office:value-type="string" calcext:value-type="string">
            <text:p>img/portfolio/Soothing-Kiwi-Cake.jpg</text:p>
          </table:table-cell>
          <table:table-cell table:number-columns-repeated="3"/>
        </table:table-row>
        <table:table-row table:style-name="ro1">
          <table:table-cell table:formula="of:=COM.MICROSOFT.CONCAT([.B553];&quot;.md&quot;)" office:value-type="string" office:string-value=" Soul-Cake.md" calcext:value-type="string">
            <text:p><text:s/>Soul-Cake.md</text:p>
          </table:table-cell>
          <table:table-cell office:value-type="string" calcext:value-type="string">
            <text:p><text:s/>Soul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Soul-Cake.jpg</text:p>
          </table:table-cell>
          <table:table-cell table:number-columns-repeated="3"/>
        </table:table-row>
        <table:table-row table:style-name="ro1">
          <table:table-cell table:formula="of:=COM.MICROSOFT.CONCAT([.B554];&quot;.md&quot;)" office:value-type="string" office:string-value=" Soulful-Chocolate-Cake.md" calcext:value-type="string">
            <text:p><text:s/>Soulful-Chocolate-Cake.md</text:p>
          </table:table-cell>
          <table:table-cell office:value-type="string" calcext:value-type="string">
            <text:p><text:s/>Soulful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oulful-Chocolate-Cake.jpg</text:p>
          </table:table-cell>
          <table:table-cell table:number-columns-repeated="3"/>
        </table:table-row>
        <table:table-row table:style-name="ro1">
          <table:table-cell table:formula="of:=COM.MICROSOFT.CONCAT([.B555];&quot;.md&quot;)" office:value-type="string" office:string-value=" Special-Black-Forest.md" calcext:value-type="string">
            <text:p><text:s/>Special-Black-Forest.md</text:p>
          </table:table-cell>
          <table:table-cell office:value-type="string" calcext:value-type="string">
            <text:p><text:s/>Special-Black-Forest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pecial-Black-Forest.jpg</text:p>
          </table:table-cell>
          <table:table-cell table:number-columns-repeated="3"/>
        </table:table-row>
        <table:table-row table:style-name="ro1">
          <table:table-cell table:formula="of:=COM.MICROSOFT.CONCAT([.B556];&quot;.md&quot;)" office:value-type="string" office:string-value=" Special-Butterscotch-Cake.md" calcext:value-type="string">
            <text:p><text:s/>Special-Butterscotch-Cake.md</text:p>
          </table:table-cell>
          <table:table-cell office:value-type="string" calcext:value-type="string">
            <text:p><text:s/>Special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Special-Butterscotch-Cake.jpg</text:p>
          </table:table-cell>
          <table:table-cell table:number-columns-repeated="3"/>
        </table:table-row>
        <table:table-row table:style-name="ro1">
          <table:table-cell table:formula="of:=COM.MICROSOFT.CONCAT([.B557];&quot;.md&quot;)" office:value-type="string" office:string-value=" Special-Choco-Vanilla.md" calcext:value-type="string">
            <text:p><text:s/>Special-Choco-Vanilla.md</text:p>
          </table:table-cell>
          <table:table-cell office:value-type="string" calcext:value-type="string">
            <text:p><text:s/>Special-Choco-Vanilla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pecial-Choco-Vanilla.jpg</text:p>
          </table:table-cell>
          <table:table-cell table:number-columns-repeated="3"/>
        </table:table-row>
        <table:table-row table:style-name="ro1">
          <table:table-cell table:formula="of:=COM.MICROSOFT.CONCAT([.B558];&quot;.md&quot;)" office:value-type="string" office:string-value=" Special-Death-By-Chocolate-Cake.md" calcext:value-type="string">
            <text:p><text:s/>Special-Death-By-Chocolate-Cake.md</text:p>
          </table:table-cell>
          <table:table-cell office:value-type="string" calcext:value-type="string">
            <text:p><text:s/>Special-Death-By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pecial-Death-By-Chocolate-Cake.jpg</text:p>
          </table:table-cell>
          <table:table-cell table:number-columns-repeated="3"/>
        </table:table-row>
        <table:table-row table:style-name="ro1">
          <table:table-cell table:formula="of:=COM.MICROSOFT.CONCAT([.B559];&quot;.md&quot;)" office:value-type="string" office:string-value=" Spellbinding-Red-Velvet-Cake.md" calcext:value-type="string">
            <text:p><text:s/>Spellbinding-Red-Velvet-Cake.md</text:p>
          </table:table-cell>
          <table:table-cell office:value-type="string" calcext:value-type="string">
            <text:p><text:s/>Spellbinding-Red-Velve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Red Velvet","Round","Half Kg","One Tier"</text:p>
          </table:table-cell>
          <table:table-cell office:value-type="string" calcext:value-type="string">
            <text:p>img/portfolio/Spellbinding-Red-Velvet-Cake.jpg</text:p>
          </table:table-cell>
          <table:table-cell table:number-columns-repeated="3"/>
        </table:table-row>
        <table:table-row table:style-name="ro1">
          <table:table-cell table:formula="of:=COM.MICROSOFT.CONCAT([.B560];&quot;.md&quot;)" office:value-type="string" office:string-value=" Spiral-Chocochip-Cake-2.md" calcext:value-type="string">
            <text:p><text:s/>Spiral-Chocochip-Cake-2.md</text:p>
          </table:table-cell>
          <table:table-cell office:value-type="string" calcext:value-type="string">
            <text:p><text:s/>Spiral-Chocochip-C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piral-Chocochip-Cake-2.jpg</text:p>
          </table:table-cell>
          <table:table-cell table:number-columns-repeated="3"/>
        </table:table-row>
        <table:table-row table:style-name="ro1">
          <table:table-cell table:formula="of:=COM.MICROSOFT.CONCAT([.B561];&quot;.md&quot;)" office:value-type="string" office:string-value=" Spiral-Chocochip-Cake.md" calcext:value-type="string">
            <text:p><text:s/>Spiral-Chocochip-Cake.md</text:p>
          </table:table-cell>
          <table:table-cell office:value-type="string" calcext:value-type="string">
            <text:p><text:s/>Spiral-Chocochip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piral-Chocochip-Cake.jpg</text:p>
          </table:table-cell>
          <table:table-cell table:number-columns-repeated="3"/>
        </table:table-row>
        <table:table-row table:style-name="ro1">
          <table:table-cell table:formula="of:=COM.MICROSOFT.CONCAT([.B562];&quot;.md&quot;)" office:value-type="string" office:string-value=" Sprinkled-Pineapple-cake.md" calcext:value-type="string">
            <text:p><text:s/>Sprinkled-Pineapple-cake.md</text:p>
          </table:table-cell>
          <table:table-cell office:value-type="string" calcext:value-type="string">
            <text:p><text:s/>Sprinkled-Pineapp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Sprinkled-Pineapple-cake.jpg</text:p>
          </table:table-cell>
          <table:table-cell table:number-columns-repeated="3"/>
        </table:table-row>
        <table:table-row table:style-name="ro1">
          <table:table-cell table:formula="of:=COM.MICROSOFT.CONCAT([.B563];&quot;.md&quot;)" office:value-type="string" office:string-value=" Sprinkles-Cake.md" calcext:value-type="string">
            <text:p><text:s/>Sprinkles-Cake.md</text:p>
          </table:table-cell>
          <table:table-cell office:value-type="string" calcext:value-type="string">
            <text:p><text:s/>Sprinkle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Sprinkles-Cake.jpg</text:p>
          </table:table-cell>
          <table:table-cell table:number-columns-repeated="3"/>
        </table:table-row>
        <table:table-row table:style-name="ro1">
          <table:table-cell table:formula="of:=COM.MICROSOFT.CONCAT([.B564];&quot;.md&quot;)" office:value-type="string" office:string-value=" Strawberry-Almond-Cake.md" calcext:value-type="string">
            <text:p><text:s/>Strawberry-Almond-Cake.md</text:p>
          </table:table-cell>
          <table:table-cell office:value-type="string" calcext:value-type="string">
            <text:p><text:s/>Strawberry-Almond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Almond-Cake.jpg</text:p>
          </table:table-cell>
          <table:table-cell table:number-columns-repeated="3"/>
        </table:table-row>
        <table:table-row table:style-name="ro1">
          <table:table-cell table:formula="of:=COM.MICROSOFT.CONCAT([.B565];&quot;.md&quot;)" office:value-type="string" office:string-value=" Strawberry-Blast-Cake.md" calcext:value-type="string">
            <text:p><text:s/>Strawberry-Blast-Cake.md</text:p>
          </table:table-cell>
          <table:table-cell office:value-type="string" calcext:value-type="string">
            <text:p><text:s/>Strawberry-Blas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Blast-Cake.jpg</text:p>
          </table:table-cell>
          <table:table-cell table:number-columns-repeated="3"/>
        </table:table-row>
        <table:table-row table:style-name="ro1">
          <table:table-cell table:formula="of:=COM.MICROSOFT.CONCAT([.B566];&quot;.md&quot;)" office:value-type="string" office:string-value=" Strawberry-Cake-Delight.md" calcext:value-type="string">
            <text:p><text:s/>Strawberry-Cake-Delight.md</text:p>
          </table:table-cell>
          <table:table-cell office:value-type="string" calcext:value-type="string">
            <text:p><text:s/>Strawberry-Cake-Delight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Cake-Delight.jpg</text:p>
          </table:table-cell>
          <table:table-cell table:number-columns-repeated="3"/>
        </table:table-row>
        <table:table-row table:style-name="ro1">
          <table:table-cell table:formula="of:=COM.MICROSOFT.CONCAT([.B567];&quot;.md&quot;)" office:value-type="string" office:string-value=" Strawberry-Cake-Eggless.md" calcext:value-type="string">
            <text:p><text:s/>Strawberry-Cake-Eggless.md</text:p>
          </table:table-cell>
          <table:table-cell office:value-type="string" calcext:value-type="string">
            <text:p><text:s/>Strawberry-Cake-Eggless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Cake-Eggless.jpg</text:p>
          </table:table-cell>
          <table:table-cell table:number-columns-repeated="3"/>
        </table:table-row>
        <table:table-row table:style-name="ro1">
          <table:table-cell table:formula="of:=COM.MICROSOFT.CONCAT([.B568];&quot;.md&quot;)" office:value-type="string" office:string-value=" Strawberry-Cake.md" calcext:value-type="string">
            <text:p><text:s/>Strawberry-Cake.md</text:p>
          </table:table-cell>
          <table:table-cell office:value-type="string" calcext:value-type="string">
            <text:p><text:s/>Strawb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Cake.jpg</text:p>
          </table:table-cell>
          <table:table-cell table:number-columns-repeated="3"/>
        </table:table-row>
        <table:table-row table:style-name="ro1">
          <table:table-cell table:formula="of:=COM.MICROSOFT.CONCAT([.B569];&quot;.md&quot;)" office:value-type="string" office:string-value=" Strawberry-Delight-Cake.md" calcext:value-type="string">
            <text:p><text:s/>Strawberry-Delight-Cake.md</text:p>
          </table:table-cell>
          <table:table-cell office:value-type="string" calcext:value-type="string">
            <text:p><text:s/>Strawberry-Deligh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Delight-Cake.jpg</text:p>
          </table:table-cell>
          <table:table-cell table:number-columns-repeated="3"/>
        </table:table-row>
        <table:table-row table:style-name="ro1">
          <table:table-cell table:formula="of:=COM.MICROSOFT.CONCAT([.B570];&quot;.md&quot;)" office:value-type="string" office:string-value=" Strawberry-Fancy-Cake.md" calcext:value-type="string">
            <text:p><text:s/>Strawberry-Fancy-Cake.md</text:p>
          </table:table-cell>
          <table:table-cell office:value-type="string" calcext:value-type="string">
            <text:p><text:s/>Strawberry-Fanc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Fancy-Cake.jpg</text:p>
          </table:table-cell>
          <table:table-cell table:number-columns-repeated="3"/>
        </table:table-row>
        <table:table-row table:style-name="ro1">
          <table:table-cell table:formula="of:=COM.MICROSOFT.CONCAT([.B571];&quot;.md&quot;)" office:value-type="string" office:string-value=" Strawberry-Fruit-Cake.md" calcext:value-type="string">
            <text:p><text:s/>Strawberry-Fruit-Cake.md</text:p>
          </table:table-cell>
          <table:table-cell office:value-type="string" calcext:value-type="string">
            <text:p><text:s/>Strawberry-Frui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Fruit-Cake.jpg</text:p>
          </table:table-cell>
          <table:table-cell table:number-columns-repeated="3"/>
        </table:table-row>
        <table:table-row table:style-name="ro1">
          <table:table-cell table:formula="of:=COM.MICROSOFT.CONCAT([.B572];&quot;.md&quot;)" office:value-type="string" office:string-value=" Strawberry-Fruity-Delight-Cake.md" calcext:value-type="string">
            <text:p><text:s/>Strawberry-Fruity-Delight-Cake.md</text:p>
          </table:table-cell>
          <table:table-cell office:value-type="string" calcext:value-type="string">
            <text:p><text:s/>Strawberry-Fruity-Deligh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Fruity-Delight-Cake.jpg</text:p>
          </table:table-cell>
          <table:table-cell table:number-columns-repeated="3"/>
        </table:table-row>
        <table:table-row table:style-name="ro1">
          <table:table-cell table:formula="of:=COM.MICROSOFT.CONCAT([.B573];&quot;.md&quot;)" office:value-type="string" office:string-value=" Strawberry-Funfetti-Cake.md" calcext:value-type="string">
            <text:p><text:s/>Strawberry-Funfetti-Cake.md</text:p>
          </table:table-cell>
          <table:table-cell office:value-type="string" calcext:value-type="string">
            <text:p><text:s/>Strawberry-Funfetti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Funfetti-Cake.jpg</text:p>
          </table:table-cell>
          <table:table-cell table:number-columns-repeated="3"/>
        </table:table-row>
        <table:table-row table:style-name="ro1">
          <table:table-cell table:formula="of:=COM.MICROSOFT.CONCAT([.B574];&quot;.md&quot;)" office:value-type="string" office:string-value=" Strawberry-Heart-Shape-Cake.md" calcext:value-type="string">
            <text:p><text:s/>Strawberry-Heart-Shape-Cake.md</text:p>
          </table:table-cell>
          <table:table-cell office:value-type="string" calcext:value-type="string">
            <text:p><text:s/>Strawberry-Heart-Shap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Heart","Half Kg","One Tier"</text:p>
          </table:table-cell>
          <table:table-cell office:value-type="string" calcext:value-type="string">
            <text:p>img/portfolio/Strawberry-Heart-Shape-Cake.jpg</text:p>
          </table:table-cell>
          <table:table-cell table:number-columns-repeated="3"/>
        </table:table-row>
        <table:table-row table:style-name="ro1">
          <table:table-cell table:formula="of:=COM.MICROSOFT.CONCAT([.B575];&quot;.md&quot;)" office:value-type="string" office:string-value=" Strawberry-Lake-1.md" calcext:value-type="string">
            <text:p><text:s/>Strawberry-Lake-1.md</text:p>
          </table:table-cell>
          <table:table-cell office:value-type="string" calcext:value-type="string">
            <text:p><text:s/>Strawberry-Lake-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Lake-1.jpg</text:p>
          </table:table-cell>
          <table:table-cell table:number-columns-repeated="3"/>
        </table:table-row>
        <table:table-row table:style-name="ro1">
          <table:table-cell table:formula="of:=COM.MICROSOFT.CONCAT([.B576];&quot;.md&quot;)" office:value-type="string" office:string-value=" Strawberry-Lake-2.md" calcext:value-type="string">
            <text:p><text:s/>Strawberry-Lake-2.md</text:p>
          </table:table-cell>
          <table:table-cell office:value-type="string" calcext:value-type="string">
            <text:p><text:s/>Strawberry-L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Lake-2.jpg</text:p>
          </table:table-cell>
          <table:table-cell table:number-columns-repeated="3"/>
        </table:table-row>
        <table:table-row table:style-name="ro1">
          <table:table-cell table:formula="of:=COM.MICROSOFT.CONCAT([.B577];&quot;.md&quot;)" office:value-type="string" office:string-value=" Strawberry-Lake-3.md" calcext:value-type="string">
            <text:p><text:s/>Strawberry-Lake-3.md</text:p>
          </table:table-cell>
          <table:table-cell office:value-type="string" calcext:value-type="string">
            <text:p><text:s/>Strawberry-Lake-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Lake-3.jpg</text:p>
          </table:table-cell>
          <table:table-cell table:number-columns-repeated="3"/>
        </table:table-row>
        <table:table-row table:style-name="ro1">
          <table:table-cell table:formula="of:=COM.MICROSOFT.CONCAT([.B578];&quot;.md&quot;)" office:value-type="string" office:string-value=" Strawberry-Lake-4.md" calcext:value-type="string">
            <text:p><text:s/>Strawberry-Lake-4.md</text:p>
          </table:table-cell>
          <table:table-cell office:value-type="string" calcext:value-type="string">
            <text:p><text:s/>Strawberry-Lake-4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Lake-4.jpg</text:p>
          </table:table-cell>
          <table:table-cell table:number-columns-repeated="3"/>
        </table:table-row>
        <table:table-row table:style-name="ro1">
          <table:table-cell table:formula="of:=COM.MICROSOFT.CONCAT([.B579];&quot;.md&quot;)" office:value-type="string" office:string-value=" Strawberry-Lake-5.md" calcext:value-type="string">
            <text:p><text:s/>Strawberry-Lake-5.md</text:p>
          </table:table-cell>
          <table:table-cell office:value-type="string" calcext:value-type="string">
            <text:p><text:s/>Strawberry-Lake-5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Lake-5.jpg</text:p>
          </table:table-cell>
          <table:table-cell table:number-columns-repeated="3"/>
        </table:table-row>
        <table:table-row table:style-name="ro1">
          <table:table-cell table:formula="of:=COM.MICROSOFT.CONCAT([.B580];&quot;.md&quot;)" office:value-type="string" office:string-value=" Strawberry-Lava-Fudge-Cupcake.md" calcext:value-type="string">
            <text:p><text:s/>Strawberry-Lava-Fudge-Cupcake.md</text:p>
          </table:table-cell>
          <table:table-cell office:value-type="string" calcext:value-type="string">
            <text:p><text:s/>Strawberry-Lava-Fudge-Cup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Lava-Fudge-Cupcake.jpg</text:p>
          </table:table-cell>
          <table:table-cell table:number-columns-repeated="3"/>
        </table:table-row>
        <table:table-row table:style-name="ro1">
          <table:table-cell table:formula="of:=COM.MICROSOFT.CONCAT([.B581];&quot;.md&quot;)" office:value-type="string" office:string-value=" Strawberry-Passion-Cake.md" calcext:value-type="string">
            <text:p><text:s/>Strawberry-Passion-Cake.md</text:p>
          </table:table-cell>
          <table:table-cell office:value-type="string" calcext:value-type="string">
            <text:p><text:s/>Strawberry-Passion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Passion-Cake.jpg</text:p>
          </table:table-cell>
          <table:table-cell table:number-columns-repeated="3"/>
        </table:table-row>
        <table:table-row table:style-name="ro1">
          <table:table-cell table:formula="of:=COM.MICROSOFT.CONCAT([.B582];&quot;.md&quot;)" office:value-type="string" office:string-value=" Strawberry-Pink-Cake.md" calcext:value-type="string">
            <text:p><text:s/>Strawberry-Pink-Cake.md</text:p>
          </table:table-cell>
          <table:table-cell office:value-type="string" calcext:value-type="string">
            <text:p><text:s/>Strawberry-Pink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Pink-Cake.jpg</text:p>
          </table:table-cell>
          <table:table-cell table:number-columns-repeated="3"/>
        </table:table-row>
        <table:table-row table:style-name="ro1">
          <table:table-cell table:formula="of:=COM.MICROSOFT.CONCAT([.B583];&quot;.md&quot;)" office:value-type="string" office:string-value=" Strawberry-Sensation-Cake.md" calcext:value-type="string">
            <text:p><text:s/>Strawberry-Sensation-Cake.md</text:p>
          </table:table-cell>
          <table:table-cell office:value-type="string" calcext:value-type="string">
            <text:p><text:s/>Strawberry-Sensation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Sensation-Cake.jpg</text:p>
          </table:table-cell>
          <table:table-cell table:number-columns-repeated="3"/>
        </table:table-row>
        <table:table-row table:style-name="ro1">
          <table:table-cell table:formula="of:=COM.MICROSOFT.CONCAT([.B584];&quot;.md&quot;)" office:value-type="string" office:string-value=" Strawberry-Symphony-Cake.md" calcext:value-type="string">
            <text:p><text:s/>Strawberry-Symphony-Cake.md</text:p>
          </table:table-cell>
          <table:table-cell office:value-type="string" calcext:value-type="string">
            <text:p><text:s/>Strawberry-Symphon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Strawberry-Symphony-Cake.jpg</text:p>
          </table:table-cell>
          <table:table-cell table:number-columns-repeated="3"/>
        </table:table-row>
        <table:table-row table:style-name="ro1">
          <table:table-cell table:formula="of:=COM.MICROSOFT.CONCAT([.B585];&quot;.md&quot;)" office:value-type="string" office:string-value=" Subtly-Stealing-Heart-Cake.md" calcext:value-type="string">
            <text:p><text:s/>Subtly-Stealing-Heart-Cake.md</text:p>
          </table:table-cell>
          <table:table-cell office:value-type="string" calcext:value-type="string">
            <text:p><text:s/>Subtly-Stealing-Hear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ubtly-Stealing-Heart-Cake.jpg</text:p>
          </table:table-cell>
          <table:table-cell table:number-columns-repeated="3"/>
        </table:table-row>
        <table:table-row table:style-name="ro1">
          <table:table-cell table:formula="of:=COM.MICROSOFT.CONCAT([.B586];&quot;.md&quot;)" office:value-type="string" office:string-value=" Sunset-Lake-Pineapple-Cake1.md" calcext:value-type="string">
            <text:p><text:s/>Sunset-Lake-Pineapple-Cake1.md</text:p>
          </table:table-cell>
          <table:table-cell office:value-type="string" calcext:value-type="string">
            <text:p><text:s/>Sunset-Lake-Pineapple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Sunset-Lake-Pineapple-Cake1.jpg</text:p>
          </table:table-cell>
          <table:table-cell table:number-columns-repeated="3"/>
        </table:table-row>
        <table:table-row table:style-name="ro1">
          <table:table-cell table:formula="of:=COM.MICROSOFT.CONCAT([.B587];&quot;.md&quot;)" office:value-type="string" office:string-value=" Sunset-Lake-Pineapple-Cake2.md" calcext:value-type="string">
            <text:p><text:s/>Sunset-Lake-Pineapple-Cake2.md</text:p>
          </table:table-cell>
          <table:table-cell office:value-type="string" calcext:value-type="string">
            <text:p><text:s/>Sunset-Lake-Pineapple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Sunset-Lake-Pineapple-Cake2.jpg</text:p>
          </table:table-cell>
          <table:table-cell table:number-columns-repeated="3"/>
        </table:table-row>
        <table:table-row table:style-name="ro1">
          <table:table-cell table:formula="of:=COM.MICROSOFT.CONCAT([.B588];&quot;.md&quot;)" office:value-type="string" office:string-value=" Sunset-Lake-Pineapple-Cake3.md" calcext:value-type="string">
            <text:p><text:s/>Sunset-Lake-Pineapple-Cake3.md</text:p>
          </table:table-cell>
          <table:table-cell office:value-type="string" calcext:value-type="string">
            <text:p><text:s/>Sunset-Lake-Pineapple-Cake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Sunset-Lake-Pineapple-Cake3.jpg</text:p>
          </table:table-cell>
          <table:table-cell table:number-columns-repeated="3"/>
        </table:table-row>
        <table:table-row table:style-name="ro1">
          <table:table-cell table:formula="of:=COM.MICROSOFT.CONCAT([.B589];&quot;.md&quot;)" office:value-type="string" office:string-value=" Sunset-Sky-Pineapple-Cake1.md" calcext:value-type="string">
            <text:p><text:s/>Sunset-Sky-Pineapple-Cake1.md</text:p>
          </table:table-cell>
          <table:table-cell office:value-type="string" calcext:value-type="string">
            <text:p><text:s/>Sunset-Sky-Pineapple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Sunset-Sky-Pineapple-Cake1.jpg</text:p>
          </table:table-cell>
          <table:table-cell table:number-columns-repeated="3"/>
        </table:table-row>
        <table:table-row table:style-name="ro1">
          <table:table-cell table:formula="of:=COM.MICROSOFT.CONCAT([.B590];&quot;.md&quot;)" office:value-type="string" office:string-value=" Sunset-Sky-Pineapple-Cake2.md" calcext:value-type="string">
            <text:p><text:s/>Sunset-Sky-Pineapple-Cake2.md</text:p>
          </table:table-cell>
          <table:table-cell office:value-type="string" calcext:value-type="string">
            <text:p><text:s/>Sunset-Sky-Pineapple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Sunset-Sky-Pineapple-Cake2.jpg</text:p>
          </table:table-cell>
          <table:table-cell table:number-columns-repeated="3"/>
        </table:table-row>
        <table:table-row table:style-name="ro1">
          <table:table-cell table:formula="of:=COM.MICROSOFT.CONCAT([.B591];&quot;.md&quot;)" office:value-type="string" office:string-value=" Sunset-Sky-Pineapple-Cake3.md" calcext:value-type="string">
            <text:p><text:s/>Sunset-Sky-Pineapple-Cake3.md</text:p>
          </table:table-cell>
          <table:table-cell office:value-type="string" calcext:value-type="string">
            <text:p><text:s/>Sunset-Sky-Pineapple-Cake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Sunset-Sky-Pineapple-Cake3.jpg</text:p>
          </table:table-cell>
          <table:table-cell table:number-columns-repeated="3"/>
        </table:table-row>
        <table:table-row table:style-name="ro1">
          <table:table-cell table:formula="of:=COM.MICROSOFT.CONCAT([.B592];&quot;.md&quot;)" office:value-type="string" office:string-value=" Sunset-Sky-Pineapple-Cake4.md" calcext:value-type="string">
            <text:p><text:s/>Sunset-Sky-Pineapple-Cake4.md</text:p>
          </table:table-cell>
          <table:table-cell office:value-type="string" calcext:value-type="string">
            <text:p><text:s/>Sunset-Sky-Pineapple-Cake4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Sunset-Sky-Pineapple-Cake4.jpg</text:p>
          </table:table-cell>
          <table:table-cell table:number-columns-repeated="3"/>
        </table:table-row>
        <table:table-row table:style-name="ro1">
          <table:table-cell table:formula="of:=COM.MICROSOFT.CONCAT([.B593];&quot;.md&quot;)" office:value-type="string" office:string-value=" Superb-Butterscotch-Bonanaza1.md" calcext:value-type="string">
            <text:p><text:s/>Superb-Butterscotch-Bonanaza1.md</text:p>
          </table:table-cell>
          <table:table-cell office:value-type="string" calcext:value-type="string">
            <text:p><text:s/>Superb-Butterscotch-Bonanaza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Superb-Butterscotch-Bonanaza1.jpg</text:p>
          </table:table-cell>
          <table:table-cell table:number-columns-repeated="3"/>
        </table:table-row>
        <table:table-row table:style-name="ro1">
          <table:table-cell table:formula="of:=COM.MICROSOFT.CONCAT([.B594];&quot;.md&quot;)" office:value-type="string" office:string-value=" Superb-Butterscotch-Bonanaza2.md" calcext:value-type="string">
            <text:p><text:s/>Superb-Butterscotch-Bonanaza2.md</text:p>
          </table:table-cell>
          <table:table-cell office:value-type="string" calcext:value-type="string">
            <text:p><text:s/>Superb-Butterscotch-Bonanaza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Superb-Butterscotch-Bonanaza2.jpg</text:p>
          </table:table-cell>
          <table:table-cell table:number-columns-repeated="3"/>
        </table:table-row>
        <table:table-row table:style-name="ro1">
          <table:table-cell table:formula="of:=COM.MICROSOFT.CONCAT([.B595];&quot;.md&quot;)" office:value-type="string" office:string-value=" Superb-Butterscotch-Bonanaza3.md" calcext:value-type="string">
            <text:p><text:s/>Superb-Butterscotch-Bonanaza3.md</text:p>
          </table:table-cell>
          <table:table-cell office:value-type="string" calcext:value-type="string">
            <text:p><text:s/>Superb-Butterscotch-Bonanaza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Superb-Butterscotch-Bonanaza3.jpg</text:p>
          </table:table-cell>
          <table:table-cell table:number-columns-repeated="3"/>
        </table:table-row>
        <table:table-row table:style-name="ro1">
          <table:table-cell table:formula="of:=COM.MICROSOFT.CONCAT([.B596];&quot;.md&quot;)" office:value-type="string" office:string-value=" Superb-Butterscotch-Bonanaza4.md" calcext:value-type="string">
            <text:p><text:s/>Superb-Butterscotch-Bonanaza4.md</text:p>
          </table:table-cell>
          <table:table-cell office:value-type="string" calcext:value-type="string">
            <text:p><text:s/>Superb-Butterscotch-Bonanaza4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Superb-Butterscotch-Bonanaza4.jpg</text:p>
          </table:table-cell>
          <table:table-cell table:number-columns-repeated="3"/>
        </table:table-row>
        <table:table-row table:style-name="ro1">
          <table:table-cell table:formula="of:=COM.MICROSOFT.CONCAT([.B597];&quot;.md&quot;)" office:value-type="string" office:string-value=" Superb-Butterscotch-Bonanaza5.md" calcext:value-type="string">
            <text:p><text:s/>Superb-Butterscotch-Bonanaza5.md</text:p>
          </table:table-cell>
          <table:table-cell office:value-type="string" calcext:value-type="string">
            <text:p><text:s/>Superb-Butterscotch-Bonanaza5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Superb-Butterscotch-Bonanaza5.jpg</text:p>
          </table:table-cell>
          <table:table-cell table:number-columns-repeated="3"/>
        </table:table-row>
        <table:table-row table:style-name="ro1">
          <table:table-cell table:formula="of:=COM.MICROSOFT.CONCAT([.B598];&quot;.md&quot;)" office:value-type="string" office:string-value=" Super-Black-Currant-Cake1.md" calcext:value-type="string">
            <text:p><text:s/>Super-Black-Currant-Cake1.md</text:p>
          </table:table-cell>
          <table:table-cell office:value-type="string" calcext:value-type="string">
            <text:p><text:s/>Super-Black-Currant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Super-Black-Currant-Cake1.jpg</text:p>
          </table:table-cell>
          <table:table-cell table:number-columns-repeated="3"/>
        </table:table-row>
        <table:table-row table:style-name="ro1">
          <table:table-cell table:formula="of:=COM.MICROSOFT.CONCAT([.B599];&quot;.md&quot;)" office:value-type="string" office:string-value=" Super-Black-Currant-Cake2.md" calcext:value-type="string">
            <text:p><text:s/>Super-Black-Currant-Cake2.md</text:p>
          </table:table-cell>
          <table:table-cell office:value-type="string" calcext:value-type="string">
            <text:p><text:s/>Super-Black-Currant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Super-Black-Currant-Cake2.jpg</text:p>
          </table:table-cell>
          <table:table-cell table:number-columns-repeated="3"/>
        </table:table-row>
        <table:table-row table:style-name="ro1">
          <table:table-cell table:formula="of:=COM.MICROSOFT.CONCAT([.B600];&quot;.md&quot;)" office:value-type="string" office:string-value=" Supercute-Butterscotch-Fondant-Cake1.md" calcext:value-type="string">
            <text:p><text:s/>Supercute-Butterscotch-Fondant-Cake1.md</text:p>
          </table:table-cell>
          <table:table-cell office:value-type="string" calcext:value-type="string">
            <text:p><text:s/>Supercute-Butterscotch-Fondant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Supercute-Butterscotch-Fondant-Cake1.jpg</text:p>
          </table:table-cell>
          <table:table-cell table:number-columns-repeated="3"/>
        </table:table-row>
        <table:table-row table:style-name="ro1">
          <table:table-cell table:formula="of:=COM.MICROSOFT.CONCAT([.B601];&quot;.md&quot;)" office:value-type="string" office:string-value=" Supercute-Butterscotch-Fondant-Cake2.md" calcext:value-type="string">
            <text:p><text:s/>Supercute-Butterscotch-Fondant-Cake2.md</text:p>
          </table:table-cell>
          <table:table-cell office:value-type="string" calcext:value-type="string">
            <text:p><text:s/>Supercute-Butterscotch-Fondant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Supercute-Butterscotch-Fondant-Cake2.jpg</text:p>
          </table:table-cell>
          <table:table-cell table:number-columns-repeated="3"/>
        </table:table-row>
        <table:table-row table:style-name="ro1">
          <table:table-cell table:formula="of:=COM.MICROSOFT.CONCAT([.B602];&quot;.md&quot;)" office:value-type="string" office:string-value=" Superlative-Choco-Truffle-Cake1.md" calcext:value-type="string">
            <text:p><text:s/>Superlative-Choco-Truffle-Cake1.md</text:p>
          </table:table-cell>
          <table:table-cell office:value-type="string" calcext:value-type="string">
            <text:p><text:s/>Superlative-Choco-Truffle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uperlative-Choco-Truffle-Cake1.jpg</text:p>
          </table:table-cell>
          <table:table-cell table:number-columns-repeated="3"/>
        </table:table-row>
        <table:table-row table:style-name="ro1">
          <table:table-cell table:formula="of:=COM.MICROSOFT.CONCAT([.B603];&quot;.md&quot;)" office:value-type="string" office:string-value=" Superlative-Choco-Truffle-Cake-2.md" calcext:value-type="string">
            <text:p><text:s/>Superlative-Choco-Truffle-Cake-2.md</text:p>
          </table:table-cell>
          <table:table-cell office:value-type="string" calcext:value-type="string">
            <text:p><text:s/>Superlative-Choco-Truffle-C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uperlative-Choco-Truffle-Cake-2.jpg</text:p>
          </table:table-cell>
          <table:table-cell table:number-columns-repeated="3"/>
        </table:table-row>
        <table:table-row table:style-name="ro1">
          <table:table-cell table:formula="of:=COM.MICROSOFT.CONCAT([.B604];&quot;.md&quot;)" office:value-type="string" office:string-value=" Superlative-Choco-Truffle-Cake2.md" calcext:value-type="string">
            <text:p><text:s/>Superlative-Choco-Truffle-Cake2.md</text:p>
          </table:table-cell>
          <table:table-cell office:value-type="string" calcext:value-type="string">
            <text:p><text:s/>Superlative-Choco-Truffle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uperlative-Choco-Truffle-Cake2.jpg</text:p>
          </table:table-cell>
          <table:table-cell table:number-columns-repeated="3"/>
        </table:table-row>
        <table:table-row table:style-name="ro1">
          <table:table-cell table:formula="of:=COM.MICROSOFT.CONCAT([.B605];&quot;.md&quot;)" office:value-type="string" office:string-value=" Superlative-Choco-Truffle-Cake3.md" calcext:value-type="string">
            <text:p><text:s/>Superlative-Choco-Truffle-Cake3.md</text:p>
          </table:table-cell>
          <table:table-cell office:value-type="string" calcext:value-type="string">
            <text:p><text:s/>Superlative-Choco-Truffle-Cake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uperlative-Choco-Truffle-Cake3.jpg</text:p>
          </table:table-cell>
          <table:table-cell table:number-columns-repeated="3"/>
        </table:table-row>
        <table:table-row table:style-name="ro1">
          <table:table-cell table:formula="of:=COM.MICROSOFT.CONCAT([.B606];&quot;.md&quot;)" office:value-type="string" office:string-value=" Superlative-Choco-Truffle-Cake.md" calcext:value-type="string">
            <text:p><text:s/>Superlative-Choco-Truffle-Cake.md</text:p>
          </table:table-cell>
          <table:table-cell office:value-type="string" calcext:value-type="string">
            <text:p><text:s/>Superlative-Choco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uperlative-Choco-Truffle-Cake.jpg</text:p>
          </table:table-cell>
          <table:table-cell table:number-columns-repeated="3"/>
        </table:table-row>
        <table:table-row table:style-name="ro1">
          <table:table-cell table:formula="of:=COM.MICROSOFT.CONCAT([.B607];&quot;.md&quot;)" office:value-type="string" office:string-value=" Supreme-Choco-Delight.md" calcext:value-type="string">
            <text:p><text:s/>Supreme-Choco-Delight.md</text:p>
          </table:table-cell>
          <table:table-cell office:value-type="string" calcext:value-type="string">
            <text:p><text:s/>Supreme-Choco-Delight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upreme-Choco-Delight.jpg</text:p>
          </table:table-cell>
          <table:table-cell table:number-columns-repeated="3"/>
        </table:table-row>
        <table:table-row table:style-name="ro1">
          <table:table-cell table:formula="of:=COM.MICROSOFT.CONCAT([.B608];&quot;.md&quot;)" office:value-type="string" office:string-value=" sweet-Butterscotch-Cake.md" calcext:value-type="string">
            <text:p><text:s/>sweet-Butterscotch-Cake.md</text:p>
          </table:table-cell>
          <table:table-cell office:value-type="string" calcext:value-type="string">
            <text:p><text:s/>sweet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sweet-Butterscotch-Cake.jpg</text:p>
          </table:table-cell>
          <table:table-cell table:number-columns-repeated="3"/>
        </table:table-row>
        <table:table-row table:style-name="ro1">
          <table:table-cell table:formula="of:=COM.MICROSOFT.CONCAT([.B609];&quot;.md&quot;)" office:value-type="string" office:string-value=" SweetChocolate-Cake.md" calcext:value-type="string">
            <text:p><text:s/>SweetChocolate-Cake.md</text:p>
          </table:table-cell>
          <table:table-cell office:value-type="string" calcext:value-type="string">
            <text:p><text:s/>Sweet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weetChocolate-Cake.jpg</text:p>
          </table:table-cell>
          <table:table-cell table:number-columns-repeated="3"/>
        </table:table-row>
        <table:table-row table:style-name="ro1">
          <table:table-cell table:formula="of:=COM.MICROSOFT.CONCAT([.B610];&quot;.md&quot;)" office:value-type="string" office:string-value=" Sweet-Chocolaty-Orange-Cake.md" calcext:value-type="string">
            <text:p><text:s/>Sweet-Chocolaty-Orange-Cake.md</text:p>
          </table:table-cell>
          <table:table-cell office:value-type="string" calcext:value-type="string">
            <text:p><text:s/>Sweet-Chocolaty-Orang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weet-Chocolaty-Orange-Cake.jpg</text:p>
          </table:table-cell>
          <table:table-cell table:number-columns-repeated="3"/>
        </table:table-row>
        <table:table-row table:style-name="ro1">
          <table:table-cell table:formula="of:=COM.MICROSOFT.CONCAT([.B611];&quot;.md&quot;)" office:value-type="string" office:string-value=" Sweet-Symphony.md" calcext:value-type="string">
            <text:p><text:s/>Sweet-Symphony.md</text:p>
          </table:table-cell>
          <table:table-cell office:value-type="string" calcext:value-type="string">
            <text:p><text:s/>Sweet-Symphony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weet-Symphony.jpg</text:p>
          </table:table-cell>
          <table:table-cell table:number-columns-repeated="3"/>
        </table:table-row>
        <table:table-row table:style-name="ro1">
          <table:table-cell table:formula="of:=COM.MICROSOFT.CONCAT([.B612];&quot;.md&quot;)" office:value-type="string" office:string-value=" Sweet-Truffle-Cake.md" calcext:value-type="string">
            <text:p><text:s/>Sweet-Truffle-Cake.md</text:p>
          </table:table-cell>
          <table:table-cell office:value-type="string" calcext:value-type="string">
            <text:p><text:s/>Sweet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weet-Truffle-Cake.jpg</text:p>
          </table:table-cell>
          <table:table-cell table:number-columns-repeated="3"/>
        </table:table-row>
        <table:table-row table:style-name="ro1">
          <table:table-cell table:formula="of:=COM.MICROSOFT.CONCAT([.B613];&quot;.md&quot;)" office:value-type="string" office:string-value=" Swirl-Cake.md" calcext:value-type="string">
            <text:p><text:s/>Swirl-Cake.md</text:p>
          </table:table-cell>
          <table:table-cell office:value-type="string" calcext:value-type="string">
            <text:p><text:s/>Swirl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wirl-Cake.jpg</text:p>
          </table:table-cell>
          <table:table-cell table:number-columns-repeated="3"/>
        </table:table-row>
        <table:table-row table:style-name="ro1">
          <table:table-cell table:formula="of:=COM.MICROSOFT.CONCAT([.B614];&quot;.md&quot;)" office:value-type="string" office:string-value=" Swirlly-Chocolate-Cake.md" calcext:value-type="string">
            <text:p><text:s/>Swirlly-Chocolate-Cake.md</text:p>
          </table:table-cell>
          <table:table-cell office:value-type="string" calcext:value-type="string">
            <text:p><text:s/>Swirlly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wirlly-Chocolate-Cake.jpg</text:p>
          </table:table-cell>
          <table:table-cell table:number-columns-repeated="3"/>
        </table:table-row>
        <table:table-row table:style-name="ro1">
          <table:table-cell table:formula="of:=COM.MICROSOFT.CONCAT([.B615];&quot;.md&quot;)" office:value-type="string" office:string-value=" Swirly-Choco-Vanilla-Cake.md" calcext:value-type="string">
            <text:p><text:s/>Swirly-Choco-Vanilla-Cake.md</text:p>
          </table:table-cell>
          <table:table-cell office:value-type="string" calcext:value-type="string">
            <text:p><text:s/>Swirly-Choco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Swirly-Choco-Vanilla-Cake.jpg</text:p>
          </table:table-cell>
          <table:table-cell table:number-columns-repeated="3"/>
        </table:table-row>
        <table:table-row table:style-name="ro1">
          <table:table-cell table:formula="of:=COM.MICROSOFT.CONCAT([.B616];&quot;.md&quot;)" office:value-type="string" office:string-value=" Swirly-Rose-Pink-cake.md" calcext:value-type="string">
            <text:p><text:s/>Swirly-Rose-Pink-cake.md</text:p>
          </table:table-cell>
          <table:table-cell office:value-type="string" calcext:value-type="string">
            <text:p><text:s/>Swirly-Rose-Pink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Swirly-Rose-Pink-cake.jpg</text:p>
          </table:table-cell>
          <table:table-cell table:number-columns-repeated="3"/>
        </table:table-row>
        <table:table-row table:style-name="ro1">
          <table:table-cell table:formula="of:=COM.MICROSOFT.CONCAT([.B617];&quot;.md&quot;)" office:value-type="string" office:string-value=" Symphony-of-Berries-Cake.md" calcext:value-type="string">
            <text:p><text:s/>Symphony-of-Berries-Cake.md</text:p>
          </table:table-cell>
          <table:table-cell office:value-type="string" calcext:value-type="string">
            <text:p><text:s/>Symphony-of-Berrie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Symphony-of-Berries-Cake.jpg</text:p>
          </table:table-cell>
          <table:table-cell table:number-columns-repeated="3"/>
        </table:table-row>
        <table:table-row table:style-name="ro1">
          <table:table-cell table:formula="of:=COM.MICROSOFT.CONCAT([.B618];&quot;.md&quot;)" office:value-type="string" office:string-value=" Tangy-n-Creamy-Black-Currant-Cake.md" calcext:value-type="string">
            <text:p><text:s/>Tangy-n-Creamy-Black-Currant-Cake.md</text:p>
          </table:table-cell>
          <table:table-cell office:value-type="string" calcext:value-type="string">
            <text:p><text:s/>Tangy-n-Creamy-Black-Curran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Tangy-n-Creamy-Black-Currant-Cake.jpg</text:p>
          </table:table-cell>
          <table:table-cell table:number-columns-repeated="3"/>
        </table:table-row>
        <table:table-row table:style-name="ro1">
          <table:table-cell table:formula="of:=COM.MICROSOFT.CONCAT([.B619];&quot;.md&quot;)" office:value-type="string" office:string-value=" Tangy-Tales-Cake.md" calcext:value-type="string">
            <text:p><text:s/>Tangy-Tales-Cake.md</text:p>
          </table:table-cell>
          <table:table-cell office:value-type="string" calcext:value-type="string">
            <text:p><text:s/>Tangy-Tale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Tangy-Tales-Cake.jpg</text:p>
          </table:table-cell>
          <table:table-cell table:number-columns-repeated="3"/>
        </table:table-row>
        <table:table-row table:style-name="ro1">
          <table:table-cell table:formula="of:=COM.MICROSOFT.CONCAT([.B620];&quot;.md&quot;)" office:value-type="string" office:string-value=" Tantalizing-Blueberry-Cake.md" calcext:value-type="string">
            <text:p><text:s/>Tantalizing-Blueberry-Cake.md</text:p>
          </table:table-cell>
          <table:table-cell office:value-type="string" calcext:value-type="string">
            <text:p><text:s/>Tantalizing-Blueb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Tantalizing-Blueberry-Cake.jpg</text:p>
          </table:table-cell>
          <table:table-cell table:number-columns-repeated="3"/>
        </table:table-row>
        <table:table-row table:style-name="ro1">
          <table:table-cell table:formula="of:=COM.MICROSOFT.CONCAT([.B621];&quot;.md&quot;)" office:value-type="string" office:string-value=" Tantalizing-Delight-Cake.md" calcext:value-type="string">
            <text:p><text:s/>Tantalizing-Delight-Cake.md</text:p>
          </table:table-cell>
          <table:table-cell office:value-type="string" calcext:value-type="string">
            <text:p><text:s/>Tantalizing-Deligh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antalizing-Delight-Cake.jpg</text:p>
          </table:table-cell>
          <table:table-cell table:number-columns-repeated="3"/>
        </table:table-row>
        <table:table-row table:style-name="ro1">
          <table:table-cell table:formula="of:=COM.MICROSOFT.CONCAT([.B622];&quot;.md&quot;)" office:value-type="string" office:string-value=" Tantalizing-Kitkat-Treat-Cake.md" calcext:value-type="string">
            <text:p><text:s/>Tantalizing-Kitkat-Treat-Cake.md</text:p>
          </table:table-cell>
          <table:table-cell office:value-type="string" calcext:value-type="string">
            <text:p><text:s/>Tantalizing-Kitkat-Trea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antalizing-Kitkat-Treat-Cake.jpg</text:p>
          </table:table-cell>
          <table:table-cell table:number-columns-repeated="3"/>
        </table:table-row>
        <table:table-row table:style-name="ro1">
          <table:table-cell table:formula="of:=COM.MICROSOFT.CONCAT([.B623];&quot;.md&quot;)" office:value-type="string" office:string-value=" Tassel-Birthday-Savory-Cake.md" calcext:value-type="string">
            <text:p><text:s/>Tassel-Birthday-Savory-Cake.md</text:p>
          </table:table-cell>
          <table:table-cell office:value-type="string" calcext:value-type="string">
            <text:p><text:s/>Tassel-Birthday-Savo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Tassel-Birthday-Savory-Cake.jpg</text:p>
          </table:table-cell>
          <table:table-cell table:number-columns-repeated="3"/>
        </table:table-row>
        <table:table-row table:style-name="ro1">
          <table:table-cell table:formula="of:=COM.MICROSOFT.CONCAT([.B624];&quot;.md&quot;)" office:value-type="string" office:string-value=" Tempting-Blueberry-Cream-Cake.md" calcext:value-type="string">
            <text:p><text:s/>Tempting-Blueberry-Cream-Cake.md</text:p>
          </table:table-cell>
          <table:table-cell office:value-type="string" calcext:value-type="string">
            <text:p><text:s/>Tempting-Blueberry-Cream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lackcurrant","Round","Half Kg","One Tier"</text:p>
          </table:table-cell>
          <table:table-cell office:value-type="string" calcext:value-type="string">
            <text:p>img/portfolio/Tempting-Blueberry-Cream-Cake.jpg</text:p>
          </table:table-cell>
          <table:table-cell table:number-columns-repeated="3"/>
        </table:table-row>
        <table:table-row table:style-name="ro1">
          <table:table-cell table:formula="of:=COM.MICROSOFT.CONCAT([.B625];&quot;.md&quot;)" office:value-type="string" office:string-value=" Tempting-Butterscotch-Cake-2.md" calcext:value-type="string">
            <text:p><text:s/>Tempting-Butterscotch-Cake-2.md</text:p>
          </table:table-cell>
          <table:table-cell office:value-type="string" calcext:value-type="string">
            <text:p><text:s/>Tempting-Butterscotch-C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Tempting-Butterscotch-Cake-2.jpg</text:p>
          </table:table-cell>
          <table:table-cell table:number-columns-repeated="3"/>
        </table:table-row>
        <table:table-row table:style-name="ro1">
          <table:table-cell table:formula="of:=COM.MICROSOFT.CONCAT([.B626];&quot;.md&quot;)" office:value-type="string" office:string-value=" Tempting-Butterscotch-Cake-3.md" calcext:value-type="string">
            <text:p><text:s/>Tempting-Butterscotch-Cake-3.md</text:p>
          </table:table-cell>
          <table:table-cell office:value-type="string" calcext:value-type="string">
            <text:p><text:s/>Tempting-Butterscotch-Cake-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Tempting-Butterscotch-Cake-3.jpg</text:p>
          </table:table-cell>
          <table:table-cell table:number-columns-repeated="3"/>
        </table:table-row>
        <table:table-row table:style-name="ro1">
          <table:table-cell table:formula="of:=COM.MICROSOFT.CONCAT([.B627];&quot;.md&quot;)" office:value-type="string" office:string-value=" Tempting-Butterscotch-Cake.md" calcext:value-type="string">
            <text:p><text:s/>Tempting-Butterscotch-Cake.md</text:p>
          </table:table-cell>
          <table:table-cell office:value-type="string" calcext:value-type="string">
            <text:p><text:s/>Tempting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Tempting-Butterscotch-Cake.jpg</text:p>
          </table:table-cell>
          <table:table-cell table:number-columns-repeated="3"/>
        </table:table-row>
        <table:table-row table:style-name="ro1">
          <table:table-cell table:formula="of:=COM.MICROSOFT.CONCAT([.B628];&quot;.md&quot;)" office:value-type="string" office:string-value=" Tempting-Chocolate-Cake.md" calcext:value-type="string">
            <text:p><text:s/>Tempting-Chocolate-Cake.md</text:p>
          </table:table-cell>
          <table:table-cell office:value-type="string" calcext:value-type="string">
            <text:p><text:s/>Tempting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empting-Chocolate-Cake.jpg</text:p>
          </table:table-cell>
          <table:table-cell table:number-columns-repeated="3"/>
        </table:table-row>
        <table:table-row table:style-name="ro1">
          <table:table-cell table:formula="of:=COM.MICROSOFT.CONCAT([.B629];&quot;.md&quot;)" office:value-type="string" office:string-value=" Tempting-Love-Cake.md" calcext:value-type="string">
            <text:p><text:s/>Tempting-Love-Cake.md</text:p>
          </table:table-cell>
          <table:table-cell office:value-type="string" calcext:value-type="string">
            <text:p><text:s/>Tempting-Lov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empting-Love-Cake.jpg</text:p>
          </table:table-cell>
          <table:table-cell table:number-columns-repeated="3"/>
        </table:table-row>
        <table:table-row table:style-name="ro1">
          <table:table-cell table:formula="of:=COM.MICROSOFT.CONCAT([.B630];&quot;.md&quot;)" office:value-type="string" office:string-value=" Tempting-Truffle-Cake.md" calcext:value-type="string">
            <text:p><text:s/>Tempting-Truffle-Cake.md</text:p>
          </table:table-cell>
          <table:table-cell office:value-type="string" calcext:value-type="string">
            <text:p><text:s/>Tempting-Truffl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empting-Truffle-Cake.jpg</text:p>
          </table:table-cell>
          <table:table-cell table:number-columns-repeated="3"/>
        </table:table-row>
        <table:table-row table:style-name="ro1">
          <table:table-cell table:formula="of:=COM.MICROSOFT.CONCAT([.B631];&quot;.md&quot;)" office:value-type="string" office:string-value=" The-Carrot-Cake.md" calcext:value-type="string">
            <text:p><text:s/>The-Carrot-Cake.md</text:p>
          </table:table-cell>
          <table:table-cell office:value-type="string" calcext:value-type="string">
            <text:p><text:s/>The-Carro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The-Carrot-Cake.jpg</text:p>
          </table:table-cell>
          <table:table-cell table:number-columns-repeated="3"/>
        </table:table-row>
        <table:table-row table:style-name="ro1">
          <table:table-cell table:formula="of:=COM.MICROSOFT.CONCAT([.B632];&quot;.md&quot;)" office:value-type="string" office:string-value=" The-Chocolate-Orange-Cake.md" calcext:value-type="string">
            <text:p><text:s/>The-Chocolate-Orange-Cake.md</text:p>
          </table:table-cell>
          <table:table-cell office:value-type="string" calcext:value-type="string">
            <text:p><text:s/>The-Chocolate-Orang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he-Chocolate-Orange-Cake.jpg</text:p>
          </table:table-cell>
          <table:table-cell table:number-columns-repeated="3"/>
        </table:table-row>
        <table:table-row table:style-name="ro1">
          <table:table-cell table:formula="of:=COM.MICROSOFT.CONCAT([.B633];&quot;.md&quot;)" office:value-type="string" office:string-value=" The-Freedom-Cake.md" calcext:value-type="string">
            <text:p><text:s/>The-Freedom-Cake.md</text:p>
          </table:table-cell>
          <table:table-cell office:value-type="string" calcext:value-type="string">
            <text:p><text:s/>The-Freedom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he-Freedom-Cake.jpg</text:p>
          </table:table-cell>
          <table:table-cell table:number-columns-repeated="3"/>
        </table:table-row>
        <table:table-row table:style-name="ro1">
          <table:table-cell table:formula="of:=COM.MICROSOFT.CONCAT([.B634];&quot;.md&quot;)" office:value-type="string" office:string-value=" Theme-Paris-Cake.md" calcext:value-type="string">
            <text:p><text:s/>Theme-Paris-Cake.md</text:p>
          </table:table-cell>
          <table:table-cell office:value-type="string" calcext:value-type="string">
            <text:p><text:s/>Theme-Pari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heme-Paris-Cake.jpg</text:p>
          </table:table-cell>
          <table:table-cell table:number-columns-repeated="3"/>
        </table:table-row>
        <table:table-row table:style-name="ro1">
          <table:table-cell table:formula="of:=COM.MICROSOFT.CONCAT([.B635];&quot;.md&quot;)" office:value-type="string" office:string-value=" The-Peanut-Butter-Cake.md" calcext:value-type="string">
            <text:p><text:s/>The-Peanut-Butter-Cake.md</text:p>
          </table:table-cell>
          <table:table-cell office:value-type="string" calcext:value-type="string">
            <text:p><text:s/>The-Peanut-Butter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The-Peanut-Butter-Cake.jpg</text:p>
          </table:table-cell>
          <table:table-cell table:number-columns-repeated="3"/>
        </table:table-row>
        <table:table-row table:style-name="ro1">
          <table:table-cell table:formula="of:=COM.MICROSOFT.CONCAT([.B636];&quot;.md&quot;)" office:value-type="string" office:string-value=" The-Red-Velvet-Cake.md" calcext:value-type="string">
            <text:p><text:s/>The-Red-Velvet-Cake.md</text:p>
          </table:table-cell>
          <table:table-cell office:value-type="string" calcext:value-type="string">
            <text:p><text:s/>The-Red-Velve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Red Velvet","Round","Half Kg","One Tier"</text:p>
          </table:table-cell>
          <table:table-cell office:value-type="string" calcext:value-type="string">
            <text:p>img/portfolio/The-Red-Velvet-Cake.jpg</text:p>
          </table:table-cell>
          <table:table-cell table:number-columns-repeated="3"/>
        </table:table-row>
        <table:table-row table:style-name="ro1">
          <table:table-cell table:formula="of:=COM.MICROSOFT.CONCAT([.B637];&quot;.md&quot;)" office:value-type="string" office:string-value=" These-Stripes-Cake.md" calcext:value-type="string">
            <text:p><text:s/>These-Stripes-Cake.md</text:p>
          </table:table-cell>
          <table:table-cell office:value-type="string" calcext:value-type="string">
            <text:p><text:s/>These-Stripe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Round","Half Kg","One Tier"</text:p>
          </table:table-cell>
          <table:table-cell office:value-type="string" calcext:value-type="string">
            <text:p>img/portfolio/These-Stripes-Cake.jpg</text:p>
          </table:table-cell>
          <table:table-cell table:number-columns-repeated="3"/>
        </table:table-row>
        <table:table-row table:style-name="ro1">
          <table:table-cell table:formula="of:=COM.MICROSOFT.CONCAT([.B638];&quot;.md&quot;)" office:value-type="string" office:string-value=" The-Vanilla-Cake.md" calcext:value-type="string">
            <text:p><text:s/>The-Vanilla-Cake.md</text:p>
          </table:table-cell>
          <table:table-cell office:value-type="string" calcext:value-type="string">
            <text:p><text:s/>The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The-Vanilla-Cake.jpg</text:p>
          </table:table-cell>
          <table:table-cell table:number-columns-repeated="3"/>
        </table:table-row>
        <table:table-row table:style-name="ro1">
          <table:table-cell table:formula="of:=COM.MICROSOFT.CONCAT([.B639];&quot;.md&quot;)" office:value-type="string" office:string-value=" The-Victoria-Sponge-Cake.md" calcext:value-type="string">
            <text:p><text:s/>The-Victoria-Sponge-Cake.md</text:p>
          </table:table-cell>
          <table:table-cell office:value-type="string" calcext:value-type="string">
            <text:p><text:s/>The-Victoria-Spong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The-Victoria-Sponge-Cake.jpg</text:p>
          </table:table-cell>
          <table:table-cell table:number-columns-repeated="3"/>
        </table:table-row>
        <table:table-row table:style-name="ro1">
          <table:table-cell table:formula="of:=COM.MICROSOFT.CONCAT([.B640];&quot;.md&quot;)" office:value-type="string" office:string-value=" Thomas-the-Engine-Flat-Cake-.md" calcext:value-type="string">
            <text:p><text:s/>Thomas-the-Engine-Flat-Cake-.md</text:p>
          </table:table-cell>
          <table:table-cell office:value-type="string" calcext:value-type="string">
            <text:p><text:s/>Thomas-the-Engine-Flat-Cake-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ectangle","Half Kg","One Tier"</text:p>
          </table:table-cell>
          <table:table-cell office:value-type="string" calcext:value-type="string">
            <text:p>img/portfolio/Thomas-the-Engine-Flat-Cake-.jpg</text:p>
          </table:table-cell>
          <table:table-cell table:number-columns-repeated="3"/>
        </table:table-row>
        <table:table-row table:style-name="ro1">
          <table:table-cell table:formula="of:=COM.MICROSOFT.CONCAT([.B641];&quot;.md&quot;)" office:value-type="string" office:string-value=" Three-Rose-Vanilla-Cake.md" calcext:value-type="string">
            <text:p><text:s/>Three-Rose-Vanilla-Cake.md</text:p>
          </table:table-cell>
          <table:table-cell office:value-type="string" calcext:value-type="string">
            <text:p><text:s/>Three-Rose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Three-Rose-Vanilla-Cake.jpg</text:p>
          </table:table-cell>
          <table:table-cell table:number-columns-repeated="3"/>
        </table:table-row>
        <table:table-row table:style-name="ro1">
          <table:table-cell table:formula="of:=COM.MICROSOFT.CONCAT([.B642];&quot;.md&quot;)" office:value-type="string" office:string-value=" Tiramisu-cake.md" calcext:value-type="string">
            <text:p><text:s/>Tiramisu-cake.md</text:p>
          </table:table-cell>
          <table:table-cell office:value-type="string" calcext:value-type="string">
            <text:p><text:s/>Tiramisu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Tiramisu-cake.jpg</text:p>
          </table:table-cell>
          <table:table-cell table:number-columns-repeated="3"/>
        </table:table-row>
        <table:table-row table:style-name="ro1">
          <table:table-cell table:formula="of:=COM.MICROSOFT.CONCAT([.B643];&quot;.md&quot;)" office:value-type="string" office:string-value=" Tiramisu-Cake.md" calcext:value-type="string">
            <text:p><text:s/>Tiramisu-Cake.md</text:p>
          </table:table-cell>
          <table:table-cell office:value-type="string" calcext:value-type="string">
            <text:p><text:s/>Tiramisu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Tiramisu-cake.jpg</text:p>
          </table:table-cell>
          <table:table-cell table:number-columns-repeated="3"/>
        </table:table-row>
        <table:table-row table:style-name="ro1">
          <table:table-cell table:formula="of:=COM.MICROSOFT.CONCAT([.B644];&quot;.md&quot;)" office:value-type="string" office:string-value=" Tiramisu-Classico-Cake.md" calcext:value-type="string">
            <text:p><text:s/>Tiramisu-Classico-Cake.md</text:p>
          </table:table-cell>
          <table:table-cell office:value-type="string" calcext:value-type="string">
            <text:p><text:s/>Tiramisu-Classico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Tiramisu-Classico-Cake.jpg</text:p>
          </table:table-cell>
          <table:table-cell table:number-columns-repeated="3"/>
        </table:table-row>
        <table:table-row table:style-name="ro1">
          <table:table-cell table:formula="of:=COM.MICROSOFT.CONCAT([.B645];&quot;.md&quot;)" office:value-type="string" office:string-value=" Toothsome-Love.md" calcext:value-type="string">
            <text:p><text:s/>Toothsome-Love.md</text:p>
          </table:table-cell>
          <table:table-cell office:value-type="string" calcext:value-type="string">
            <text:p><text:s/>Toothsome-Lov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Toothsome-Love.jpg</text:p>
          </table:table-cell>
          <table:table-cell table:number-columns-repeated="3"/>
        </table:table-row>
        <table:table-row table:style-name="ro1">
          <table:table-cell table:formula="of:=COM.MICROSOFT.CONCAT([.B646];&quot;.md&quot;)" office:value-type="string" office:string-value=" Tradition-Fruit-Cake.md" calcext:value-type="string">
            <text:p><text:s/>Tradition-Fruit-Cake.md</text:p>
          </table:table-cell>
          <table:table-cell office:value-type="string" calcext:value-type="string">
            <text:p><text:s/>Tradition-Frui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Tradition-Fruit-Cake.jpg</text:p>
          </table:table-cell>
          <table:table-cell table:number-columns-repeated="3"/>
        </table:table-row>
        <table:table-row table:style-name="ro1">
          <table:table-cell table:formula="of:=COM.MICROSOFT.CONCAT([.B647];&quot;.md&quot;)" office:value-type="string" office:string-value=" Tres-Leches-Cake.md" calcext:value-type="string">
            <text:p><text:s/>Tres-Leches-Cake.md</text:p>
          </table:table-cell>
          <table:table-cell office:value-type="string" calcext:value-type="string">
            <text:p><text:s/>Tres-Leche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Tres-Leches-Cake.jpg</text:p>
          </table:table-cell>
          <table:table-cell table:number-columns-repeated="3"/>
        </table:table-row>
        <table:table-row table:style-name="ro1">
          <table:table-cell table:formula="of:=COM.MICROSOFT.CONCAT([.B648];&quot;.md&quot;)" office:value-type="string" office:string-value=" Triple-Chocolate-Cake.md" calcext:value-type="string">
            <text:p><text:s/>Triple-Chocolate-Cake.md</text:p>
          </table:table-cell>
          <table:table-cell office:value-type="string" calcext:value-type="string">
            <text:p><text:s/>Triple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riple-Chocolate-Cake.jpg</text:p>
          </table:table-cell>
          <table:table-cell table:number-columns-repeated="3"/>
        </table:table-row>
        <table:table-row table:style-name="ro1">
          <table:table-cell table:formula="of:=COM.MICROSOFT.CONCAT([.B649];&quot;.md&quot;)" office:value-type="string" office:string-value=" Triple-Chocolate-Enrobed-Brownie-Cake.md" calcext:value-type="string">
            <text:p><text:s/>Triple-Chocolate-Enrobed-Brownie-Cake.md</text:p>
          </table:table-cell>
          <table:table-cell office:value-type="string" calcext:value-type="string">
            <text:p><text:s/>Triple-Chocolate-Enrobed-Browni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riple-Chocolate-Enrobed-Brownie-Cake.jpg</text:p>
          </table:table-cell>
          <table:table-cell table:number-columns-repeated="3"/>
        </table:table-row>
        <table:table-row table:style-name="ro1">
          <table:table-cell table:formula="of:=COM.MICROSOFT.CONCAT([.B650];&quot;.md&quot;)" office:value-type="string" office:string-value=" Tropical-Mango-Delusion-Cake.md" calcext:value-type="string">
            <text:p><text:s/>Tropical-Mango-Delusion-Cake.md</text:p>
          </table:table-cell>
          <table:table-cell office:value-type="string" calcext:value-type="string">
            <text:p><text:s/>Tropical-Mango-Delusion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ropical-Mango-Delusion-Cake.jpg</text:p>
          </table:table-cell>
          <table:table-cell table:number-columns-repeated="3"/>
        </table:table-row>
        <table:table-row table:style-name="ro1">
          <table:table-cell table:formula="of:=COM.MICROSOFT.CONCAT([.B651];&quot;.md&quot;)" office:value-type="string" office:string-value=" Truffle-Affection.md" calcext:value-type="string">
            <text:p><text:s/>Truffle-Affection.md</text:p>
          </table:table-cell>
          <table:table-cell office:value-type="string" calcext:value-type="string">
            <text:p><text:s/>Truffle-Affection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ruffle-Affection.jpg</text:p>
          </table:table-cell>
          <table:table-cell table:number-columns-repeated="3"/>
        </table:table-row>
        <table:table-row table:style-name="ro1">
          <table:table-cell table:formula="of:=COM.MICROSOFT.CONCAT([.B652];&quot;.md&quot;)" office:value-type="string" office:string-value=" Truffle-Delectation-Cake.md" calcext:value-type="string">
            <text:p><text:s/>Truffle-Delectation-Cake.md</text:p>
          </table:table-cell>
          <table:table-cell office:value-type="string" calcext:value-type="string">
            <text:p><text:s/>Truffle-Delectation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ruffle-Delectation-Cake.jpg</text:p>
          </table:table-cell>
          <table:table-cell table:number-columns-repeated="3"/>
        </table:table-row>
        <table:table-row table:style-name="ro1">
          <table:table-cell table:formula="of:=COM.MICROSOFT.CONCAT([.B653];&quot;.md&quot;)" office:value-type="string" office:string-value=" Truffle-Mania-Cake.md" calcext:value-type="string">
            <text:p><text:s/>Truffle-Mania-Cake.md</text:p>
          </table:table-cell>
          <table:table-cell office:value-type="string" calcext:value-type="string">
            <text:p><text:s/>Truffle-Mani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ruffle-Mania-Cake.jpg</text:p>
          </table:table-cell>
          <table:table-cell table:number-columns-repeated="3"/>
        </table:table-row>
        <table:table-row table:style-name="ro1">
          <table:table-cell table:formula="of:=COM.MICROSOFT.CONCAT([.B654];&quot;.md&quot;)" office:value-type="string" office:string-value=" Truffle-with-Flakes-cake.md" calcext:value-type="string">
            <text:p><text:s/>Truffle-with-Flakes-cake.md</text:p>
          </table:table-cell>
          <table:table-cell office:value-type="string" calcext:value-type="string">
            <text:p><text:s/>Truffle-with-Flake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ruffle-with-Flakes-cake.jpg</text:p>
          </table:table-cell>
          <table:table-cell table:number-columns-repeated="3"/>
        </table:table-row>
        <table:table-row table:style-name="ro1">
          <table:table-cell table:formula="of:=COM.MICROSOFT.CONCAT([.B655];&quot;.md&quot;)" office:value-type="string" office:string-value=" Tulip-Pineapple-Dome-1Cake.md" calcext:value-type="string">
            <text:p><text:s/>Tulip-Pineapple-Dome-1Cake.md</text:p>
          </table:table-cell>
          <table:table-cell office:value-type="string" calcext:value-type="string">
            <text:p><text:s/>Tulip-Pineapple-Dome-1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Tulip-Pineapple-Dome-1Cake.jpg</text:p>
          </table:table-cell>
          <table:table-cell table:number-columns-repeated="3"/>
        </table:table-row>
        <table:table-row table:style-name="ro1">
          <table:table-cell table:formula="of:=COM.MICROSOFT.CONCAT([.B656];&quot;.md&quot;)" office:value-type="string" office:string-value=" Tulip-Pineapple-Dome-2Cake.md" calcext:value-type="string">
            <text:p><text:s/>Tulip-Pineapple-Dome-2Cake.md</text:p>
          </table:table-cell>
          <table:table-cell office:value-type="string" calcext:value-type="string">
            <text:p><text:s/>Tulip-Pineapple-Dome-2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Tulip-Pineapple-Dome-2Cake.jpg</text:p>
          </table:table-cell>
          <table:table-cell table:number-columns-repeated="3"/>
        </table:table-row>
        <table:table-row table:style-name="ro1">
          <table:table-cell table:formula="of:=COM.MICROSOFT.CONCAT([.B657];&quot;.md&quot;)" office:value-type="string" office:string-value=" Tulip-Pineapple-Dome-3Cake.md" calcext:value-type="string">
            <text:p><text:s/>Tulip-Pineapple-Dome-3Cake.md</text:p>
          </table:table-cell>
          <table:table-cell office:value-type="string" calcext:value-type="string">
            <text:p><text:s/>Tulip-Pineapple-Dome-3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Pineapple","Round","Half Kg","One Tier"</text:p>
          </table:table-cell>
          <table:table-cell office:value-type="string" calcext:value-type="string">
            <text:p>img/portfolio/Tulip-Pineapple-Dome-3Cake.jpg</text:p>
          </table:table-cell>
          <table:table-cell table:number-columns-repeated="3"/>
        </table:table-row>
        <table:table-row table:style-name="ro1">
          <table:table-cell table:formula="of:=COM.MICROSOFT.CONCAT([.B658];&quot;.md&quot;)" office:value-type="string" office:string-value=" Turtle-Cheese-Cake.md" calcext:value-type="string">
            <text:p><text:s/>Turtle-Cheese-Cake.md</text:p>
          </table:table-cell>
          <table:table-cell office:value-type="string" calcext:value-type="string">
            <text:p><text:s/>Turtle-Chees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Turtle-Cheese-Cake.jpg</text:p>
          </table:table-cell>
          <table:table-cell table:number-columns-repeated="3"/>
        </table:table-row>
        <table:table-row table:style-name="ro1">
          <table:table-cell table:formula="of:=COM.MICROSOFT.CONCAT([.B659];&quot;.md&quot;)" office:value-type="string" office:string-value=" Twinwhite-Choco-Truffle-Cake1.md" calcext:value-type="string">
            <text:p><text:s/>Twinwhite-Choco-Truffle-Cake1.md</text:p>
          </table:table-cell>
          <table:table-cell office:value-type="string" calcext:value-type="string">
            <text:p><text:s/>Twinwhite-Choco-Truffle-Cake1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winwhite-Choco-Truffle-Cake1.jpg</text:p>
          </table:table-cell>
          <table:table-cell table:number-columns-repeated="3"/>
        </table:table-row>
        <table:table-row table:style-name="ro1">
          <table:table-cell table:formula="of:=COM.MICROSOFT.CONCAT([.B660];&quot;.md&quot;)" office:value-type="string" office:string-value=" Twinwhite-Choco-Truffle-Cake2.md" calcext:value-type="string">
            <text:p><text:s/>Twinwhite-Choco-Truffle-Cake2.md</text:p>
          </table:table-cell>
          <table:table-cell office:value-type="string" calcext:value-type="string">
            <text:p><text:s/>Twinwhite-Choco-Truffle-Cake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winwhite-Choco-Truffle-Cake2.jpg</text:p>
          </table:table-cell>
          <table:table-cell table:number-columns-repeated="3"/>
        </table:table-row>
        <table:table-row table:style-name="ro1">
          <table:table-cell table:formula="of:=COM.MICROSOFT.CONCAT([.B661];&quot;.md&quot;)" office:value-type="string" office:string-value=" Twinwhite-Choco-Truffle-Cake3.md" calcext:value-type="string">
            <text:p><text:s/>Twinwhite-Choco-Truffle-Cake3.md</text:p>
          </table:table-cell>
          <table:table-cell office:value-type="string" calcext:value-type="string">
            <text:p><text:s/>Twinwhite-Choco-Truffle-Cake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winwhite-Choco-Truffle-Cake3.jpg</text:p>
          </table:table-cell>
          <table:table-cell table:number-columns-repeated="3"/>
        </table:table-row>
        <table:table-row table:style-name="ro1">
          <table:table-cell table:formula="of:=COM.MICROSOFT.CONCAT([.B662];&quot;.md&quot;)" office:value-type="string" office:string-value=" Twisted-Chocolaty-Delight-Cake.md" calcext:value-type="string">
            <text:p><text:s/>Twisted-Chocolaty-Delight-Cake.md</text:p>
          </table:table-cell>
          <table:table-cell office:value-type="string" calcext:value-type="string">
            <text:p><text:s/>Twisted-Chocolaty-Deligh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Twisted-Chocolaty-Delight-Cake.jpg</text:p>
          </table:table-cell>
          <table:table-cell table:number-columns-repeated="3"/>
        </table:table-row>
        <table:table-row table:style-name="ro1">
          <table:table-cell table:formula="of:=COM.MICROSOFT.CONCAT([.B663];&quot;.md&quot;)" office:value-type="string" office:string-value=" Ultimate-Chocolate-Heart-Cake.md" calcext:value-type="string">
            <text:p><text:s/>Ultimate-Chocolate-Heart-Cake.md</text:p>
          </table:table-cell>
          <table:table-cell office:value-type="string" calcext:value-type="string">
            <text:p><text:s/>Ultimate-Chocolate-Hear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Heart","Half Kg","One Tier"</text:p>
          </table:table-cell>
          <table:table-cell office:value-type="string" calcext:value-type="string">
            <text:p>img/portfolio/Ultimate-Chocolate-Heart-Cake.jpg</text:p>
          </table:table-cell>
          <table:table-cell table:number-columns-repeated="3"/>
        </table:table-row>
        <table:table-row table:style-name="ro1">
          <table:table-cell table:formula="of:=COM.MICROSOFT.CONCAT([.B664];&quot;.md&quot;)" office:value-type="string" office:string-value=" Unicorn-Chocolate-Cake-2.md" calcext:value-type="string">
            <text:p><text:s/>Unicorn-Chocolate-Cake-2.md</text:p>
          </table:table-cell>
          <table:table-cell office:value-type="string" calcext:value-type="string">
            <text:p><text:s/>Unicorn-Chocolate-Cake-2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Unicorn-Chocolate-Cake-2.jpg</text:p>
          </table:table-cell>
          <table:table-cell table:number-columns-repeated="3"/>
        </table:table-row>
        <table:table-row table:style-name="ro1">
          <table:table-cell table:formula="of:=COM.MICROSOFT.CONCAT([.B665];&quot;.md&quot;)" office:value-type="string" office:string-value=" Unicorn-Chocolate-Cake-3.md" calcext:value-type="string">
            <text:p><text:s/>Unicorn-Chocolate-Cake-3.md</text:p>
          </table:table-cell>
          <table:table-cell office:value-type="string" calcext:value-type="string">
            <text:p><text:s/>Unicorn-Chocolate-Cake-3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Unicorn-Chocolate-Cake-3.jpg</text:p>
          </table:table-cell>
          <table:table-cell table:number-columns-repeated="3"/>
        </table:table-row>
        <table:table-row table:style-name="ro1">
          <table:table-cell table:formula="of:=COM.MICROSOFT.CONCAT([.B666];&quot;.md&quot;)" office:value-type="string" office:string-value=" Unicorn-Chocolate-Cake-4.md" calcext:value-type="string">
            <text:p><text:s/>Unicorn-Chocolate-Cake-4.md</text:p>
          </table:table-cell>
          <table:table-cell office:value-type="string" calcext:value-type="string">
            <text:p><text:s/>Unicorn-Chocolate-Cake-4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Unicorn-Chocolate-Cake-4.jpg</text:p>
          </table:table-cell>
          <table:table-cell table:number-columns-repeated="3"/>
        </table:table-row>
        <table:table-row table:style-name="ro1">
          <table:table-cell table:formula="of:=COM.MICROSOFT.CONCAT([.B667];&quot;.md&quot;)" office:value-type="string" office:string-value=" Unicorn-Chocolate-Cake.md" calcext:value-type="string">
            <text:p><text:s/>Unicorn-Chocolate-Cake.md</text:p>
          </table:table-cell>
          <table:table-cell office:value-type="string" calcext:value-type="string">
            <text:p><text:s/>Unicorn-Chocolat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Unicorn-Chocolate-Cake.jpg</text:p>
          </table:table-cell>
          <table:table-cell table:number-columns-repeated="3"/>
        </table:table-row>
        <table:table-row table:style-name="ro1">
          <table:table-cell table:formula="of:=COM.MICROSOFT.CONCAT([.B668];&quot;.md&quot;)" office:value-type="string" office:string-value=" Upmarket-Choco-Rose-B1asket-Cake.md" calcext:value-type="string">
            <text:p><text:s/>Upmarket-Choco-Rose-B1asket-Cake.md</text:p>
          </table:table-cell>
          <table:table-cell office:value-type="string" calcext:value-type="string">
            <text:p><text:s/>Upmarket-Choco-Rose-B1aske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Upmarket-Choco-Rose-B1asket-Cake.jpg</text:p>
          </table:table-cell>
          <table:table-cell table:number-columns-repeated="3"/>
        </table:table-row>
        <table:table-row table:style-name="ro1">
          <table:table-cell table:formula="of:=COM.MICROSOFT.CONCAT([.B669];&quot;.md&quot;)" office:value-type="string" office:string-value=" Upmarket-Choco-Rose-B2asket-Cake.md" calcext:value-type="string">
            <text:p><text:s/>Upmarket-Choco-Rose-B2asket-Cake.md</text:p>
          </table:table-cell>
          <table:table-cell office:value-type="string" calcext:value-type="string">
            <text:p><text:s/>Upmarket-Choco-Rose-B2aske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Upmarket-Choco-Rose-B2asket-Cake.jpg</text:p>
          </table:table-cell>
          <table:table-cell table:number-columns-repeated="3"/>
        </table:table-row>
        <table:table-row table:style-name="ro1">
          <table:table-cell table:formula="of:=COM.MICROSOFT.CONCAT([.B670];&quot;.md&quot;)" office:value-type="string" office:string-value=" Upmarket-Choco-Rose-B3asket-Cake.md" calcext:value-type="string">
            <text:p><text:s/>Upmarket-Choco-Rose-B3asket-Cake.md</text:p>
          </table:table-cell>
          <table:table-cell office:value-type="string" calcext:value-type="string">
            <text:p><text:s/>Upmarket-Choco-Rose-B3aske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Upmarket-Choco-Rose-B3asket-Cake.jpg</text:p>
          </table:table-cell>
          <table:table-cell table:number-columns-repeated="3"/>
        </table:table-row>
        <table:table-row table:style-name="ro1">
          <table:table-cell table:formula="of:=COM.MICROSOFT.CONCAT([.B671];&quot;.md&quot;)" office:value-type="string" office:string-value=" Valentines-Red-Heart-Cake.md" calcext:value-type="string">
            <text:p><text:s/>Valentines-Red-Heart-Cake.md</text:p>
          </table:table-cell>
          <table:table-cell office:value-type="string" calcext:value-type="string">
            <text:p><text:s/>Valentines-Red-Hear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Strawberry","Heart","Half Kg","One Tier"</text:p>
          </table:table-cell>
          <table:table-cell office:value-type="string" calcext:value-type="string">
            <text:p>img/portfolio/Valentines-Red-Heart-Cake.jpg</text:p>
          </table:table-cell>
          <table:table-cell table:number-columns-repeated="3"/>
        </table:table-row>
        <table:table-row table:style-name="ro1">
          <table:table-cell table:formula="of:=COM.MICROSOFT.CONCAT([.B672];&quot;.md&quot;)" office:value-type="string" office:string-value=" Vanilla-Bean-Cake.md" calcext:value-type="string">
            <text:p><text:s/>Vanilla-Bean-Cake.md</text:p>
          </table:table-cell>
          <table:table-cell office:value-type="string" calcext:value-type="string">
            <text:p><text:s/>Vanilla-Bean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Bean-Cake.jpg</text:p>
          </table:table-cell>
          <table:table-cell table:number-columns-repeated="3"/>
        </table:table-row>
        <table:table-row table:style-name="ro1">
          <table:table-cell table:formula="of:=COM.MICROSOFT.CONCAT([.B673];&quot;.md&quot;)" office:value-type="string" office:string-value=" Vanilla-Birthday-cake-37.md" calcext:value-type="string">
            <text:p><text:s/>Vanilla-Birthday-cake-37.md</text:p>
          </table:table-cell>
          <table:table-cell office:value-type="string" calcext:value-type="string">
            <text:p><text:s/>Vanilla-Birthday-cake-37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Birthday-cake-37.jpg</text:p>
          </table:table-cell>
          <table:table-cell table:number-columns-repeated="3"/>
        </table:table-row>
        <table:table-row table:style-name="ro1">
          <table:table-cell table:formula="of:=COM.MICROSOFT.CONCAT([.B674];&quot;.md&quot;)" office:value-type="string" office:string-value=" Vanilla-Birthday-Cake.md" calcext:value-type="string">
            <text:p><text:s/>Vanilla-Birthday-Cake.md</text:p>
          </table:table-cell>
          <table:table-cell office:value-type="string" calcext:value-type="string">
            <text:p><text:s/>Vanilla-Birthda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Birthday-Cake.jpg</text:p>
          </table:table-cell>
          <table:table-cell table:number-columns-repeated="3"/>
        </table:table-row>
        <table:table-row table:style-name="ro1">
          <table:table-cell table:formula="of:=COM.MICROSOFT.CONCAT([.B675];&quot;.md&quot;)" office:value-type="string" office:string-value=" Vanilla-Blueberry-Cake.md" calcext:value-type="string">
            <text:p><text:s/>Vanilla-Blueberry-Cake.md</text:p>
          </table:table-cell>
          <table:table-cell office:value-type="string" calcext:value-type="string">
            <text:p><text:s/>Vanilla-Blueberr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Blueberry-Cake.jpg</text:p>
          </table:table-cell>
          <table:table-cell table:number-columns-repeated="3"/>
        </table:table-row>
        <table:table-row table:style-name="ro1">
          <table:table-cell table:formula="of:=COM.MICROSOFT.CONCAT([.B676];&quot;.md&quot;)" office:value-type="string" office:string-value=" Vanilla-cake.md" calcext:value-type="string">
            <text:p><text:s/>Vanilla-cake.md</text:p>
          </table:table-cell>
          <table:table-cell office:value-type="string" calcext:value-type="string">
            <text:p><text:s/>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cake.jpg</text:p>
          </table:table-cell>
          <table:table-cell table:number-columns-repeated="3"/>
        </table:table-row>
        <table:table-row table:style-name="ro1">
          <table:table-cell table:formula="of:=COM.MICROSOFT.CONCAT([.B677];&quot;.md&quot;)" office:value-type="string" office:string-value=" Vanilla-Cake.md" calcext:value-type="string">
            <text:p><text:s/>Vanilla-Cake.md</text:p>
          </table:table-cell>
          <table:table-cell office:value-type="string" calcext:value-type="string">
            <text:p><text:s/>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cake.jpg</text:p>
          </table:table-cell>
          <table:table-cell table:number-columns-repeated="3"/>
        </table:table-row>
        <table:table-row table:style-name="ro1">
          <table:table-cell table:formula="of:=COM.MICROSOFT.CONCAT([.B678];&quot;.md&quot;)" office:value-type="string" office:string-value=" Vanilla-Celebration-Cake.md" calcext:value-type="string">
            <text:p><text:s/>Vanilla-Celebration-Cake.md</text:p>
          </table:table-cell>
          <table:table-cell office:value-type="string" calcext:value-type="string">
            <text:p><text:s/>Vanilla-Celebration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Celebration-Cake.jpg</text:p>
          </table:table-cell>
          <table:table-cell table:number-columns-repeated="3"/>
        </table:table-row>
        <table:table-row table:style-name="ro1">
          <table:table-cell table:formula="of:=COM.MICROSOFT.CONCAT([.B679];&quot;.md&quot;)" office:value-type="string" office:string-value=" Vanilla-Delight-Cake.md" calcext:value-type="string">
            <text:p><text:s/>Vanilla-Delight-Cake.md</text:p>
          </table:table-cell>
          <table:table-cell office:value-type="string" calcext:value-type="string">
            <text:p><text:s/>Vanilla-Deligh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Delight-Cake.jpg</text:p>
          </table:table-cell>
          <table:table-cell table:number-columns-repeated="3"/>
        </table:table-row>
        <table:table-row table:style-name="ro1">
          <table:table-cell table:formula="of:=COM.MICROSOFT.CONCAT([.B680];&quot;.md&quot;)" office:value-type="string" office:string-value=" Vanilla-Excellence-Cake.md" calcext:value-type="string">
            <text:p><text:s/>Vanilla-Excellence-Cake.md</text:p>
          </table:table-cell>
          <table:table-cell office:value-type="string" calcext:value-type="string">
            <text:p><text:s/>Vanilla-Excellenc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Excellence-Cake.jpg</text:p>
          </table:table-cell>
          <table:table-cell table:number-columns-repeated="3"/>
        </table:table-row>
        <table:table-row table:style-name="ro1">
          <table:table-cell table:formula="of:=COM.MICROSOFT.CONCAT([.B681];&quot;.md&quot;)" office:value-type="string" office:string-value=" Vanilla-Extravagant-Cake.md" calcext:value-type="string">
            <text:p><text:s/>Vanilla-Extravagant-Cake.md</text:p>
          </table:table-cell>
          <table:table-cell office:value-type="string" calcext:value-type="string">
            <text:p><text:s/>Vanilla-Extravagan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Extravagant-Cake.jpg</text:p>
          </table:table-cell>
          <table:table-cell table:number-columns-repeated="3"/>
        </table:table-row>
        <table:table-row table:style-name="ro1">
          <table:table-cell table:formula="of:=COM.MICROSOFT.CONCAT([.B682];&quot;.md&quot;)" office:value-type="string" office:string-value=" Vanilla-Fondant-cake.md" calcext:value-type="string">
            <text:p><text:s/>Vanilla-Fondant-cake.md</text:p>
          </table:table-cell>
          <table:table-cell office:value-type="string" calcext:value-type="string">
            <text:p><text:s/>Vanilla-Fondan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Fondant-cake.jpg</text:p>
          </table:table-cell>
          <table:table-cell table:number-columns-repeated="3"/>
        </table:table-row>
        <table:table-row table:style-name="ro1">
          <table:table-cell table:formula="of:=COM.MICROSOFT.CONCAT([.B683];&quot;.md&quot;)" office:value-type="string" office:string-value=" Vanilla-Fruit-Cake.md" calcext:value-type="string">
            <text:p><text:s/>Vanilla-Fruit-Cake.md</text:p>
          </table:table-cell>
          <table:table-cell office:value-type="string" calcext:value-type="string">
            <text:p><text:s/>Vanilla-Frui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Fruit-Cake.jpg</text:p>
          </table:table-cell>
          <table:table-cell table:number-columns-repeated="3"/>
        </table:table-row>
        <table:table-row table:style-name="ro1">
          <table:table-cell table:formula="of:=COM.MICROSOFT.CONCAT([.B684];&quot;.md&quot;)" office:value-type="string" office:string-value=" Vanilla-Fun.md" calcext:value-type="string">
            <text:p><text:s/>Vanilla-Fun.md</text:p>
          </table:table-cell>
          <table:table-cell office:value-type="string" calcext:value-type="string">
            <text:p><text:s/>Vanilla-Fun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Fun.jpg</text:p>
          </table:table-cell>
          <table:table-cell table:number-columns-repeated="3"/>
        </table:table-row>
        <table:table-row table:style-name="ro1">
          <table:table-cell table:formula="of:=COM.MICROSOFT.CONCAT([.B685];&quot;.md&quot;)" office:value-type="string" office:string-value=" Vanilla-Heart-Shape-Cake.md" calcext:value-type="string">
            <text:p><text:s/>Vanilla-Heart-Shape-Cake.md</text:p>
          </table:table-cell>
          <table:table-cell office:value-type="string" calcext:value-type="string">
            <text:p><text:s/>Vanilla-Heart-Shap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Heart","Half Kg","One Tier"</text:p>
          </table:table-cell>
          <table:table-cell office:value-type="string" calcext:value-type="string">
            <text:p>img/portfolio/Vanilla-Heart-Shape-Cake.jpg</text:p>
          </table:table-cell>
          <table:table-cell table:number-columns-repeated="3"/>
        </table:table-row>
        <table:table-row table:style-name="ro1">
          <table:table-cell table:formula="of:=COM.MICROSOFT.CONCAT([.B686];&quot;.md&quot;)" office:value-type="string" office:string-value=" Vanilla-Jelly-Cake.md" calcext:value-type="string">
            <text:p><text:s/>Vanilla-Jelly-Cake.md</text:p>
          </table:table-cell>
          <table:table-cell office:value-type="string" calcext:value-type="string">
            <text:p><text:s/>Vanilla-Jelly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Jelly-Cake.jpg</text:p>
          </table:table-cell>
          <table:table-cell table:number-columns-repeated="3"/>
        </table:table-row>
        <table:table-row table:style-name="ro1">
          <table:table-cell table:formula="of:=COM.MICROSOFT.CONCAT([.B687];&quot;.md&quot;)" office:value-type="string" office:string-value=" Vanilla-Realm-Cake.md" calcext:value-type="string">
            <text:p><text:s/>Vanilla-Realm-Cake.md</text:p>
          </table:table-cell>
          <table:table-cell office:value-type="string" calcext:value-type="string">
            <text:p><text:s/>Vanilla-Realm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Realm-Cake.jpg</text:p>
          </table:table-cell>
          <table:table-cell table:number-columns-repeated="3"/>
        </table:table-row>
        <table:table-row table:style-name="ro1">
          <table:table-cell table:formula="of:=COM.MICROSOFT.CONCAT([.B688];&quot;.md&quot;)" office:value-type="string" office:string-value=" Vanilla-RedBow-Fondant-cake.md" calcext:value-type="string">
            <text:p><text:s/>Vanilla-RedBow-Fondant-cake.md</text:p>
          </table:table-cell>
          <table:table-cell office:value-type="string" calcext:value-type="string">
            <text:p><text:s/>Vanilla-RedBow-Fondan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RedBow-Fondant-cake.jpg</text:p>
          </table:table-cell>
          <table:table-cell table:number-columns-repeated="3"/>
        </table:table-row>
        <table:table-row table:style-name="ro1">
          <table:table-cell table:formula="of:=COM.MICROSOFT.CONCAT([.B689];&quot;.md&quot;)" office:value-type="string" office:string-value=" Vanilla-Rush.md" calcext:value-type="string">
            <text:p><text:s/>Vanilla-Rush.md</text:p>
          </table:table-cell>
          <table:table-cell office:value-type="string" calcext:value-type="string">
            <text:p><text:s/>Vanilla-Rush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Rush.jpg</text:p>
          </table:table-cell>
          <table:table-cell table:number-columns-repeated="3"/>
        </table:table-row>
        <table:table-row table:style-name="ro1">
          <table:table-cell table:formula="of:=COM.MICROSOFT.CONCAT([.B690];&quot;.md&quot;)" office:value-type="string" office:string-value=" Vanilla-Valentines-Heart-Shape-Cake.md" calcext:value-type="string">
            <text:p><text:s/>Vanilla-Valentines-Heart-Shape-Cake.md</text:p>
          </table:table-cell>
          <table:table-cell office:value-type="string" calcext:value-type="string">
            <text:p><text:s/>Vanilla-Valentines-Heart-Shap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Valentines-Heart-Shape-Cake.jpg</text:p>
          </table:table-cell>
          <table:table-cell table:number-columns-repeated="3"/>
        </table:table-row>
        <table:table-row table:style-name="ro1">
          <table:table-cell table:formula="of:=COM.MICROSOFT.CONCAT([.B691];&quot;.md&quot;)" office:value-type="string" office:string-value=" Vanilla-White-Chocola.md" calcext:value-type="string">
            <text:p><text:s/>Vanilla-White-Chocola.md</text:p>
          </table:table-cell>
          <table:table-cell office:value-type="string" calcext:value-type="string">
            <text:p><text:s/>Vanilla-White-Chocola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Vanilla-White-Chocola.jpg</text:p>
          </table:table-cell>
          <table:table-cell table:number-columns-repeated="3"/>
        </table:table-row>
        <table:table-row table:style-name="ro1">
          <table:table-cell table:formula="of:=COM.MICROSOFT.CONCAT([.B692];&quot;.md&quot;)" office:value-type="string" office:string-value=" Velvety-Heart-Cake.md" calcext:value-type="string">
            <text:p><text:s/>Velvety-Heart-Cake.md</text:p>
          </table:table-cell>
          <table:table-cell office:value-type="string" calcext:value-type="string">
            <text:p><text:s/>Velvety-Heart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Red Velvet","Heart","Half Kg","One Tier"</text:p>
          </table:table-cell>
          <table:table-cell office:value-type="string" calcext:value-type="string">
            <text:p>img/portfolio/Velvety-Heart-Cake.jpg</text:p>
          </table:table-cell>
          <table:table-cell table:number-columns-repeated="3"/>
        </table:table-row>
        <table:table-row table:style-name="ro1">
          <table:table-cell table:formula="of:=COM.MICROSOFT.CONCAT([.B693];&quot;.md&quot;)" office:value-type="string" office:string-value=" Vesuvius-Cake.md" calcext:value-type="string">
            <text:p><text:s/>Vesuvius-Cake.md</text:p>
          </table:table-cell>
          <table:table-cell office:value-type="string" calcext:value-type="string">
            <text:p><text:s/>Vesuviu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Vesuvius-Cake.jpg</text:p>
          </table:table-cell>
          <table:table-cell table:number-columns-repeated="3"/>
        </table:table-row>
        <table:table-row table:style-name="ro1">
          <table:table-cell table:formula="of:=COM.MICROSOFT.CONCAT([.B694];&quot;.md&quot;)" office:value-type="string" office:string-value=" Vienna-Dessert-Coffee-Haus-Cake.md" calcext:value-type="string">
            <text:p><text:s/>Vienna-Dessert-Coffee-Haus-Cake.md</text:p>
          </table:table-cell>
          <table:table-cell office:value-type="string" calcext:value-type="string">
            <text:p><text:s/>Vienna-Dessert-Coffee-Haus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offee","Round","Half Kg","One Tier"</text:p>
          </table:table-cell>
          <table:table-cell office:value-type="string" calcext:value-type="string">
            <text:p>img/portfolio/Vienna-Dessert-Coffee-Haus-Cake.jpg</text:p>
          </table:table-cell>
          <table:table-cell table:number-columns-repeated="3"/>
        </table:table-row>
        <table:table-row table:style-name="ro1">
          <table:table-cell table:formula="of:=COM.MICROSOFT.CONCAT([.B695];&quot;.md&quot;)" office:value-type="string" office:string-value=" Viennese-Coffee-Cake.md" calcext:value-type="string">
            <text:p><text:s/>Viennese-Coffee-Cake.md</text:p>
          </table:table-cell>
          <table:table-cell office:value-type="string" calcext:value-type="string">
            <text:p><text:s/>Viennese-Coffee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offee","Round","Half Kg","One Tier"</text:p>
          </table:table-cell>
          <table:table-cell office:value-type="string" calcext:value-type="string">
            <text:p>img/portfolio/Viennese-Coffee-Cake.jpg</text:p>
          </table:table-cell>
          <table:table-cell table:number-columns-repeated="3"/>
        </table:table-row>
        <table:table-row table:style-name="ro1">
          <table:table-cell table:formula="of:=COM.MICROSOFT.CONCAT([.B696];&quot;.md&quot;)" office:value-type="string" office:string-value=" Walnut-Mocha-Cake.md" calcext:value-type="string">
            <text:p><text:s/>Walnut-Mocha-Cake.md</text:p>
          </table:table-cell>
          <table:table-cell office:value-type="string" calcext:value-type="string">
            <text:p><text:s/>Walnut-Moch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Exottica","Round","Half Kg","One Tier"</text:p>
          </table:table-cell>
          <table:table-cell office:value-type="string" calcext:value-type="string">
            <text:p>img/portfolio/Walnut-Mocha-Cake.jpg</text:p>
          </table:table-cell>
          <table:table-cell table:number-columns-repeated="3"/>
        </table:table-row>
        <table:table-row table:style-name="ro1">
          <table:table-cell table:formula="of:=COM.MICROSOFT.CONCAT([.B697];&quot;.md&quot;)" office:value-type="string" office:string-value=" Wave-Butterscotch-cake.md" calcext:value-type="string">
            <text:p><text:s/>Wave-Butterscotch-cake.md</text:p>
          </table:table-cell>
          <table:table-cell office:value-type="string" calcext:value-type="string">
            <text:p><text:s/>Wave-Butterscotch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Butterscotch","Round","Half Kg","One Tier"</text:p>
          </table:table-cell>
          <table:table-cell office:value-type="string" calcext:value-type="string">
            <text:p>img/portfolio/Wave-Butterscotch-cake.jpg</text:p>
          </table:table-cell>
          <table:table-cell table:number-columns-repeated="3"/>
        </table:table-row>
        <table:table-row table:style-name="ro1">
          <table:table-cell table:formula="of:=COM.MICROSOFT.CONCAT([.B698];&quot;.md&quot;)" office:value-type="string" office:string-value=" WHITE-GIRDER-CHOCOLATE-.md" calcext:value-type="string">
            <text:p><text:s/>WHITE-GIRDER-CHOCOLATE-.md</text:p>
          </table:table-cell>
          <table:table-cell office:value-type="string" calcext:value-type="string">
            <text:p><text:s/>WHITE-GIRDER-CHOCOLATE-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Chocolate","Round","Half Kg","One Tier"</text:p>
          </table:table-cell>
          <table:table-cell office:value-type="string" calcext:value-type="string">
            <text:p>img/portfolio/WHITE-GIRDER-CHOCOLATE-.jpg</text:p>
          </table:table-cell>
          <table:table-cell table:number-columns-repeated="3"/>
        </table:table-row>
        <table:table-row table:style-name="ro1">
          <table:table-cell table:formula="of:=COM.MICROSOFT.CONCAT([.B699];&quot;.md&quot;)" office:value-type="string" office:string-value=" white-Vanilla-Cake.md" calcext:value-type="string">
            <text:p><text:s/>white-Vanilla-Cake.md</text:p>
          </table:table-cell>
          <table:table-cell office:value-type="string" calcext:value-type="string">
            <text:p><text:s/>white-Vanilla-Cake</text:p>
          </table:table-cell>
          <table:table-cell office:value-type="string" calcext:value-type="string">
            <text:p>Celebration Cakes</text:p>
          </table:table-cell>
          <table:table-cell office:value-type="string" calcext:value-type="string">
            <text:p><text:s/>"Vanilla","Round","Half Kg","One Tier"</text:p>
          </table:table-cell>
          <table:table-cell office:value-type="string" calcext:value-type="string">
            <text:p>img/portfolio/white-Vanilla-Cake.jp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22:53:42.943869304</meta:creation-date>
    <dc:date>2022-08-10T23:08:54.849938013</dc:date>
    <meta:editing-duration>PT4M41S</meta:editing-duration>
    <meta:editing-cycles>3</meta:editing-cycles>
    <meta:generator>LibreOffice/6.4.7.2$Linux_X86_64 LibreOffice_project/40$Build-2</meta:generator>
    <meta:document-statistic meta:table-count="1" meta:cell-count="3498" meta:object-count="0"/>
  </office:meta>
</office:document-meta>
</file>